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VersionList.xml"/>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Scripts/javascript/"/>
  <manifest:file-entry manifest:media-type="application/binary" manifest:full-path="Scripts/"/>
  <manifest:file-entry manifest:media-type="text/xml" manifest:full-path="Basic/Standard/Worksheet_Change.xml"/>
  <manifest:file-entry manifest:media-type="text/xml" manifest:full-path="Basic/Standard/GetJsonData.xml"/>
  <manifest:file-entry manifest:media-type="text/xml" manifest:full-path="Basic/Standard/KikakuCountCSV.xml"/>
  <manifest:file-entry manifest:media-type="text/xml" manifest:full-path="Basic/Standard/Common.xml"/>
  <manifest:file-entry manifest:media-type="text/xml" manifest:full-path="Basic/Standard/SaveKikakuCSV.xml"/>
  <manifest:file-entry manifest:media-type="text/xml" manifest:full-path="Basic/Standard/RoomCheck.xml"/>
  <manifest:file-entry manifest:media-type="text/xml" manifest:full-path="Basic/Standard/PersonCopy.xml"/>
  <manifest:file-entry manifest:media-type="text/xml" manifest:full-path="Basic/Standard/KikakuSyutuenCSV.xml"/>
  <manifest:file-entry manifest:media-type="text/xml" manifest:full-path="Basic/Standard/script-lb.xml"/>
  <manifest:file-entry manifest:media-type="text/xml" manifest:full-path="Basic/Standard/ParticipantsList.xml"/>
  <manifest:file-entry manifest:media-type="text/xml" manifest:full-path="Basic/Standard/SaveAnnaiCsv.xml"/>
  <manifest:file-entry manifest:media-type="text/xml" manifest:full-path="Basic/Standard/SavePrivacyLess.xml"/>
  <manifest:file-entry manifest:media-type="text/xml" manifest:full-path="Basic/Standard/NamePlateCSV.xml"/>
  <manifest:file-entry manifest:media-type="text/xml" manifest:full-path="Basic/Standard/SyutuenAnnai.xml"/>
  <manifest:file-entry manifest:media-type="text/xml" manifest:full-path="Basic/Standard/GetCsvData.xml"/>
  <manifest:file-entry manifest:media-type="text/xml" manifest:full-path="Basic/Standard/KikakuPlateCSV.xml"/>
  <manifest:file-entry manifest:media-type="text/xml" manifest:full-path="Basic/Standard/PersonCheck.xml"/>
  <manifest:file-entry manifest:media-type="text/xml" manifest:full-path="Basic/script-lc.xml"/>
  <manifest:file-entry manifest:media-type="text/xml" manifest:full-path="settings.xml"/>
  <manifest:file-entry manifest:media-type="" manifest:full-path="Versions/Version1"/>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calcext="urn:org:documentfoundation:names:experimental:calc:xmlns:calcext:1.0" xmlns:formx="urn:openoffice:names:experimental:ooxml-odf-interop:xmlns:form:1.0" xmlns:css3t="http://www.w3.org/TR/css3-text/" office:version="1.2">
  <office:scripts>
    <office:event-listeners>
      <script:event-listener script:language="ooo:script" script:event-name="dom:load" xlink:href="vnd.sun.star.script:Standard.Common.SetConstValue?language=Basic&amp;location=document" xlink:type="simple"/>
      <script:event-listener script:language="ooo:script" script:event-name="office:save" xlink:href="vnd.sun.star.script:Standard.Common.ResetConstantValue?language=Basic&amp;location=document" xlink:type="simple"/>
      <script:event-listener script:language="ooo:script" script:event-name="office:save-as" xlink:href="vnd.sun.star.script:Standard.Common.ResetConstantValue?language=Basic&amp;location=document" xlink:type="simple"/>
    </office:event-listeners>
  </office:scripts>
  <office:font-face-decls>
    <style:font-face style:name="ＭＳ Ｐゴシック1" svg:font-family="'ＭＳ Ｐゴシック'" style:font-family-generic="modern"/>
    <style:font-face style:name="ＭＳ Ｐゴシック" svg:font-family="'ＭＳ Ｐゴシック'" style:font-family-generic="swiss"/>
    <style:font-face style:name="ＭＳ Ｐゴシック2" svg:font-family="'ＭＳ Ｐゴシック'" style:font-family-generic="modern" style:font-pitch="variable"/>
    <style:font-face style:name="Arial" svg:font-family="Arial" style:font-family-generic="swiss" style:font-pitch="variable"/>
    <style:font-face style:name="ＭＳ Ｐゴシック3" svg:font-family="'ＭＳ Ｐゴシック'"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4" svg:font-family="'ＭＳ Ｐゴシック'" style:font-family-generic="system" style:font-pitch="variable"/>
  </office:font-face-decls>
  <office:automatic-styles>
    <style:style style:name="co55" style:family="table-column">
      <style:table-column-properties fo:break-before="auto" style:column-width="1.372cm"/>
    </style:style>
    <style:style style:name="co56" style:family="table-column">
      <style:table-column-properties fo:break-before="auto" style:column-width="2.219cm"/>
    </style:style>
    <style:style style:name="co57" style:family="table-column">
      <style:table-column-properties fo:break-before="auto" style:column-width="8.012cm"/>
    </style:style>
    <style:style style:name="co58" style:family="table-column">
      <style:table-column-properties fo:break-before="auto" style:column-width="3.401cm"/>
    </style:style>
    <style:style style:name="co59" style:family="table-column">
      <style:table-column-properties fo:break-before="auto" style:column-width="3.939cm"/>
    </style:style>
    <style:style style:name="co60" style:family="table-column">
      <style:table-column-properties fo:break-before="auto" style:column-width="1.526cm"/>
    </style:style>
    <style:style style:name="co61" style:family="table-column">
      <style:table-column-properties fo:break-before="auto" style:column-width="1.386cm"/>
    </style:style>
    <style:style style:name="co62" style:family="table-column">
      <style:table-column-properties fo:break-before="auto" style:column-width="2.164cm"/>
    </style:style>
    <style:style style:name="co63" style:family="table-column">
      <style:table-column-properties fo:break-before="auto" style:column-width="1.498cm"/>
    </style:style>
    <style:style style:name="co64" style:family="table-column">
      <style:table-column-properties fo:break-before="auto" style:column-width="2.108cm"/>
    </style:style>
    <style:style style:name="co65" style:family="table-column">
      <style:table-column-properties fo:break-before="auto" style:column-width="1.519cm"/>
    </style:style>
    <style:style style:name="co66" style:family="table-column">
      <style:table-column-properties fo:break-before="auto" style:column-width="2.08cm"/>
    </style:style>
    <style:style style:name="co67" style:family="table-column">
      <style:table-column-properties fo:break-before="auto" style:column-width="1.997cm"/>
    </style:style>
    <style:style style:name="co68" style:family="table-column">
      <style:table-column-properties fo:break-before="auto" style:column-width="4.41cm"/>
    </style:style>
    <style:style style:name="co54" style:family="table-column">
      <style:table-column-properties fo:break-before="auto" style:column-width="1.746cm"/>
    </style:style>
    <style:style style:name="co36" style:family="table-column">
      <style:table-column-properties fo:break-before="auto" style:column-width="2.267cm"/>
    </style:style>
    <style:style style:name="co111" style:family="table-column">
      <style:table-column-properties fo:break-before="auto" style:column-width="0.499cm"/>
    </style:style>
    <style:style style:name="co113" style:family="table-column">
      <style:table-column-properties fo:break-before="auto" style:column-width="4.526cm"/>
    </style:style>
    <style:style style:name="co114" style:family="table-column">
      <style:table-column-properties fo:break-before="auto" style:column-width="0.788cm"/>
    </style:style>
    <style:style style:name="co115" style:family="table-column">
      <style:table-column-properties fo:break-before="auto" style:column-width="0.554cm"/>
    </style:style>
    <style:style style:name="co116" style:family="table-column">
      <style:table-column-properties fo:break-before="auto" style:column-width="3.385cm"/>
    </style:style>
    <style:style style:name="co117" style:family="table-column">
      <style:table-column-properties fo:break-before="auto" style:column-width="2.441cm"/>
    </style:style>
    <style:style style:name="co10" style:family="table-column">
      <style:table-column-properties fo:break-before="auto" style:column-width="1.914cm"/>
    </style:style>
    <style:style style:name="co118" style:family="table-column">
      <style:table-column-properties fo:break-before="auto" style:column-width="3.357cm"/>
    </style:style>
    <style:style style:name="co75" style:family="table-column">
      <style:table-column-properties fo:break-before="auto" style:column-width="2cm"/>
    </style:style>
    <style:style style:name="co119" style:family="table-column">
      <style:table-column-properties fo:break-before="auto" style:column-width="0.388cm"/>
    </style:style>
    <style:style style:name="co120" style:family="table-column">
      <style:table-column-properties fo:break-before="auto" style:column-width="3.829cm"/>
    </style:style>
    <style:style style:name="co121" style:family="table-column">
      <style:table-column-properties fo:break-before="auto" style:column-width="3.163cm"/>
    </style:style>
    <style:style style:name="co122" style:family="table-column">
      <style:table-column-properties fo:break-before="auto" style:column-width="3.052cm"/>
    </style:style>
    <style:style style:name="co30" style:family="table-column">
      <style:table-column-properties fo:break-before="auto" style:column-width="1.15cm"/>
    </style:style>
    <style:style style:name="co31" style:family="table-column">
      <style:table-column-properties fo:break-before="auto" style:column-width="6.798cm"/>
    </style:style>
    <style:style style:name="co32" style:family="table-column">
      <style:table-column-properties fo:break-before="auto" style:column-width="3.845cm"/>
    </style:style>
    <style:style style:name="co33" style:family="table-column">
      <style:table-column-properties fo:break-before="auto" style:column-width="3.687cm"/>
    </style:style>
    <style:style style:name="co34" style:family="table-column">
      <style:table-column-properties fo:break-before="auto" style:column-width="3.41cm"/>
    </style:style>
    <style:style style:name="co35" style:family="table-column">
      <style:table-column-properties fo:break-before="auto" style:column-width="2.401cm"/>
    </style:style>
    <style:style style:name="co37" style:family="table-column">
      <style:table-column-properties fo:break-before="auto" style:column-width="3.928cm"/>
    </style:style>
    <style:style style:name="co38" style:family="table-column">
      <style:table-column-properties fo:break-before="auto" style:column-width="2.025cm"/>
    </style:style>
    <style:style style:name="co39" style:family="table-column">
      <style:table-column-properties fo:break-before="auto" style:column-width="2.418cm"/>
    </style:style>
    <style:style style:name="co40" style:family="table-column">
      <style:table-column-properties fo:break-before="auto" style:column-width="2.021cm"/>
    </style:style>
    <style:style style:name="co41" style:family="table-column">
      <style:table-column-properties fo:break-before="auto" style:column-width="3.251cm"/>
    </style:style>
    <style:style style:name="co42" style:family="table-column">
      <style:table-column-properties fo:break-before="auto" style:column-width="3.362cm"/>
    </style:style>
    <style:style style:name="co43" style:family="table-column">
      <style:table-column-properties fo:break-before="auto" style:column-width="2.775cm"/>
    </style:style>
    <style:style style:name="co44" style:family="table-column">
      <style:table-column-properties fo:break-before="auto" style:column-width="2.663cm"/>
    </style:style>
    <style:style style:name="co45" style:family="table-column">
      <style:table-column-properties fo:break-before="auto" style:column-width="2.933cm"/>
    </style:style>
    <style:style style:name="co46" style:family="table-column">
      <style:table-column-properties fo:break-before="auto" style:column-width="3.568cm"/>
    </style:style>
    <style:style style:name="co47" style:family="table-column">
      <style:table-column-properties fo:break-before="auto" style:column-width="4.401cm"/>
    </style:style>
    <style:style style:name="co48" style:family="table-column">
      <style:table-column-properties fo:break-before="auto" style:column-width="2.695cm"/>
    </style:style>
    <style:style style:name="co49" style:family="table-column">
      <style:table-column-properties fo:break-before="auto" style:column-width="3.528cm"/>
    </style:style>
    <style:style style:name="co50" style:family="table-column">
      <style:table-column-properties fo:break-before="auto" style:column-width="2.815cm"/>
    </style:style>
    <style:style style:name="co51" style:family="table-column">
      <style:table-column-properties fo:break-before="auto" style:column-width="2.912cm"/>
    </style:style>
    <style:style style:name="co52" style:family="table-column">
      <style:table-column-properties fo:break-before="auto" style:column-width="3.967cm"/>
    </style:style>
    <style:style style:name="co53" style:family="table-column">
      <style:table-column-properties fo:break-before="auto" style:column-width="3.055cm"/>
    </style:style>
    <style:style style:name="co69" style:family="table-column">
      <style:table-column-properties fo:break-before="auto" style:column-width="2.462cm"/>
    </style:style>
    <style:style style:name="co70" style:family="table-column">
      <style:table-column-properties fo:break-before="auto" style:column-width="3.461cm"/>
    </style:style>
    <style:style style:name="co71" style:family="table-column">
      <style:table-column-properties fo:break-before="auto" style:column-width="6.77cm"/>
    </style:style>
    <style:style style:name="co72" style:family="table-column">
      <style:table-column-properties fo:break-before="auto" style:column-width="4.44cm"/>
    </style:style>
    <style:style style:name="co73" style:family="table-column">
      <style:table-column-properties fo:break-before="auto" style:column-width="3.212cm"/>
    </style:style>
    <style:style style:name="co74" style:family="table-column">
      <style:table-column-properties fo:break-before="auto" style:column-width="0.31cm"/>
    </style:style>
    <style:style style:name="co76" style:family="table-column">
      <style:table-column-properties fo:break-before="auto" style:column-width="1.859cm"/>
    </style:style>
    <style:style style:name="co77" style:family="table-column">
      <style:table-column-properties fo:break-before="auto" style:column-width="7.001cm"/>
    </style:style>
    <style:style style:name="co78" style:family="table-column">
      <style:table-column-properties fo:break-before="auto" style:column-width="7.029cm"/>
    </style:style>
    <style:style style:name="co79" style:family="table-column">
      <style:table-column-properties fo:break-before="auto" style:column-width="7.059cm"/>
    </style:style>
    <style:style style:name="co80" style:family="table-column">
      <style:table-column-properties fo:break-before="auto" style:column-width="1.466cm"/>
    </style:style>
    <style:style style:name="co81" style:family="table-column">
      <style:table-column-properties fo:break-before="auto" style:column-width="2.247cm"/>
    </style:style>
    <style:style style:name="co82" style:family="table-column">
      <style:table-column-properties fo:break-before="auto" style:column-width="8.077cm"/>
    </style:style>
    <style:style style:name="co83" style:family="table-column">
      <style:table-column-properties fo:break-before="auto" style:column-width="3.799cm"/>
    </style:style>
    <style:style style:name="co84" style:family="table-column">
      <style:table-column-properties fo:break-before="auto" style:column-width="3.801cm"/>
    </style:style>
    <style:style style:name="co85" style:family="table-column">
      <style:table-column-properties fo:break-before="auto" style:column-width="3.085cm"/>
    </style:style>
    <style:style style:name="co86" style:family="table-column">
      <style:table-column-properties fo:break-before="auto" style:column-width="2.838cm"/>
    </style:style>
    <style:style style:name="co87" style:family="table-column">
      <style:table-column-properties fo:break-before="auto" style:column-width="2.619cm"/>
    </style:style>
    <style:style style:name="co88" style:family="table-column">
      <style:table-column-properties fo:break-before="auto" style:column-width="2.482cm"/>
    </style:style>
    <style:style style:name="co89" style:family="table-column">
      <style:table-column-properties fo:break-before="auto" style:column-width="1.965cm"/>
    </style:style>
    <style:style style:name="co90" style:family="table-column">
      <style:table-column-properties fo:break-before="auto" style:column-width="4.56cm"/>
    </style:style>
    <style:style style:name="co91" style:family="table-column">
      <style:table-column-properties fo:break-before="auto" style:column-width="6.332cm"/>
    </style:style>
    <style:style style:name="co92" style:family="table-column">
      <style:table-column-properties fo:break-before="auto" style:column-width="2.84cm"/>
    </style:style>
    <style:style style:name="co93" style:family="table-column">
      <style:table-column-properties fo:break-before="auto" style:column-width="3.524cm"/>
    </style:style>
    <style:style style:name="co94" style:family="table-column">
      <style:table-column-properties fo:break-before="auto" style:column-width="2.088cm"/>
    </style:style>
    <style:style style:name="co95" style:family="table-column">
      <style:table-column-properties fo:break-before="auto" style:column-width="2.935cm"/>
    </style:style>
    <style:style style:name="co96" style:family="table-column">
      <style:table-column-properties fo:break-before="auto" style:column-width="3.395cm"/>
    </style:style>
    <style:style style:name="co97" style:family="table-column">
      <style:table-column-properties fo:break-before="auto" style:column-width="3.491cm"/>
    </style:style>
    <style:style style:name="co98" style:family="table-column">
      <style:table-column-properties fo:break-before="auto" style:column-width="4.355cm"/>
    </style:style>
    <style:style style:name="co99" style:family="table-column">
      <style:table-column-properties fo:break-before="auto" style:column-width="4.189cm"/>
    </style:style>
    <style:style style:name="co100" style:family="table-column">
      <style:table-column-properties fo:break-before="auto" style:column-width="2.425cm"/>
    </style:style>
    <style:style style:name="co101" style:family="table-column">
      <style:table-column-properties fo:break-before="auto" style:column-width="0.942cm"/>
    </style:style>
    <style:style style:name="co102" style:family="table-column">
      <style:table-column-properties fo:break-before="auto" style:column-width="1.275cm"/>
    </style:style>
    <style:style style:name="co103" style:family="table-column">
      <style:table-column-properties fo:break-before="auto" style:column-width="3.522cm"/>
    </style:style>
    <style:style style:name="co104" style:family="table-column">
      <style:table-column-properties fo:break-before="auto" style:column-width="3.669cm"/>
    </style:style>
    <style:style style:name="co105" style:family="table-column">
      <style:table-column-properties fo:break-before="auto" style:column-width="2.053cm"/>
    </style:style>
    <style:style style:name="co106" style:family="table-column">
      <style:table-column-properties fo:break-before="auto" style:column-width="4.584cm"/>
    </style:style>
    <style:style style:name="co107" style:family="table-column">
      <style:table-column-properties fo:break-before="auto" style:column-width="3.371cm"/>
    </style:style>
    <style:style style:name="co108" style:family="table-column">
      <style:table-column-properties fo:break-before="auto" style:column-width="1.819cm"/>
    </style:style>
    <style:style style:name="co109" style:family="table-column">
      <style:table-column-properties fo:break-before="auto" style:column-width="4.729cm"/>
    </style:style>
    <style:style style:name="co110" style:family="table-column">
      <style:table-column-properties fo:break-before="auto" style:column-width="2.328cm"/>
    </style:style>
    <style:style style:name="co112" style:family="table-column">
      <style:table-column-properties fo:break-before="auto" style:column-width="3.602cm"/>
    </style:style>
    <style:style style:name="co123" style:family="table-column">
      <style:table-column-properties fo:break-before="auto" style:column-width="4.546cm"/>
    </style:style>
    <style:style style:name="co124" style:family="table-column">
      <style:table-column-properties fo:break-before="auto" style:column-width="4.411cm"/>
    </style:style>
    <style:style style:name="co125" style:family="table-column">
      <style:table-column-properties fo:break-before="auto" style:column-width="1.247cm"/>
    </style:style>
    <style:style style:name="co126" style:family="table-column">
      <style:table-column-properties fo:break-before="auto" style:column-width="1.164cm"/>
    </style:style>
    <style:style style:name="co127" style:family="table-column">
      <style:table-column-properties fo:break-before="auto" style:column-width="1.886cm"/>
    </style:style>
    <style:style style:name="co128" style:family="table-column">
      <style:table-column-properties fo:break-before="auto" style:column-width="4.634cm"/>
    </style:style>
    <style:style style:name="co129" style:family="table-column">
      <style:table-column-properties fo:break-before="auto" style:column-width="1.415cm"/>
    </style:style>
    <style:style style:name="co130" style:family="table-column">
      <style:table-column-properties fo:break-before="auto" style:column-width="2.2cm"/>
    </style:style>
    <style:style style:name="co131" style:family="table-column">
      <style:table-column-properties fo:break-before="auto" style:column-width="1.91cm"/>
    </style:style>
    <style:style style:name="co132" style:family="table-column">
      <style:table-column-properties fo:break-before="auto" style:column-width="3.48cm"/>
    </style:style>
    <style:style style:name="co133" style:family="table-column">
      <style:table-column-properties fo:break-before="auto" style:column-width="3.558cm"/>
    </style:style>
    <style:style style:name="co134" style:family="table-column">
      <style:table-column-properties fo:break-before="auto" style:column-width="3cm"/>
    </style:style>
    <style:style style:name="co135" style:family="table-column">
      <style:table-column-properties fo:break-before="auto" style:column-width="1.053cm"/>
    </style:style>
    <style:style style:name="co136" style:family="table-column">
      <style:table-column-properties fo:break-before="auto" style:column-width="3.833cm"/>
    </style:style>
    <style:style style:name="co137" style:family="table-column">
      <style:table-column-properties fo:break-before="auto" style:column-width="13.402cm"/>
    </style:style>
    <style:style style:name="co138" style:family="table-column">
      <style:table-column-properties fo:break-before="auto" style:column-width="0.804cm"/>
    </style:style>
    <style:style style:name="co139" style:family="table-column">
      <style:table-column-properties fo:break-before="auto" style:column-width="0.998cm"/>
    </style:style>
    <style:style style:name="co140" style:family="table-column">
      <style:table-column-properties fo:break-before="auto" style:column-width="4.606cm"/>
    </style:style>
    <style:style style:name="co141" style:family="table-column">
      <style:table-column-properties fo:break-before="auto" style:column-width="6.426cm"/>
    </style:style>
    <style:style style:name="co142" style:family="table-column">
      <style:table-column-properties fo:break-before="auto" style:column-width="6.299cm"/>
    </style:style>
    <style:style style:name="co143" style:family="table-column">
      <style:table-column-properties fo:break-before="auto" style:column-width="0.637cm"/>
    </style:style>
    <style:style style:name="co144" style:family="table-column">
      <style:table-column-properties fo:break-before="auto" style:column-width="3.637cm"/>
    </style:style>
    <style:style style:name="co145" style:family="table-column">
      <style:table-column-properties fo:break-before="auto" style:column-width="7.461cm"/>
    </style:style>
    <style:style style:name="co146" style:family="table-column">
      <style:table-column-properties fo:break-before="auto" style:column-width="0.721cm"/>
    </style:style>
    <style:style style:name="co147" style:family="table-column">
      <style:table-column-properties fo:break-before="auto" style:column-width="4.383cm"/>
    </style:style>
    <style:style style:name="co148" style:family="table-column">
      <style:table-column-properties fo:break-before="auto" style:column-width="4.161cm"/>
    </style:style>
    <style:style style:name="co149" style:family="table-column">
      <style:table-column-properties fo:break-before="auto" style:column-width="17.425cm"/>
    </style:style>
    <style:style style:name="ro7" style:family="table-row">
      <style:table-row-properties style:row-height="1cm" fo:break-before="auto" style:use-optimal-row-height="false"/>
    </style:style>
    <style:style style:name="ro9" style:family="table-row">
      <style:table-row-properties style:row-height="0.801cm" fo:break-before="auto" style:use-optimal-row-height="false"/>
    </style:style>
    <style:style style:name="ro6" style:family="table-row">
      <style:table-row-properties style:row-height="0.453cm" fo:break-before="auto" style:use-optimal-row-height="false"/>
    </style:style>
    <style:style style:name="ro4" style:family="table-row">
      <style:table-row-properties style:row-height="0.496cm" fo:break-before="auto" style:use-optimal-row-height="true"/>
    </style:style>
    <style:style style:name="ro16" style:family="table-row">
      <style:table-row-properties style:row-height="6.738cm" fo:break-before="auto" style:use-optimal-row-height="true"/>
    </style:style>
    <style:style style:name="ro10" style:family="table-row">
      <style:table-row-properties style:row-height="0.453cm" fo:break-before="auto" style:use-optimal-row-height="true"/>
    </style:style>
    <style:style style:name="ro20" style:family="table-row">
      <style:table-row-properties style:row-height="0.473cm" fo:break-before="auto" style:use-optimal-row-height="true"/>
    </style:style>
    <style:style style:name="ro12" style:family="table-row">
      <style:table-row-properties style:row-height="0.975cm" fo:break-before="auto" style:use-optimal-row-height="false"/>
    </style:style>
    <style:style style:name="ro13" style:family="table-row">
      <style:table-row-properties style:row-height="0.921cm" fo:break-before="auto" style:use-optimal-row-height="false"/>
    </style:style>
    <style:style style:name="ro14" style:family="table-row">
      <style:table-row-properties style:row-height="0.45cm" fo:break-before="auto" style:use-optimal-row-height="false"/>
    </style:style>
    <style:style style:name="ro15" style:family="table-row">
      <style:table-row-properties style:row-height="0.552cm" fo:break-before="auto" style:use-optimal-row-height="false"/>
    </style:style>
    <style:style style:name="ro17" style:family="table-row">
      <style:table-row-properties style:row-height="0.526cm" fo:break-before="auto" style:use-optimal-row-height="false"/>
    </style:style>
    <style:style style:name="ro18" style:family="table-row">
      <style:table-row-properties style:row-height="0.289cm" fo:break-before="auto" style:use-optimal-row-height="false"/>
    </style:style>
    <style:style style:name="ro19" style:family="table-row">
      <style:table-row-properties style:row-height="0.623cm" fo:break-before="auto" style:use-optimal-row-height="true"/>
    </style:style>
    <style:style style:name="ro21" style:family="table-row">
      <style:table-row-properties style:row-height="0.631cm" fo:break-before="auto" style:use-optimal-row-height="false"/>
    </style:style>
    <style:style style:name="ro22" style:family="table-row">
      <style:table-row-properties style:row-height="0.64cm" fo:break-before="auto" style:use-optimal-row-height="false"/>
    </style:style>
    <style:style style:name="ro23" style:family="table-row">
      <style:table-row-properties style:row-height="0.291cm" fo:break-before="auto" style:use-optimal-row-height="false"/>
    </style:style>
    <style:style style:name="ro24" style:family="table-row">
      <style:table-row-properties style:row-height="0.841cm" fo:break-before="auto" style:use-optimal-row-height="true"/>
    </style:style>
    <style:style style:name="ta4" style:family="table" style:master-page-name="PageStyle_5f_機材シート">
      <style:table-properties table:display="true" style:writing-mode="lr-tb"/>
    </style:style>
    <style:style style:name="ta7" style:family="table" style:master-page-name="Default">
      <style:table-properties table:display="true" style:writing-mode="lr-tb"/>
    </style:style>
    <style:style style:name="ta3" style:family="table" style:master-page-name="PageStyle_5f_企画シート">
      <style:table-properties table:display="true" style:writing-mode="lr-tb"/>
    </style:style>
    <style:style style:name="ta5" style:family="table" style:master-page-name="PageStyle_5f_出演者シート">
      <style:table-properties table:display="true" style:writing-mode="lr-tb"/>
    </style:style>
    <style:style style:name="ta6" style:family="table" style:master-page-name="PageStyle_5f_ゲストシート">
      <style:table-properties table:display="true" style:writing-mode="lr-tb"/>
    </style:style>
    <style:style style:name="ta8" style:family="table" style:master-page-name="PageStyle_5f_担当者シート">
      <style:table-properties table:display="true" style:writing-mode="lr-tb"/>
    </style:style>
    <style:style style:name="ta9" style:family="table" style:master-page-name="PageStyle_5f_場所コード">
      <style:table-properties table:display="true" style:writing-mode="lr-tb"/>
    </style:style>
    <style:style style:name="ta10" style:family="table" style:master-page-name="PageStyle_5f_シートの説明">
      <style:table-properties table:display="true" style:writing-mode="lr-tb"/>
    </style:style>
    <style:style style:name="ta11" style:family="table" style:master-page-name="PageStyle_5f_マクロの説明">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style:style style:name="ce106" style:family="table-cell" style:parent-style-name="Default" style:data-style-name="N124">
      <style:table-cell-properties style:text-align-source="fix" style:repeat-content="false" style:vertical-align="middle"/>
      <style:paragraph-properties fo:text-align="center" fo:margin-left="0cm"/>
      <style:text-properties style:use-window-font-color="true" style:font-name="ＭＳ Ｐゴシック2" fo:font-size="9pt" style:font-name-asian="ＭＳ Ｐゴシック2" style:font-size-asian="9pt" style:font-size-complex="9pt"/>
    </style:style>
    <style:style style:name="ce107" style:family="table-cell" style:parent-style-name="Default" style:data-style-name="N124">
      <style:table-cell-properties style:glyph-orientation-vertical="0" style:text-align-source="fix" style:repeat-content="false" fo:background-color="transparent" fo:wrap-option="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ＭＳ Ｐゴシック2" fo:font-size="9pt" fo:font-style="normal" fo:text-shadow="none" style:text-underline-style="none" fo:font-weight="normal" style:font-name-asian="ＭＳ Ｐゴシック2" style:font-size-asian="9pt" style:font-style-asian="normal" style:font-weight-asian="normal" style:font-size-complex="9pt" style:font-style-complex="normal" style:font-weight-complex="normal"/>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08" style:family="table-cell" style:parent-style-name="Default" style:data-style-name="N124">
      <style:table-cell-properties style:text-align-source="fix" style:repeat-content="false" fo:background-color="transparent" fo:wrap-option="wrap" style:vertical-align="middle"/>
      <style:paragraph-properties fo:text-align="end" fo:margin-left="0cm"/>
      <style:text-properties style:use-window-font-color="true" style:font-name="ＭＳ Ｐゴシック2" fo:font-size="9pt" style:font-name-asian="ＭＳ Ｐゴシック2" style:font-size-asian="9pt" style:font-size-complex="9pt"/>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09" style:family="table-cell" style:parent-style-name="Default" style:data-style-name="N124">
      <style:table-cell-properties style:vertical-align="middle"/>
      <style:text-properties style:use-window-font-color="true" style:font-name="ＭＳ Ｐゴシック2" fo:font-size="9pt" style:font-name-asian="ＭＳ Ｐゴシック2" style:font-size-asian="9pt" style:font-size-complex="9pt"/>
    </style:style>
    <style:style style:name="ce110" style:family="table-cell" style:parent-style-name="Default">
      <style:table-cell-properties style:text-align-source="fix" style:repeat-content="false" fo:background-color="transparent" fo:wrap-option="wrap" style:shrink-to-fit="true" style:vertical-align="middle"/>
      <style:paragraph-properties fo:text-align="center" fo:margin-left="0cm"/>
      <style:text-properties style:use-window-font-color="true" style:text-outline="false" style:text-line-through-style="none" style:font-name="ＭＳ Ｐゴシック2" fo:font-size="9pt" fo:font-style="normal" fo:text-shadow="none" style:text-underline-style="none" fo:font-weight="normal" style:font-name-asian="ＭＳ Ｐゴシック2" style:font-size-asian="9pt" style:font-style-asian="normal" style:font-weight-asian="normal" style:font-size-complex="9pt" style:font-style-complex="normal" style:font-weight-complex="normal"/>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11" style:family="table-cell" style:parent-style-name="Default">
      <style:table-cell-properties fo:background-color="transparent" fo:wrap-option="wrap" style:vertical-align="middle"/>
      <style:text-properties style:use-window-font-color="true" style:text-outline="false" style:text-line-through-style="none" style:font-name="ＭＳ Ｐゴシック2" fo:font-size="9pt" fo:font-style="normal" fo:text-shadow="none" style:text-underline-style="none" fo:font-weight="normal" style:font-name-asian="ＭＳ Ｐゴシック2" style:font-size-asian="9pt" style:font-style-asian="normal" style:font-weight-asian="normal" style:font-size-complex="9pt" style:font-style-complex="normal" style:font-weight-complex="normal"/>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12" style:family="table-cell" style:parent-style-name="Default">
      <style:table-cell-properties fo:background-color="transparent" fo:wrap-option="wrap" style:vertical-align="middle"/>
      <style:text-properties style:use-window-font-color="true" style:font-name="ＭＳ Ｐゴシック2" fo:font-size="9pt" style:font-name-asian="ＭＳ Ｐゴシック2" style:font-size-asian="9pt" style:font-size-complex="9pt"/>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13" style:family="table-cell" style:parent-style-name="Default">
      <style:table-cell-properties style:vertical-align="middle"/>
      <style:text-properties style:use-window-font-color="true" style:font-name="ＭＳ Ｐゴシック2" fo:font-size="9pt" style:font-name-asian="ＭＳ Ｐゴシック2" style:font-size-asian="9pt" style:font-size-complex="9pt"/>
    </style:style>
    <style:style style:name="ce114" style:family="table-cell" style:parent-style-name="Default">
      <style:table-cell-properties style:text-align-source="fix" style:repeat-content="false" fo:background-color="transparent" fo:wrap-option="no-wrap" style:shrink-to-fit="true" style:vertical-align="middle"/>
      <style:paragraph-properties fo:text-align="center" fo:margin-left="0cm"/>
      <style:text-properties style:use-window-font-color="true" style:text-outline="false" style:text-line-through-style="none" style:font-name="ＭＳ Ｐゴシック2" fo:font-size="9pt" fo:font-style="normal" fo:text-shadow="none" style:text-underline-style="none" fo:font-weight="normal" style:font-name-asian="ＭＳ Ｐゴシック2" style:font-size-asian="9pt" style:font-style-asian="normal" style:font-weight-asian="normal" style:font-size-complex="9pt" style:font-style-complex="normal" style:font-weight-complex="normal"/>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15" style:family="table-cell" style:parent-style-name="Default" style:data-style-name="N100">
      <style:table-cell-properties style:glyph-orientation-vertical="0" style:text-align-source="fix" style:repeat-content="false" fo:background-color="transparent" fo:wrap-option="no-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2" fo:font-size="9pt" fo:font-style="normal" fo:text-shadow="none" style:text-underline-style="none" fo:font-weight="normal" style:font-name-asian="ＭＳ Ｐゴシック2" style:font-size-asian="9pt" style:font-style-asian="normal" style:font-weight-asian="normal" style:font-size-complex="9pt" style:font-style-complex="normal" style:font-weight-complex="normal"/>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16" style:family="table-cell" style:parent-style-name="Default" style:data-style-name="N100">
      <style:table-cell-properties style:glyph-orientation-vertical="0" style:text-align-source="fix" style:repeat-content="false" fo:background-color="transparent" fo:wrap-option="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Ｐゴシック2" fo:font-size="9pt" fo:font-style="normal" fo:text-shadow="none" style:text-underline-style="none" fo:font-weight="normal" style:font-name-asian="ＭＳ Ｐゴシック2" style:font-size-asian="9pt" style:font-style-asian="normal" style:font-weight-asian="normal" style:font-size-complex="9pt" style:font-style-complex="normal" style:font-weight-complex="normal"/>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17" style:family="table-cell" style:parent-style-name="Default">
      <style:table-cell-properties style:text-align-source="fix" style:repeat-content="false" fo:background-color="transparent" fo:wrap-option="wrap" style:vertical-align="middle"/>
      <style:paragraph-properties fo:text-align="start" fo:margin-left="0cm"/>
      <style:text-properties style:use-window-font-color="true" style:font-name="ＭＳ Ｐゴシック2" fo:font-size="9pt" style:font-name-asian="ＭＳ Ｐゴシック2" style:font-size-asian="9pt" style:font-size-complex="9pt"/>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18" style:family="table-cell" style:parent-style-name="Default">
      <style:table-cell-properties style:text-align-source="fix" style:repeat-content="false" style:vertical-align="middle"/>
      <style:paragraph-properties fo:text-align="start" fo:margin-left="0cm"/>
      <style:text-properties style:use-window-font-color="true" style:font-name="ＭＳ Ｐゴシック2" fo:font-size="9pt" style:font-name-asian="ＭＳ Ｐゴシック2" style:font-size-asian="9pt" style:font-size-complex="9pt"/>
    </style:style>
    <style:style style:name="ce119" style:family="table-cell" style:parent-style-name="Default" style:data-style-name="N162">
      <style:table-cell-properties style:text-align-source="fix" style:repeat-content="false" fo:background-color="transparent" fo:wrap-option="wrap" style:shrink-to-fit="true" style:vertical-align="middle"/>
      <style:paragraph-properties fo:text-align="center" fo:margin-left="0cm"/>
      <style:text-properties style:use-window-font-color="true" style:text-outline="false" style:text-line-through-style="none" style:font-name="ＭＳ Ｐゴシック2" fo:font-size="9pt" fo:font-style="normal" fo:text-shadow="none" style:text-underline-style="none" fo:font-weight="normal" style:font-name-asian="ＭＳ Ｐゴシック2" style:font-size-asian="9pt" style:font-style-asian="normal" style:font-weight-asian="normal" style:font-size-complex="9pt" style:font-style-complex="normal" style:font-weight-complex="normal"/>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20" style:family="table-cell" style:parent-style-name="Default" style:data-style-name="N162">
      <style:table-cell-properties style:text-align-source="fix" style:repeat-content="false" fo:background-color="transparent" fo:wrap-option="wrap" style:vertical-align="middle"/>
      <style:paragraph-properties fo:text-align="end" fo:margin-left="0cm"/>
      <style:text-properties style:use-window-font-color="true" style:text-outline="false" style:text-line-through-style="none" style:font-name="ＭＳ Ｐゴシック2" fo:font-size="9pt" fo:font-style="normal" fo:text-shadow="none" style:text-underline-style="none" fo:font-weight="normal" style:font-name-asian="ＭＳ Ｐゴシック2" style:font-size-asian="9pt" style:font-style-asian="normal" style:font-weight-asian="normal" style:font-size-complex="9pt" style:font-style-complex="normal" style:font-weight-complex="normal"/>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21" style:family="table-cell" style:parent-style-name="Default" style:data-style-name="N162">
      <style:table-cell-properties style:text-align-source="fix" style:repeat-content="false" fo:background-color="transparent" fo:wrap-option="wrap" style:vertical-align="middle"/>
      <style:paragraph-properties fo:text-align="end" fo:margin-left="0cm"/>
      <style:text-properties style:use-window-font-color="true" style:font-name="ＭＳ Ｐゴシック2" fo:font-size="9pt" style:font-name-asian="ＭＳ Ｐゴシック2" style:font-size-asian="9pt" style:font-size-complex="9pt"/>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22" style:family="table-cell" style:parent-style-name="Default" style:data-style-name="N162">
      <style:table-cell-properties style:vertical-align="middle"/>
      <style:text-properties style:use-window-font-color="true" style:font-name="ＭＳ Ｐゴシック2" fo:font-size="9pt" style:font-name-asian="ＭＳ Ｐゴシック2" style:font-size-asian="9pt" style:font-size-complex="9pt"/>
    </style:style>
    <style:style style:name="ce123" style:family="table-cell" style:parent-style-name="Default">
      <style:table-cell-properties style:text-align-source="fix" style:repeat-content="false" fo:background-color="transparent" fo:wrap-option="wrap" style:vertical-align="middle"/>
      <style:paragraph-properties fo:text-align="justify" fo:margin-left="0cm"/>
      <style:text-properties style:use-window-font-color="true" style:text-outline="false" style:text-line-through-style="none" style:font-name="ＭＳ Ｐゴシック2" fo:font-size="9pt" fo:font-style="normal" fo:text-shadow="none" style:text-underline-style="none" fo:font-weight="normal" style:font-name-asian="ＭＳ Ｐゴシック2" style:font-size-asian="9pt" style:font-style-asian="normal" style:font-weight-asian="normal" style:font-size-complex="9pt" style:font-style-complex="normal" style:font-weight-complex="normal"/>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24" style:family="table-cell" style:parent-style-name="Default">
      <style:table-cell-properties style:text-align-source="fix" style:repeat-content="false" fo:background-color="transparent" fo:wrap-option="wrap" style:vertical-align="middle"/>
      <style:paragraph-properties fo:text-align="justify" fo:margin-left="0cm"/>
      <style:text-properties style:use-window-font-color="true" style:font-name="ＭＳ Ｐゴシック2" fo:font-size="9pt" style:font-name-asian="ＭＳ Ｐゴシック2" style:font-size-asian="9pt" style:font-size-complex="9pt"/>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25" style:family="table-cell" style:parent-style-name="Default">
      <style:table-cell-properties style:glyph-orientation-vertical="0" style:text-align-source="fix" style:repeat-content="false" fo:background-color="transparent" fo:wrap-option="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2" fo:font-size="9pt" fo:font-style="normal" fo:text-shadow="none" style:text-underline-style="none" fo:font-weight="normal" style:font-name-asian="ＭＳ Ｐゴシック2" style:font-size-asian="9pt" style:font-style-asian="normal" style:font-weight-asian="normal" style:font-size-complex="9pt" style:font-style-complex="normal" style:font-weight-complex="normal"/>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26" style:family="table-cell" style:parent-style-name="Default">
      <style:table-cell-properties fo:background-color="transparent" fo:wrap-option="no-wrap" style:shrink-to-fit="true" style:vertical-align="middle"/>
      <style:text-properties style:use-window-font-color="true" style:text-outline="false" style:text-line-through-style="none" style:font-name="ＭＳ Ｐゴシック2" fo:font-size="9pt" fo:font-style="normal" fo:text-shadow="none" style:text-underline-style="none" fo:font-weight="normal" style:font-name-asian="ＭＳ Ｐゴシック2" style:font-size-asian="9pt" style:font-style-asian="normal" style:font-weight-asian="normal" style:font-size-complex="9pt" style:font-style-complex="normal" style:font-weight-complex="normal"/>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27" style:family="table-cell" style:parent-style-name="Default">
      <style:table-cell-properties fo:background-color="transparent" fo:wrap-option="no-wrap" style:shrink-to-fit="true" style:vertical-align="middle"/>
      <style:text-properties style:use-window-font-color="true" style:font-name="ＭＳ Ｐゴシック2" fo:font-size="9pt" style:font-name-asian="ＭＳ Ｐゴシック2" style:font-size-asian="9pt" style:font-size-complex="9pt"/>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28" style:family="table-cell" style:parent-style-name="Default">
      <style:table-cell-properties fo:background-color="transparent" fo:wrap-option="wrap" style:vertical-align="middle"/>
      <style:text-properties style:use-window-font-color="true" style:text-outline="false" style:text-line-through-style="none" style:font-name="ＭＳ Ｐゴシック2" fo:font-size="7pt" fo:font-style="normal" fo:text-shadow="none" style:text-underline-style="none" fo:font-weight="normal" style:font-name-asian="ＭＳ Ｐゴシック2" style:font-size-asian="7pt" style:font-style-asian="normal" style:font-weight-asian="normal" style:font-size-complex="7pt" style:font-style-complex="normal" style:font-weight-complex="normal"/>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29" style:family="table-cell" style:parent-style-name="Default">
      <style:table-cell-properties fo:background-color="transparent" fo:wrap-option="wrap" style:vertical-align="middle"/>
      <style:text-properties style:use-window-font-color="true" style:font-name="ＭＳ Ｐゴシック2" fo:font-size="7pt" style:font-name-asian="ＭＳ Ｐゴシック2" style:font-size-asian="7pt" style:font-size-complex="7pt"/>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30" style:family="table-cell" style:parent-style-name="Default">
      <style:table-cell-properties fo:wrap-option="wrap" style:vertical-align="middle"/>
      <style:text-properties style:use-window-font-color="true" style:font-name="ＭＳ Ｐゴシック2" fo:font-size="7pt" style:font-name-asian="ＭＳ Ｐゴシック2" style:font-size-asian="7pt" style:font-size-complex="7pt"/>
    </style:style>
    <style:style style:name="ce131" style:family="table-cell" style:parent-style-name="Default">
      <style:table-cell-properties style:text-align-source="fix" style:repeat-content="false" fo:background-color="transparent" fo:wrap-option="no-wrap" style:shrink-to-fit="true" style:vertical-align="middle"/>
      <style:paragraph-properties fo:text-align="center" fo:margin-left="0cm"/>
      <style:text-properties style:use-window-font-color="true" style:text-outline="false" style:text-line-through-style="none" style:font-name="ＭＳ Ｐゴシック2" fo:font-size="9pt" fo:font-style="normal" fo:text-shadow="none" style:text-underline-style="none" fo:font-weight="normal" style:font-name-asian="ＭＳ Ｐゴシック2" style:font-size-asian="9pt" style:font-style-asian="normal" style:font-weight-asian="normal" style:font-size-complex="9pt" style:font-style-complex="normal" style:font-weight-complex="normal"/>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32" style:family="table-cell" style:parent-style-name="Default">
      <style:table-cell-properties style:text-align-source="fix" style:repeat-content="false" fo:wrap-option="no-wrap" style:shrink-to-fit="true" style:vertical-align="middle"/>
      <style:paragraph-properties fo:text-align="center" fo:margin-left="0cm"/>
      <style:text-properties style:use-window-font-color="true" style:font-name="ＭＳ Ｐゴシック2" fo:font-size="9pt" style:font-name-asian="ＭＳ Ｐゴシック2" style:font-size-asian="9pt" style:font-size-complex="9pt"/>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33" style:family="table-cell" style:parent-style-name="Default">
      <style:table-cell-properties fo:wrap-option="wrap" style:vertical-align="middle"/>
      <style:text-properties style:use-window-font-color="true" style:font-name="ＭＳ Ｐゴシック2" fo:font-size="9pt" style:font-name-asian="ＭＳ Ｐゴシック2" style:font-size-asian="9pt" style:font-size-complex="9pt"/>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312" style:family="table-cell" style:parent-style-name="標準_5f_企画出演者機材管理_5f_2011-08-19_5f_Miyazaki">
      <style:table-cell-properties style:glyph-orientation-vertical="auto" fo:wrap-option="no-wrap" style:direction="ltr" style:shrink-to-fit="true" style:vertical-align="top"/>
    </style:style>
    <style:style style:name="ce313" style:family="table-cell" style:parent-style-name="標準_5f_企画出演者機材管理_5f_2011-08-19_5f_Miyazaki">
      <style:text-properties style:font-name="Arial" fo:font-size="9pt" style:font-size-asian="9pt" style:font-size-complex="9pt"/>
    </style:style>
    <style:style style:name="ce314" style:family="table-cell" style:parent-style-name="標準_5f_企画出演者機材管理_5f_2011-08-19_5f_Miyazaki">
      <style:table-cell-properties style:glyph-orientation-vertical="auto" fo:wrap-option="no-wrap" style:direction="ttb" style:shrink-to-fit="true" style:vertical-align="automatic"/>
      <style:text-properties fo:color="#944794" fo:font-style="italic" fo:font-weight="normal" style:font-style-asian="italic" style:font-weight-asian="normal" style:font-style-complex="italic" style:font-weight-complex="normal"/>
    </style:style>
    <style:style style:name="ce315" style:family="table-cell" style:parent-style-name="Default">
      <style:text-properties style:font-name="Arial" fo:font-size="9pt" style:font-size-asian="9pt" style:font-size-complex="9pt"/>
    </style:style>
    <style:style style:name="ce316" style:family="table-cell" style:parent-style-name="Default">
      <style:table-cell-properties style:glyph-orientation-vertical="auto" fo:wrap-option="no-wrap" style:direction="ttb" style:shrink-to-fit="true" style:vertical-align="automatic"/>
    </style:style>
    <style:style style:name="ce334" style:family="table-cell" style:parent-style-name="Default">
      <style:table-cell-properties style:text-align-source="fix" style:repeat-content="false" fo:wrap-option="no-wrap" style:shrink-to-fit="false"/>
      <style:paragraph-properties fo:text-align="center" fo:margin-left="0cm"/>
      <style:text-properties fo:font-size="10pt" fo:font-weight="bold" style:font-size-asian="10pt" style:font-weight-asian="bold" style:font-size-complex="10pt" style:font-weight-complex="bold"/>
    </style:style>
    <style:style style:name="ce335" style:family="table-cell" style:parent-style-name="Default">
      <style:table-cell-properties fo:border-bottom="none" fo:background-color="#ff6600" style:text-align-source="fix" style:repeat-content="false" fo:wrap-option="no-wrap" fo:border-left="0.088cm solid #000000" fo:border-right="0.035cm solid #000000" style:shrink-to-fit="false" fo:border-top="0.088cm solid #000000"/>
      <style:paragraph-properties fo:text-align="start" fo:margin-left="0cm"/>
      <style:text-properties fo:font-size="10pt" fo:font-weight="normal" style:font-size-asian="10pt" style:font-weight-asian="normal" style:font-size-complex="10pt" style:font-weight-complex="normal"/>
    </style:style>
    <style:style style:name="ce336" style:family="table-cell" style:parent-style-name="Default">
      <style:table-cell-properties fo:border-bottom="none" fo:background-color="#ff6600" style:text-align-source="fix" style:repeat-content="false" fo:wrap-option="no-wrap" fo:border-left="0.088cm solid #000000" fo:border-right="0.035cm solid #000000" style:shrink-to-fit="false" fo:border-top="none"/>
      <style:paragraph-properties fo:text-align="start" fo:margin-left="0cm"/>
      <style:text-properties fo:font-size="10pt" fo:font-weight="normal" style:font-size-asian="10pt" style:font-weight-asian="normal" style:font-size-complex="10pt" style:font-weight-complex="normal"/>
    </style:style>
    <style:style style:name="ce337" style:family="table-cell" style:parent-style-name="Default">
      <style:table-cell-properties fo:border-bottom="none" fo:background-color="#ff6600" fo:wrap-option="no-wrap" fo:border-left="0.088cm solid #000000" fo:border-right="0.035cm solid #000000" style:shrink-to-fit="false" fo:border-top="none"/>
      <style:text-properties fo:font-size="10pt" style:font-size-asian="10pt" style:font-size-complex="10pt"/>
    </style:style>
    <style:style style:name="ce338" style:family="table-cell" style:parent-style-name="Default">
      <style:table-cell-properties fo:border-bottom="0.088cm solid #000000" fo:background-color="#ff6600" fo:wrap-option="no-wrap" fo:border-left="0.088cm solid #000000" fo:border-right="0.035cm solid #000000" style:shrink-to-fit="false" fo:border-top="none"/>
      <style:text-properties fo:font-size="10pt" style:font-size-asian="10pt" style:font-size-complex="10pt"/>
    </style:style>
    <style:style style:name="ce339" style:family="table-cell" style:parent-style-name="Default">
      <style:table-cell-properties fo:border-bottom="none" fo:background-color="transparent" fo:wrap-option="no-wrap" fo:border-left="none" fo:border-right="none" style:shrink-to-fit="false" fo:border-top="0.002cm solid #000000"/>
      <style:text-properties fo:font-size="10pt" style:font-size-asian="10pt" style:font-size-complex="10pt"/>
    </style:style>
    <style:style style:name="ce340" style:family="table-cell" style:parent-style-name="Default">
      <style:table-cell-properties fo:background-color="#ff6600" style:text-align-source="fix" style:repeat-content="false" fo:wrap-option="no-wrap" fo:border="0.002cm solid #ff6600" style:shrink-to-fit="false"/>
      <style:paragraph-properties fo:text-align="start" fo:margin-left="0cm"/>
      <style:text-properties fo:font-size="10pt" style:font-size-asian="10pt" style:font-size-complex="10pt"/>
    </style:style>
    <style:style style:name="ce341" style:family="table-cell" style:parent-style-name="Default">
      <style:table-cell-properties fo:wrap-option="no-wrap" style:shrink-to-fit="false"/>
      <style:text-properties fo:font-size="10pt" style:font-size-asian="10pt" style:font-size-complex="10pt"/>
    </style:style>
    <style:style style:name="ce342" style:family="table-cell" style:parent-style-name="Default">
      <style:table-cell-properties fo:border-bottom="none" fo:background-color="#ff3333" fo:wrap-option="no-wrap" fo:border-left="0.035cm solid #000000" fo:border-right="0.088cm solid #000000" style:shrink-to-fit="false" fo:border-top="0.088cm solid #000000"/>
      <style:text-properties fo:font-size="10pt" style:font-size-asian="10pt" style:font-size-complex="10pt"/>
    </style:style>
    <style:style style:name="ce343" style:family="table-cell" style:parent-style-name="Default">
      <style:table-cell-properties fo:border-bottom="none" fo:background-color="#ff3333" fo:wrap-option="no-wrap" fo:border-left="0.035cm solid #000000" fo:border-right="0.088cm solid #000000" style:shrink-to-fit="false" fo:border-top="none"/>
      <style:text-properties fo:font-size="10pt" style:font-size-asian="10pt" style:font-size-complex="10pt"/>
    </style:style>
    <style:style style:name="ce344" style:family="table-cell" style:parent-style-name="Default">
      <style:table-cell-properties fo:border-bottom="0.088cm solid #000000" fo:background-color="#ff3333" fo:wrap-option="no-wrap" fo:border-left="0.035cm solid #000000" fo:border-right="0.088cm solid #000000" style:shrink-to-fit="false" fo:border-top="none"/>
      <style:text-properties fo:font-size="10pt" style:font-size-asian="10pt" style:font-size-complex="10pt"/>
    </style:style>
    <style:style style:name="ce345" style:family="table-cell" style:parent-style-name="Default">
      <style:table-cell-properties fo:background-color="#ff3333" style:text-align-source="fix" style:repeat-content="false" fo:wrap-option="no-wrap" fo:border="0.002cm solid #ffff99" style:shrink-to-fit="false"/>
      <style:paragraph-properties fo:text-align="start" fo:margin-left="0cm"/>
      <style:text-properties fo:font-size="10pt" style:font-size-asian="10pt" style:font-size-complex="10pt"/>
    </style:style>
    <style:style style:name="ce346" style:family="table-cell" style:parent-style-name="Default">
      <style:table-cell-properties fo:border-bottom="none" fo:background-color="#ff6600" style:text-align-source="value-type" style:repeat-content="false" fo:wrap-option="no-wrap" fo:border-left="0.088cm solid #000000" fo:border-right="0.035cm solid #000000" style:shrink-to-fit="false" fo:border-top="0.088cm solid #000000" style:vertical-align="middle"/>
      <style:paragraph-properties fo:margin-left="0cm"/>
      <style:text-properties fo:font-size="10pt" fo:font-weight="normal" style:font-size-asian="10pt" style:font-weight-asian="normal" style:font-size-complex="10pt" style:font-weight-complex="normal"/>
    </style:style>
    <style:style style:name="ce347" style:family="table-cell" style:parent-style-name="Default">
      <style:table-cell-properties fo:border-bottom="none" fo:background-color="#ff6600" style:text-align-source="value-type" style:repeat-content="false" fo:wrap-option="no-wrap" fo:border-left="0.088cm solid #000000" fo:border-right="0.035cm solid #000000" style:shrink-to-fit="false" fo:border-top="none" style:vertical-align="middle"/>
      <style:text-properties fo:font-size="10pt" style:font-size-asian="10pt" style:font-size-complex="10pt"/>
    </style:style>
    <style:style style:name="ce348" style:family="table-cell" style:parent-style-name="Default">
      <style:table-cell-properties fo:border-bottom="0.088cm solid #000000" fo:background-color="#ff6600" style:text-align-source="value-type" style:repeat-content="false" fo:wrap-option="no-wrap" fo:border-left="0.088cm solid #000000" fo:border-right="0.035cm solid #000000" style:shrink-to-fit="false" fo:border-top="none" style:vertical-align="middle"/>
      <style:text-properties fo:font-size="10pt" style:font-size-asian="10pt" style:font-size-complex="10pt"/>
    </style:style>
    <style:style style:name="ce349" style:family="table-cell" style:parent-style-name="Default">
      <style:table-cell-properties style:text-align-source="fix" style:repeat-content="false" fo:wrap-option="no-wrap" style:shrink-to-fit="false"/>
      <style:paragraph-properties fo:text-align="end" fo:margin-left="0cm"/>
      <style:text-properties fo:font-size="10pt" style:font-size-asian="10pt" style:font-size-complex="10pt"/>
    </style:style>
    <style:style style:name="ce350" style:family="table-cell" style:parent-style-name="Default">
      <style:table-cell-properties fo:border-bottom="none" fo:background-color="#ff3333" style:text-align-source="value-type" style:repeat-content="false" fo:wrap-option="no-wrap" fo:border-left="0.035cm solid #000000" fo:border-right="0.035cm solid #000000" style:shrink-to-fit="false" fo:border-top="0.088cm solid #000000" style:vertical-align="middle"/>
      <style:paragraph-properties fo:margin-left="0cm"/>
      <style:text-properties fo:font-size="10pt" fo:font-weight="normal" style:font-size-asian="10pt" style:font-weight-asian="normal" style:font-size-complex="10pt" style:font-weight-complex="normal"/>
    </style:style>
    <style:style style:name="ce351" style:family="table-cell" style:parent-style-name="Default">
      <style:table-cell-properties fo:border-bottom="none" fo:background-color="#ffff99" style:text-align-source="value-type" style:repeat-content="false" fo:wrap-option="no-wrap" fo:border-left="0.035cm solid #000000" fo:border-right="0.035cm solid #000000" style:shrink-to-fit="false" fo:border-top="none" style:vertical-align="middle"/>
      <style:text-properties fo:font-size="10pt" style:font-size-asian="10pt" style:font-size-complex="10pt"/>
    </style:style>
    <style:style style:name="ce352" style:family="table-cell" style:parent-style-name="Default">
      <style:table-cell-properties fo:border-bottom="0.088cm solid #000000" fo:background-color="#ffff99" style:text-align-source="value-type" style:repeat-content="false" fo:wrap-option="no-wrap" fo:border-left="0.035cm solid #000000" fo:border-right="0.035cm solid #000000" style:shrink-to-fit="false" fo:border-top="none" style:vertical-align="middle"/>
      <style:text-properties fo:font-size="10pt" style:font-size-asian="10pt" style:font-size-complex="10pt"/>
    </style:style>
    <style:style style:name="ce353" style:family="table-cell" style:parent-style-name="Default">
      <style:table-cell-properties fo:background-color="#ffff99" style:text-align-source="fix" style:repeat-content="false" fo:wrap-option="no-wrap" style:shrink-to-fit="false"/>
      <style:paragraph-properties fo:text-align="start" fo:margin-left="0cm"/>
      <style:text-properties fo:font-size="10pt" style:font-size-asian="10pt" style:font-size-complex="10pt"/>
    </style:style>
    <style:style style:name="ce354" style:family="table-cell" style:parent-style-name="Default">
      <style:table-cell-properties fo:background-color="#ffff99" style:text-align-source="fix" style:repeat-content="false" fo:wrap-option="no-wrap" style:shrink-to-fit="false"/>
      <style:paragraph-properties fo:text-align="start" fo:margin-left="0.353cm"/>
      <style:text-properties fo:font-size="10pt" style:font-size-asian="10pt" style:font-size-complex="10pt"/>
    </style:style>
    <style:style style:name="ce355" style:family="table-cell" style:parent-style-name="Default">
      <style:table-cell-properties fo:background-color="#ff3333" fo:wrap-option="no-wrap" style:shrink-to-fit="false"/>
      <style:text-properties fo:font-size="10pt" style:font-size-asian="10pt" style:font-size-complex="10pt"/>
    </style:style>
    <style:style style:name="ce356" style:family="table-cell" style:parent-style-name="Default">
      <style:table-cell-properties fo:border-bottom="none" fo:background-color="#ff00cc" style:text-align-source="value-type" style:repeat-content="false" fo:wrap-option="no-wrap" fo:border-left="0.035cm solid #000000" fo:border-right="0.035cm solid #000000" style:shrink-to-fit="false" fo:border-top="none" style:vertical-align="middle"/>
      <style:text-properties fo:font-size="10pt" style:font-size-asian="10pt" style:font-size-complex="10pt"/>
    </style:style>
    <style:style style:name="ce357" style:family="table-cell" style:parent-style-name="Default">
      <style:table-cell-properties fo:border-bottom="0.088cm solid #000000" fo:background-color="#ff00cc" style:text-align-source="value-type" style:repeat-content="false" fo:wrap-option="no-wrap" fo:border-left="0.035cm solid #000000" fo:border-right="0.035cm solid #000000" style:shrink-to-fit="false" fo:border-top="none" style:vertical-align="middle"/>
      <style:text-properties fo:font-size="10pt" style:font-size-asian="10pt" style:font-size-complex="10pt"/>
    </style:style>
    <style:style style:name="ce358" style:family="table-cell" style:parent-style-name="Default">
      <style:table-cell-properties fo:background-color="#ff00cc" style:text-align-source="fix" style:repeat-content="false" fo:wrap-option="no-wrap" style:shrink-to-fit="false"/>
      <style:paragraph-properties fo:text-align="start" fo:margin-left="0cm"/>
      <style:text-properties fo:font-size="10pt" style:font-size-asian="10pt" style:font-size-complex="10pt"/>
    </style:style>
    <style:style style:name="ce359" style:family="table-cell" style:parent-style-name="Default">
      <style:table-cell-properties fo:background-color="#ff00cc" style:text-align-source="fix" style:repeat-content="false" fo:wrap-option="no-wrap" style:shrink-to-fit="false"/>
      <style:paragraph-properties fo:text-align="start" fo:margin-left="0.353cm"/>
      <style:text-properties fo:font-size="10pt" style:font-size-asian="10pt" style:font-size-complex="10pt"/>
    </style:style>
    <style:style style:name="ce360" style:family="table-cell" style:parent-style-name="Default">
      <style:table-cell-properties fo:border-bottom="none" fo:background-color="#99ff66" style:text-align-source="value-type" style:repeat-content="false" fo:wrap-option="no-wrap" fo:border-left="0.035cm solid #000000" fo:border-right="0.035cm solid #000000" style:shrink-to-fit="false" fo:border-top="none" style:vertical-align="middle"/>
      <style:text-properties fo:font-size="10pt" style:font-size-asian="10pt" style:font-size-complex="10pt"/>
    </style:style>
    <style:style style:name="ce361" style:family="table-cell" style:parent-style-name="Default">
      <style:table-cell-properties fo:border-bottom="0.088cm solid #000000" fo:background-color="#99ff66" style:text-align-source="value-type" style:repeat-content="false" fo:wrap-option="no-wrap" fo:border-left="0.035cm solid #000000" fo:border-right="0.035cm solid #000000" style:shrink-to-fit="false" fo:border-top="none" style:vertical-align="middle"/>
      <style:text-properties fo:font-size="10pt" style:font-size-asian="10pt" style:font-size-complex="10pt"/>
    </style:style>
    <style:style style:name="ce362" style:family="table-cell" style:parent-style-name="Default">
      <style:table-cell-properties fo:background-color="#99ff66" fo:wrap-option="no-wrap" style:shrink-to-fit="false"/>
      <style:text-properties fo:font-size="10pt" style:font-size-asian="10pt" style:font-size-complex="10pt"/>
    </style:style>
    <style:style style:name="ce363" style:family="table-cell" style:parent-style-name="Default">
      <style:table-cell-properties fo:background-color="#99ff66" style:text-align-source="fix" style:repeat-content="false" fo:wrap-option="no-wrap" style:shrink-to-fit="false" style:vertical-align="middle"/>
      <style:paragraph-properties fo:text-align="start" fo:margin-left="0.353cm"/>
      <style:text-properties fo:font-size="10pt" style:font-size-asian="10pt" style:font-size-complex="10pt"/>
    </style:style>
    <style:style style:name="ce364" style:family="table-cell" style:parent-style-name="Default">
      <style:table-cell-properties fo:background-color="#99ff66" style:text-align-source="fix" style:repeat-content="false" fo:wrap-option="no-wrap" style:shrink-to-fit="false"/>
      <style:paragraph-properties fo:text-align="start" fo:margin-left="0.353cm"/>
      <style:text-properties fo:font-size="10pt" style:font-size-asian="10pt" style:font-size-complex="10pt"/>
    </style:style>
    <style:style style:name="ce365" style:family="table-cell" style:parent-style-name="Default">
      <style:table-cell-properties fo:border-bottom="none" fo:background-color="#66ffff" style:text-align-source="value-type" style:repeat-content="false" fo:wrap-option="no-wrap" fo:border-left="0.035cm solid #000000" fo:border-right="0.035cm solid #000000" style:shrink-to-fit="false" fo:border-top="none" style:vertical-align="middle"/>
      <style:text-properties fo:font-size="10pt" style:font-size-asian="10pt" style:font-size-complex="10pt"/>
    </style:style>
    <style:style style:name="ce366" style:family="table-cell" style:parent-style-name="Default">
      <style:table-cell-properties fo:border-bottom="0.088cm solid #000000" fo:background-color="#66ffff" style:text-align-source="value-type" style:repeat-content="false" fo:wrap-option="no-wrap" fo:border-left="0.035cm solid #000000" fo:border-right="0.035cm solid #000000" style:shrink-to-fit="false" fo:border-top="none" style:vertical-align="middle"/>
      <style:text-properties fo:font-size="10pt" style:font-size-asian="10pt" style:font-size-complex="10pt"/>
    </style:style>
    <style:style style:name="ce367" style:family="table-cell" style:parent-style-name="Default">
      <style:table-cell-properties fo:background-color="#66ffff" fo:wrap-option="no-wrap" style:shrink-to-fit="false"/>
      <style:text-properties fo:font-size="10pt" style:font-size-asian="10pt" style:font-size-complex="10pt"/>
    </style:style>
    <style:style style:name="ce368" style:family="table-cell" style:parent-style-name="Default">
      <style:table-cell-properties fo:background-color="#66ffff" style:text-align-source="fix" style:repeat-content="false" fo:wrap-option="no-wrap" style:shrink-to-fit="false"/>
      <style:paragraph-properties fo:text-align="start" fo:margin-left="0.353cm"/>
      <style:text-properties fo:font-size="10pt" style:font-size-asian="10pt" style:font-size-complex="10pt"/>
    </style:style>
    <style:style style:name="ce369" style:family="table-cell" style:parent-style-name="Default">
      <style:table-cell-properties fo:border-bottom="none" fo:background-color="#ff3333" style:text-align-source="value-type" style:repeat-content="false" fo:wrap-option="no-wrap" fo:border-left="0.035cm solid #000000" fo:border-right="0.035cm solid #000000" style:shrink-to-fit="false" fo:border-top="0.088cm solid #000000" style:vertical-align="middle"/>
      <style:text-properties fo:font-size="10pt" style:font-size-asian="10pt" style:font-size-complex="10pt"/>
    </style:style>
    <style:style style:name="ce370" style:family="table-cell" style:parent-style-name="Default">
      <style:table-cell-properties fo:border-bottom="none" fo:background-color="#ff3333" style:text-align-source="value-type" style:repeat-content="false" fo:wrap-option="no-wrap" fo:border-left="0.035cm solid #000000" fo:border-right="0.088cm solid #000000" style:shrink-to-fit="false" fo:border-top="0.088cm solid #000000" style:vertical-align="middle"/>
      <style:text-properties fo:font-size="10pt" style:font-size-asian="10pt" style:font-size-complex="10pt"/>
    </style:style>
    <style:style style:name="ce371" style:family="table-cell" style:parent-style-name="Default">
      <style:table-cell-properties fo:border-bottom="none" fo:background-color="#66ffff" style:text-align-source="value-type" style:repeat-content="false" fo:wrap-option="no-wrap" fo:border-left="0.035cm solid #000000" fo:border-right="0.088cm solid #000000" style:shrink-to-fit="false" fo:border-top="none" style:vertical-align="middle"/>
      <style:text-properties fo:font-size="10pt" style:font-size-asian="10pt" style:font-size-complex="10pt"/>
    </style:style>
    <style:style style:name="ce372" style:family="table-cell" style:parent-style-name="Default">
      <style:table-cell-properties fo:border-bottom="0.088cm solid #000000" fo:background-color="#66ffff" style:text-align-source="value-type" style:repeat-content="false" fo:wrap-option="no-wrap" fo:border-left="0.035cm solid #000000" fo:border-right="0.088cm solid #000000" style:shrink-to-fit="false" fo:border-top="none" style:vertical-align="middle"/>
      <style:text-properties fo:font-size="10pt" style:font-size-asian="10pt" style:font-size-complex="10pt"/>
    </style:style>
    <style:style style:name="ce373" style:family="table-cell" style:parent-style-name="Default">
      <style:table-cell-properties fo:wrap-option="no-wrap" fo:border="none" style:shrink-to-fit="false"/>
      <style:text-properties fo:font-size="10pt" style:font-size-asian="10pt" style:font-size-complex="10pt"/>
    </style:style>
    <style:style style:name="ce374" style:family="table-cell" style:parent-style-name="Default">
      <style:table-cell-properties fo:background-color="#ff6600" style:text-align-source="fix" style:repeat-content="false" fo:wrap-option="no-wrap" style:shrink-to-fit="false"/>
      <style:paragraph-properties fo:text-align="start" fo:margin-left="0.353cm"/>
      <style:text-properties fo:font-size="10pt" style:font-size-asian="10pt" style:font-size-complex="10pt"/>
    </style:style>
    <style:style style:name="ce375" style:family="table-cell" style:parent-style-name="Default">
      <style:table-cell-properties fo:border-bottom="none" fo:background-color="#ff3333" style:text-align-source="value-type" style:repeat-content="false" fo:wrap-option="no-wrap" fo:border-left="0.035cm solid #000000" fo:border-right="0.035cm solid #000000" style:shrink-to-fit="false" fo:border-top="0.088cm solid #000000"/>
      <style:paragraph-properties fo:margin-left="0cm"/>
      <style:text-properties fo:font-size="10pt" fo:font-weight="normal" style:font-size-asian="10pt" style:font-weight-asian="normal" style:font-size-complex="10pt" style:font-weight-complex="normal"/>
    </style:style>
    <style:style style:name="ce376" style:family="table-cell" style:parent-style-name="Default">
      <style:table-cell-properties fo:border-bottom="0.088cm solid #000000" fo:background-color="#ffff99" fo:wrap-option="no-wrap" fo:border-left="0.035cm solid #000000" fo:border-right="0.035cm solid #000000" style:shrink-to-fit="false" fo:border-top="none"/>
      <style:text-properties fo:font-size="10pt" style:font-size-asian="10pt" style:font-size-complex="10pt"/>
    </style:style>
    <style:style style:name="ce377" style:family="table-cell" style:parent-style-name="Default">
      <style:table-cell-properties style:text-align-source="fix" style:repeat-content="false" fo:background-color="transparent" fo:wrap-option="no-wrap" style:shrink-to-fit="false"/>
      <style:paragraph-properties fo:text-align="start" fo:margin-left="0.353cm"/>
      <style:text-properties fo:font-size="10pt" style:font-size-asian="10pt" style:font-size-complex="10pt"/>
    </style:style>
    <style:style style:name="ce378" style:family="table-cell" style:parent-style-name="Default">
      <style:table-cell-properties fo:border-bottom="none" fo:wrap-option="no-wrap" fo:border-left="0.002cm solid #000000" fo:border-right="0.002cm solid #000000" style:shrink-to-fit="false" fo:border-top="none"/>
      <style:text-properties fo:font-size="10pt" style:font-size-asian="10pt" style:font-size-complex="10pt"/>
    </style:style>
    <style:style style:name="ce379" style:family="table-cell" style:parent-style-name="Default">
      <style:table-cell-properties fo:border-bottom="none" fo:background-color="#ff3333" style:text-align-source="value-type" style:repeat-content="false" fo:wrap-option="no-wrap" fo:border-left="0.035cm solid #000000" fo:border-right="0.088cm solid #000000" style:shrink-to-fit="false" fo:border-top="0.088cm solid #000000"/>
      <style:paragraph-properties fo:margin-left="0cm"/>
      <style:text-properties fo:font-size="10pt" fo:font-weight="normal" style:font-size-asian="10pt" style:font-weight-asian="normal" style:font-size-complex="10pt" style:font-weight-complex="normal"/>
    </style:style>
    <style:style style:name="ce380" style:family="table-cell" style:parent-style-name="Default">
      <style:table-cell-properties fo:border-bottom="0.088cm solid #000000" fo:background-color="#66ffff" fo:wrap-option="no-wrap" fo:border-left="0.035cm solid #000000" fo:border-right="0.088cm solid #000000" style:shrink-to-fit="false" fo:border-top="none"/>
      <style:text-properties fo:font-size="10pt" style:font-size-asian="10pt" style:font-size-complex="10pt"/>
    </style:style>
    <style:style style:name="ce381" style:family="table-cell" style:parent-style-name="Default">
      <style:table-cell-properties fo:background-color="transparent" fo:wrap-option="no-wrap" style:shrink-to-fit="false"/>
      <style:text-properties fo:font-size="10pt" style:font-size-asian="10pt" style:font-size-complex="10pt"/>
    </style:style>
    <style:style style:name="ce82" style:family="table-cell" style:parent-style-name="Default" style:data-style-name="N124">
      <style:table-cell-properties style:text-align-source="fix" style:repeat-content="false" fo:background-color="transparent" fo:wrap-option="wrap" style:vertical-align="middle"/>
      <style:paragraph-properties fo:text-align="center" fo:margin-left="0cm"/>
      <style:text-properties style:use-window-font-color="true" style:font-name="ＭＳ Ｐゴシック2" fo:font-size="10pt" style:font-name-asian="ＭＳ Ｐゴシック2" style:font-size-asian="10pt" style:font-size-complex="10pt"/>
    </style:style>
    <style:style style:name="ce83" style:family="table-cell" style:parent-style-name="Default" style:data-style-name="N124">
      <style:table-cell-properties fo:background-color="transparent" fo:wrap-option="wrap" style:vertical-align="middle"/>
      <style:text-properties style:use-window-font-color="true" style:font-name="ＭＳ Ｐゴシック2" fo:font-size="10pt" style:font-name-asian="ＭＳ Ｐゴシック2" style:font-size-asian="10pt" style:font-size-complex="10pt"/>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84" style:family="table-cell" style:parent-style-name="Default" style:data-style-name="N124">
      <style:table-cell-properties style:glyph-orientation-vertical="0" style:text-align-source="fix" style:repeat-content="false" fo:background-color="transparent" fo:wrap-option="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85" style:family="table-cell" style:parent-style-name="Default" style:data-style-name="N124">
      <style:table-cell-properties fo:wrap-option="wrap" style:vertical-align="middle"/>
      <style:text-properties style:use-window-font-color="true" style:font-name="ＭＳ Ｐゴシック2" fo:font-size="10pt" style:font-name-asian="ＭＳ Ｐゴシック2" style:font-size-asian="10pt" style:font-size-complex="10pt"/>
    </style:style>
    <style:style style:name="ce86" style:family="table-cell" style:parent-style-name="Default">
      <style:table-cell-properties style:glyph-orientation-vertical="0" style:text-align-source="fix" style:repeat-content="false" fo:background-color="transparent" fo:wrap-option="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87" style:family="table-cell" style:parent-style-name="Default">
      <style:table-cell-properties fo:wrap-option="wrap" style:vertical-align="middle"/>
      <style:text-properties style:use-window-font-color="true" style:font-name="ＭＳ Ｐゴシック2" fo:font-size="10pt" style:font-name-asian="ＭＳ Ｐゴシック2" style:font-size-asian="10pt" style:font-size-complex="10pt"/>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8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89" style:family="table-cell" style:parent-style-name="Default">
      <style:table-cell-properties fo:wrap-option="wrap" style:vertical-align="middle"/>
      <style:text-properties style:use-window-font-color="true" style:font-name="ＭＳ Ｐゴシック2" fo:font-size="10pt" style:font-name-asian="ＭＳ Ｐゴシック2" style:font-size-asian="10pt" style:font-size-complex="10pt"/>
    </style:style>
    <style:style style:name="ce90" style:family="table-cell" style:parent-style-name="Default">
      <style:table-cell-properties style:glyph-orientation-vertical="0" style:text-align-source="fix" style:repeat-content="false" fo:background-color="transparent" fo:wrap-option="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91" style:family="table-cell" style:parent-style-name="Default">
      <style:table-cell-properties fo:wrap-option="wrap" style:shrink-to-fit="true" style:vertical-align="middle"/>
      <style:text-properties style:use-window-font-color="true" style:font-name="ＭＳ Ｐゴシック2" fo:font-size="10pt" style:font-name-asian="ＭＳ Ｐゴシック2" style:font-size-asian="10pt" style:font-size-complex="10pt"/>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9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true" style:vertical-align="middle"/>
      <style:paragraph-properties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93" style:family="table-cell" style:parent-style-name="Default">
      <style:table-cell-properties style:glyph-orientation-vertical="0" style:text-align-source="fix" style:repeat-content="false" fo:background-color="transparent" fo:wrap-option="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94" style:family="table-cell" style:parent-style-name="Default">
      <style:table-cell-properties fo:wrap-option="wrap" style:vertical-align="middle"/>
      <style:text-properties style:use-window-font-color="true" style:font-name="ＭＳ Ｐゴシック2" fo:font-size="10pt" style:font-name-asian="ＭＳ Ｐゴシック2" style:font-size-asian="10pt" style:font-size-complex="10pt"/>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9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96" style:family="table-cell" style:parent-style-name="Default" style:data-style-name="N169">
      <style:table-cell-properties style:glyph-orientation-vertical="0" style:text-align-source="fix" style:repeat-content="false" fo:background-color="transparent" fo:wrap-option="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97" style:family="table-cell" style:parent-style-name="Default" style:data-style-name="N169">
      <style:table-cell-properties fo:wrap-option="wrap" style:vertical-align="middle"/>
      <style:text-properties style:use-window-font-color="true" style:font-name="ＭＳ Ｐゴシック2" fo:font-size="10pt" style:font-name-asian="ＭＳ Ｐゴシック2" style:font-size-asian="10pt" style:font-size-complex="10pt"/>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98" style:family="table-cell" style:parent-style-name="Default" style:data-style-name="N169">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99" style:family="table-cell" style:parent-style-name="Default" style:data-style-name="N169">
      <style:table-cell-properties fo:wrap-option="wrap" style:vertical-align="middle"/>
      <style:text-properties style:use-window-font-color="true" style:font-name="ＭＳ Ｐゴシック2" fo:font-size="10pt" style:font-name-asian="ＭＳ Ｐゴシック2" style:font-size-asian="10pt" style:font-size-complex="10pt"/>
    </style:style>
    <style:style style:name="ce100" style:family="table-cell" style:parent-style-name="Default" style:data-style-name="N125">
      <style:table-cell-properties style:glyph-orientation-vertical="0" style:text-align-source="fix" style:repeat-content="false" fo:background-color="transparent" fo:wrap-option="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01" style:family="table-cell" style:parent-style-name="Default" style:data-style-name="N125">
      <style:table-cell-properties fo:wrap-option="wrap" style:vertical-align="middle"/>
      <style:text-properties style:use-window-font-color="true" style:font-name="ＭＳ Ｐゴシック2" fo:font-size="10pt" style:font-name-asian="ＭＳ Ｐゴシック2" style:font-size-asian="10pt" style:font-size-complex="10pt"/>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02" style:family="table-cell" style:parent-style-name="Default" style:data-style-name="N125">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03" style:family="table-cell" style:parent-style-name="Default" style:data-style-name="N125">
      <style:table-cell-properties fo:wrap-option="wrap" style:vertical-align="middle"/>
      <style:text-properties style:use-window-font-color="true" style:font-name="ＭＳ Ｐゴシック2" fo:font-size="10pt" style:font-name-asian="ＭＳ Ｐゴシック2" style:font-size-asian="10pt" style:font-size-complex="10pt"/>
    </style:style>
    <style:style style:name="ce104"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05" style:family="table-cell" style:parent-style-name="Default">
      <style:table-cell-properties fo:wrap-option="wrap" style:shrink-to-fit="false" style:vertical-align="middle"/>
      <style:text-properties style:use-window-font-color="true" style:font-name="ＭＳ Ｐゴシック2" fo:font-size="10pt" style:font-name-asian="ＭＳ Ｐゴシック2" style:font-size-asian="10pt" style:font-size-complex="10pt"/>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3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35" style:family="table-cell" style:parent-style-name="Default">
      <style:table-cell-properties style:text-align-source="fix" style:repeat-content="false" fo:wrap-option="wrap" style:vertical-align="middle"/>
      <style:paragraph-properties fo:text-align="end" fo:margin-left="0cm"/>
      <style:text-properties style:use-window-font-color="true" style:font-name="ＭＳ Ｐゴシック2" fo:font-size="10pt" style:font-name-asian="ＭＳ Ｐゴシック2" style:font-size-asian="10pt" style:font-size-complex="10pt"/>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36" style:family="table-cell" style:parent-style-name="Default">
      <style:table-cell-properties style:text-align-source="fix" style:repeat-content="false" fo:background-color="transparent" fo:wrap-option="wrap" style:vertical-align="middle"/>
      <style:paragraph-properties fo:text-align="end" fo:margin-left="0cm"/>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37"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38" style:family="table-cell" style:parent-style-name="Default">
      <style:table-cell-properties style:glyph-orientation-vertical="0" style:text-align-source="fix" style:repeat-content="false" fo:background-color="transparent" fo:wrap-option="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39"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40" style:family="table-cell" style:parent-style-name="Default" style:data-style-name="N36">
      <style:table-cell-properties style:glyph-orientation-vertical="0" style:text-align-source="fix" style:repeat-content="false" fo:background-color="transparent" fo:wrap-option="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41" style:family="table-cell" style:parent-style-name="Default" style:data-style-name="N36">
      <style:table-cell-properties fo:wrap-option="wrap" style:vertical-align="middle"/>
      <style:text-properties style:use-window-font-color="true" style:font-name="ＭＳ Ｐゴシック2" fo:font-size="10pt" style:font-name-asian="ＭＳ Ｐゴシック2" style:font-size-asian="10pt" style:font-size-complex="10pt"/>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42" style:family="table-cell" style:parent-style-name="Default" style:data-style-name="N36">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43" style:family="table-cell" style:parent-style-name="Default" style:data-style-name="N36">
      <style:table-cell-properties fo:wrap-option="wrap" style:vertical-align="middle"/>
      <style:text-properties style:use-window-font-color="true" style:font-name="ＭＳ Ｐゴシック2" fo:font-size="10pt" style:font-name-asian="ＭＳ Ｐゴシック2" style:font-size-asian="10pt" style:font-size-complex="10pt"/>
    </style:style>
    <style:style style:name="ce144" style:family="table-cell" style:parent-style-name="Default" style:data-style-name="N100">
      <style:table-cell-properties style:glyph-orientation-vertical="0" style:text-align-source="fix" style:repeat-content="false" fo:background-color="transparent" fo:wrap-option="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45" style:family="table-cell" style:parent-style-name="Default" style:data-style-name="N124">
      <style:table-cell-properties style:glyph-orientation-vertical="0" style:text-align-source="fix" style:repeat-content="false" fo:background-color="transparent" fo:wrap-option="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46" style:family="table-cell" style:parent-style-name="Default" style:data-style-name="N124">
      <style:table-cell-properties fo:wrap-option="wrap" style:vertical-align="middle"/>
      <style:text-properties style:use-window-font-color="true" style:font-name="ＭＳ Ｐゴシック2" fo:font-size="10pt" style:font-name-asian="ＭＳ Ｐゴシック2" style:font-size-asian="10pt" style:font-size-complex="10pt"/>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47" style:family="table-cell" style:parent-style-name="Default" style:data-style-name="N124">
      <style:table-cell-properties style:glyph-orientation-vertical="0" style:text-align-source="fix" style:repeat-content="false" fo:background-color="transparent" fo:wrap-option="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48" style:family="table-cell" style:parent-style-name="Default" style:data-style-name="N100">
      <style:table-cell-properties style:glyph-orientation-vertical="0" style:text-align-source="fix" style:repeat-content="false" fo:background-color="transparent" fo:wrap-option="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49" style:family="table-cell" style:parent-style-name="Default" style:data-style-name="N100">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50" style:family="table-cell" style:parent-style-name="Default">
      <style:table-cell-properties fo:background-color="transparent" fo:wrap-option="wrap" style:vertical-align="middle"/>
      <style:text-properties style:use-window-font-color="true" style:font-name="ＭＳ Ｐゴシック2" fo:font-size="10pt" style:font-name-asian="ＭＳ Ｐゴシック2" style:font-size-asian="10pt" style:font-size-complex="10pt"/>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51" style:family="table-cell" style:parent-style-name="Default">
      <style:table-cell-properties fo:background-color="transparent" fo:wrap-option="wrap" style:shrink-to-fit="true" style:vertical-align="middle"/>
      <style:text-properties style:use-window-font-color="true" style:font-name="ＭＳ Ｐゴシック2" fo:font-size="10pt" style:font-name-asian="ＭＳ Ｐゴシック2" style:font-size-asian="10pt" style:font-size-complex="10pt"/>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5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true" style:vertical-align="middle"/>
      <style:paragraph-properties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53" style:family="table-cell" style:parent-style-name="Default">
      <style:table-cell-properties style:text-align-source="fix" style:repeat-content="false" fo:wrap-option="wrap" style:vertical-align="middle"/>
      <style:paragraph-properties fo:text-align="center" fo:margin-left="0cm"/>
      <style:text-properties style:use-window-font-color="true" style:font-name="ＭＳ Ｐゴシック2" fo:font-size="10pt" style:font-name-asian="ＭＳ Ｐゴシック2" style:font-size-asian="10pt" style:font-size-complex="10pt"/>
    </style:style>
    <style:style style:name="ce154" style:family="table-cell" style:parent-style-name="Default">
      <style:table-cell-properties style:glyph-orientation-vertical="0" fo:background-color="#000000" style:text-align-source="fix" style:repeat-content="false" fo:wrap-option="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155" style:family="table-cell" style:parent-style-name="Default">
      <style:table-cell-properties fo:background-color="#000000" fo:wrap-option="wrap" style:vertical-align="middle"/>
      <style:text-properties style:use-window-font-color="true" style:font-name="ＭＳ Ｐゴシック2" fo:font-size="10pt" style:font-name-asian="ＭＳ Ｐゴシック2" style:font-size-asian="10pt" style:font-size-complex="10pt"/>
    </style:style>
    <style:style style:name="ce156" style:family="table-cell" style:parent-style-name="Default">
      <style:table-cell-properties style:glyph-orientation-vertical="0" fo:background-color="#000000" style:text-align-source="value-type" style:repeat-content="false"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157" style:family="table-cell" style:parent-style-name="Default" style:data-style-name="N36">
      <style:table-cell-properties style:glyph-orientation-vertical="0" style:text-align-source="fix" style:repeat-content="false" fo:background-color="transparent" fo:wrap-option="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158" style:family="table-cell" style:parent-style-name="Default" style:data-style-name="N36">
      <style:table-cell-properties fo:background-color="transparent" fo:wrap-option="wrap" style:vertical-align="middle"/>
      <style:text-properties style:use-window-font-color="true" style:font-name="ＭＳ Ｐゴシック2" fo:font-size="10pt" style:font-name-asian="ＭＳ Ｐゴシック2" style:font-size-asian="10pt" style:font-size-complex="10pt"/>
    </style:style>
    <style:style style:name="ce159" style:family="table-cell" style:parent-style-name="Default" style:data-style-name="N36">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160" style:family="table-cell" style:parent-style-name="Default">
      <style:table-cell-properties style:glyph-orientation-vertical="0" style:text-align-source="fix" style:repeat-content="false" fo:background-color="transparent" fo:wrap-option="wrap" style:direction="ltr" style:rotation-angle="0" style:rotation-align="none" style:shrink-to-fit="true" style:vertical-align="middle"/>
      <style:paragraph-properties fo:text-align="start" fo:margin-left="0cm" style:writing-mode="page"/>
      <style:text-properties style:use-window-font-color="true" style:text-outline="false" style:text-line-through-style="none" style:font-name="ＭＳ Ｐゴシック2" fo:font-size="10pt" fo:font-style="normal" fo:text-shadow="none" style:text-underline-style="none" fo:font-weight="bold" style:font-name-asian="ＭＳ Ｐゴシック2" style:font-size-asian="10pt" style:font-style-asian="normal" style:font-weight-asian="bold" style:font-size-complex="10pt" style:font-style-complex="normal" style:font-weight-complex="bold"/>
    </style:style>
    <style:style style:name="ce161" style:family="table-cell" style:parent-style-name="Default">
      <style:table-cell-properties style:text-align-source="fix" style:repeat-content="false" fo:wrap-option="wrap" style:vertical-align="middle"/>
      <style:paragraph-properties fo:text-align="start"/>
      <style:text-properties style:use-window-font-color="true" style:font-name="ＭＳ Ｐゴシック2" fo:font-size="10pt" style:font-name-asian="ＭＳ Ｐゴシック2" style:font-size-asian="10pt" style:font-size-complex="10pt"/>
    </style:style>
    <style:style style:name="ce162"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163" style:family="table-cell" style:parent-style-name="Default">
      <style:table-cell-properties style:glyph-orientation-vertical="0" style:text-align-source="fix" style:repeat-content="false" fo:background-color="transparent" fo:wrap-option="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164" style:family="table-cell" style:parent-style-name="Default">
      <style:table-cell-properties style:text-align-source="value-type" style:repeat-content="false" fo:wrap-option="wrap" style:vertical-align="middle"/>
      <style:text-properties style:use-window-font-color="true" style:font-name="ＭＳ Ｐゴシック2" fo:font-size="10pt" style:font-name-asian="ＭＳ Ｐゴシック2" style:font-size-asian="10pt" style:font-size-complex="10pt"/>
    </style:style>
    <style:style style:name="ce16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166" style:family="table-cell" style:parent-style-name="Default">
      <style:table-cell-properties style:text-align-source="fix" style:repeat-content="false" fo:wrap-option="wrap" style:shrink-to-fit="true" style:vertical-align="middle"/>
      <style:paragraph-properties fo:text-align="center" fo:margin-left="0cm"/>
      <style:text-properties style:use-window-font-color="true" style:font-name="ＭＳ Ｐゴシック2" fo:font-size="10pt" style:font-name-asian="ＭＳ Ｐゴシック2" style:font-size-asian="10pt" style:font-size-complex="10pt"/>
    </style:style>
    <style:style style:name="ce167" style:family="table-cell" style:parent-style-name="Default">
      <style:table-cell-properties fo:background-color="transparent" fo:wrap-option="wrap" style:vertical-align="middle"/>
      <style:text-properties style:use-window-font-color="true" style:font-name="ＭＳ Ｐゴシック2" fo:font-size="10pt" style:font-name-asian="ＭＳ Ｐゴシック2" style:font-size-asian="10pt" style:font-size-complex="10pt"/>
    </style:style>
    <style:style style:name="ce168" style:family="table-cell" style:parent-style-name="標準_5f_企画出演者機材管理_5f_2011-08-19_5f_Miyazaki">
      <style:table-cell-properties style:text-align-source="fix" style:repeat-content="false" fo:wrap-option="wrap"/>
      <style:paragraph-properties fo:text-align="center" fo:margin-left="0cm"/>
      <style:text-properties style:use-window-font-color="true"/>
    </style:style>
    <style:style style:name="ce169" style:family="table-cell" style:parent-style-name="標準_5f_企画出演者機材管理_5f_2011-08-19_5f_Miyazaki" style:data-style-name="N124">
      <style:table-cell-properties fo:background-color="transparent" fo:wrap-option="wrap"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70" style:family="table-cell" style:parent-style-name="Default" style:data-style-name="N124">
      <style:table-cell-properties fo:background-color="transparent" fo:wrap-option="wrap" style:vertical-align="middle"/>
      <style:text-properties style:use-window-font-color="true" style:font-name="ＭＳ Ｐゴシック2" fo:font-size="10pt" style:font-name-asian="ＭＳ Ｐゴシック2" style:font-size-asian="10pt" style:font-size-complex="10pt"/>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71" style:family="table-cell" style:parent-style-name="Default">
      <style:text-properties style:use-window-font-color="true"/>
    </style:style>
    <style:style style:name="ce172" style:family="table-cell" style:parent-style-name="標準_5f_企画出演者機材管理_5f_2011-08-19_5f_Miyazaki">
      <style:table-cell-properties style:text-align-source="fix" style:repeat-content="false" fo:background-color="transparent" fo:wrap-option="wrap" style:shrink-to-fit="true" style:vertical-align="middle"/>
      <style:paragraph-properties fo:text-align="center" fo:margin-left="0cm"/>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73" style:family="table-cell" style:parent-style-name="標準_5f_企画出演者機材管理_5f_2011-08-19_5f_Miyazaki">
      <style:table-cell-properties fo:background-color="transparent" fo:wrap-option="wrap"/>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74" style:family="table-cell" style:parent-style-name="Default">
      <style:table-cell-properties fo:background-color="transparent" fo:wrap-option="wrap"/>
      <style:text-properties style:use-window-font-color="true" style:font-name="ＭＳ Ｐゴシック2" fo:font-size="10pt" style:font-name-asian="ＭＳ Ｐゴシック2" style:font-size-asian="10pt" style:font-size-complex="10pt"/>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75" style:family="table-cell" style:parent-style-name="標準_5f_企画出演者機材管理_5f_2011-08-19_5f_Miyazaki">
      <style:table-cell-properties style:text-align-source="fix" style:repeat-content="false" fo:background-color="transparent" fo:wrap-option="wrap" style:shrink-to-fit="false" style:vertical-align="middle"/>
      <style:paragraph-properties fo:text-align="center" fo:margin-left="0cm"/>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76" style:family="table-cell" style:parent-style-name="標準_5f_企画出演者機材管理_5f_2011-08-19_5f_Miyazaki">
      <style:table-cell-properties fo:background-color="transparent" fo:wrap-option="no-wrap" style:shrink-to-fit="false"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77" style:family="table-cell" style:parent-style-name="標準_5f_企画出演者機材管理_5f_2011-06-17_5f_Arita">
      <style:table-cell-properties fo:background-color="transparent" fo:wrap-option="no-wrap" style:shrink-to-fit="false"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78" style:family="table-cell" style:parent-style-name="標準_5f_企画出演者機材管理_5f_2011-08-19_5f_Miyazaki">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79" style:family="table-cell" style:parent-style-name="Default">
      <style:table-cell-properties fo:background-color="transparent" fo:wrap-option="no-wrap" style:shrink-to-fit="false" style:vertical-align="middle"/>
      <style:text-properties style:use-window-font-color="true" style:font-name="ＭＳ Ｐゴシック2" fo:font-size="10pt" style:font-name-asian="ＭＳ Ｐゴシック2" style:font-size-asian="10pt" style:font-size-complex="10pt"/>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80" style:family="table-cell" style:parent-style-name="標準_5f_企画出演者機材管理_5f_2011-08-19_5f_Miyazaki">
      <style:table-cell-properties fo:background-color="transparent" fo:wrap-option="wrap"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81" style:family="table-cell" style:parent-style-name="標準_5f_企画出演者機材管理_5f_2011-06-17_5f_Arita">
      <style:table-cell-properties fo:background-color="transparent" fo:wrap-option="wrap"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82" style:family="table-cell" style:parent-style-name="標準_20_2">
      <style:table-cell-properties fo:background-color="transparent" fo:wrap-option="wrap"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83" style:family="table-cell" style:parent-style-name="Default">
      <style:table-cell-properties fo:background-color="transparent" fo:wrap-option="wrap" style:vertical-align="middle"/>
      <style:text-properties style:use-window-font-color="true" style:font-name="ＭＳ Ｐゴシック2" fo:font-size="10pt" style:font-name-asian="ＭＳ Ｐゴシック2" style:font-size-asian="10pt" style:font-size-complex="10pt"/>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84" style:family="table-cell" style:parent-style-name="標準_5f_企画出演者機材管理_5f_2011-08-19_5f_Miyazaki">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85" style:family="table-cell" style:parent-style-name="標準_5f_企画出演者機材管理_5f_2011-08-19_5f_Miyazaki">
      <style:table-cell-properties style:text-align-source="fix" style:repeat-content="false" fo:background-color="transparent" fo:wrap-option="wrap" style:shrink-to-fit="true" style:vertical-align="middle"/>
      <style:paragraph-properties fo:text-align="center" fo:margin-left="0cm"/>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86" style:family="table-cell" style:parent-style-name="標準_5f_企画出演者機材管理_5f_2011-08-19_5f_Miyazaki">
      <style:table-cell-properties fo:background-color="transparent" fo:wrap-option="wrap"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87" style:family="table-cell" style:parent-style-name="Default">
      <style:table-cell-properties fo:background-color="transparent" fo:wrap-option="wrap" style:vertical-align="middle"/>
      <style:text-properties style:use-window-font-color="true" style:font-name="ＭＳ Ｐゴシック2" fo:font-size="10pt" style:font-name-asian="ＭＳ Ｐゴシック2" style:font-size-asian="10pt" style:font-size-complex="10pt"/>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88" style:family="table-cell" style:parent-style-name="標準_5f_企画出演者機材管理_5f_2011-08-19_5f_Miyazaki">
      <style:table-cell-properties style:text-align-source="fix" style:repeat-content="false" fo:background-color="transparent" fo:wrap-option="wrap" style:shrink-to-fit="true" style:vertical-align="middle"/>
      <style:paragraph-properties fo:text-align="center" fo:margin-left="0cm"/>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89" style:family="table-cell" style:parent-style-name="標準_5f_企画出演者機材管理_5f_2011-08-19_5f_Miyazaki">
      <style:table-cell-properties fo:background-color="transparent" fo:wrap-option="wrap"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90" style:family="table-cell" style:parent-style-name="Default">
      <style:table-cell-properties fo:background-color="transparent" fo:wrap-option="wrap" style:vertical-align="middle"/>
      <style:text-properties style:use-window-font-color="true" style:font-name="ＭＳ Ｐゴシック2" fo:font-size="10pt" style:font-name-asian="ＭＳ Ｐゴシック2" style:font-size-asian="10pt" style:font-size-complex="10pt"/>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91" style:family="table-cell" style:parent-style-name="標準_5f_企画出演者機材管理_5f_2011-08-19_5f_Miyazaki">
      <style:table-cell-properties style:text-align-source="fix" style:repeat-content="false" fo:background-color="transparent" fo:wrap-option="wrap" style:shrink-to-fit="true" style:vertical-align="middle"/>
      <style:paragraph-properties fo:text-align="center" fo:margin-left="0cm"/>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92" style:family="table-cell" style:parent-style-name="標準_5f_企画出演者機材管理_5f_2011-08-19_5f_Miyazaki">
      <style:table-cell-properties fo:background-color="transparent" fo:wrap-option="wrap"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93" style:family="table-cell" style:parent-style-name="Default">
      <style:table-cell-properties fo:background-color="transparent" fo:wrap-option="wrap" style:vertical-align="middle"/>
      <style:text-properties style:use-window-font-color="true" style:font-name="ＭＳ Ｐゴシック2" fo:font-size="10pt" style:font-name-asian="ＭＳ Ｐゴシック2" style:font-size-asian="10pt" style:font-size-complex="10pt"/>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94" style:family="table-cell" style:parent-style-name="標準_5f_企画出演者機材管理_5f_2011-08-19_5f_Miyazaki" style:data-style-name="N169">
      <style:table-cell-properties style:text-align-source="fix" style:repeat-content="false" fo:background-color="transparent" fo:wrap-option="wrap" style:shrink-to-fit="true" style:vertical-align="middle"/>
      <style:paragraph-properties fo:text-align="center" fo:margin-left="0cm"/>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95" style:family="table-cell" style:parent-style-name="標準_5f_企画出演者機材管理_5f_2011-08-19_5f_Miyazaki" style:data-style-name="N169">
      <style:table-cell-properties fo:background-color="transparent" fo:wrap-option="no-wrap"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96" style:family="table-cell" style:parent-style-name="Default" style:data-style-name="N169">
      <style:table-cell-properties fo:background-color="transparent" fo:wrap-option="no-wrap" style:vertical-align="middle"/>
      <style:text-properties style:use-window-font-color="true" style:font-name="ＭＳ Ｐゴシック2" fo:font-size="10pt" style:font-name-asian="ＭＳ Ｐゴシック2" style:font-size-asian="10pt" style:font-size-complex="10pt"/>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97" style:family="table-cell" style:parent-style-name="Default" style:data-style-name="N169">
      <style:text-properties style:use-window-font-color="true"/>
    </style:style>
    <style:style style:name="ce198" style:family="table-cell" style:parent-style-name="標準_5f_企画出演者機材管理_5f_2011-08-19_5f_Miyazaki" style:data-style-name="N125">
      <style:table-cell-properties style:text-align-source="fix" style:repeat-content="false" fo:background-color="transparent" fo:wrap-option="wrap" style:shrink-to-fit="true" style:vertical-align="middle"/>
      <style:paragraph-properties fo:text-align="center" fo:margin-left="0cm"/>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99" style:family="table-cell" style:parent-style-name="標準_5f_企画出演者機材管理_5f_2011-08-19_5f_Miyazaki" style:data-style-name="N125">
      <style:table-cell-properties fo:background-color="transparent" fo:wrap-option="wrap"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200" style:family="table-cell" style:parent-style-name="Default" style:data-style-name="N125">
      <style:table-cell-properties fo:background-color="transparent" fo:wrap-option="wrap" style:vertical-align="middle"/>
      <style:text-properties style:use-window-font-color="true" style:font-name="ＭＳ Ｐゴシック2" fo:font-size="10pt" style:font-name-asian="ＭＳ Ｐゴシック2" style:font-size-asian="10pt" style:font-size-complex="10pt"/>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201" style:family="table-cell" style:parent-style-name="Default" style:data-style-name="N125">
      <style:text-properties style:use-window-font-color="true"/>
    </style:style>
    <style:style style:name="ce202" style:family="table-cell" style:parent-style-name="標準_5f_企画出演者機材管理_5f_2011-08-19_5f_Miyazaki" style:data-style-name="N169">
      <style:table-cell-properties fo:background-color="transparent" fo:wrap-option="wrap"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203" style:family="table-cell" style:parent-style-name="Default" style:data-style-name="N169">
      <style:table-cell-properties fo:background-color="transparent" fo:wrap-option="wrap" style:vertical-align="middle"/>
      <style:text-properties style:use-window-font-color="true" style:font-name="ＭＳ Ｐゴシック2" fo:font-size="10pt" style:font-name-asian="ＭＳ Ｐゴシック2" style:font-size-asian="10pt" style:font-size-complex="10pt"/>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204" style:family="table-cell" style:parent-style-name="標準_5f_企画出演者機材管理_5f_2011-08-19_5f_Miyazaki">
      <style:table-cell-properties style:text-align-source="fix" style:repeat-content="false" fo:wrap-option="wrap"/>
      <style:paragraph-properties fo:text-align="center" fo:margin-left="0cm"/>
    </style:style>
    <style:style style:name="ce205" style:family="table-cell" style:parent-style-name="標準_5f_企画出演者機材管理_5f_2011-08-19_5f_Miyazaki">
      <style:table-cell-properties style:text-align-source="fix" style:repeat-content="false" fo:wrap-option="wrap"/>
      <style:paragraph-properties fo:text-align="center" fo:margin-left="0cm"/>
      <style:text-properties fo:font-size="10pt" style:font-size-asian="10pt" style:font-size-complex="10pt"/>
    </style:style>
    <style:style style:name="ce206" style:family="table-cell" style:parent-style-name="標準_5f_企画出演者機材管理_5f_2011-08-19_5f_Miyazaki" style:data-style-name="N124">
      <style:table-cell-properties style:text-align-source="fix" style:repeat-content="false" fo:background-color="transparent" fo:wrap-option="wrap" style:shrink-to-fit="true" style:vertical-align="middle"/>
      <style:paragraph-properties fo:text-align="center" fo:margin-left="0cm"/>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207" style:family="table-cell" style:parent-style-name="標準_5f_企画出演者機材管理_5f_2011-08-19_5f_Miyazaki" style:data-style-name="N124">
      <style:table-cell-properties fo:background-color="transparent" fo:wrap-option="wrap"/>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208" style:family="table-cell" style:parent-style-name="Default" style:data-style-name="N124">
      <style:table-cell-properties fo:background-color="transparent" fo:wrap-option="wrap"/>
      <style:text-properties style:use-window-font-color="true" style:font-name="ＭＳ Ｐゴシック2" fo:font-size="10pt" style:font-name-asian="ＭＳ Ｐゴシック2" style:font-size-asian="10pt" style:font-size-complex="10pt"/>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209" style:family="table-cell" style:parent-style-name="Default">
      <style:table-cell-properties style:text-align-source="fix" style:repeat-content="false" fo:background-color="transparent" fo:wrap-option="wrap" style:shrink-to-fit="true" style:vertical-align="middle"/>
      <style:paragraph-properties fo:text-align="center" fo:margin-left="0cm"/>
      <style:text-properties style:use-window-font-color="true" style:font-name="ＭＳ Ｐゴシック2" fo:font-size="10pt" style:font-name-asian="ＭＳ Ｐゴシック2" style:font-size-asian="10pt" style:font-size-complex="10pt"/>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210" style:family="table-cell" style:parent-style-name="標準_5f_企画出演者機材管理_5f_2011-06-17_5f_Arita">
      <style:text-properties style:use-window-font-color="true" style:font-name="ＭＳ Ｐゴシック2" fo:font-size="10pt" style:font-name-asian="ＭＳ Ｐゴシック2" style:font-size-asian="10pt" style:font-size-complex="10pt"/>
    </style:style>
    <style:style style:name="ce211" style:family="table-cell" style:parent-style-name="標準_20_2">
      <style:table-cell-properties fo:background-color="transparent" fo:wrap-option="wrap"/>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12" style:family="table-cell" style:parent-style-name="標準_5f_企画出演者機材管理_5f_2011-06-17_5f_Arita">
      <style:table-cell-properties fo:background-color="transparent" fo:wrap-option="wrap"/>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13" style:family="table-cell" style:parent-style-name="標準_20_2">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14" style:family="table-cell" style:parent-style-name="標準_5f_企画出演者機材管理_5f_2011-08-19_5f_Miyazaki">
      <style:table-cell-properties fo:background-color="transparent" fo:wrap-option="wrap"/>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15" style:family="table-cell" style:parent-style-name="標準_5f_企画出演者機材管理_5f_2011-08-19_5f_Miyazaki">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16" style:family="table-cell" style:parent-style-name="標準_5f_企画出演者機材管理_5f_2011-06-17_5f_Arita">
      <style:table-cell-properties style:text-align-source="fix" style:repeat-content="false" fo:background-color="transparent" fo:wrap-option="no-wrap" style:shrink-to-fit="true" style:vertical-align="middle"/>
      <style:paragraph-properties fo:text-align="center"/>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17" style:family="table-cell" style:parent-style-name="標準_5f_企画出演者機材管理_5f_2011-06-17_5f_Arita">
      <style:table-cell-properties fo:background-color="transparent" fo:wrap-option="wrap"/>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18" style:family="table-cell" style:parent-style-name="標準_20_2">
      <style:table-cell-properties fo:background-color="transparent" fo:wrap-option="wrap"/>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19" style:family="table-cell" style:parent-style-name="標準_5f_企画出演者機材管理_5f_2011-08-19_5f_Miyazaki">
      <style:table-cell-properties fo:background-color="transparent" fo:wrap-option="wrap"/>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20" style:family="table-cell" style:parent-style-name="標準_5f_企画出演者機材管理_5f_2011-06-17_5f_Arita">
      <style:table-cell-properties style:text-align-source="fix" style:repeat-content="false" fo:background-color="transparent" fo:wrap-option="no-wrap" style:shrink-to-fit="true" style:vertical-align="middle"/>
      <style:paragraph-properties fo:text-align="center"/>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21" style:family="table-cell" style:parent-style-name="標準_20_2">
      <style:table-cell-properties fo:background-color="transparent" fo:wrap-option="no-wrap" style:shrink-to-fit="tru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22" style:family="table-cell" style:parent-style-name="標準_5f_企画出演者機材管理_5f_2011-06-17_5f_Arita">
      <style:table-cell-properties fo:background-color="transparent" fo:wrap-option="no-wrap" style:shrink-to-fit="tru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23" style:family="table-cell" style:parent-style-name="標準_5f_企画出演者機材管理_5f_2011-08-19_5f_Miyazaki">
      <style:table-cell-properties fo:background-color="transparent" fo:wrap-option="no-wrap" style:shrink-to-fit="tru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24" style:family="table-cell" style:parent-style-name="標準_5f_企画出演者機材管理_5f_2011-06-17_5f_Arita" style:data-style-name="N124">
      <style:table-cell-properties style:text-align-source="fix" style:repeat-content="false" fo:background-color="transparent" fo:wrap-option="no-wrap" style:shrink-to-fit="true" style:vertical-align="middle"/>
      <style:paragraph-properties fo:text-align="center" fo:margin-left="0cm"/>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25" style:family="table-cell" style:parent-style-name="標準_20_2" style:data-style-name="N124">
      <style:table-cell-properties style:text-align-source="fix" style:repeat-content="false" fo:background-color="transparent" fo:wrap-option="wrap"/>
      <style:paragraph-properties fo:text-align="end" fo:margin-left="0cm"/>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26" style:family="table-cell" style:parent-style-name="標準_5f_企画出演者機材管理_5f_2011-06-17_5f_Arita" style:data-style-name="N124">
      <style:table-cell-properties style:text-align-source="fix" style:repeat-content="false" fo:background-color="transparent" fo:wrap-option="wrap"/>
      <style:paragraph-properties fo:text-align="end" fo:margin-left="0cm"/>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27" style:family="table-cell" style:parent-style-name="標準_5f_企画出演者機材管理_5f_2011-08-19_5f_Miyazaki" style:data-style-name="N124">
      <style:table-cell-properties style:text-align-source="fix" style:repeat-content="false" fo:background-color="transparent" fo:wrap-option="wrap"/>
      <style:paragraph-properties fo:text-align="end" fo:margin-left="0cm"/>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28" style:family="table-cell" style:parent-style-name="標準_5f_企画出演者機材管理_5f_2011-06-17_5f_Arita" style:data-style-name="N169">
      <style:table-cell-properties style:text-align-source="fix" style:repeat-content="false" fo:background-color="transparent" fo:wrap-option="no-wrap" style:shrink-to-fit="true" style:vertical-align="middle"/>
      <style:paragraph-properties fo:text-align="center"/>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29" style:family="table-cell" style:parent-style-name="標準_20_2" style:data-style-name="N169">
      <style:table-cell-properties fo:background-color="transparent" fo:wrap-option="wrap"/>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30" style:family="table-cell" style:parent-style-name="標準_5f_企画出演者機材管理_5f_2011-06-17_5f_Arita" style:data-style-name="N169">
      <style:table-cell-properties fo:background-color="transparent" fo:wrap-option="wrap"/>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31" style:family="table-cell" style:parent-style-name="標準_5f_企画出演者機材管理_5f_2011-06-17_5f_Arita">
      <style:table-cell-properties fo:background-color="transparent" fo:wrap-option="wrap"/>
      <style:text-properties style:use-window-font-color="true" style:text-outline="false" style:text-line-through-style="solid"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32" style:family="table-cell" style:parent-style-name="標準_5f_企画出演者機材管理_5f_2011-08-19_5f_Miyazaki">
      <style:table-cell-properties fo:background-color="transparent" fo:wrap-option="wrap"/>
      <style:text-properties style:use-window-font-color="true" style:font-name="ＭＳ Ｐゴシック2" fo:font-size="10pt" style:font-name-asian="ＭＳ Ｐゴシック2" style:font-size-asian="10pt" style:font-size-complex="10pt"/>
      <style:map style:condition="is-true-formula(MID([.$B2];3;2)=&quot;中止&quot;)" style:apply-style-name="中止" style:base-cell-address="ゲストシート.A2"/>
    </style:style>
    <style:style style:name="ce233" style:family="table-cell" style:parent-style-name="標準_5f_企画出演者機材管理_5f_2011-08-19_5f_Miyazaki">
      <style:table-cell-properties fo:background-color="transparent" fo:wrap-option="wrap" CellBackColor="16777215"/>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34" style:family="table-cell" style:parent-style-name="標準_5f_企画出演者機材管理_5f_2011-08-19_5f_Miyazaki">
      <style:table-cell-properties fo:background-color="#ffffff" fo:wrap-option="wrap" CellBackColor="16777215"/>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35" style:family="table-cell" style:parent-style-name="標準_5f_企画出演者機材管理_5f_2011-08-19_5f_Miyazaki" style:data-style-name="N120">
      <style:table-cell-properties style:text-align-source="fix" style:repeat-content="false" fo:background-color="transparent" fo:wrap-option="no-wrap" style:shrink-to-fit="true" style:vertical-align="middle"/>
      <style:paragraph-properties fo:text-align="center"/>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236" style:family="table-cell" style:parent-style-name="標準_5f_企画出演者機材管理_5f_2011-08-19_5f_Miyazaki" style:data-style-name="N120">
      <style:table-cell-properties style:text-align-source="fix" style:repeat-content="false" fo:background-color="transparent" fo:wrap-option="no-wrap" fo:border="none" style:shrink-to-fit="true" style:vertical-align="middle"/>
      <style:paragraph-properties fo:text-align="center"/>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237" style:family="table-cell" style:parent-style-name="標準_5f_企画出演者機材管理_5f_2011-08-19_5f_Miyazaki">
      <style:table-cell-properties fo:background-color="transparent" fo:wrap-option="wrap" fo:border="none"/>
      <style:text-properties style:use-window-font-color="true" style:font-name="ＭＳ Ｐゴシック2" fo:font-size="10pt" style:font-name-asian="ＭＳ Ｐゴシック2" style:font-size-asian="10pt" style:font-size-complex="10pt"/>
      <style:map style:condition="is-true-formula(MID([.$B2];3;2)=&quot;中止&quot;)" style:apply-style-name="中止" style:base-cell-address="ゲストシート.A2"/>
    </style:style>
    <style:style style:name="ce238" style:family="table-cell" style:parent-style-name="標準_5f_企画出演者機材管理_5f_2011-08-19_5f_Miyazaki">
      <style:table-cell-properties fo:background-color="transparent" fo:wrap-option="wrap" fo:border="none" CellBackColor="16777215"/>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39" style:family="table-cell" style:parent-style-name="標準_5f_企画出演者機材管理_5f_2011-08-19_5f_Miyazaki">
      <style:table-cell-properties fo:background-color="#ffffff" fo:wrap-option="wrap" fo:border="none" CellBackColor="16777215"/>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40" style:family="table-cell" style:parent-style-name="標準_5f_企画出演者機材管理_5f_2011-08-19_5f_Miyazaki">
      <style:table-cell-properties fo:background-color="transparent" fo:wrap-option="wrap" fo:border="non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41" style:family="table-cell" style:parent-style-name="標準_5f_企画出演者機材管理_5f_2011-08-19_5f_Miyazaki" style:data-style-name="N120">
      <style:table-cell-properties fo:border-bottom="none" style:text-align-source="fix" style:repeat-content="false" fo:background-color="transparent" fo:wrap-option="no-wrap" fo:border-left="0.002cm solid #000000" fo:border-right="none" style:shrink-to-fit="true" fo:border-top="none" style:vertical-align="middle"/>
      <style:paragraph-properties fo:text-align="center"/>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242" style:family="table-cell" style:parent-style-name="標準_5f_企画出演者機材管理_5f_2011-08-19_5f_Miyazaki">
      <style:table-cell-properties fo:border-bottom="none" fo:background-color="transparent" fo:wrap-option="wrap" fo:border-left="0.002cm solid #000000" fo:border-right="none" fo:border-top="none"/>
      <style:text-properties style:use-window-font-color="true" style:font-name="ＭＳ Ｐゴシック2" fo:font-size="10pt" style:font-name-asian="ＭＳ Ｐゴシック2" style:font-size-asian="10pt" style:font-size-complex="10pt"/>
      <style:map style:condition="is-true-formula(MID([.$B2];3;2)=&quot;中止&quot;)" style:apply-style-name="中止" style:base-cell-address="ゲストシート.A2"/>
    </style:style>
    <style:style style:name="ce243" style:family="table-cell" style:parent-style-name="標準_5f_企画出演者機材管理_5f_2011-08-19_5f_Miyazaki">
      <style:table-cell-properties fo:border-bottom="none" fo:background-color="transparent" fo:wrap-option="wrap" fo:border-left="0.002cm solid #000000" fo:border-right="none" fo:border-top="none" CellBackColor="16777215"/>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44" style:family="table-cell" style:parent-style-name="標準_5f_企画出演者機材管理_5f_2011-08-19_5f_Miyazaki">
      <style:table-cell-properties fo:border-bottom="none" fo:background-color="#ffffff" fo:wrap-option="wrap" fo:border-left="0.002cm solid #000000" fo:border-right="none" fo:border-top="none" CellBackColor="16777215"/>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45" style:family="table-cell" style:parent-style-name="標準_5f_企画出演者機材管理_5f_2011-08-19_5f_Miyazaki">
      <style:table-cell-properties fo:border-bottom="none" fo:background-color="transparent" fo:wrap-option="wrap" fo:border-left="0.002cm solid #000000" fo:border-right="none" fo:border-top="non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46" style:family="table-cell" style:parent-style-name="Default">
      <style:table-cell-properties fo:border-bottom="none" fo:border-left="0.002cm solid #000000" fo:border-right="none" fo:border-top="none"/>
      <style:text-properties style:use-window-font-color="true"/>
    </style:style>
    <style:style style:name="ce247" style:family="table-cell" style:parent-style-name="Default" style:data-style-name="N120">
      <style:table-cell-properties style:text-align-source="fix" style:repeat-content="false" fo:wrap-option="no-wrap" style:shrink-to-fit="true" style:vertical-align="middle"/>
      <style:paragraph-properties fo:text-align="center"/>
      <style:text-properties style:use-window-font-color="true" style:font-name="ＭＳ Ｐゴシック2" fo:font-size="10pt" style:font-name-asian="ＭＳ Ｐゴシック2" style:font-size-asian="10pt" style:font-size-complex="10pt"/>
    </style:style>
    <style:style style:name="ce248" style:family="table-cell" style:parent-style-name="Default">
      <style:table-cell-properties fo:background-color="transparent" fo:wrap-option="wrap" style:vertical-align="middle"/>
      <style:text-properties style:use-window-font-color="true" style:font-name="ＭＳ Ｐゴシック2" fo:font-size="11pt" style:font-name-asian="ＭＳ Ｐゴシック2" style:font-size-asian="11pt" style:font-size-complex="11pt"/>
      <style:map style:condition="is-true-formula(MID([.$B1];2;2)=&quot;中止&quot;)" style:apply-style-name="中止" style:base-cell-address="ゲストシート.A1"/>
    </style:style>
    <style:style style:name="ce249" style:family="table-cell" style:parent-style-name="Default">
      <style:table-cell-properties fo:wrap-option="wrap" style:vertical-align="middle"/>
      <style:text-properties style:use-window-font-color="true" style:font-name="ＭＳ Ｐゴシック2" fo:font-size="11pt" style:font-name-asian="ＭＳ Ｐゴシック2" style:font-size-asian="11pt" style:font-size-complex="11pt"/>
      <style:map style:condition="is-true-formula(MID([.$B1];2;2)=&quot;中止&quot;)" style:apply-style-name="中止" style:base-cell-address="ゲストシート.A1"/>
    </style:style>
    <style:style style:name="ce250" style:family="table-cell" style:parent-style-name="Default">
      <style:text-properties style:use-window-font-color="true" style:font-name="ＭＳ Ｐゴシック2" fo:font-size="10pt" style:font-name-asian="ＭＳ Ｐゴシック2" style:font-size-asian="10pt" style:font-size-complex="10pt"/>
    </style:style>
    <style:style style:name="ce251" style:family="table-cell" style:parent-style-name="Default">
      <style:table-cell-properties style:text-align-source="fix" style:repeat-content="false" fo:wrap-option="no-wrap" style:shrink-to-fit="true" style:vertical-align="middle"/>
      <style:paragraph-properties fo:text-align="center"/>
      <style:text-properties style:use-window-font-color="true" style:font-name="ＭＳ Ｐゴシック2" fo:font-size="10pt" style:font-name-asian="ＭＳ Ｐゴシック2" style:font-size-asian="10pt" style:font-size-complex="10pt"/>
      <style:map style:condition="is-true-formula(MID([.$B1];2;2)=&quot;中止&quot;)" style:apply-style-name="中止" style:base-cell-address="ゲストシート.A1"/>
    </style:style>
    <style:style style:name="ce252" style:family="table-cell" style:parent-style-name="Default">
      <style:table-cell-properties fo:background-color="transparent" fo:wrap-option="wrap"/>
      <style:text-properties style:use-window-font-color="true" style:font-name="ＭＳ Ｐゴシック2" fo:font-size="10pt" style:font-name-asian="ＭＳ Ｐゴシック2" style:font-size-asian="10pt" style:font-size-complex="10pt"/>
      <style:map style:condition="is-true-formula(MID([.$B1];2;2)=&quot;中止&quot;)" style:apply-style-name="中止" style:base-cell-address="ゲストシート.A1"/>
    </style:style>
    <style:style style:name="ce253" style:family="table-cell" style:parent-style-name="Default">
      <style:table-cell-properties fo:wrap-option="wrap"/>
      <style:text-properties style:use-window-font-color="true" style:font-name="ＭＳ Ｐゴシック2" fo:font-size="10pt" style:font-name-asian="ＭＳ Ｐゴシック2" style:font-size-asian="10pt" style:font-size-complex="10pt"/>
      <style:map style:condition="is-true-formula(MID([.$B1];2;2)=&quot;中止&quot;)" style:apply-style-name="中止" style:base-cell-address="ゲストシート.A1"/>
    </style:style>
    <style:style style:name="ce254" style:family="table-cell" style:parent-style-name="標準_5f_企画出演者機材管理_5f_2011-08-19_5f_Miyazaki">
      <style:table-cell-properties style:text-align-source="fix" style:repeat-content="false"/>
      <style:paragraph-properties fo:text-align="center" fo:margin-left="0cm"/>
      <style:text-properties style:use-window-font-color="true"/>
    </style:style>
    <style:style style:name="ce255" style:family="table-cell" style:parent-style-name="標準_5f_企画出演者機材管理_5f_2011-08-19_5f_Miyazaki">
      <style:table-cell-properties fo:wrap-option="wrap"/>
      <style:text-properties style:use-window-font-color="true" fo:font-size="10pt" style:font-name-asian="ＭＳ Ｐゴシック2" style:font-size-asian="10pt" style:font-size-complex="10pt"/>
    </style:style>
    <style:style style:name="ce256" style:family="table-cell" style:parent-style-name="標準_5f_企画出演者機材管理_5f_2011-08-19_5f_Miyazaki">
      <style:table-cell-properties fo:background-color="#000000" fo:wrap-option="wrap"/>
      <style:text-properties style:use-window-font-color="true" fo:font-size="10pt" style:font-name-asian="ＭＳ Ｐゴシック2" style:font-size-asian="10pt" style:font-size-complex="10pt"/>
    </style:style>
    <style:style style:name="ce257" style:family="table-cell" style:parent-style-name="標準_5f_企画出演者機材管理_5f_2011-08-19_5f_Miyazaki">
      <style:table-cell-properties style:text-align-source="fix" style:repeat-content="false" fo:wrap-option="no-wrap" style:shrink-to-fit="true" style:vertical-align="middle"/>
      <style:paragraph-properties fo:text-align="center" fo:margin-left="0cm"/>
      <style:text-properties style:use-window-font-color="true" fo:font-size="10pt" style:font-name-asian="ＭＳ Ｐゴシック2" style:font-size-asian="10pt" style:font-size-complex="10pt"/>
    </style:style>
    <style:style style:name="ce258" style:family="table-cell" style:parent-style-name="標準_5f_企画出演者機材管理_5f_2011-08-19_5f_Miyazaki">
      <style:table-cell-properties fo:background-color="transparent" fo:wrap-option="wrap"/>
      <style:text-properties style:use-window-font-color="true" style:text-outline="false" style:text-line-through-style="none" style:font-name="ＭＳ Ｐゴシック1"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25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60" style:family="table-cell" style:parent-style-name="標準_5f_企画出演者機材管理_5f_2011-08-19_5f_Miyazaki" style:data-style-name="N124">
      <style:table-cell-properties style:glyph-orientation-vertical="0" style:text-align-source="fix" style:repeat-content="false" fo:wrap-option="no-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1"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261" style:family="table-cell" style:parent-style-name="標準_5f_企画出演者機材管理_5f_2011-08-19_5f_Miyazaki" style:data-style-name="N124">
      <style:table-cell-properties style:glyph-orientation-vertical="0" style:text-align-source="fix" style:repeat-content="false" fo:wrap-option="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ＭＳ Ｐゴシック1"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262" style:family="table-cell" style:parent-style-name="標準_5f_企画出演者機材管理_5f_2011-08-19_5f_Miyazaki" style:data-style-name="N124">
      <style:table-cell-properties style:glyph-orientation-vertical="0" fo:background-color="#000000" style:text-align-source="fix" style:repeat-content="false" fo:wrap-option="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ＭＳ Ｐゴシック1"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263" style:family="table-cell" style:parent-style-name="標準_5f_企画出演者機材管理_5f_2011-08-19_5f_Miyazaki">
      <style:table-cell-properties style:text-align-source="fix" style:repeat-content="false" fo:wrap-option="no-wrap" style:shrink-to-fit="true" style:vertical-align="middle"/>
      <style:paragraph-properties fo:text-align="center" fo:margin-left="0cm"/>
      <style:text-properties style:use-window-font-color="true" style:text-outline="false" style:text-line-through-style="none" style:font-name="ＭＳ Ｐゴシック1"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264" style:family="table-cell" style:parent-style-name="標準_5f_企画出演者機材管理_5f_2011-08-19_5f_Miyazaki">
      <style:table-cell-properties fo:wrap-option="wrap"/>
      <style:text-properties style:use-window-font-color="true" style:text-outline="false" style:text-line-through-style="none" style:font-name="ＭＳ Ｐゴシック1"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265" style:family="table-cell" style:parent-style-name="標準_5f_企画出演者機材管理_5f_2011-08-19_5f_Miyazaki">
      <style:table-cell-properties fo:background-color="#000000" fo:wrap-option="wrap"/>
      <style:text-properties style:use-window-font-color="true" style:text-outline="false" style:text-line-through-style="none" style:font-name="ＭＳ Ｐゴシック1"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266" style:family="table-cell" style:parent-style-name="Default">
      <style:table-cell-properties style:text-align-source="fix" style:repeat-content="false" fo:wrap-option="no-wrap" style:shrink-to-fit="true" style:vertical-align="middle"/>
      <style:paragraph-properties fo:text-align="center" fo:margin-left="0cm"/>
      <style:text-properties style:use-window-font-color="true" fo:font-size="10pt" style:font-name-asian="ＭＳ Ｐゴシック2" style:font-size-asian="10pt" style:font-size-complex="10pt"/>
    </style:style>
    <style:style style:name="ce267" style:family="table-cell" style:parent-style-name="Default">
      <style:table-cell-properties fo:wrap-option="wrap"/>
      <style:text-properties style:use-window-font-color="true" fo:font-size="10pt" style:font-name-asian="ＭＳ Ｐゴシック2" style:font-size-asian="10pt" style:font-size-complex="10pt"/>
    </style:style>
    <style:style style:name="ce268" style:family="table-cell" style:parent-style-name="Default">
      <style:table-cell-properties fo:background-color="#000000" fo:wrap-option="wrap"/>
      <style:text-properties style:use-window-font-color="true" fo:font-size="10pt" style:font-name-asian="ＭＳ Ｐゴシック2" style:font-size-asian="10pt" style:font-size-complex="10pt"/>
    </style:style>
    <style:style style:name="ce269" style:family="table-cell" style:parent-style-name="標準_5f_企画出演者機材管理_5f_2011-08-19_5f_Miyazaki">
      <style:text-properties style:use-window-font-color="true"/>
    </style:style>
    <style:style style:name="ce270" style:family="table-cell" style:parent-style-name="標準_5f_企画出演者機材管理_5f_2011-08-19_5f_Miyazaki">
      <style:table-cell-properties fo:background-color="transparent" fo:wrap-option="wrap"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LEFT([.Q48];2)=&quot;40&quot;)" style:apply-style-name="他団体使用" style:base-cell-address="場所コード.Q48"/>
    </style:style>
    <style:style style:name="ce271" style:family="table-cell" style:parent-style-name="標準_5f_企画出演者機材管理_5f_2011-08-19_5f_Miyazaki">
      <style:table-cell-properties style:text-align-source="fix" style:repeat-content="false" fo:background-color="transparent" fo:wrap-option="no-wrap" style:shrink-to-fit="true" style:vertical-align="middle"/>
      <style:paragraph-properties fo:text-align="center"/>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LEFT([.Q48];2)=&quot;40&quot;)" style:apply-style-name="他団体使用" style:base-cell-address="場所コード.Q48"/>
    </style:style>
    <style:style style:name="ce272" style:family="table-cell" style:parent-style-name="標準_5f_企画出演者機材管理_5f_2011-08-19_5f_Miyazaki">
      <style:table-cell-properties style:glyph-orientation-vertical="0" style:text-align-source="fix" style:repeat-content="false" fo:background-color="transparent" fo:wrap-option="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LEFT([.Q48];2)=&quot;40&quot;)" style:apply-style-name="他団体使用" style:base-cell-address="場所コード.Q48"/>
    </style:style>
    <style:style style:name="ce273" style:family="table-cell" style:parent-style-name="標準_5f_企画出演者機材管理_5f_2011-06-17_5f_Arita">
      <style:table-cell-properties style:text-align-source="fix" style:repeat-content="false" fo:background-color="transparent" fo:wrap-option="no-wrap" style:shrink-to-fit="true" style:vertical-align="middle"/>
      <style:paragraph-properties fo:text-align="center"/>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LEFT([.Q48];2)=&quot;40&quot;)" style:apply-style-name="他団体使用" style:base-cell-address="場所コード.Q48"/>
    </style:style>
    <style:style style:name="ce274" style:family="table-cell" style:parent-style-name="標準_5f_企画出演者機材管理_5f_2011-08-19_5f_Miyazaki">
      <style:table-cell-properties fo:background-color="transparent" fo:wrap-option="wrap" style:vertical-align="middle"/>
      <style:text-properties style:use-window-font-color="true" style:font-name="ＭＳ Ｐゴシック2" fo:font-size="10pt" style:font-name-asian="ＭＳ Ｐゴシック2" style:font-size-asian="10pt" style:font-size-complex="10pt"/>
      <style:map style:condition="is-true-formula(LEFT([.Q48];2)=&quot;40&quot;)" style:apply-style-name="他団体使用" style:base-cell-address="場所コード.Q48"/>
    </style:style>
    <style:style style:name="ce275" style:family="table-cell" style:parent-style-name="標準_5f_企画出演者機材管理_5f_2011-08-19_5f_Miyazaki" style:data-style-name="N120">
      <style:table-cell-properties style:text-align-source="fix" style:repeat-content="false" fo:background-color="transparent" fo:wrap-option="no-wrap" style:shrink-to-fit="true" style:vertical-align="middle"/>
      <style:paragraph-properties fo:text-align="center"/>
      <style:text-properties style:use-window-font-color="true" style:font-name="ＭＳ Ｐゴシック2" fo:font-size="10pt" style:font-name-asian="ＭＳ Ｐゴシック2" style:font-size-asian="10pt" style:font-size-complex="10pt"/>
    </style:style>
    <style:style style:name="ce276" style:family="table-cell" style:parent-style-name="標準_5f_企画出演者機材管理_5f_2011-08-19_5f_Miyazaki">
      <style:table-cell-properties fo:background-color="transparent" fo:wrap-option="no-wrap" style:shrink-to-fit="true" style:vertical-align="middle"/>
      <style:text-properties style:use-window-font-color="true" style:font-name="ＭＳ Ｐゴシック2" fo:font-size="10pt" style:font-name-asian="ＭＳ Ｐゴシック2" style:font-size-asian="10pt" style:font-size-complex="10pt"/>
      <style:map style:condition="is-true-formula(LEFT([.Q48];2)=&quot;40&quot;)" style:apply-style-name="他団体使用" style:base-cell-address="場所コード.Q48"/>
    </style:style>
    <style:style style:name="ce277" style:family="table-cell" style:parent-style-name="標準_5f_企画出演者機材管理_5f_2011-08-19_5f_Miyazaki">
      <style:table-cell-properties fo:background-color="transparent" fo:wrap-option="no-wrap" style:shrink-to-fit="true"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LEFT([.Q48];2)=&quot;40&quot;)" style:apply-style-name="他団体使用" style:base-cell-address="場所コード.Q48"/>
    </style:style>
    <style:style style:name="ce278" style:family="table-cell" style:parent-style-name="標準_5f_企画出演者機材管理_5f_2011-08-19_5f_Miyazaki" style:data-style-name="N120">
      <style:table-cell-properties style:text-align-source="fix" style:repeat-content="false" fo:background-color="transparent" fo:wrap-option="no-wrap" fo:border="none" style:shrink-to-fit="true" style:vertical-align="middle"/>
      <style:paragraph-properties fo:text-align="center"/>
      <style:text-properties style:use-window-font-color="true" style:font-name="ＭＳ Ｐゴシック2" fo:font-size="10pt" style:font-name-asian="ＭＳ Ｐゴシック2" style:font-size-asian="10pt" style:font-size-complex="10pt"/>
    </style:style>
    <style:style style:name="ce279" style:family="table-cell" style:parent-style-name="標準_5f_企画出演者機材管理_5f_2011-08-19_5f_Miyazaki">
      <style:table-cell-properties fo:background-color="transparent" fo:wrap-option="no-wrap" fo:border="none" style:shrink-to-fit="true" style:vertical-align="middle"/>
      <style:text-properties style:use-window-font-color="true" style:font-name="ＭＳ Ｐゴシック2" fo:font-size="10pt" style:font-name-asian="ＭＳ Ｐゴシック2" style:font-size-asian="10pt" style:font-size-complex="10pt"/>
      <style:map style:condition="is-true-formula(LEFT([.Q48];2)=&quot;40&quot;)" style:apply-style-name="他団体使用" style:base-cell-address="場所コード.Q48"/>
    </style:style>
    <style:style style:name="ce280" style:family="table-cell" style:parent-style-name="標準_5f_企画出演者機材管理_5f_2011-08-19_5f_Miyazaki">
      <style:table-cell-properties fo:background-color="transparent" fo:wrap-option="no-wrap" fo:border="none" style:shrink-to-fit="true"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LEFT([.Q48];2)=&quot;40&quot;)" style:apply-style-name="他団体使用" style:base-cell-address="場所コード.Q48"/>
    </style:style>
    <style:style style:name="ce281" style:family="table-cell" style:parent-style-name="標準_5f_企画出演者機材管理_5f_2011-08-19_5f_Miyazaki" style:data-style-name="N120">
      <style:table-cell-properties fo:border-bottom="none" style:text-align-source="fix" style:repeat-content="false" fo:background-color="transparent" fo:wrap-option="no-wrap" fo:border-left="0.002cm solid #000000" fo:border-right="none" style:shrink-to-fit="true" fo:border-top="none" style:vertical-align="middle"/>
      <style:paragraph-properties fo:text-align="center"/>
      <style:text-properties style:use-window-font-color="true" style:font-name="ＭＳ Ｐゴシック2" fo:font-size="10pt" style:font-name-asian="ＭＳ Ｐゴシック2" style:font-size-asian="10pt" style:font-size-complex="10pt"/>
    </style:style>
    <style:style style:name="ce282" style:family="table-cell" style:parent-style-name="標準_5f_企画出演者機材管理_5f_2011-08-19_5f_Miyazaki">
      <style:table-cell-properties fo:border-bottom="none" fo:background-color="transparent" fo:wrap-option="no-wrap" fo:border-left="0.002cm solid #000000" fo:border-right="none" style:shrink-to-fit="true" fo:border-top="none" style:vertical-align="middle"/>
      <style:text-properties style:use-window-font-color="true" style:font-name="ＭＳ Ｐゴシック2" fo:font-size="10pt" style:font-name-asian="ＭＳ Ｐゴシック2" style:font-size-asian="10pt" style:font-size-complex="10pt"/>
      <style:map style:condition="is-true-formula(LEFT([.Q48];2)=&quot;40&quot;)" style:apply-style-name="他団体使用" style:base-cell-address="場所コード.Q48"/>
    </style:style>
    <style:style style:name="ce283" style:family="table-cell" style:parent-style-name="標準_5f_企画出演者機材管理_5f_2011-08-19_5f_Miyazaki">
      <style:table-cell-properties fo:border-bottom="none" fo:background-color="transparent" fo:wrap-option="no-wrap" fo:border-left="0.002cm solid #000000" fo:border-right="none" style:shrink-to-fit="true" fo:border-top="none"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LEFT([.Q48];2)=&quot;40&quot;)" style:apply-style-name="他団体使用" style:base-cell-address="場所コード.Q48"/>
    </style:style>
    <style:style style:name="ce284" style:family="table-cell" style:parent-style-name="標準_5f_企画出演者機材管理_5f_2011-08-19_5f_Miyazaki">
      <style:table-cell-properties fo:background-color="transparent" fo:wrap-option="wrap" style:vertical-align="middle"/>
      <style:text-properties style:use-window-font-color="true" style:text-outline="false" style:text-line-through-style="none" style:font-name="ＭＳ Ｐゴシック2" fo:font-size="11pt" fo:font-style="normal" fo:text-shadow="none" style:text-underline-style="none" fo:font-weight="normal" style:font-name-asian="ＭＳ Ｐゴシック2" style:font-size-asian="11pt" style:font-style-asian="normal" style:font-weight-asian="normal" style:font-size-complex="11pt" style:font-style-complex="normal" style:font-weight-complex="normal"/>
      <style:map style:condition="is-true-formula(LEFT([.Q48];2)=&quot;40&quot;)" style:apply-style-name="他団体使用" style:base-cell-address="場所コード.Q48"/>
    </style:style>
    <style:style style:name="ce285" style:family="table-cell" style:parent-style-name="標準_5f_企画出演者機材管理_5f_2011-08-19_5f_Miyazaki" style:data-style-name="N120">
      <style:table-cell-properties style:text-align-source="fix" style:repeat-content="false" fo:background-color="transparent" fo:wrap-option="no-wrap" style:shrink-to-fit="true" style:vertical-align="middle"/>
      <style:paragraph-properties fo:text-align="center"/>
      <style:text-properties style:use-window-font-color="true" style:font-name="ＭＳ Ｐゴシック2" fo:font-size="10pt" style:font-name-asian="ＭＳ Ｐゴシック2" style:font-size-asian="10pt" style:font-size-complex="10pt"/>
      <style:map style:condition="is-true-formula(LEFT([.Q48];2)=&quot;40&quot;)" style:apply-style-name="他団体使用" style:base-cell-address="場所コード.Q48"/>
    </style:style>
    <style:style style:name="ce286" style:family="table-cell" style:parent-style-name="Default">
      <style:table-cell-properties style:text-align-source="fix" style:repeat-content="false" fo:background-color="transparent" fo:wrap-option="no-wrap" style:shrink-to-fit="true" style:vertical-align="middle"/>
      <style:paragraph-properties fo:text-align="center"/>
      <style:text-properties style:use-window-font-color="true" style:font-name="ＭＳ Ｐゴシック2" fo:font-size="10pt" style:font-name-asian="ＭＳ Ｐゴシック2" style:font-size-asian="10pt" style:font-size-complex="10pt"/>
      <style:map style:condition="is-true-formula(LEFT([.Q48];2)=&quot;40&quot;)" style:apply-style-name="他団体使用" style:base-cell-address="場所コード.Q48"/>
    </style:style>
    <style:style style:name="ce287" style:family="table-cell" style:parent-style-name="Default">
      <style:table-cell-properties fo:background-color="transparent" fo:wrap-option="wrap" style:vertical-align="middle"/>
      <style:text-properties style:use-window-font-color="true" style:font-name="ＭＳ Ｐゴシック2" fo:font-size="10pt" style:font-name-asian="ＭＳ Ｐゴシック2" style:font-size-asian="10pt" style:font-size-complex="10pt"/>
      <style:map style:condition="is-true-formula(LEFT([.Q48];2)=&quot;40&quot;)" style:apply-style-name="他団体使用" style:base-cell-address="場所コード.Q48"/>
    </style:style>
    <style:style style:name="ce288" style:family="table-cell" style:parent-style-name="Default">
      <style:text-properties style:use-window-font-color="true"/>
      <style:map style:condition="is-true-formula(LEFT([.Q48];2)=&quot;40&quot;)" style:apply-style-name="他団体使用" style:base-cell-address="場所コード.Q48"/>
    </style:style>
    <style:style style:name="ce289" style:family="table-cell" style:parent-style-name="標準_5f_企画出演者機材管理_5f_2011-08-19_5f_Miyazaki" style:data-style-name="N120">
      <style:table-cell-properties fo:border-bottom="none" style:text-align-source="fix" style:repeat-content="false" fo:background-color="transparent" fo:wrap-option="no-wrap" fo:border-left="0.002cm solid #000000" fo:border-right="0.002cm solid #000000" style:shrink-to-fit="true" fo:border-top="none" style:vertical-align="middle"/>
      <style:paragraph-properties fo:text-align="center"/>
      <style:text-properties style:use-window-font-color="true" style:font-name="ＭＳ Ｐゴシック2" fo:font-size="10pt" style:font-name-asian="ＭＳ Ｐゴシック2" style:font-size-asian="10pt" style:font-size-complex="10pt"/>
    </style:style>
    <style:style style:name="ce290" style:family="table-cell" style:parent-style-name="Default">
      <style:table-cell-properties fo:border-bottom="none" fo:border-left="0.002cm solid #000000" fo:border-right="0.002cm solid #000000" fo:border-top="none"/>
      <style:text-properties style:use-window-font-color="true"/>
    </style:style>
    <style:style style:name="ce291" style:family="table-cell" style:parent-style-name="標準_5f_企画出演者機材管理_5f_2011-08-19_5f_Miyazaki" style:data-style-name="N120">
      <style:table-cell-properties fo:border-bottom="none" style:text-align-source="fix" style:repeat-content="false" fo:background-color="transparent" fo:wrap-option="no-wrap" fo:border-left="none" fo:border-right="0.002cm solid #000000" style:shrink-to-fit="true" fo:border-top="none" style:vertical-align="middle"/>
      <style:paragraph-properties fo:text-align="center"/>
      <style:text-properties style:use-window-font-color="true" style:font-name="ＭＳ Ｐゴシック2" fo:font-size="10pt" style:font-name-asian="ＭＳ Ｐゴシック2" style:font-size-asian="10pt" style:font-size-complex="10pt"/>
    </style:style>
    <style:style style:name="ce292" style:family="table-cell" style:parent-style-name="Default">
      <style:table-cell-properties fo:border-bottom="none" fo:border-left="none" fo:border-right="0.002cm solid #000000" fo:border-top="none"/>
      <style:text-properties style:use-window-font-color="true"/>
    </style:style>
    <style:style style:name="ce293" style:family="table-cell" style:parent-style-name="Default" style:data-style-name="N120">
      <style:table-cell-properties fo:border-bottom="none" style:text-align-source="fix" style:repeat-content="false" fo:border-left="none" fo:border-right="0.002cm solid #000000" fo:border-top="none"/>
      <style:paragraph-properties fo:text-align="center" fo:margin-left="0cm"/>
      <style:text-properties style:use-window-font-color="true"/>
    </style:style>
    <style:style style:name="ce294" style:family="table-cell" style:parent-style-name="Default" style:data-style-name="N120">
      <style:table-cell-properties fo:border-bottom="none" style:text-align-source="fix" style:repeat-content="false" fo:border-left="none" fo:border-right="0.002cm solid #000000" fo:border-top="none"/>
      <style:paragraph-properties fo:text-align="center" fo:margin-left="0cm"/>
      <style:text-properties style:use-window-font-color="true" style:font-name="Arial"/>
    </style:style>
    <style:style style:name="ce295" style:family="table-cell" style:parent-style-name="標準_5f_企画出演者機材管理_5f_2011-08-19_5f_Miyazaki">
      <style:table-cell-properties fo:background-color="transparent" fo:wrap-option="wrap"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LEFT([.Q48];2)=&quot;40&quot;)" style:apply-style-name="他団体使用" style:base-cell-address="場所コード.Q48"/>
    </style:style>
    <style:style style:name="ce296" style:family="table-cell" style:parent-style-name="標準_5f_企画出演者機材管理_5f_2011-08-19_5f_Miyazaki">
      <style:table-cell-properties style:text-align-source="fix" style:repeat-content="false" fo:background-color="transparent" fo:wrap-option="no-wrap" style:shrink-to-fit="true" style:vertical-align="middle"/>
      <style:paragraph-properties fo:text-align="center"/>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LEFT([.Q48];2)=&quot;40&quot;)" style:apply-style-name="他団体使用" style:base-cell-address="場所コード.Q48"/>
    </style:style>
    <style:style style:name="ce297" style:family="table-cell" style:parent-style-name="標準_5f_企画出演者機材管理_5f_2011-08-19_5f_Miyazaki">
      <style:table-cell-properties style:glyph-orientation-vertical="0" style:text-align-source="fix" style:repeat-content="false" fo:background-color="transparent" fo:wrap-option="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LEFT([.Q48];2)=&quot;40&quot;)" style:apply-style-name="他団体使用" style:base-cell-address="場所コード.Q48"/>
    </style:style>
    <style:style style:name="ce298" style:family="table-cell" style:parent-style-name="標準_5f_企画出演者機材管理_5f_2011-06-17_5f_Arita">
      <style:table-cell-properties style:text-align-source="fix" style:repeat-content="false" fo:background-color="transparent" fo:wrap-option="no-wrap" style:shrink-to-fit="true" style:vertical-align="middle"/>
      <style:paragraph-properties fo:text-align="center"/>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LEFT([.Q48];2)=&quot;40&quot;)" style:apply-style-name="他団体使用" style:base-cell-address="場所コード.Q48"/>
    </style:style>
    <style:style style:name="ce299" style:family="table-cell" style:parent-style-name="標準_5f_企画出演者機材管理_5f_2011-08-19_5f_Miyazaki">
      <style:table-cell-properties fo:background-color="transparent" fo:wrap-option="wrap" style:vertical-align="middle"/>
      <style:text-properties style:use-window-font-color="true" style:font-name="ＭＳ Ｐゴシック2" fo:font-size="10pt" style:font-name-asian="ＭＳ Ｐゴシック2" style:font-size-asian="10pt" style:font-size-complex="10pt"/>
    </style:style>
    <style:style style:name="ce300" style:family="table-cell" style:parent-style-name="標準_5f_企画出演者機材管理_5f_2011-08-19_5f_Miyazaki">
      <style:table-cell-properties fo:background-color="transparent" fo:wrap-option="wrap"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301" style:family="table-cell" style:parent-style-name="標準_5f_企画出演者機材管理_5f_2011-08-19_5f_Miyazaki" style:data-style-name="N120">
      <style:table-cell-properties style:text-align-source="fix" style:repeat-content="false" fo:wrap-option="no-wrap" style:shrink-to-fit="false"/>
      <style:paragraph-properties fo:text-align="center"/>
      <style:text-properties style:use-window-font-color="true" fo:font-size="9pt" style:font-size-asian="9pt" style:font-size-complex="9pt"/>
    </style:style>
    <style:style style:name="ce302" style:family="table-cell" style:parent-style-name="標準_5f_企画出演者機材管理_5f_2011-08-19_5f_Miyazaki">
      <style:table-cell-properties fo:background-color="transparent" fo:wrap-option="no-wrap" style:shrink-to-fit="false" style:vertical-align="middle"/>
      <style:text-properties style:use-window-font-color="true" style:font-name="ＭＳ Ｐゴシック2" fo:font-size="9pt" style:font-name-asian="ＭＳ Ｐゴシック2" style:font-size-asian="9pt" style:font-size-complex="9pt"/>
    </style:style>
    <style:style style:name="ce303" style:family="table-cell" style:parent-style-name="標準_5f_企画出演者機材管理_5f_2011-08-19_5f_Miyazaki">
      <style:table-cell-properties fo:background-color="transparent" fo:wrap-option="no-wrap" style:shrink-to-fit="false" style:vertical-align="middle"/>
      <style:text-properties style:use-window-font-color="true" style:text-outline="false" style:text-line-through-style="none" style:font-name="ＭＳ Ｐゴシック2" fo:font-size="9pt" fo:font-style="normal" fo:text-shadow="none" style:text-underline-style="none" fo:font-weight="normal" style:font-name-asian="ＭＳ Ｐゴシック2" style:font-size-asian="9pt" style:font-style-asian="normal" style:font-weight-asian="normal" style:font-size-complex="9pt" style:font-style-complex="normal" style:font-weight-complex="normal"/>
    </style:style>
    <style:style style:name="ce304" style:family="table-cell" style:parent-style-name="標準_5f_企画出演者機材管理_5f_2011-08-19_5f_Miyazaki">
      <style:table-cell-properties fo:background-color="transparent" fo:wrap-option="no-wrap" fo:border="none" style:shrink-to-fit="false" style:vertical-align="middle"/>
      <style:text-properties style:use-window-font-color="true" style:font-name="ＭＳ Ｐゴシック2" fo:font-size="9pt" style:font-name-asian="ＭＳ Ｐゴシック2" style:font-size-asian="9pt" style:font-size-complex="9pt"/>
    </style:style>
    <style:style style:name="ce305" style:family="table-cell" style:parent-style-name="標準_5f_企画出演者機材管理_5f_2011-08-19_5f_Miyazaki">
      <style:table-cell-properties fo:background-color="transparent" fo:wrap-option="no-wrap" fo:border="none" style:shrink-to-fit="false" style:vertical-align="middle"/>
      <style:text-properties style:use-window-font-color="true" style:text-outline="false" style:text-line-through-style="none" style:font-name="ＭＳ Ｐゴシック2" fo:font-size="9pt" fo:font-style="normal" fo:text-shadow="none" style:text-underline-style="none" fo:font-weight="normal" style:font-name-asian="ＭＳ Ｐゴシック2" style:font-size-asian="9pt" style:font-style-asian="normal" style:font-weight-asian="normal" style:font-size-complex="9pt" style:font-style-complex="normal" style:font-weight-complex="normal"/>
    </style:style>
    <style:style style:name="ce306" style:family="table-cell" style:parent-style-name="標準_5f_企画出演者機材管理_5f_2011-08-19_5f_Miyazaki" style:data-style-name="N120">
      <style:table-cell-properties fo:border-bottom="none" style:text-align-source="fix" style:repeat-content="false" fo:wrap-option="no-wrap" fo:border-left="0.002cm solid #000000" fo:border-right="none" style:shrink-to-fit="false" fo:border-top="none"/>
      <style:paragraph-properties fo:text-align="center"/>
      <style:text-properties style:use-window-font-color="true" fo:font-size="9pt" style:font-size-asian="9pt" style:font-size-complex="9pt"/>
    </style:style>
    <style:style style:name="ce307" style:family="table-cell" style:parent-style-name="標準_5f_企画出演者機材管理_5f_2011-08-19_5f_Miyazaki">
      <style:table-cell-properties fo:border-bottom="none" fo:background-color="transparent" fo:wrap-option="no-wrap" fo:border-left="0.002cm solid #000000" fo:border-right="none" style:shrink-to-fit="false" fo:border-top="none" style:vertical-align="middle"/>
      <style:text-properties style:use-window-font-color="true" style:font-name="ＭＳ Ｐゴシック2" fo:font-size="9pt" style:font-name-asian="ＭＳ Ｐゴシック2" style:font-size-asian="9pt" style:font-size-complex="9pt"/>
    </style:style>
    <style:style style:name="ce308" style:family="table-cell" style:parent-style-name="標準_5f_企画出演者機材管理_5f_2011-08-19_5f_Miyazaki">
      <style:table-cell-properties fo:border-bottom="none" fo:background-color="transparent" fo:wrap-option="no-wrap" fo:border-left="0.002cm solid #000000" fo:border-right="none" style:shrink-to-fit="false" fo:border-top="none" style:vertical-align="middle"/>
      <style:text-properties style:use-window-font-color="true" style:text-outline="false" style:text-line-through-style="none" style:font-name="ＭＳ Ｐゴシック2" fo:font-size="9pt" fo:font-style="normal" fo:text-shadow="none" style:text-underline-style="none" fo:font-weight="normal" style:font-name-asian="ＭＳ Ｐゴシック2" style:font-size-asian="9pt" style:font-style-asian="normal" style:font-weight-asian="normal" style:font-size-complex="9pt" style:font-style-complex="normal" style:font-weight-complex="normal"/>
    </style:style>
    <style:style style:name="ce309" style:family="table-cell" style:parent-style-name="標準_5f_企画出演者機材管理_5f_2011-08-19_5f_Miyazaki">
      <style:table-cell-properties style:text-align-source="fix" style:repeat-content="false" fo:background-color="transparent" fo:wrap-option="no-wrap" style:shrink-to-fit="true" style:vertical-align="middle"/>
      <style:paragraph-properties fo:text-align="center"/>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310" style:family="table-cell" style:parent-style-name="Default">
      <style:table-cell-properties style:text-align-source="fix" style:repeat-content="false" fo:background-color="transparent" fo:wrap-option="no-wrap" style:shrink-to-fit="true" style:vertical-align="middle"/>
      <style:paragraph-properties fo:text-align="center"/>
      <style:text-properties style:use-window-font-color="true" style:font-name="ＭＳ Ｐゴシック2" fo:font-size="10pt" style:font-name-asian="ＭＳ Ｐゴシック2" style:font-size-asian="10pt" style:font-size-complex="10pt"/>
    </style:style>
    <style:style style:name="ce311" style:family="table-cell" style:parent-style-name="標準_5f_企画出演者機材管理_5f_2011-08-19_5f_Miyazaki">
      <style:text-properties fo:font-weight="bold" style:font-weight-asian="bold" style:font-weight-complex="bold"/>
    </style:style>
    <style:style style:name="ce317" style:family="table-cell" style:parent-style-name="標準_5f_企画出演者機材管理_5f_2011-08-19_5f_Miyazaki">
      <style:table-cell-properties style:text-align-source="fix" style:repeat-content="false"/>
      <style:paragraph-properties fo:text-align="start" fo:margin-left="0cm"/>
      <style:text-properties style:font-name="ＭＳ Ｐゴシック2" fo:font-size="10pt" fo:font-weight="bold" style:font-name-asian="ＭＳ Ｐゴシック2" style:font-size-asian="10pt" style:font-weight-asian="bold" style:font-size-complex="10pt" style:font-weight-complex="bold"/>
    </style:style>
    <style:style style:name="ce318" style:family="table-cell" style:parent-style-name="Default">
      <style:text-properties style:font-name="ＭＳ Ｐゴシック2" fo:font-size="10pt" style:font-name-asian="ＭＳ Ｐゴシック2" style:font-size-asian="10pt" style:font-size-complex="10pt"/>
    </style:style>
    <style:style style:name="ce319" style:family="table-cell" style:parent-style-name="標準_5f_企画出演者機材管理_5f_2011-08-19_5f_Miyazaki">
      <style:table-cell-properties style:text-align-source="fix" style:repeat-content="false"/>
      <style:paragraph-properties fo:text-align="center" fo:margin-left="0cm"/>
      <style:text-properties style:font-name="ＭＳ Ｐゴシック2" fo:font-size="10pt" fo:font-weight="bold" style:font-name-asian="ＭＳ Ｐゴシック2" style:font-size-asian="10pt" style:font-weight-asian="bold" style:font-size-complex="10pt" style:font-weight-complex="bold"/>
    </style:style>
    <style:style style:name="ce320" style:family="table-cell" style:parent-style-name="標準_5f_企画出演者機材管理_5f_2011-08-19_5f_Miyazaki">
      <style:table-cell-properties style:text-align-source="fix" style:repeat-content="false"/>
      <style:paragraph-properties fo:text-align="start" fo:margin-left="0cm"/>
      <style:text-properties style:font-name="ＭＳ Ｐゴシック2" fo:font-size="10pt" fo:font-weight="normal" style:font-name-asian="ＭＳ Ｐゴシック2" style:font-size-asian="10pt" style:font-weight-asian="normal" style:font-size-complex="10pt" style:font-weight-complex="normal"/>
    </style:style>
    <style:style style:name="ce321" style:family="table-cell" style:parent-style-name="標準_5f_企画出演者機材管理_5f_2011-08-19_5f_Miyazaki">
      <style:table-cell-properties fo:background-color="#99ccff" style:text-align-source="fix" style:repeat-content="false" fo:border="0.002cm solid #000000"/>
      <style:paragraph-properties fo:text-align="center" fo:margin-left="0cm"/>
      <style:text-properties style:font-name="ＭＳ Ｐゴシック2" fo:font-size="10pt" fo:font-weight="bold" style:font-name-asian="ＭＳ Ｐゴシック2" style:font-size-asian="10pt" style:font-weight-asian="bold" style:font-size-complex="10pt" style:font-weight-complex="bold"/>
    </style:style>
    <style:style style:name="ce322" style:family="table-cell" style:parent-style-name="標準_5f_企画出演者機材管理_5f_2011-08-19_5f_Miyazaki">
      <style:table-cell-properties fo:border-bottom="none" fo:border-left="0.002cm solid #000000" fo:border-right="0.002cm solid #000000" fo:border-top="0.002cm solid #000000"/>
      <style:text-properties style:font-name="ＭＳ Ｐゴシック2" fo:font-size="10pt" style:font-name-asian="ＭＳ Ｐゴシック2" style:font-size-asian="10pt" style:font-size-complex="10pt"/>
    </style:style>
    <style:style style:name="ce323" style:family="table-cell" style:parent-style-name="標準_5f_企画出演者機材管理_5f_2011-08-19_5f_Miyazaki">
      <style:table-cell-properties fo:border-bottom="none" fo:border-left="0.002cm solid #000000" fo:border-right="0.002cm solid #000000" fo:border-top="none"/>
      <style:text-properties style:font-name="ＭＳ Ｐゴシック2" fo:font-size="10pt" style:font-name-asian="ＭＳ Ｐゴシック2" style:font-size-asian="10pt" style:font-size-complex="10pt"/>
    </style:style>
    <style:style style:name="ce324" style:family="table-cell" style:parent-style-name="標準_5f_企画出演者機材管理_5f_2011-08-19_5f_Miyazaki">
      <style:table-cell-properties fo:border-bottom="0.002cm solid #000000" fo:border-left="0.002cm solid #000000" fo:border-right="0.002cm solid #000000" fo:border-top="none"/>
      <style:text-properties style:font-name="ＭＳ Ｐゴシック2" fo:font-size="10pt" style:font-name-asian="ＭＳ Ｐゴシック2" style:font-size-asian="10pt" style:font-size-complex="10pt"/>
    </style:style>
    <style:style style:name="ce325" style:family="table-cell" style:parent-style-name="標準_5f_企画出演者機材管理_5f_2011-08-19_5f_Miyazaki">
      <style:text-properties style:font-name="ＭＳ Ｐゴシック2" fo:font-size="10pt" style:font-name-asian="ＭＳ Ｐゴシック2" style:font-size-asian="10pt" style:font-size-complex="10pt"/>
    </style:style>
    <style:style style:name="ce326" style:family="table-cell" style:parent-style-name="標準_5f_企画出演者機材管理_5f_2011-08-19_5f_Miyazaki">
      <style:table-cell-properties fo:border-bottom="0.002cm solid #000000" fo:border-left="0.002cm solid #000000" fo:border-right="0.002cm solid #000000" fo:border-top="none"/>
      <style:text-properties style:text-line-through-style="solid" style:text-line-through-width="bold" style:font-name="ＭＳ Ｐゴシック2" fo:font-size="10pt" style:font-name-asian="ＭＳ Ｐゴシック2" style:font-size-asian="10pt" style:font-size-complex="10pt"/>
    </style:style>
    <style:style style:name="ce327" style:family="table-cell" style:parent-style-name="標準_5f_企画出演者機材管理_5f_2011-08-19_5f_Miyazaki">
      <style:table-cell-properties fo:border-bottom="none" style:text-align-source="fix" style:repeat-content="false" fo:border-left="0.002cm solid #000000" fo:border-right="0.002cm solid #000000" fo:border-top="none"/>
      <style:paragraph-properties fo:text-align="start" fo:margin-left="0.706cm"/>
      <style:text-properties style:text-line-through-style="solid" style:text-line-through-width="bold" style:font-name="ＭＳ Ｐゴシック2" fo:font-size="10pt" style:font-name-asian="ＭＳ Ｐゴシック2" style:font-size-asian="10pt" style:font-size-complex="10pt"/>
    </style:style>
    <style:style style:name="ce328" style:family="table-cell" style:parent-style-name="標準_5f_企画出演者機材管理_5f_2011-08-19_5f_Miyazaki">
      <style:table-cell-properties fo:border-bottom="none" style:text-align-source="fix" style:repeat-content="false" fo:border-left="0.002cm solid #000000" fo:border-right="0.002cm solid #000000" fo:border-top="none"/>
      <style:paragraph-properties fo:text-align="start" fo:margin-left="0.706cm"/>
      <style:text-properties style:font-name="ＭＳ Ｐゴシック2" fo:font-size="10pt" style:font-name-asian="ＭＳ Ｐゴシック2" style:font-size-asian="10pt" style:font-size-complex="10pt"/>
    </style:style>
    <style:style style:name="ce329" style:family="table-cell" style:parent-style-name="標準_5f_企画出演者機材管理_5f_2011-08-19_5f_Miyazaki">
      <style:table-cell-properties fo:border-bottom="0.002cm solid #000000" style:text-align-source="fix" style:repeat-content="false" fo:border-left="0.002cm solid #000000" fo:border-right="0.002cm solid #000000" fo:border-top="none"/>
      <style:paragraph-properties fo:text-align="start" fo:margin-left="0.706cm"/>
      <style:text-properties style:font-name="ＭＳ Ｐゴシック2" fo:font-size="10pt" style:font-name-asian="ＭＳ Ｐゴシック2" style:font-size-asian="10pt" style:font-size-complex="10pt"/>
    </style:style>
    <style:style style:name="ce330" style:family="table-cell" style:parent-style-name="標準_5f_企画出演者機材管理_5f_2011-08-19_5f_Miyazaki">
      <style:table-cell-properties fo:border-bottom="none" style:text-align-source="fix" style:repeat-content="false" fo:border-left="0.002cm solid #000000" fo:border-right="0.002cm solid #000000" fo:border-top="none"/>
      <style:paragraph-properties fo:text-align="start" fo:margin-left="0.353cm"/>
      <style:text-properties style:font-name="ＭＳ Ｐゴシック2" fo:font-size="10pt" style:font-name-asian="ＭＳ Ｐゴシック2" style:font-size-asian="10pt" style:font-size-complex="10pt"/>
    </style:style>
    <style:style style:name="ce331" style:family="table-cell" style:parent-style-name="標準_5f_企画出演者機材管理_5f_2011-08-19_5f_Miyazaki">
      <style:table-cell-properties fo:border-bottom="0.002cm solid #000000" style:text-align-source="fix" style:repeat-content="false" fo:border-left="0.002cm solid #000000" fo:border-right="0.002cm solid #000000" style:shrink-to-fit="true" fo:border-top="none"/>
      <style:paragraph-properties fo:text-align="start" fo:margin-left="0.706cm"/>
      <style:text-properties style:font-name="ＭＳ Ｐゴシック2" fo:font-size="10pt" style:font-name-asian="ＭＳ Ｐゴシック2" style:font-size-asian="10pt" style:font-size-complex="10pt"/>
    </style:style>
    <style:style style:name="ce332" style:family="table-cell" style:parent-style-name="標準_5f_企画出演者機材管理_5f_2011-08-19_5f_Miyazaki">
      <style:table-cell-properties fo:border-bottom="none" style:text-align-source="fix" style:repeat-content="false" fo:border-left="0.002cm solid #000000" fo:border-right="0.002cm solid #000000" fo:border-top="0.002cm solid #000000"/>
      <style:paragraph-properties fo:text-align="start" fo:margin-left="0.353cm"/>
      <style:text-properties style:font-name="ＭＳ Ｐゴシック2" fo:font-size="10pt" style:font-name-asian="ＭＳ Ｐゴシック2" style:font-size-asian="10pt" style:font-size-complex="10pt"/>
    </style:style>
    <style:style style:name="ce333" style:family="table-cell" style:parent-style-name="標準_5f_企画出演者機材管理_5f_2011-08-19_5f_Miyazaki">
      <style:table-cell-properties fo:border-bottom="0.002cm solid #000000" style:text-align-source="fix" style:repeat-content="false" fo:border-left="0.002cm solid #000000" fo:border-right="0.002cm solid #000000" fo:border-top="none"/>
      <style:paragraph-properties fo:text-align="start" fo:margin-left="0.353cm"/>
      <style:text-properties style:font-name="ＭＳ Ｐゴシック2" fo:font-size="10pt" style:font-name-asian="ＭＳ Ｐゴシック2" style:font-size-asian="10pt" style:font-size-complex="10pt"/>
    </style:style>
    <style:style style:name="ce382" style:family="table-cell" style:parent-style-name="標準_5f_企画出演者機材管理_5f_2011-08-19_5f_Miyazaki">
      <style:table-cell-properties fo:border-bottom="0.002cm solid #000000" fo:border-left="0.002cm solid #000000" fo:border-right="0.002cm solid #000000" fo:border-top="none"/>
      <style:text-properties style:text-line-through-style="solid" style:text-line-through-width="bold" style:font-name="ＭＳ Ｐゴシック2" fo:font-size="10pt" style:font-name-asian="ＭＳ Ｐゴシック2" style:font-size-asian="10pt" style:font-name-complex="Mangal" style:font-size-complex="10pt"/>
    </style:style>
    <style:style style:name="ce383" style:family="table-cell" style:parent-style-name="標準_5f_企画出演者機材管理_5f_2011-08-19_5f_Miyazaki">
      <style:table-cell-properties fo:border-bottom="0.002cm solid #000000" fo:border-left="0.002cm solid #000000" fo:border-right="0.002cm solid #000000" fo:border-top="none"/>
      <style:text-properties style:font-name="ＭＳ Ｐゴシック1" fo:font-size="10pt" style:font-name-asian="ＭＳ Ｐゴシック1" style:font-size-asian="10pt" style:font-name-complex="Mangal" style:font-size-complex="10pt"/>
    </style:style>
    <style:style style:name="ce384" style:family="table-cell" style:parent-style-name="標準_5f_企画出演者機材管理_5f_2011-08-19_5f_Miyazaki">
      <style:table-cell-properties fo:border-bottom="0.002cm solid #000000" style:text-align-source="fix" style:repeat-content="false" fo:border-left="0.002cm solid #000000" fo:border-right="0.002cm solid #000000" fo:border-top="none"/>
      <style:paragraph-properties fo:text-align="start" fo:margin-left="0.353cm"/>
      <style:text-properties style:font-name="ＭＳ Ｐゴシック2" fo:font-size="10pt" style:font-name-asian="ＭＳ Ｐゴシック2" style:font-size-asian="10pt" style:font-name-complex="Mangal" style:font-size-complex="10pt"/>
    </style:style>
    <style:style style:name="ce385" style:family="table-cell" style:parent-style-name="標準_5f_企画出演者機材管理_5f_2011-08-19_5f_Miyazaki">
      <style:text-properties style:font-name="ＭＳ Ｐゴシック2" fo:font-size="10pt" fo:font-weight="bold" style:font-name-asian="ＭＳ Ｐゴシック2" style:font-size-asian="10pt" style:font-weight-asian="bold" style:font-size-complex="10pt" style:font-weight-complex="bold"/>
    </style:style>
    <style:style style:name="ce386" style:family="table-cell" style:parent-style-name="標準_5f_企画出演者機材管理_5f_2011-08-19_5f_Miyazaki">
      <style:table-cell-properties fo:background-color="#99ccff" fo:border="0.002cm solid #000000"/>
      <style:text-properties style:font-name="ＭＳ Ｐゴシック2" fo:font-size="10pt" fo:font-weight="bold" style:font-name-asian="ＭＳ Ｐゴシック2" style:font-size-asian="10pt" style:font-weight-asian="bold" style:font-size-complex="10pt" style:font-weight-complex="bold"/>
    </style:style>
    <style:style style:name="ce387" style:family="table-cell" style:parent-style-name="標準_5f_企画出演者機材管理_5f_2011-08-19_5f_Miyazaki">
      <style:table-cell-properties fo:background-color="#99ccff" fo:border="0.002cm solid #000000" style:vertical-align="top"/>
      <style:text-properties style:font-name="ＭＳ Ｐゴシック2" fo:font-size="10pt" fo:font-weight="bold" style:font-name-asian="ＭＳ Ｐゴシック2" style:font-size-asian="10pt" style:font-weight-asian="bold" style:font-size-complex="10pt" style:font-weight-complex="bold"/>
    </style:style>
    <style:style style:name="ce388" style:family="table-cell" style:parent-style-name="標準_5f_企画出演者機材管理_5f_2011-08-19_5f_Miyazaki">
      <style:table-cell-properties style:vertical-align="top"/>
      <style:text-properties style:font-name="ＭＳ Ｐゴシック2" fo:font-size="10pt" style:font-name-asian="ＭＳ Ｐゴシック2" style:font-size-asian="10pt" style:font-size-complex="10pt"/>
    </style:style>
    <style:style style:name="ce389" style:family="table-cell" style:parent-style-name="標準_5f_企画出演者機材管理_5f_2011-08-19_5f_Miyazaki" style:data-style-name="N36">
      <style:table-cell-properties fo:border="0.002cm solid #000000"/>
      <style:text-properties style:font-name="ＭＳ Ｐゴシック2" fo:font-size="10pt" style:font-name-asian="ＭＳ Ｐゴシック2" style:font-size-asian="10pt" style:font-size-complex="10pt"/>
    </style:style>
    <style:style style:name="ce390" style:family="table-cell" style:parent-style-name="標準_5f_企画出演者機材管理_5f_2011-08-19_5f_Miyazaki" style:data-style-name="N125">
      <style:table-cell-properties fo:border="0.002cm solid #000000"/>
      <style:text-properties style:font-name="ＭＳ Ｐゴシック2" fo:font-size="10pt" style:font-name-asian="ＭＳ Ｐゴシック2" style:font-size-asian="10pt" style:font-size-complex="10pt"/>
    </style:style>
    <style:style style:name="ce391" style:family="table-cell" style:parent-style-name="標準_5f_企画出演者機材管理_5f_2011-08-19_5f_Miyazaki">
      <style:table-cell-properties style:text-align-source="fix" style:repeat-content="false" fo:wrap-option="wrap" fo:border="0.002cm solid #000000" style:vertical-align="top"/>
      <style:paragraph-properties fo:text-align="start" fo:margin-left="0cm"/>
      <style:text-properties style:font-name="ＭＳ Ｐゴシック2" fo:font-size="10pt" style:font-name-asian="ＭＳ Ｐゴシック2" style:font-size-asian="10pt" style:font-size-complex="10pt"/>
    </style:style>
    <style:style style:name="ce392" style:family="table-cell" style:parent-style-name="標準_5f_企画出演者機材管理_5f_2011-08-19_5f_Miyazaki">
      <style:table-cell-properties style:shrink-to-fit="true"/>
      <style:text-properties style:font-name="ＭＳ Ｐゴシック2" fo:font-size="10pt" style:font-name-asian="ＭＳ Ｐゴシック2" style:font-size-asian="10pt" style:font-size-complex="10pt"/>
    </style:style>
    <style:style style:name="ce393" style:family="table-cell" style:parent-style-name="標準_5f_企画出演者機材管理_5f_2011-08-19_5f_Miyazaki">
      <style:table-cell-properties style:glyph-orientation-vertical="auto" fo:background-color="#99ccff" style:text-align-source="fix" style:repeat-content="false" style:direction="ttb" style:vertical-align="top"/>
      <style:paragraph-properties fo:text-align="start" fo:margin-left="0cm"/>
      <style:text-properties style:font-name="ＭＳ Ｐゴシック2" fo:font-size="10pt" style:font-name-asian="ＭＳ Ｐゴシック2" style:font-size-asian="10pt" style:font-size-complex="10pt"/>
    </style:style>
    <style:style style:name="ce394" style:family="table-cell" style:parent-style-name="標準_5f_企画出演者機材管理_5f_2011-08-19_5f_Miyazaki">
      <style:table-cell-properties style:glyph-orientation-vertical="auto" fo:background-color="#99ccff" style:direction="ttb"/>
      <style:text-properties style:font-name="ＭＳ Ｐゴシック2" fo:font-size="10pt" style:font-name-asian="ＭＳ Ｐゴシック2" style:font-size-asian="10pt" style:font-size-complex="10pt"/>
    </style:style>
    <style:style style:name="ce395" style:family="table-cell" style:parent-style-name="標準_5f_企画出演者機材管理_5f_2011-08-19_5f_Miyazaki">
      <style:table-cell-properties style:glyph-orientation-vertical="auto" fo:background-color="#99ccff" style:direction="ttb" style:shrink-to-fit="true"/>
      <style:text-properties style:font-name="ＭＳ Ｐゴシック2" fo:font-size="10pt" style:font-name-asian="ＭＳ Ｐゴシック2" style:font-size-asian="10pt" style:font-size-complex="10pt"/>
    </style:style>
    <style:style style:name="ce396" style:family="table-cell" style:parent-style-name="標準_5f_企画出演者機材管理_5f_2011-08-19_5f_Miyazaki">
      <style:table-cell-properties style:glyph-orientation-vertical="0" fo:background-color="#e6e6ff"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2" fo:font-size="11pt" fo:font-style="normal" fo:text-shadow="none" style:text-underline-style="none" fo:font-weight="normal" style:font-name-asian="ＭＳ Ｐゴシック2" style:font-size-asian="11pt" style:font-style-asian="normal" style:font-weight-asian="normal" style:font-size-complex="11pt" style:font-style-complex="normal" style:font-weight-complex="normal"/>
    </style:style>
    <style:style style:name="ce397" style:family="table-cell" style:parent-style-name="標準_5f_企画出演者機材管理_5f_2011-08-19_5f_Miyazaki">
      <style:table-cell-properties style:glyph-orientation-vertical="0" fo:border-bottom="none" style:text-align-source="value-type" style:repeat-content="false" fo:background-color="transparent" fo:wrap-option="no-wrap" fo:border-left="0.002cm solid #000000" style:direction="ltr" fo:border-right="0.002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Ｐゴシック2" fo:font-size="11pt" fo:font-style="normal" fo:text-shadow="none" style:text-underline-style="none" fo:font-weight="normal" style:font-name-asian="ＭＳ Ｐゴシック2" style:font-size-asian="11pt" style:font-style-asian="normal" style:font-weight-asian="normal" style:font-size-complex="11pt" style:font-style-complex="normal" style:font-weight-complex="normal"/>
    </style:style>
    <style:style style:name="ce398" style:family="table-cell" style:parent-style-name="標準_5f_企画出演者機材管理_5f_2011-08-19_5f_Miyazaki">
      <style:table-cell-properties style:glyph-orientation-vertical="0" fo:border-bottom="0.002cm solid #000000" style:text-align-source="value-type" style:repeat-content="false" fo:background-color="transparent" fo:wrap-option="no-wrap" fo:border-left="0.002cm solid #000000" style:direction="ltr" fo:border-right="0.002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Ｐゴシック2" fo:font-size="11pt" fo:font-style="normal" fo:text-shadow="none" style:text-underline-style="none" fo:font-weight="normal" style:font-name-asian="ＭＳ Ｐゴシック2" style:font-size-asian="11pt" style:font-style-asian="normal" style:font-weight-asian="normal" style:font-size-complex="11pt" style:font-style-complex="normal" style:font-weight-complex="normal"/>
    </style:style>
    <style:style style:name="ce399" style:family="table-cell" style:parent-style-name="標準_5f_企画出演者機材管理_5f_2011-08-19_5f_Miyazaki">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2" fo:font-size="11pt" fo:font-style="normal" fo:text-shadow="none" style:text-underline-style="none" fo:font-weight="normal" style:font-name-asian="ＭＳ Ｐゴシック2" style:font-size-asian="11pt" style:font-style-asian="normal" style:font-weight-asian="normal" style:font-size-complex="11pt" style:font-style-complex="normal" style:font-weight-complex="normal"/>
    </style:style>
    <style:style style:name="ce400" style:family="table-cell" style:parent-style-name="標準_5f_企画出演者機材管理_5f_2011-08-19_5f_Miyazaki">
      <style:table-cell-properties fo:background-color="#e6e6ff" fo:border="0.002cm solid #000000"/>
      <style:text-properties style:use-window-font-color="true" style:text-outline="false" style:text-line-through-styl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401" style:family="table-cell" style:parent-style-name="標準_5f_企画出演者機材管理_5f_2011-08-19_5f_Miyazaki">
      <style:table-cell-properties fo:border-bottom="none" fo:background-color="transparent" fo:border-left="0.002cm solid #000000" fo:border-right="0.002cm solid #000000" fo:border-top="0.002cm solid #000000"/>
      <style:text-properties style:use-window-font-color="true" style:text-outline="false" style:text-line-through-styl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402" style:family="table-cell" style:parent-style-name="標準_5f_企画出演者機材管理_5f_2011-08-19_5f_Miyazaki">
      <style:table-cell-properties fo:border-bottom="none" fo:background-color="transparent" fo:border-left="0.002cm solid #000000" fo:border-right="0.002cm solid #000000" fo:border-top="none"/>
      <style:text-properties style:use-window-font-color="true" style:text-outline="false" style:text-line-through-styl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403" style:family="table-cell" style:parent-style-name="標準_5f_企画出演者機材管理_5f_2011-08-19_5f_Miyazaki">
      <style:table-cell-properties fo:border-bottom="0.002cm solid #000000" fo:background-color="transparent" fo:border-left="0.002cm solid #000000" fo:border-right="0.002cm solid #000000" fo:border-top="none"/>
      <style:text-properties style:use-window-font-color="true" style:text-outline="false" style:text-line-through-styl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404" style:family="table-cell" style:parent-style-name="標準_5f_企画出演者機材管理_5f_2011-08-19_5f_Miyazaki">
      <style:table-cell-properties fo:background-color="transparent"/>
      <style:text-properties style:use-window-font-color="true" style:text-outline="false" style:text-line-through-styl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405" style:family="table-cell" style:parent-style-name="標準_5f_企画出演者機材管理_5f_2011-06-17_5f_Arita">
      <style:table-cell-properties fo:background-color="#e6e6ff" fo:border="0.002cm solid #000000"/>
      <style:text-properties style:use-window-font-color="true" style:text-outline="false" style:text-line-through-styl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406" style:family="table-cell" style:parent-style-name="標準_5f_企画出演者機材管理_5f_2011-06-17_5f_Arita">
      <style:table-cell-properties fo:border-bottom="none" fo:background-color="transparent" fo:border-left="0.002cm solid #000000" fo:border-right="0.002cm solid #000000" fo:border-top="none"/>
      <style:text-properties style:use-window-font-color="true" style:text-outline="false" style:text-line-through-styl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407" style:family="table-cell" style:parent-style-name="標準_20_2">
      <style:table-cell-properties fo:border-bottom="none" fo:background-color="transparent" fo:border-left="0.002cm solid #000000" fo:border-right="0.002cm solid #000000" fo:border-top="none"/>
      <style:text-properties style:use-window-font-color="true" style:text-outline="false" style:text-line-through-styl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408" style:family="table-cell" style:parent-style-name="標準_5f_企画出演者機材管理_5f_2011-06-17_5f_Arita">
      <style:table-cell-properties fo:border-bottom="0.002cm solid #000000" fo:background-color="transparent" fo:border-left="0.002cm solid #000000" fo:border-right="0.002cm solid #000000" fo:border-top="none"/>
      <style:text-properties style:use-window-font-color="true" style:text-outline="false" style:text-line-through-styl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409" style:family="table-cell" style:parent-style-name="標準_5f_企画出演者機材管理_5f_2011-06-17_5f_Arita">
      <style:table-cell-properties fo:background-color="transparent"/>
      <style:text-properties style:use-window-font-color="true" style:text-outline="false" style:text-line-through-styl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410" style:family="table-cell" style:parent-style-name="標準_20_2">
      <style:table-cell-properties fo:background-color="transparent"/>
      <style:text-properties style:use-window-font-color="true" style:text-outline="false" style:text-line-through-styl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411" style:family="table-cell" style:parent-style-name="標準_5f_企画出演者機材管理_5f_2011-08-19_5f_Miyazaki">
      <style:table-cell-properties fo:background-color="#c0c0c0" style:text-align-source="fix" style:repeat-content="false" fo:border="0.035cm solid #000000"/>
      <style:paragraph-properties fo:text-align="center" fo:margin-left="0cm"/>
      <style:text-properties fo:font-size="14pt" fo:font-style="italic" fo:font-weight="bold" style:font-size-asian="14pt" style:font-style-asian="italic" style:font-weight-asian="bold" style:font-size-complex="14pt" style:font-style-complex="italic" style:font-weight-complex="bold"/>
    </style:style>
    <style:style style:name="ce412" style:family="table-cell" style:parent-style-name="標準_5f_企画出演者機材管理_5f_2011-08-19_5f_Miyazaki">
      <style:table-cell-properties fo:border-bottom="none" fo:border-left="0.035cm solid #000000" fo:border-right="0.002cm solid #000000" fo:border-top="0.035cm solid #000000"/>
      <style:text-properties fo:color="#000000" style:text-outline="false" style:text-line-through-style="solid" style:text-line-through-width="bold"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413" style:family="table-cell" style:parent-style-name="標準_5f_企画出演者機材管理_5f_2011-08-19_5f_Miyazaki">
      <style:table-cell-properties fo:border-bottom="none" fo:border-left="0.035cm solid #000000" fo:border-right="0.002cm solid #000000" fo:border-top="none"/>
      <style:text-properties fo:color="#000000" style:text-outline="false" style:text-line-through-style="solid" style:text-line-through-width="bold"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414" style:family="table-cell" style:parent-style-name="標準_5f_企画出演者機材管理_5f_2011-08-19_5f_Miyazaki">
      <style:table-cell-properties fo:border-bottom="none" fo:border-left="0.035cm solid #000000" fo:border-right="0.002cm solid #000000" fo:border-top="none"/>
      <style:text-properties style:text-line-through-style="solid" style:text-line-through-width="bold"/>
    </style:style>
    <style:style style:name="ce415" style:family="table-cell" style:parent-style-name="標準_5f_企画出演者機材管理_5f_2011-08-19_5f_Miyazaki">
      <style:table-cell-properties fo:border-bottom="none" fo:border-left="0.035cm solid #000000" fo:border-right="0.002cm solid #000000" fo:border-top="0.035cm solid #000000"/>
      <style:text-properties fo:color="#000000" style:text-outline="false" style:text-line-through-styl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416" style:family="table-cell" style:parent-style-name="標準_5f_企画出演者機材管理_5f_2011-08-19_5f_Miyazaki">
      <style:table-cell-properties fo:border-bottom="none" fo:border-left="0.035cm solid #000000" fo:border-right="0.002cm solid #000000" fo:border-top="none"/>
      <style:text-properties fo:color="#000000" style:text-outline="false" style:text-line-through-styl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417" style:family="table-cell" style:parent-style-name="標準_5f_企画出演者機材管理_5f_2011-08-19_5f_Miyazaki">
      <style:table-cell-properties fo:border-bottom="none" fo:border-left="0.035cm solid #000000" fo:border-right="0.002cm solid #000000" fo:border-top="none"/>
    </style:style>
    <style:style style:name="ce418" style:family="table-cell" style:parent-style-name="標準_5f_企画出演者機材管理_5f_2011-08-19_5f_Miyazaki">
      <style:table-cell-properties fo:border-bottom="none" fo:border-left="0.035cm solid #000000" fo:border-right="0.002cm solid #000000" fo:border-top="0.002cm solid #000000"/>
      <style:text-properties fo:color="#000000" style:text-outline="false" style:text-line-through-styl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419" style:family="table-cell" style:parent-style-name="標準_5f_企画出演者機材管理_5f_2011-08-19_5f_Miyazaki">
      <style:table-cell-properties fo:border-bottom="0.002cm solid #000000" fo:border-left="0.035cm solid #000000" fo:border-right="0.002cm solid #000000" fo:border-top="none"/>
    </style:style>
    <style:style style:name="ce420" style:family="table-cell" style:parent-style-name="標準_5f_企画出演者機材管理_5f_2011-08-19_5f_Miyazaki">
      <style:table-cell-properties fo:border-bottom="none" fo:border-left="0.035cm solid #000000" fo:border-right="0.035cm solid #000000" fo:border-top="0.002cm solid #000000"/>
      <style:text-properties style:font-name="ＭＳ Ｐゴシック2" fo:font-size="11pt" fo:font-weight="bold" style:font-name-asian="ＭＳ Ｐゴシック2" style:font-size-asian="11pt" style:font-weight-asian="bold" style:font-name-complex="Mangal" style:font-size-complex="11pt" style:font-weight-complex="bold"/>
    </style:style>
    <style:style style:name="ce421" style:family="table-cell" style:parent-style-name="標準_5f_企画出演者機材管理_5f_2011-08-19_5f_Miyazaki">
      <style:table-cell-properties fo:border-bottom="none" fo:border-left="0.035cm solid #000000" fo:border-right="0.035cm solid #000000" fo:border-top="none"/>
      <style:text-properties fo:color="#000000" style:text-outline="false" style:text-line-through-styl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422" style:family="table-cell" style:parent-style-name="標準_5f_企画出演者機材管理_5f_2011-08-19_5f_Miyazaki">
      <style:table-cell-properties fo:border-bottom="0.035cm solid #000000" fo:border-left="0.035cm solid #000000" fo:border-right="0.035cm solid #000000" fo:border-top="none"/>
    </style:style>
    <style:style style:name="ce423" style:family="table-cell" style:parent-style-name="標準_5f_企画出演者機材管理_5f_2011-08-19_5f_Miyazaki">
      <style:table-cell-properties fo:border-bottom="0.002cm solid #000000" fo:border-left="none" fo:border-right="none" fo:border-top="0.002cm solid #000000"/>
    </style:style>
    <style:style style:name="ce424" style:family="table-cell" style:parent-style-name="標準_5f_企画出演者機材管理_5f_2011-08-19_5f_Miyazaki">
      <style:table-cell-properties fo:border-bottom="none" fo:border-left="0.035cm solid #000000" fo:border-right="0.035cm solid #000000" fo:border-top="0.035cm solid #000000"/>
      <style:text-properties fo:color="#000000" style:text-outline="false" style:text-line-through-styl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425" style:family="table-cell" style:parent-style-name="標準_5f_企画出演者機材管理_5f_2011-08-19_5f_Miyazaki">
      <style:table-cell-properties fo:border-bottom="0.002cm solid #000000" fo:border-left="0.035cm solid #000000" fo:border-right="0.035cm solid #000000" fo:border-top="none"/>
    </style:style>
    <style:style style:name="ce426" style:family="table-cell" style:parent-style-name="標準_5f_企画出演者機材管理_5f_2011-08-19_5f_Miyazaki">
      <style:table-cell-properties fo:border-bottom="none" fo:border-left="0.035cm solid #000000" fo:border-right="0.035cm solid #000000" fo:border-top="0.002cm solid #000000"/>
      <style:text-properties style:font-name="ＭＳ Ｐゴシック2" fo:font-size="10pt" fo:font-weight="bold" style:font-name-asian="ＭＳ Ｐゴシック2" style:font-size-asian="10pt" style:font-weight-asian="bold" style:font-name-complex="Mangal" style:font-size-complex="10pt" style:font-weight-complex="bold"/>
    </style:style>
    <style:style style:name="ce427" style:family="table-cell" style:parent-style-name="標準_5f_企画出演者機材管理_5f_2011-08-19_5f_Miyazaki">
      <style:table-cell-properties fo:background-color="#c0c0c0" style:text-align-source="fix" style:repeat-content="false" fo:border="0.035cm solid #000000"/>
      <style:paragraph-properties fo:text-align="center" fo:margin-left="0cm"/>
      <style:text-properties fo:font-size="11pt" fo:font-style="italic" fo:font-weight="bold" style:font-size-asian="11pt" style:font-style-asian="italic" style:font-weight-asian="bold" style:font-size-complex="11pt" style:font-style-complex="italic" style:font-weight-complex="bold"/>
    </style:style>
    <style:style style:name="ce428" style:family="table-cell" style:parent-style-name="標準_5f_企画出演者機材管理_5f_2011-08-19_5f_Miyazaki">
      <style:table-cell-properties fo:border-bottom="none" fo:border-left="0.035cm solid #000000" fo:border-right="0.035cm solid #000000" fo:border-top="none"/>
    </style:style>
    <style:style style:name="ce429" style:family="table-cell" style:parent-style-name="標準_5f_企画出演者機材管理_5f_2011-08-19_5f_Miyazaki">
      <style:table-cell-properties fo:border-bottom="none" fo:border-left="0.002cm solid #000000" fo:border-right="none" fo:border-top="0.002cm solid #000000"/>
      <style:text-properties style:text-line-through-style="solid" style:text-line-through-width="bold" fo:font-weight="bold" style:font-weight-asian="bold" style:font-weight-complex="bold"/>
    </style:style>
    <style:style style:name="ce430" style:family="table-cell" style:parent-style-name="標準_5f_企画出演者機材管理_5f_2011-08-19_5f_Miyazaki">
      <style:table-cell-properties fo:border-bottom="none" fo:border-left="0.002cm solid #000000" fo:border-right="none" fo:border-top="none"/>
      <style:text-properties fo:color="#0000ff" style:text-line-through-style="solid" style:text-line-through-width="bold" fo:font-weight="bold" style:font-weight-asian="bold" style:font-weight-complex="bold"/>
    </style:style>
    <style:style style:name="ce431" style:family="table-cell" style:parent-style-name="標準_5f_企画出演者機材管理_5f_2011-08-19_5f_Miyazaki">
      <style:table-cell-properties fo:border-bottom="0.002cm solid #000000" style:text-align-source="fix" style:repeat-content="false" fo:border-left="0.002cm solid #000000" fo:border-right="none" fo:border-top="none"/>
      <style:paragraph-properties fo:text-align="start" fo:margin-left="0.353cm"/>
      <style:text-properties style:use-window-font-color="true" style:text-line-through-style="solid" style:text-line-through-width="bold"/>
    </style:style>
    <style:style style:name="ce432" style:family="table-cell" style:parent-style-name="標準_5f_企画出演者機材管理_5f_2011-08-19_5f_Miyazaki">
      <style:table-cell-properties fo:border-bottom="none" fo:border-left="0.002cm solid #000000" fo:border-right="none" fo:border-top="0.002cm solid #000000"/>
      <style:text-properties fo:font-weight="bold" style:font-weight-asian="bold" style:font-weight-complex="bold"/>
    </style:style>
    <style:style style:name="ce433" style:family="table-cell" style:parent-style-name="標準_5f_企画出演者機材管理_5f_2011-08-19_5f_Miyazaki">
      <style:table-cell-properties fo:border-bottom="none" fo:border-left="0.002cm solid #000000" fo:border-right="none" fo:border-top="none"/>
      <style:text-properties fo:color="#0000ff" fo:font-weight="bold" style:font-weight-asian="bold" style:font-weight-complex="bold"/>
    </style:style>
    <style:style style:name="ce434" style:family="table-cell" style:parent-style-name="標準_5f_企画出演者機材管理_5f_2011-08-19_5f_Miyazaki">
      <style:table-cell-properties fo:border-bottom="0.002cm solid #000000" style:text-align-source="fix" style:repeat-content="false" fo:border-left="0.002cm solid #000000" fo:border-right="none" fo:border-top="none"/>
      <style:paragraph-properties fo:text-align="start" fo:margin-left="0.353cm"/>
      <style:text-properties style:use-window-font-color="true"/>
    </style:style>
    <style:style style:name="ce435" style:family="table-cell" style:parent-style-name="標準_5f_企画出演者機材管理_5f_2011-08-19_5f_Miyazaki">
      <style:table-cell-properties fo:border-bottom="none" fo:border-left="0.002cm solid #000000" fo:border-right="0.002cm solid #000000" fo:border-top="0.002cm solid #000000"/>
      <style:text-properties fo:font-weight="bold" style:font-weight-asian="bold" style:font-weight-complex="bold"/>
    </style:style>
    <style:style style:name="ce436" style:family="table-cell" style:parent-style-name="標準_5f_企画出演者機材管理_5f_2011-08-19_5f_Miyazaki">
      <style:table-cell-properties fo:border-bottom="0.002cm solid #000000" style:text-align-source="fix" style:repeat-content="false" fo:background-color="transparent" fo:border-left="0.002cm solid #000000" fo:border-right="none" fo:border-top="none"/>
      <style:paragraph-properties fo:text-align="start" fo:margin-left="0.353cm"/>
    </style:style>
    <style:style style:name="ce437" style:family="table-cell" style:parent-style-name="標準_5f_企画出演者機材管理_5f_2011-08-19_5f_Miyazaki">
      <style:table-cell-properties fo:border-bottom="none" fo:border-left="0.002cm solid #000000" fo:border-right="none" fo:border-top="none"/>
      <style:text-properties fo:font-weight="bold" style:font-weight-asian="bold" style:font-weight-complex="bold"/>
    </style:style>
    <style:style style:name="ce438" style:family="table-cell" style:parent-style-name="標準_5f_企画出演者機材管理_5f_2011-08-19_5f_Miyazaki">
      <style:table-cell-properties fo:border-bottom="none" style:text-align-source="fix" style:repeat-content="false" fo:background-color="transparent" fo:border-left="0.002cm solid #000000" fo:border-right="none" fo:border-top="none"/>
      <style:paragraph-properties fo:text-align="start" fo:margin-left="0.353cm"/>
    </style:style>
    <style:style style:name="ce439" style:family="table-cell" style:parent-style-name="標準_5f_企画出演者機材管理_5f_2011-08-19_5f_Miyazaki">
      <style:table-cell-properties fo:border-bottom="none" style:text-align-source="fix" style:repeat-content="false" fo:border-left="0.002cm solid #000000" fo:border-right="none" fo:border-top="none"/>
      <style:paragraph-properties fo:text-align="start" fo:margin-left="0.353cm"/>
    </style:style>
    <style:style style:name="ce440" style:family="table-cell" style:parent-style-name="標準_5f_企画出演者機材管理_5f_2011-08-19_5f_Miyazaki">
      <style:table-cell-properties fo:border-bottom="0.002cm solid #000000" style:text-align-source="fix" style:repeat-content="false" fo:border-left="0.002cm solid #000000" fo:border-right="none" fo:border-top="none"/>
      <style:paragraph-properties fo:text-align="start" fo:margin-left="0.353cm"/>
    </style:style>
    <style:style style:name="ce441" style:family="table-cell" style:parent-style-name="標準_5f_企画出演者機材管理_5f_2011-08-19_5f_Miyazaki">
      <style:table-cell-properties fo:border-bottom="none" style:text-align-source="fix" style:repeat-content="false" fo:border-left="0.002cm solid #000000" fo:border-right="none" fo:border-top="none"/>
      <style:paragraph-properties fo:text-align="start" fo:margin-left="0cm"/>
      <style:text-properties style:use-window-font-color="true" fo:font-weight="bold" style:font-weight-asian="bold" style:font-weight-complex="bold"/>
    </style:style>
    <style:style style:name="ce442" style:family="table-cell" style:parent-style-name="標準_5f_企画出演者機材管理_5f_2011-08-19_5f_Miyazaki">
      <style:table-cell-properties fo:border-bottom="none" style:text-align-source="fix" style:repeat-content="false" fo:border-left="0.002cm solid #000000" fo:border-right="none" fo:border-top="none"/>
      <style:paragraph-properties fo:text-align="start" fo:margin-left="0.353cm"/>
      <style:text-properties style:use-window-font-color="true"/>
    </style:style>
    <style:style style:name="ce443" style:family="table-cell" style:parent-style-name="標準_5f_企画出演者機材管理_5f_2011-08-19_5f_Miyazaki">
      <style:table-cell-properties fo:border-bottom="0.002cm solid #000000" style:text-align-source="fix" style:repeat-content="false" fo:border-left="none" fo:border-right="none" fo:border-top="0.002cm solid #000000"/>
      <style:paragraph-properties fo:text-align="start" fo:margin-left="0.353cm"/>
      <style:text-properties style:use-window-font-color="true"/>
    </style:style>
    <style:style style:name="ce444" style:family="table-cell" style:parent-style-name="標準_5f_企画出演者機材管理_5f_2011-08-19_5f_Miyazaki">
      <style:table-cell-properties fo:border-bottom="none" style:text-align-source="fix" style:repeat-content="false" fo:border-left="0.002cm solid #000000" fo:border-right="none" fo:border-top="none"/>
      <style:paragraph-properties fo:text-align="start" fo:margin-left="0.353cm"/>
      <style:text-properties fo:color="#0000ff"/>
    </style:style>
    <style:style style:name="ce445" style:family="table-cell" style:parent-style-name="標準_5f_企画出演者機材管理_5f_2011-08-19_5f_Miyazaki">
      <style:table-cell-properties fo:border-bottom="0.002cm solid #000000" style:text-align-source="fix" style:repeat-content="false" fo:border-left="0.002cm solid #000000" fo:border-right="none" fo:border-top="none"/>
      <style:paragraph-properties fo:text-align="start" fo:margin-left="0.353cm"/>
      <style:text-properties style:use-window-font-color="true" style:font-name="ＭＳ Ｐゴシック1" style:font-name-asian="ＭＳ Ｐゴシック1" style:font-name-complex="Mangal"/>
    </style:style>
    <style:style style:name="ce446" style:family="table-cell" style:parent-style-name="標準_5f_企画出演者機材管理_5f_2011-08-19_5f_Miyazaki">
      <style:table-cell-properties fo:border-bottom="none" fo:border-left="0.002cm solid #000000" fo:border-right="none" fo:border-top="0.002cm solid #000000"/>
    </style:style>
    <style:style style:name="ce447" style:family="table-cell" style:parent-style-name="標準_5f_企画出演者機材管理_5f_2011-08-19_5f_Miyazaki">
      <style:table-cell-properties fo:border-bottom="none" fo:border-left="0.002cm solid #000000" fo:border-right="none" fo:border-top="none"/>
    </style:style>
    <style:style style:name="ce448" style:family="table-cell" style:parent-style-name="標準_5f_企画出演者機材管理_5f_2011-08-19_5f_Miyazaki">
      <style:table-cell-properties style:glyph-orientation-vertical="0" fo:border-bottom="none" style:text-align-source="value-type" style:repeat-content="false" fo:wrap-option="no-wrap" fo:border-left="0.002cm solid #000000" style:direction="ltr" fo:border-right="none" style:rotation-angle="0" style:rotation-align="none" style:shrink-to-fit="false" fo:border-top="none" style:vertical-align="middle"/>
      <style:paragraph-properties fo:margin-left="0cm" style:writing-mode="page"/>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49" style:family="table-cell" style:parent-style-name="標準_5f_企画出演者機材管理_5f_2011-08-19_5f_Miyazaki">
      <style:table-cell-properties fo:border-bottom="0.002cm solid #000000" fo:border-left="0.002cm solid #000000" fo:border-right="none" fo:border-top="none"/>
    </style:style>
    <style:style style:name="ce450" style:family="table-cell" style:parent-style-name="標準_5f_企画出演者機材管理_5f_2011-08-19_5f_Miyazaki">
      <style:table-cell-properties fo:border-bottom="none" fo:border-left="none" fo:border-right="0.002cm solid #000000" fo:border-top="0.002cm solid #000000"/>
      <style:text-properties style:text-line-through-style="solid" style:text-line-through-width="bold"/>
    </style:style>
    <style:style style:name="ce451" style:family="table-cell" style:parent-style-name="標準_5f_企画出演者機材管理_5f_2011-08-19_5f_Miyazaki">
      <style:table-cell-properties fo:border-bottom="none" style:text-align-source="fix" style:repeat-content="false" fo:border-left="none" fo:border-right="0.002cm solid #000000" fo:border-top="none"/>
      <style:paragraph-properties fo:text-align="start" fo:margin-left="0.353cm"/>
      <style:text-properties fo:color="#0000ff" style:text-line-through-style="solid" style:text-line-through-width="bold"/>
    </style:style>
    <style:style style:name="ce452" style:family="table-cell" style:parent-style-name="標準_5f_企画出演者機材管理_5f_2011-08-19_5f_Miyazaki">
      <style:table-cell-properties fo:border-bottom="0.002cm solid #000000" fo:border-left="none" fo:border-right="0.002cm solid #000000" fo:border-top="none"/>
      <style:text-properties style:text-line-through-style="solid" style:text-line-through-width="bold"/>
    </style:style>
    <style:style style:name="ce453" style:family="table-cell" style:parent-style-name="標準_5f_企画出演者機材管理_5f_2011-08-19_5f_Miyazaki">
      <style:table-cell-properties fo:border-bottom="none" fo:border-left="none" fo:border-right="0.002cm solid #000000" fo:border-top="0.002cm solid #000000"/>
    </style:style>
    <style:style style:name="ce454" style:family="table-cell" style:parent-style-name="標準_5f_企画出演者機材管理_5f_2011-08-19_5f_Miyazaki">
      <style:table-cell-properties fo:border-bottom="none" style:text-align-source="fix" style:repeat-content="false" fo:border-left="none" fo:border-right="0.002cm solid #000000" fo:border-top="none"/>
      <style:paragraph-properties fo:text-align="start" fo:margin-left="0.353cm"/>
      <style:text-properties fo:color="#0000ff"/>
    </style:style>
    <style:style style:name="ce455" style:family="table-cell" style:parent-style-name="標準_5f_企画出演者機材管理_5f_2011-08-19_5f_Miyazaki">
      <style:table-cell-properties fo:border-bottom="0.002cm solid #000000" fo:border-left="none" fo:border-right="0.002cm solid #000000" fo:border-top="none"/>
    </style:style>
    <style:style style:name="ce456" style:family="table-cell" style:parent-style-name="標準_5f_企画出演者機材管理_5f_2011-08-19_5f_Miyazaki">
      <style:table-cell-properties fo:border-bottom="none" fo:border-left="none" fo:border-right="0.002cm solid #000000" fo:border-top="none"/>
    </style:style>
    <style:style style:name="ce457" style:family="table-cell" style:parent-style-name="標準_5f_企画出演者機材管理_5f_2011-08-19_5f_Miyazaki">
      <style:table-cell-properties fo:border-bottom="none" style:text-align-source="fix" style:repeat-content="false" fo:border-left="none" fo:border-right="0.002cm solid #000000" fo:border-top="none"/>
      <style:paragraph-properties fo:text-align="start" fo:margin-left="0.706cm"/>
    </style:style>
    <style:style style:name="gr1" style:family="graphic">
      <style:graphic-properties draw:textarea-vertical-align="middle"/>
    </style:style>
    <style:style style:name="P1" style:family="paragraph">
      <style:paragraph-properties fo:text-align="center"/>
    </style:style>
    <style:style style:name="P2" style:family="paragraph">
      <style:paragraph-properties fo:text-align="center"/>
      <style:text-properties style:text-line-through-style="solid" style:text-line-through-width="bold" fo:font-size="10pt" fo:font-weight="bold"/>
    </style:style>
    <style:style style:name="P3" style:family="paragraph">
      <style:paragraph-properties fo:text-align="center"/>
      <style:text-properties fo:font-size="10pt" fo:font-weight="bold"/>
    </style:style>
    <style:style style:name="T1" style:family="text">
      <style:text-properties fo:font-weight="bold" style:font-weight-asian="bold" style:font-weight-complex="bold"/>
    </style:style>
    <style:style style:name="T2" style:family="text">
      <style:text-properties fo:color="#0000ff"/>
    </style:style>
    <style:style style:name="T3" style:family="text">
      <style:text-properties fo:color="#ff0000"/>
    </style:style>
    <style:style style:name="T4" style:family="text">
      <style:text-properties style:font-name="ＭＳ Ｐゴシック1" fo:font-weight="bold" style:font-name-asian="ＭＳ Ｐゴシック1" style:font-weight-asian="bold" style:font-weight-complex="bold"/>
    </style:style>
    <style:style style:name="T5" style:family="text">
      <style:text-properties style:font-name="ＭＳ Ｐゴシック1" fo:font-weight="normal" style:font-name-asian="ＭＳ Ｐゴシック1" style:font-weight-asian="normal" style:font-weight-complex="normal"/>
    </style:style>
    <style:style style:name="T6" style:family="text">
      <style:text-properties style:use-window-font-color="true"/>
    </style:style>
    <style:style style:name="T7" style:family="text">
      <style:text-properties fo:font-weight="normal" style:font-weight-asian="normal"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color="#ff0000" fo:font-weight="normal" style:font-weight-asian="normal" style:font-weight-complex="normal"/>
    </style:style>
    <style:style style:name="T10" style:family="text">
      <style:text-properties fo:color="#0000ff" fo:font-weight="bold" style:font-weight-asian="bold" style:font-weight-complex="bold"/>
    </style:style>
  </office:automatic-styles>
  <office:body>
    <office:spreadsheet>
      <table:calculation-settings table:case-sensitive="false" table:automatic-find-labels="false" table:use-regular-expressions="false"/>
      <table:content-validations>
        <table:content-validation table:name="val1" table:condition="of:cell-content-is-in-list(担当者名)" table:allow-empty-cell="true" table:display-list="sorted-ascending" table:base-cell-address="企画シート.D81"/>
        <table:content-validation table:name="val2" table:condition="of:cell-content-is-in-list(実行ステータス)" table:allow-empty-cell="true" table:display-list="unsorted" table:base-cell-address="企画シート.E2"/>
        <table:content-validation table:name="val3" table:condition="of:cell-content-is-in-list(部屋名)" table:allow-empty-cell="true" table:display-list="unsorted" table:base-cell-address="企画シート.L106"/>
        <table:content-validation table:name="val4" table:condition="of:cell-content-is-whole-number() and cell-content()=0" table:allow-empty-cell="true" table:base-cell-address="企画シート.N9989"/>
        <table:content-validation table:name="val5" table:condition="of:cell-content-is-in-list(出演交渉)" table:allow-empty-cell="true" table:display-list="unsorted" table:base-cell-address="出演者シート.H2"/>
        <table:content-validation table:name="val6" table:condition="of:cell-content-is-in-list(ゲスト申請)" table:allow-empty-cell="true" table:display-list="unsorted" table:base-cell-address="出演者シート.I2"/>
        <table:content-validation table:name="val7" table:condition="of:cell-content-is-in-list(出演ステータス)" table:allow-empty-cell="true" table:display-list="unsorted" table:base-cell-address="出演者シート.J48"/>
        <table:content-validation table:name="val8" table:condition="of:cell-content-is-in-list(コンタクトステータス)" table:allow-empty-cell="true" table:display-list="sorted-ascending" table:base-cell-address="ゲストシート.B2"/>
      </table:content-validations>
      <table:label-ranges>
        <table:label-range table:label-cell-range-address="場所コード.A1:場所コード.A1" table:data-cell-range-address="場所コード.B1:場所コード.AMJ1" table:orientation="row"/>
      </table:label-ranges>
      <table:table table:name="企画シート" table:style-name="ta3" table:print="false">
        <office:forms form:automatic-focus="false" form:apply-design-mode="false"/>
        <table:table-column table:style-name="co30" table:default-cell-style-name="ce85"/>
        <table:table-column table:style-name="co31" table:default-cell-style-name="ce89"/>
        <table:table-column table:style-name="co32" table:default-cell-style-name="ce89"/>
        <table:table-column table:style-name="co33" table:default-cell-style-name="ce89"/>
        <table:table-column table:style-name="co34" table:default-cell-style-name="ce89"/>
        <table:table-column-group table:display="false">
          <table:table-column table:style-name="co35" table:visibility="collapse" table:default-cell-style-name="ce99"/>
          <table:table-column table:style-name="co35" table:visibility="collapse" table:number-columns-repeated="2" table:default-cell-style-name="ce103"/>
          <table:table-column table:style-name="co35" table:visibility="collapse" table:default-cell-style-name="ce99"/>
          <table:table-column table:style-name="co35" table:visibility="collapse" table:number-columns-repeated="2" table:default-cell-style-name="ce103"/>
          <table:table-column table:style-name="co37" table:visibility="collapse" table:default-cell-style-name="ce89"/>
          <table:table-column table:style-name="co38" table:visibility="collapse" table:default-cell-style-name="ce89"/>
          <table:table-column table:style-name="co10" table:visibility="collapse" table:default-cell-style-name="ce89"/>
          <table:table-column table:style-name="co39" table:visibility="collapse" table:default-cell-style-name="ce143"/>
        </table:table-column-group>
        <table:table-column table:style-name="co40" table:default-cell-style-name="ce89"/>
        <table:table-column-group table:display="false">
          <table:table-column table:style-name="co41" table:visibility="collapse" table:default-cell-style-name="ce89"/>
          <table:table-column table:style-name="co42" table:visibility="collapse" table:default-cell-style-name="ce89"/>
          <table:table-column table:style-name="co43" table:visibility="collapse" table:default-cell-style-name="ce89"/>
          <table:table-column table:style-name="co44" table:visibility="collapse" table:default-cell-style-name="ce89"/>
          <table:table-column table:style-name="co45" table:visibility="collapse" table:default-cell-style-name="ce89"/>
        </table:table-column-group>
        <table:table-column-group table:display="false">
          <table:table-column table:style-name="co39" table:visibility="collapse" table:default-cell-style-name="ce89"/>
          <table:table-column table:style-name="co46" table:visibility="collapse" table:default-cell-style-name="ce89"/>
          <table:table-column table:style-name="co39" table:visibility="collapse" table:default-cell-style-name="ce89"/>
          <table:table-column table:style-name="co46" table:visibility="collapse" table:default-cell-style-name="ce89"/>
          <table:table-column table:style-name="co41" table:visibility="collapse" table:default-cell-style-name="ce89"/>
          <table:table-column table:style-name="co47" table:visibility="collapse" table:default-cell-style-name="ce89"/>
          <table:table-column table:style-name="co39" table:visibility="collapse" table:default-cell-style-name="ce99"/>
          <table:table-column table:style-name="co46" table:visibility="collapse" table:default-cell-style-name="ce89"/>
          <table:table-column table:style-name="co48" table:visibility="collapse" table:default-cell-style-name="ce89"/>
          <table:table-column table:style-name="co49" table:visibility="collapse" table:default-cell-style-name="ce89"/>
          <table:table-column table:style-name="co50" table:visibility="collapse" table:default-cell-style-name="ce89"/>
          <table:table-column table:style-name="co51" table:visibility="collapse" table:default-cell-style-name="ce89"/>
        </table:table-column-group>
        <table:table-column table:style-name="co52" table:default-cell-style-name="ce89"/>
        <table:table-column-group table:display="false">
          <table:table-column table:style-name="co53" table:visibility="collapse" table:default-cell-style-name="ce89"/>
          <table:table-column table:style-name="co48" table:visibility="collapse" table:default-cell-style-name="ce89"/>
          <table:table-column table:style-name="co69" table:visibility="collapse" table:default-cell-style-name="ce89"/>
        </table:table-column-group>
        <table:table-column table:style-name="co70" table:default-cell-style-name="ce89"/>
        <table:table-column table:style-name="co71" table:default-cell-style-name="ce89"/>
        <table:table-column-group table:display="false">
          <table:table-column table:style-name="co72" table:visibility="collapse" table:default-cell-style-name="ce89"/>
          <table:table-column table:style-name="co73" table:visibility="collapse" table:default-cell-style-name="ce89"/>
          <table:table-column table:style-name="co39" table:visibility="collapse" table:number-columns-repeated="2" table:default-cell-style-name="ce89"/>
        </table:table-column-group>
        <table:table-column table:style-name="co10" table:default-cell-style-name="ce89"/>
        <table:table-column table:style-name="co74" table:default-cell-style-name="ce89"/>
        <table:table-column table:style-name="co76" table:default-cell-style-name="ce89"/>
        <table:table-column table:style-name="co77" table:number-columns-repeated="6" table:default-cell-style-name="ce89"/>
        <table:table-column table:style-name="co78" table:default-cell-style-name="ce89"/>
        <table:table-column table:style-name="co79" table:default-cell-style-name="ce89"/>
        <table:table-column table:style-name="co77" table:number-columns-repeated="24" table:default-cell-style-name="ce89"/>
        <table:table-column table:style-name="co36" table:number-columns-repeated="946" table:default-cell-style-name="ce89"/>
        <table:table-row table:style-name="ro12">
          <table:table-cell table:style-name="ce82" office:value-type="string">
            <text:p>ID</text:p>
          </table:table-cell>
          <table:table-cell table:style-name="ce86" office:value-type="string">
            <text:p>企画名称</text:p>
          </table:table-cell>
          <table:table-cell table:style-name="ce86" office:value-type="string">
            <text:p>企画名称ふりがな</text:p>
          </table:table-cell>
          <table:table-cell table:style-name="ce90" table:content-validation-name="val1" office:value-type="string">
            <text:p>企画担当スタッフ</text:p>
          </table:table-cell>
          <table:table-cell table:style-name="ce93" table:content-validation-name="val2" office:value-type="string">
            <text:p>実行ステータス</text:p>
          </table:table-cell>
          <table:table-cell table:style-name="ce96" office:value-type="string">
            <text:p>決定日付</text:p>
          </table:table-cell>
          <table:table-cell table:style-name="ce100" office:value-type="string">
            <text:p>決定</text:p>
            <text:p>開始時刻</text:p>
          </table:table-cell>
          <table:table-cell table:style-name="ce100" office:value-type="string">
            <text:p>決定</text:p>
            <text:p>終了時刻</text:p>
          </table:table-cell>
          <table:table-cell table:style-name="ce96" office:value-type="string">
            <text:p>決定日付２</text:p>
          </table:table-cell>
          <table:table-cell table:style-name="ce100" office:value-type="string">
            <text:p>決定</text:p>
            <text:p>開始時刻２</text:p>
          </table:table-cell>
          <table:table-cell table:style-name="ce100" office:value-type="string">
            <text:p>決定</text:p>
            <text:p>終了時刻２</text:p>
          </table:table-cell>
          <table:table-cell table:style-name="ce104" table:content-validation-name="val3" office:value-type="string">
            <text:p>決定場所</text:p>
          </table:table-cell>
          <table:table-cell table:style-name="ce86" office:value-type="string">
            <text:p>決定場所</text:p>
            <text:p>コード</text:p>
          </table:table-cell>
          <table:table-cell table:style-name="ce138" table:content-validation-name="val4" office:value-type="string">
            <text:p>表示順序</text:p>
          </table:table-cell>
          <table:table-cell table:style-name="ce140" office:value-type="string">
            <text:p>申込日付</text:p>
          </table:table-cell>
          <table:table-cell table:style-name="ce86" office:value-type="string">
            <text:p>申込者</text:p>
          </table:table-cell>
          <table:table-cell table:style-name="ce86" office:value-type="string">
            <text:p>メールアドレス</text:p>
          </table:table-cell>
          <table:table-cell table:style-name="ce145" office:value-type="string">
            <text:p>大会登録番号</text:p>
          </table:table-cell>
          <table:table-cell table:style-name="ce148" office:value-type="string">
            <text:p>お電話番号</text:p>
          </table:table-cell>
          <table:table-cell table:style-name="ce148" office:value-type="string">
            <text:p>FAX番号</text:p>
          </table:table-cell>
          <table:table-cell table:style-name="ce148" office:value-type="string">
            <text:p>携帯・PHS等</text:p>
          </table:table-cell>
          <table:table-cell table:style-name="ce86" office:value-type="string">
            <text:p>企画種別</text:p>
          </table:table-cell>
          <table:table-cell table:style-name="ce86" office:value-type="string">
            <text:p>企画種別その他</text:p>
          </table:table-cell>
          <table:table-cell table:style-name="ce86" office:value-type="string">
            <text:p>希望場所</text:p>
          </table:table-cell>
          <table:table-cell table:style-name="ce86" office:value-type="string">
            <text:p>希望場所その他</text:p>
          </table:table-cell>
          <table:table-cell table:style-name="ce86" office:value-type="string">
            <text:p>会場レイアウト</text:p>
          </table:table-cell>
          <table:table-cell table:style-name="ce86" office:value-type="string">
            <text:p>会場レイアウトその他</text:p>
          </table:table-cell>
          <table:table-cell table:style-name="ce96" office:value-type="string">
            <text:p>希望日時</text:p>
          </table:table-cell>
          <table:table-cell table:style-name="ce86" office:value-type="string">
            <text:p>希望日時その他</text:p>
          </table:table-cell>
          <table:table-cell table:style-name="ce86" office:value-type="string">
            <text:p>希望コマ数</text:p>
          </table:table-cell>
          <table:table-cell table:style-name="ce86" office:value-type="string">
            <text:p>希望コマ数その他</text:p>
          </table:table-cell>
          <table:table-cell table:style-name="ce86" office:value-type="string">
            <text:p>予想参加者</text:p>
          </table:table-cell>
          <table:table-cell table:style-name="ce86" office:value-type="string">
            <text:p>内容説明可能</text:p>
            <text:p>事前公開可、不可</text:p>
          </table:table-cell>
          <table:table-cell table:style-name="ce86" office:value-type="string">
            <text:p>内容説明</text:p>
          </table:table-cell>
          <table:table-cell table:style-name="ce86" office:value-type="string">
            <text:p>リアルタイム公開</text:p>
          </table:table-cell>
          <table:table-cell table:style-name="ce86" office:value-type="string">
            <text:p>事後公開　</text:p>
          </table:table-cell>
          <table:table-cell table:style-name="ce86" office:value-type="string">
            <text:p>企画を</text:p>
            <text:p>立てるのは？</text:p>
          </table:table-cell>
          <table:table-cell table:style-name="ce86" office:value-type="string">
            <text:p>重なると困る企画</text:p>
          </table:table-cell>
          <table:table-cell table:style-name="ce86" office:value-type="string">
            <text:p>備考： その他、企画担当スタッフに伝えたい事柄</text:p>
          </table:table-cell>
          <table:table-cell table:style-name="ce86" office:value-type="string">
            <text:p>担当者メールアドレス</text:p>
          </table:table-cell>
          <table:table-cell table:style-name="ce86" office:value-type="string">
            <text:p>担当者連絡文</text:p>
          </table:table-cell>
          <table:table-cell table:style-name="ce86" office:value-type="string">
            <text:p>担当管理</text:p>
          </table:table-cell>
          <table:table-cell table:style-name="ce86" office:value-type="string">
            <text:p>備考追記</text:p>
          </table:table-cell>
          <table:table-cell table:style-name="ce153" office:value-type="string">
            <text:p>企画紹介文</text:p>
          </table:table-cell>
          <table:table-cell table:style-name="ce154"/>
          <table:table-cell table:style-name="ce157" office:value-type="string">
            <text:p>直近進捗報告日</text:p>
          </table:table-cell>
          <table:table-cell table:style-name="ce160" office:value-type="string">
            <text:p>→ 進捗状況メモ領域</text:p>
          </table:table-cell>
          <table:table-cell table:style-name="ce163" table:number-columns-repeated="209"/>
          <table:table-cell table:style-name="ce166" table:number-columns-repeated="767"/>
          <table:table-cell table:style-name="ce153"/>
        </table:table-row>
        <table:table-row table:style-name="ro13" table:number-rows-repeated="2060">
          <table:table-cell table:style-name="ce83"/>
          <table:table-cell table:style-name="ce87" table:number-columns-repeated="2"/>
          <table:table-cell table:style-name="ce91" table:content-validation-name="val1"/>
          <table:table-cell table:style-name="ce94" table:content-validation-name="val2"/>
          <table:table-cell table:style-name="ce97"/>
          <table:table-cell table:style-name="ce101" table:number-columns-repeated="2"/>
          <table:table-cell table:style-name="ce97"/>
          <table:table-cell table:style-name="ce101" table:number-columns-repeated="2"/>
          <table:table-cell table:style-name="ce105" table:content-validation-name="val3"/>
          <table:table-cell table:style-name="ce135"/>
          <table:table-cell table:style-name="ce87"/>
          <table:table-cell table:style-name="ce141"/>
          <table:table-cell table:style-name="ce87" table:number-columns-repeated="2"/>
          <table:table-cell table:style-name="ce146"/>
          <table:table-cell table:style-name="ce87" table:number-columns-repeated="9"/>
          <table:table-cell table:style-name="ce97"/>
          <table:table-cell table:style-name="ce87" table:number-columns-repeated="11"/>
          <table:table-cell table:style-name="ce150"/>
          <table:table-cell table:style-name="ce151"/>
          <table:table-cell table:style-name="ce87" table:number-columns-repeated="3"/>
          <table:table-cell table:style-name="ce155"/>
          <table:table-cell table:style-name="ce158"/>
          <table:table-cell table:style-name="ce161" table:number-columns-repeated="3"/>
          <table:table-cell table:style-name="ce164"/>
          <table:table-cell table:style-name="ce161" table:number-columns-repeated="17"/>
          <table:table-cell table:number-columns-repeated="957"/>
        </table:table-row>
        <table:table-row table:style-name="ro13" table:number-rows-repeated="7752">
          <table:table-cell table:style-name="ce84"/>
          <table:table-cell table:style-name="ce88" table:number-columns-repeated="2"/>
          <table:table-cell table:style-name="ce92" table:content-validation-name="val1"/>
          <table:table-cell table:style-name="ce95" table:content-validation-name="val2"/>
          <table:table-cell table:style-name="ce98"/>
          <table:table-cell table:style-name="ce102" table:number-columns-repeated="2"/>
          <table:table-cell table:style-name="ce98"/>
          <table:table-cell table:style-name="ce102" table:number-columns-repeated="2"/>
          <table:table-cell table:style-name="ce134" table:content-validation-name="val3"/>
          <table:table-cell table:style-name="ce135"/>
          <table:table-cell table:style-name="ce139" table:content-validation-name="val4"/>
          <table:table-cell table:style-name="ce142"/>
          <table:table-cell table:style-name="ce88"/>
          <table:table-cell table:style-name="ce144"/>
          <table:table-cell table:style-name="ce147"/>
          <table:table-cell table:style-name="ce149" table:number-columns-repeated="3"/>
          <table:table-cell table:style-name="ce88" table:number-columns-repeated="6"/>
          <table:table-cell table:style-name="ce98"/>
          <table:table-cell table:style-name="ce88" table:number-columns-repeated="12"/>
          <table:table-cell table:style-name="ce152"/>
          <table:table-cell table:style-name="ce88" table:number-columns-repeated="3"/>
          <table:table-cell table:style-name="ce156"/>
          <table:table-cell table:style-name="ce159"/>
          <table:table-cell table:style-name="ce162" table:number-columns-repeated="3"/>
          <table:table-cell table:style-name="ce165"/>
          <table:table-cell table:style-name="ce162" table:number-columns-repeated="17"/>
          <table:table-cell table:style-name="ce165" table:number-columns-repeated="189"/>
          <table:table-cell table:number-columns-repeated="768"/>
        </table:table-row>
        <table:table-row table:style-name="ro13">
          <table:table-cell table:style-name="ce84"/>
          <table:table-cell table:style-name="ce88" table:number-columns-repeated="2"/>
          <table:table-cell table:style-name="ce92" table:content-validation-name="val1"/>
          <table:table-cell table:style-name="ce95" table:content-validation-name="val2"/>
          <table:table-cell table:style-name="ce98"/>
          <table:table-cell table:style-name="ce102" table:number-columns-repeated="2"/>
          <table:table-cell table:style-name="ce98"/>
          <table:table-cell table:style-name="ce102" table:number-columns-repeated="2"/>
          <table:table-cell table:style-name="ce134" table:content-validation-name="val3"/>
          <table:table-cell table:style-name="ce136"/>
          <table:table-cell table:style-name="ce139" table:content-validation-name="val4"/>
          <table:table-cell table:style-name="ce142"/>
          <table:table-cell table:style-name="ce88"/>
          <table:table-cell table:style-name="ce144"/>
          <table:table-cell table:style-name="ce147"/>
          <table:table-cell table:style-name="ce149" table:number-columns-repeated="3"/>
          <table:table-cell table:style-name="ce88" table:number-columns-repeated="6"/>
          <table:table-cell table:style-name="ce98"/>
          <table:table-cell table:style-name="ce88" table:number-columns-repeated="12"/>
          <table:table-cell table:style-name="ce152"/>
          <table:table-cell table:style-name="ce88" table:number-columns-repeated="3"/>
          <table:table-cell table:style-name="ce156"/>
          <table:table-cell table:style-name="ce159"/>
          <table:table-cell table:style-name="ce162" table:number-columns-repeated="3"/>
          <table:table-cell table:style-name="ce165"/>
          <table:table-cell table:style-name="ce162" table:number-columns-repeated="17"/>
          <table:table-cell table:style-name="ce165" table:number-columns-repeated="189"/>
          <table:table-cell table:style-name="ce167" table:number-columns-repeated="767"/>
          <table:table-cell/>
        </table:table-row>
        <table:table-row table:style-name="ro13" table:number-rows-repeated="55514">
          <table:table-cell table:style-name="ce84"/>
          <table:table-cell table:style-name="ce88" table:number-columns-repeated="2"/>
          <table:table-cell table:style-name="ce92" table:content-validation-name="val1"/>
          <table:table-cell table:style-name="ce95" table:content-validation-name="val2"/>
          <table:table-cell table:style-name="ce98"/>
          <table:table-cell table:style-name="ce102" table:number-columns-repeated="2"/>
          <table:table-cell table:style-name="ce98"/>
          <table:table-cell table:style-name="ce102" table:number-columns-repeated="2"/>
          <table:table-cell table:style-name="ce134" table:content-validation-name="val3"/>
          <table:table-cell table:style-name="ce137"/>
          <table:table-cell table:style-name="ce139" table:content-validation-name="val4"/>
          <table:table-cell table:style-name="ce142"/>
          <table:table-cell table:style-name="ce88"/>
          <table:table-cell table:style-name="ce144"/>
          <table:table-cell table:style-name="ce147"/>
          <table:table-cell table:style-name="ce149" table:number-columns-repeated="3"/>
          <table:table-cell table:style-name="ce88" table:number-columns-repeated="6"/>
          <table:table-cell table:style-name="ce98"/>
          <table:table-cell table:style-name="ce88" table:number-columns-repeated="12"/>
          <table:table-cell table:style-name="ce152"/>
          <table:table-cell table:style-name="ce88" table:number-columns-repeated="3"/>
          <table:table-cell table:style-name="ce156"/>
          <table:table-cell table:style-name="ce159"/>
          <table:table-cell table:style-name="ce162" table:number-columns-repeated="3"/>
          <table:table-cell table:style-name="ce165"/>
          <table:table-cell table:style-name="ce162" table:number-columns-repeated="17"/>
          <table:table-cell table:style-name="ce165" table:number-columns-repeated="189"/>
          <table:table-cell table:number-columns-repeated="768"/>
        </table:table-row>
        <table:table-row table:style-name="ro6">
          <table:table-cell table:style-name="ce84"/>
          <table:table-cell table:style-name="ce88" table:number-columns-repeated="2"/>
          <table:table-cell table:style-name="ce92" table:content-validation-name="val1"/>
          <table:table-cell table:style-name="ce95" table:content-validation-name="val2"/>
          <table:table-cell table:style-name="ce98"/>
          <table:table-cell table:style-name="ce102" table:number-columns-repeated="2"/>
          <table:table-cell table:style-name="ce98"/>
          <table:table-cell table:style-name="ce102" table:number-columns-repeated="2"/>
          <table:table-cell table:style-name="ce134" table:content-validation-name="val3"/>
          <table:table-cell table:style-name="ce137"/>
          <table:table-cell table:style-name="ce139" table:content-validation-name="val4"/>
          <table:table-cell table:style-name="ce142"/>
          <table:table-cell table:style-name="ce88"/>
          <table:table-cell table:style-name="ce144"/>
          <table:table-cell table:style-name="ce147"/>
          <table:table-cell table:style-name="ce149" table:number-columns-repeated="3"/>
          <table:table-cell table:style-name="ce88" table:number-columns-repeated="6"/>
          <table:table-cell table:style-name="ce98"/>
          <table:table-cell table:style-name="ce88" table:number-columns-repeated="12"/>
          <table:table-cell table:style-name="ce152"/>
          <table:table-cell table:style-name="ce88" table:number-columns-repeated="3"/>
          <table:table-cell table:style-name="ce156"/>
          <table:table-cell table:style-name="ce159"/>
          <table:table-cell table:style-name="ce162" table:number-columns-repeated="3"/>
          <table:table-cell table:style-name="ce165"/>
          <table:table-cell table:style-name="ce162" table:number-columns-repeated="17"/>
          <table:table-cell table:style-name="ce165" table:number-columns-repeated="189"/>
          <table:table-cell table:number-columns-repeated="768"/>
        </table:table-row>
        <table:table-row table:style-name="ro6" table:number-rows-repeated="983246">
          <table:table-cell table:number-columns-repeated="1024"/>
        </table:table-row>
        <table:table-row table:style-name="ro6">
          <table:table-cell table:number-columns-repeated="1024"/>
        </table:table-row>
        <table:named-expressions/>
      </table:table>
      <table:table table:name="出演者シート" table:style-name="ta5" table:print="false">
        <table:table-column table:style-name="co80" table:default-cell-style-name="ce171"/>
        <table:table-column table:style-name="co81" table:default-cell-style-name="ce171"/>
        <table:table-column table:style-name="co82" table:default-cell-style-name="ce171"/>
        <table:table-column table:style-name="co83" table:number-columns-repeated="2" table:default-cell-style-name="ce171"/>
        <table:table-column table:style-name="co84" table:number-columns-repeated="2" table:default-cell-style-name="ce171"/>
        <table:table-column table:style-name="co85" table:default-cell-style-name="ce171"/>
        <table:table-column table:style-name="co86" table:default-cell-style-name="ce171"/>
        <table:table-column table:style-name="co87" table:default-cell-style-name="ce171"/>
        <table:table-column-group table:display="false">
          <table:table-column table:style-name="co88" table:visibility="collapse" table:default-cell-style-name="ce197"/>
          <table:table-column table:style-name="co89" table:visibility="collapse" table:number-columns-repeated="2" table:default-cell-style-name="ce201"/>
          <table:table-column table:style-name="co88" table:visibility="collapse" table:default-cell-style-name="ce197"/>
          <table:table-column table:style-name="co89" table:visibility="collapse" table:number-columns-repeated="2" table:default-cell-style-name="ce201"/>
          <table:table-column table:style-name="co90" table:visibility="collapse" table:default-cell-style-name="ce171"/>
          <table:table-column table:style-name="co91" table:visibility="collapse" table:default-cell-style-name="ce171"/>
          <table:table-column table:style-name="co92" table:visibility="collapse" table:default-cell-style-name="ce197"/>
          <table:table-column table:style-name="co93" table:visibility="collapse" table:default-cell-style-name="ce171"/>
          <table:table-column table:style-name="co94" table:visibility="collapse" table:default-cell-style-name="ce171"/>
          <table:table-column table:style-name="co95" table:visibility="collapse" table:default-cell-style-name="Default"/>
          <table:table-column table:style-name="co96" table:visibility="collapse" table:default-cell-style-name="Default"/>
        </table:table-column-group>
        <table:table-column table:style-name="co54" table:number-columns-repeated="236" table:default-cell-style-name="ce171"/>
        <table:table-column table:style-name="co36" table:number-columns-repeated="765" table:default-cell-style-name="ce171"/>
        <table:table-row table:style-name="ro7">
          <table:table-cell table:style-name="ce168" office:value-type="string">
            <text:p>ID</text:p>
          </table:table-cell>
          <table:table-cell table:style-name="ce172" office:value-type="string">
            <text:p>実行</text:p>
          </table:table-cell>
          <table:table-cell table:style-name="ce172" office:value-type="string">
            <text:p>企画名称</text:p>
          </table:table-cell>
          <table:table-cell table:style-name="ce175" office:value-type="string">
            <text:p>出演者氏名</text:p>
          </table:table-cell>
          <table:table-cell table:style-name="ce172" office:value-type="string">
            <text:p>出演者氏名ふりがな</text:p>
          </table:table-cell>
          <table:table-cell table:style-name="ce172" office:value-type="string">
            <text:p>出演者氏名</text:p>
            <text:p>（申込データよりコピー）</text:p>
          </table:table-cell>
          <table:table-cell table:style-name="ce172" office:value-type="string">
            <text:p>出演者氏名ふりがな</text:p>
            <text:p>（申込データよりコピー）</text:p>
          </table:table-cell>
          <table:table-cell table:style-name="ce185" table:content-validation-name="val5" office:value-type="string">
            <text:p>出演交渉</text:p>
          </table:table-cell>
          <table:table-cell table:style-name="ce188" table:content-validation-name="val6" office:value-type="string">
            <text:p>ゲスト申請</text:p>
          </table:table-cell>
          <table:table-cell table:style-name="ce191" table:content-validation-name="val7" office:value-type="string">
            <text:p>出演ステータス</text:p>
          </table:table-cell>
          <table:table-cell table:style-name="ce194" office:value-type="string">
            <text:p>決定日付</text:p>
          </table:table-cell>
          <table:table-cell table:style-name="ce198" office:value-type="string">
            <text:p>決定開始時刻</text:p>
          </table:table-cell>
          <table:table-cell table:style-name="ce198" office:value-type="string">
            <text:p>決定終了時刻</text:p>
          </table:table-cell>
          <table:table-cell table:style-name="ce194" office:value-type="string">
            <text:p>決定日付2</text:p>
          </table:table-cell>
          <table:table-cell table:style-name="ce198" office:value-type="string">
            <text:p>決定開始時刻2</text:p>
          </table:table-cell>
          <table:table-cell table:style-name="ce198" office:value-type="string">
            <text:p>決定終了時刻2</text:p>
          </table:table-cell>
          <table:table-cell table:style-name="ce172" office:value-type="string">
            <text:p>決定場所</text:p>
          </table:table-cell>
          <table:table-cell table:style-name="ce172" office:value-type="string">
            <text:p>コンタクトステータス</text:p>
          </table:table-cell>
          <table:table-cell table:style-name="ce194" office:value-type="string">
            <text:p>日付制限</text:p>
          </table:table-cell>
          <table:table-cell table:style-name="ce172" office:value-type="string">
            <text:p>企画担当スタッフ</text:p>
          </table:table-cell>
          <table:table-cell table:style-name="ce172" office:value-type="string">
            <text:p>申込者</text:p>
          </table:table-cell>
          <table:table-cell table:style-name="ce204" office:value-type="string">
            <text:p>企画ネーム</text:p>
          </table:table-cell>
          <table:table-cell table:style-name="ce205" office:value-type="string">
            <text:p>企画ネームふりがな</text:p>
          </table:table-cell>
          <table:table-cell table:style-name="ce206" office:value-type="string">
            <text:p>大会登録番号</text:p>
          </table:table-cell>
          <table:table-cell table:style-name="ce172" table:number-columns-repeated="235"/>
          <table:table-cell table:style-name="ce209" table:number-columns-repeated="765"/>
        </table:table-row>
        <table:table-row table:style-name="ro14" table:number-rows-repeated="5">
          <table:table-cell table:style-name="ce169"/>
          <table:table-cell table:style-name="ce173" table:number-columns-repeated="2"/>
          <table:table-cell table:style-name="ce176"/>
          <table:table-cell table:style-name="ce180" table:number-columns-repeated="3"/>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235"/>
          <table:table-cell table:style-name="ce174" table:number-columns-repeated="765"/>
        </table:table-row>
        <table:table-row table:style-name="ro14">
          <table:table-cell table:style-name="ce169"/>
          <table:table-cell table:style-name="ce173" table:number-columns-repeated="2"/>
          <table:table-cell table:style-name="ce177"/>
          <table:table-cell table:style-name="ce181" table:number-columns-repeated="3"/>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235"/>
          <table:table-cell table:style-name="ce174" table:number-columns-repeated="765"/>
        </table:table-row>
        <table:table-row table:style-name="ro14">
          <table:table-cell table:style-name="ce169"/>
          <table:table-cell table:style-name="ce173" table:number-columns-repeated="2"/>
          <table:table-cell table:style-name="ce176"/>
          <table:table-cell table:style-name="ce180" table:number-columns-repeated="3"/>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235"/>
          <table:table-cell table:style-name="ce174" table:number-columns-repeated="765"/>
        </table:table-row>
        <table:table-row table:style-name="ro14">
          <table:table-cell table:style-name="ce169"/>
          <table:table-cell table:style-name="ce173" table:number-columns-repeated="2"/>
          <table:table-cell table:style-name="ce177"/>
          <table:table-cell table:style-name="ce181" table:number-columns-repeated="3"/>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235"/>
          <table:table-cell table:style-name="ce174" table:number-columns-repeated="765"/>
        </table:table-row>
        <table:table-row table:style-name="ro14">
          <table:table-cell table:style-name="ce169"/>
          <table:table-cell table:style-name="ce173" table:number-columns-repeated="2"/>
          <table:table-cell table:style-name="ce176"/>
          <table:table-cell table:style-name="ce180" table:number-columns-repeated="3"/>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235"/>
          <table:table-cell table:style-name="ce174" table:number-columns-repeated="765"/>
        </table:table-row>
        <table:table-row table:style-name="ro14">
          <table:table-cell table:style-name="ce169"/>
          <table:table-cell table:style-name="ce173" table:number-columns-repeated="2"/>
          <table:table-cell table:style-name="ce176"/>
          <table:table-cell table:style-name="ce180" table:number-columns-repeated="3"/>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1000"/>
        </table:table-row>
        <table:table-row table:style-name="ro14">
          <table:table-cell table:style-name="ce169"/>
          <table:table-cell table:style-name="ce173" table:number-columns-repeated="2"/>
          <table:table-cell table:style-name="ce176"/>
          <table:table-cell table:style-name="ce181"/>
          <table:table-cell table:style-name="ce180"/>
          <table:table-cell table:style-name="ce181"/>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235"/>
          <table:table-cell table:style-name="ce174" table:number-columns-repeated="765"/>
        </table:table-row>
        <table:table-row table:style-name="ro14" table:number-rows-repeated="4">
          <table:table-cell table:style-name="ce169"/>
          <table:table-cell table:style-name="ce173" table:number-columns-repeated="2"/>
          <table:table-cell table:style-name="ce176"/>
          <table:table-cell table:style-name="ce180" table:number-columns-repeated="3"/>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235"/>
          <table:table-cell table:style-name="ce174" table:number-columns-repeated="765"/>
        </table:table-row>
        <table:table-row table:style-name="ro14">
          <table:table-cell table:style-name="ce169"/>
          <table:table-cell table:style-name="ce173" table:number-columns-repeated="2"/>
          <table:table-cell table:style-name="ce178"/>
          <table:table-cell table:style-name="ce180"/>
          <table:table-cell table:style-name="ce184"/>
          <table:table-cell table:style-name="ce180"/>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235"/>
          <table:table-cell table:style-name="ce174" table:number-columns-repeated="765"/>
        </table:table-row>
        <table:table-row table:style-name="ro14" table:number-rows-repeated="5">
          <table:table-cell table:style-name="ce169"/>
          <table:table-cell table:style-name="ce173" table:number-columns-repeated="2"/>
          <table:table-cell table:style-name="ce176"/>
          <table:table-cell table:style-name="ce180" table:number-columns-repeated="3"/>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235"/>
          <table:table-cell table:style-name="ce174" table:number-columns-repeated="765"/>
        </table:table-row>
        <table:table-row table:style-name="ro14">
          <table:table-cell table:style-name="ce169"/>
          <table:table-cell table:style-name="ce173" table:number-columns-repeated="2"/>
          <table:table-cell table:style-name="ce176"/>
          <table:table-cell table:style-name="ce180" table:number-columns-repeated="3"/>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1000"/>
        </table:table-row>
        <table:table-row table:style-name="ro14" table:number-rows-repeated="12">
          <table:table-cell table:style-name="ce169"/>
          <table:table-cell table:style-name="ce173" table:number-columns-repeated="2"/>
          <table:table-cell table:style-name="ce176"/>
          <table:table-cell table:style-name="ce180" table:number-columns-repeated="3"/>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235"/>
          <table:table-cell table:style-name="ce174" table:number-columns-repeated="765"/>
        </table:table-row>
        <table:table-row table:style-name="ro14">
          <table:table-cell table:style-name="ce169"/>
          <table:table-cell table:style-name="ce173" table:number-columns-repeated="2"/>
          <table:table-cell table:style-name="ce177"/>
          <table:table-cell table:style-name="ce180"/>
          <table:table-cell table:style-name="ce181"/>
          <table:table-cell table:style-name="ce180"/>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235"/>
          <table:table-cell table:style-name="ce174" table:number-columns-repeated="765"/>
        </table:table-row>
        <table:table-row table:style-name="ro14">
          <table:table-cell table:style-name="ce169"/>
          <table:table-cell table:style-name="ce173" table:number-columns-repeated="2"/>
          <table:table-cell table:style-name="ce177"/>
          <table:table-cell table:style-name="ce181" table:number-columns-repeated="3"/>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235"/>
          <table:table-cell table:style-name="ce174" table:number-columns-repeated="765"/>
        </table:table-row>
        <table:table-row table:style-name="ro14">
          <table:table-cell table:style-name="ce169"/>
          <table:table-cell table:style-name="ce173" table:number-columns-repeated="2"/>
          <table:table-cell table:style-name="ce177"/>
          <table:table-cell table:style-name="ce180"/>
          <table:table-cell table:style-name="ce181"/>
          <table:table-cell table:style-name="ce180"/>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235"/>
          <table:table-cell table:style-name="ce174" table:number-columns-repeated="765"/>
        </table:table-row>
        <table:table-row table:style-name="ro14">
          <table:table-cell table:style-name="ce169"/>
          <table:table-cell table:style-name="ce173" table:number-columns-repeated="2"/>
          <table:table-cell table:style-name="ce176"/>
          <table:table-cell table:style-name="ce182"/>
          <table:table-cell table:style-name="ce180"/>
          <table:table-cell table:style-name="ce182"/>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235"/>
          <table:table-cell table:style-name="ce174" table:number-columns-repeated="765"/>
        </table:table-row>
        <table:table-row table:style-name="ro14">
          <table:table-cell table:style-name="ce169"/>
          <table:table-cell table:style-name="ce173" table:number-columns-repeated="2"/>
          <table:table-cell table:style-name="ce176"/>
          <table:table-cell table:style-name="ce181"/>
          <table:table-cell table:style-name="ce180"/>
          <table:table-cell table:style-name="ce181"/>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235"/>
          <table:table-cell table:style-name="ce174" table:number-columns-repeated="765"/>
        </table:table-row>
        <table:table-row table:style-name="ro14">
          <table:table-cell table:style-name="ce169"/>
          <table:table-cell table:style-name="ce173" table:number-columns-repeated="2"/>
          <table:table-cell table:style-name="ce176"/>
          <table:table-cell table:style-name="ce182"/>
          <table:table-cell table:style-name="ce180"/>
          <table:table-cell table:style-name="ce182"/>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235"/>
          <table:table-cell table:style-name="ce174" table:number-columns-repeated="765"/>
        </table:table-row>
        <table:table-row table:style-name="ro14" table:number-rows-repeated="7">
          <table:table-cell table:style-name="ce169"/>
          <table:table-cell table:style-name="ce173" table:number-columns-repeated="2"/>
          <table:table-cell table:style-name="ce176"/>
          <table:table-cell table:style-name="ce180" table:number-columns-repeated="3"/>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235"/>
          <table:table-cell table:style-name="ce174" table:number-columns-repeated="765"/>
        </table:table-row>
        <table:table-row table:style-name="ro14" table:number-rows-repeated="3">
          <table:table-cell table:style-name="ce169"/>
          <table:table-cell table:style-name="ce173" table:number-columns-repeated="2"/>
          <table:table-cell table:style-name="ce177"/>
          <table:table-cell table:style-name="ce181" table:number-columns-repeated="3"/>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235"/>
          <table:table-cell table:style-name="ce174" table:number-columns-repeated="765"/>
        </table:table-row>
        <table:table-row table:style-name="ro14">
          <table:table-cell table:style-name="ce169"/>
          <table:table-cell table:style-name="ce173" table:number-columns-repeated="2"/>
          <table:table-cell table:style-name="ce177"/>
          <table:table-cell table:style-name="ce180"/>
          <table:table-cell table:style-name="ce181"/>
          <table:table-cell table:style-name="ce180"/>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235"/>
          <table:table-cell table:style-name="ce174" table:number-columns-repeated="765"/>
        </table:table-row>
        <table:table-row table:style-name="ro14" table:number-rows-repeated="3">
          <table:table-cell table:style-name="ce169"/>
          <table:table-cell table:style-name="ce173" table:number-columns-repeated="2"/>
          <table:table-cell table:style-name="ce176"/>
          <table:table-cell table:style-name="ce180" table:number-columns-repeated="3"/>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235"/>
          <table:table-cell table:style-name="ce174" table:number-columns-repeated="765"/>
        </table:table-row>
        <table:table-row table:style-name="ro14">
          <table:table-cell table:style-name="ce169"/>
          <table:table-cell table:style-name="ce173" table:number-columns-repeated="2"/>
          <table:table-cell table:style-name="ce176"/>
          <table:table-cell table:style-name="ce180" table:number-columns-repeated="3"/>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1000"/>
        </table:table-row>
        <table:table-row table:style-name="ro14" table:number-rows-repeated="4">
          <table:table-cell table:style-name="ce169"/>
          <table:table-cell table:style-name="ce173" table:number-columns-repeated="2"/>
          <table:table-cell table:style-name="ce176"/>
          <table:table-cell table:style-name="ce180" table:number-columns-repeated="3"/>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235"/>
          <table:table-cell table:style-name="ce174" table:number-columns-repeated="765"/>
        </table:table-row>
        <table:table-row table:style-name="ro14" table:number-rows-repeated="3">
          <table:table-cell table:style-name="ce170"/>
          <table:table-cell table:style-name="ce174" table:number-columns-repeated="2"/>
          <table:table-cell table:style-name="ce179"/>
          <table:table-cell table:style-name="ce183" table:number-columns-repeated="3"/>
          <table:table-cell table:style-name="ce187" table:content-validation-name="val5"/>
          <table:table-cell table:style-name="ce190" table:content-validation-name="val6"/>
          <table:table-cell table:style-name="ce193" table:content-validation-name="val7"/>
          <table:table-cell table:style-name="ce196"/>
          <table:table-cell table:style-name="ce200" table:number-columns-repeated="2"/>
          <table:table-cell table:style-name="ce196"/>
          <table:table-cell table:style-name="ce200" table:number-columns-repeated="2"/>
          <table:table-cell table:style-name="ce183" table:number-columns-repeated="2"/>
          <table:table-cell table:style-name="ce203"/>
          <table:table-cell table:style-name="ce183" table:number-columns-repeated="2"/>
          <table:table-cell table:number-columns-repeated="2"/>
          <table:table-cell table:style-name="ce208"/>
          <table:table-cell table:style-name="ce174" table:number-columns-repeated="1000"/>
        </table:table-row>
        <table:table-row table:style-name="ro14" table:number-rows-repeated="64845">
          <table:table-cell table:style-name="ce169"/>
          <table:table-cell table:style-name="ce173" table:number-columns-repeated="2"/>
          <table:table-cell table:style-name="ce176"/>
          <table:table-cell table:style-name="ce180" table:number-columns-repeated="3"/>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235"/>
          <table:table-cell table:style-name="ce174" table:number-columns-repeated="765"/>
        </table:table-row>
        <table:table-row table:style-name="ro6">
          <table:table-cell table:style-name="ce169"/>
          <table:table-cell table:style-name="ce173" table:number-columns-repeated="2"/>
          <table:table-cell table:style-name="ce176"/>
          <table:table-cell table:style-name="ce180" table:number-columns-repeated="3"/>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235"/>
          <table:table-cell table:style-name="ce174" table:number-columns-repeated="765"/>
        </table:table-row>
        <table:table-row table:style-name="ro6" table:number-rows-repeated="983666">
          <table:table-cell table:number-columns-repeated="1024"/>
        </table:table-row>
        <table:table-row table:style-name="ro6">
          <table:table-cell table:number-columns-repeated="1024"/>
        </table:table-row>
        <table:named-expressions/>
      </table:table>
      <table:table table:name="機材シート" table:style-name="ta4" table:print="false">
        <office:forms form:automatic-focus="false" form:apply-design-mode="false"/>
        <table:table-column table:style-name="co55" table:default-cell-style-name="ce109"/>
        <table:table-column table:style-name="co56" table:default-cell-style-name="ce113"/>
        <table:table-column table:style-name="co57" table:default-cell-style-name="ce113"/>
        <table:table-column table:style-name="co58" table:default-cell-style-name="ce113"/>
        <table:table-column table:style-name="co59" table:default-cell-style-name="ce118"/>
        <table:table-column table:style-name="co60" table:default-cell-style-name="ce122"/>
        <table:table-column table:style-name="co61" table:default-cell-style-name="ce113"/>
        <table:table-column table:style-name="co60" table:default-cell-style-name="ce113"/>
        <table:table-column table:style-name="co62" table:default-cell-style-name="ce113"/>
        <table:table-column table:style-name="co63" table:default-cell-style-name="ce130"/>
        <table:table-column table:style-name="co64" table:default-cell-style-name="ce113"/>
        <table:table-column table:style-name="co65" table:default-cell-style-name="ce130"/>
        <table:table-column table:style-name="co66" table:default-cell-style-name="ce113"/>
        <table:table-column table:style-name="co63" table:default-cell-style-name="ce130"/>
        <table:table-column table:style-name="co67" table:default-cell-style-name="ce113"/>
        <table:table-column table:style-name="co68" table:default-cell-style-name="ce113"/>
        <table:table-column table:style-name="co54" table:number-columns-repeated="240" table:default-cell-style-name="ce113"/>
        <table:table-column table:style-name="co36" table:number-columns-repeated="768" table:default-cell-style-name="ce113"/>
        <table:table-row table:style-name="ro7">
          <table:table-cell table:style-name="ce106" office:value-type="string">
            <text:p>ID</text:p>
          </table:table-cell>
          <table:table-cell table:style-name="ce110" office:value-type="string">
            <text:p>実行</text:p>
            <text:p>ステータス</text:p>
          </table:table-cell>
          <table:table-cell table:style-name="ce114" office:value-type="string">
            <text:p>企画名称</text:p>
          </table:table-cell>
          <table:table-cell table:style-name="ce114" office:value-type="string">
            <text:p>機材</text:p>
          </table:table-cell>
          <table:table-cell table:style-name="ce115" office:value-type="string">
            <text:p>機材</text:p>
            <text:p>（申込データよりコピー）</text:p>
          </table:table-cell>
          <table:table-cell table:style-name="ce119" office:value-type="string">
            <text:p>要望</text:p>
            <text:p>数量</text:p>
          </table:table-cell>
          <table:table-cell table:style-name="ce110" office:value-type="string">
            <text:p>決定</text:p>
            <text:p>数量</text:p>
          </table:table-cell>
          <table:table-cell table:style-name="ce125" office:value-type="string">
            <text:p>決定</text:p>
            <text:p>場所</text:p>
          </table:table-cell>
          <table:table-cell table:style-name="ce125" office:value-type="string">
            <text:p>決定場所</text:p>
            <text:p>コード</text:p>
          </table:table-cell>
          <table:table-cell table:style-name="ce110" office:value-type="string">
            <text:p>映像</text:p>
            <text:p>接続</text:p>
          </table:table-cell>
          <table:table-cell table:style-name="ce110" office:value-type="string">
            <text:p>映像接続</text:p>
            <text:p>その他</text:p>
          </table:table-cell>
          <table:table-cell table:style-name="ce110" office:value-type="string">
            <text:p>音声</text:p>
            <text:p>接続</text:p>
          </table:table-cell>
          <table:table-cell table:style-name="ce110" office:value-type="string">
            <text:p>音声接続</text:p>
            <text:p>その他</text:p>
          </table:table-cell>
          <table:table-cell table:style-name="ce110" office:value-type="string">
            <text:p>LAN</text:p>
            <text:p>接続</text:p>
          </table:table-cell>
          <table:table-cell table:style-name="ce110" office:value-type="string">
            <text:p>LAN接続</text:p>
            <text:p>その他</text:p>
          </table:table-cell>
          <table:table-cell table:style-name="ce110" office:value-type="string">
            <text:p>LAN利用目的</text:p>
          </table:table-cell>
          <table:table-cell table:style-name="ce131" table:number-columns-repeated="240"/>
          <table:table-cell table:style-name="ce132" table:number-columns-repeated="768"/>
        </table:table-row>
        <table:table-row table:style-name="ro9" table:number-rows-repeated="18">
          <table:table-cell table:style-name="ce107"/>
          <table:table-cell table:style-name="ce111" table:number-columns-repeated="3"/>
          <table:table-cell table:style-name="ce116"/>
          <table:table-cell table:style-name="ce120"/>
          <table:table-cell table:style-name="ce123"/>
          <table:table-cell table:style-name="ce126"/>
          <table:table-cell table:style-name="ce111"/>
          <table:table-cell table:style-name="ce128"/>
          <table:table-cell table:style-name="ce111"/>
          <table:table-cell table:style-name="ce128"/>
          <table:table-cell table:style-name="ce111"/>
          <table:table-cell table:style-name="ce128"/>
          <table:table-cell table:style-name="ce111" table:number-columns-repeated="242"/>
          <table:table-cell table:style-name="ce112" table:number-columns-repeated="768"/>
        </table:table-row>
        <table:table-row table:style-name="ro9" table:number-rows-repeated="8">
          <table:table-cell table:style-name="ce108"/>
          <table:table-cell table:style-name="ce112" table:number-columns-repeated="3"/>
          <table:table-cell table:style-name="ce117"/>
          <table:table-cell table:style-name="ce121"/>
          <table:table-cell table:style-name="ce124"/>
          <table:table-cell table:style-name="ce127"/>
          <table:table-cell table:style-name="ce112"/>
          <table:table-cell table:style-name="ce129"/>
          <table:table-cell table:style-name="ce112"/>
          <table:table-cell table:style-name="ce129"/>
          <table:table-cell table:style-name="ce112"/>
          <table:table-cell table:style-name="ce129"/>
          <table:table-cell table:style-name="ce112" table:number-columns-repeated="1010"/>
        </table:table-row>
        <table:table-row table:style-name="ro9" table:number-rows-repeated="143">
          <table:table-cell table:style-name="ce107"/>
          <table:table-cell table:style-name="ce111" table:number-columns-repeated="3"/>
          <table:table-cell table:style-name="ce116"/>
          <table:table-cell table:style-name="ce120"/>
          <table:table-cell table:style-name="ce123"/>
          <table:table-cell table:style-name="ce126"/>
          <table:table-cell table:style-name="ce111"/>
          <table:table-cell table:style-name="ce128"/>
          <table:table-cell table:style-name="ce111"/>
          <table:table-cell table:style-name="ce128"/>
          <table:table-cell table:style-name="ce111"/>
          <table:table-cell table:style-name="ce128"/>
          <table:table-cell table:style-name="ce111" table:number-columns-repeated="242"/>
          <table:table-cell table:style-name="ce112" table:number-columns-repeated="768"/>
        </table:table-row>
        <table:table-row table:style-name="ro9" table:number-rows-repeated="64028">
          <table:table-cell table:style-name="ce107"/>
          <table:table-cell table:style-name="ce111" table:number-columns-repeated="3"/>
          <table:table-cell table:style-name="ce116"/>
          <table:table-cell table:style-name="ce120"/>
          <table:table-cell table:style-name="ce123"/>
          <table:table-cell table:style-name="ce126"/>
          <table:table-cell table:style-name="ce111"/>
          <table:table-cell table:style-name="ce128"/>
          <table:table-cell table:style-name="ce111"/>
          <table:table-cell table:style-name="ce128"/>
          <table:table-cell table:style-name="ce111"/>
          <table:table-cell table:style-name="ce128"/>
          <table:table-cell table:style-name="ce111" table:number-columns-repeated="242"/>
          <table:table-cell table:style-name="ce133" table:number-columns-repeated="768"/>
        </table:table-row>
        <table:table-row table:style-name="ro9" table:number-rows-repeated="984366">
          <table:table-cell table:number-columns-repeated="1024"/>
        </table:table-row>
        <table:table-row table:style-name="ro6" table:number-rows-repeated="11">
          <table:table-cell table:number-columns-repeated="1024"/>
        </table:table-row>
        <table:table-row table:style-name="ro6">
          <table:table-cell table:number-columns-repeated="1024"/>
        </table:table-row>
        <table:named-expressions/>
      </table:table>
      <table:table table:name="ゲストシート" table:style-name="ta6" table:print="false">
        <office:forms form:automatic-focus="false" form:apply-design-mode="false"/>
        <table:table-column table:style-name="co97" table:default-cell-style-name="ce171"/>
        <table:table-column table:style-name="co98" table:default-cell-style-name="ce171"/>
        <table:table-column table:style-name="co99" table:default-cell-style-name="ce171"/>
        <table:table-column table:style-name="co100" table:default-cell-style-name="ce171"/>
        <table:table-column table:style-name="co54" table:default-cell-style-name="ce197"/>
        <table:table-column table:style-name="co101" table:default-cell-style-name="ce171"/>
        <table:table-column table:style-name="co102" table:default-cell-style-name="ce171"/>
        <table:table-column table:style-name="co75" table:number-columns-repeated="6" table:default-cell-style-name="ce171"/>
        <table:table-column table:style-name="co75" table:default-cell-style-name="ce246"/>
        <table:table-column table:style-name="co75" table:number-columns-repeated="3" table:default-cell-style-name="ce171"/>
        <table:table-column table:style-name="co103" table:default-cell-style-name="ce171"/>
        <table:table-column table:style-name="co54" table:number-columns-repeated="238" table:default-cell-style-name="ce171"/>
        <table:table-column table:style-name="co36" table:number-columns-repeated="768" table:default-cell-style-name="ce171"/>
        <table:table-row table:style-name="ro10">
          <table:table-cell table:style-name="ce210" office:value-type="string">
            <text:p>出演者氏名</text:p>
          </table:table-cell>
          <table:table-cell table:style-name="ce216" table:content-validation-name="val8" office:value-type="string">
            <text:p>コンタクトステータス</text:p>
          </table:table-cell>
          <table:table-cell table:style-name="ce220" office:value-type="string">
            <text:p>出演者氏名ふりがな</text:p>
          </table:table-cell>
          <table:table-cell table:style-name="ce224" office:value-type="string">
            <text:p>大会登録番号</text:p>
          </table:table-cell>
          <table:table-cell table:style-name="ce228" office:value-type="string">
            <text:p>日付制限</text:p>
          </table:table-cell>
          <table:table-cell table:style-name="ce220" office:value-type="string">
            <text:p>メモ</text:p>
          </table:table-cell>
          <table:table-cell table:style-name="ce220" office:value-type="string">
            <text:p>企画数</text:p>
          </table:table-cell>
          <table:table-cell table:style-name="ce235" office:value-type="date" office:date-value="2015-08-29T10:30:00">
            <text:p>08/29 10:30</text:p>
          </table:table-cell>
          <table:table-cell table:style-name="ce235" office:value-type="date" office:date-value="2015-08-29T12:30:00">
            <text:p>08/29 12:30</text:p>
          </table:table-cell>
          <table:table-cell table:style-name="ce235" office:value-type="date" office:date-value="2015-08-29T14:30:00">
            <text:p>08/29 14:30</text:p>
          </table:table-cell>
          <table:table-cell table:style-name="ce235" office:value-type="date" office:date-value="2015-08-29T16:30:00">
            <text:p>08/29 16:30</text:p>
          </table:table-cell>
          <table:table-cell table:style-name="ce236" office:value-type="date" office:date-value="2015-08-29T18:30:00">
            <text:p>08/29 18:30</text:p>
          </table:table-cell>
          <table:table-cell table:style-name="ce235" office:value-type="date" office:date-value="2015-08-29T20:00:00">
            <text:p>08/29 20:00</text:p>
          </table:table-cell>
          <table:table-cell table:style-name="ce241" office:value-type="date" office:date-value="2015-08-30T09:30:00">
            <text:p>08/30 09:30</text:p>
          </table:table-cell>
          <table:table-cell table:style-name="ce235" office:value-type="date" office:date-value="2015-08-30T11:30:00">
            <text:p>08/30 11:30</text:p>
          </table:table-cell>
          <table:table-cell table:style-name="ce235" office:value-type="date" office:date-value="2015-08-30T13:30:00">
            <text:p>08/30 13:30</text:p>
          </table:table-cell>
          <table:table-cell table:style-name="ce247" office:value-type="date" office:date-value="2015-08-30T15:30:00">
            <text:p>08/30 15:30</text:p>
          </table:table-cell>
          <table:table-cell table:style-name="ce250"/>
          <table:table-cell table:style-name="ce251" table:number-columns-repeated="1006"/>
        </table:table-row>
        <table:table-row table:style-name="ro4">
          <table:table-cell table:style-name="ce211"/>
          <table:table-cell table:style-name="ce217" table:content-validation-name="val8"/>
          <table:table-cell table:style-name="ce221"/>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5">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1"/>
          <table:table-cell table:style-name="ce217" table:content-validation-name="val8"/>
          <table:table-cell table:style-name="ce221"/>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5">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3"/>
          <table:table-cell table:style-name="ce218" table:content-validation-name="val8"/>
          <table:table-cell table:style-name="ce221"/>
          <table:table-cell table:style-name="ce227"/>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3">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4"/>
          <table:table-cell table:style-name="ce219" table:content-validation-name="val8"/>
          <table:table-cell table:style-name="ce223"/>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1"/>
          <table:table-cell table:style-name="ce217" table:content-validation-name="val8"/>
          <table:table-cell table:style-name="ce221"/>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2">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4"/>
          <table:table-cell table:style-name="ce217" table:content-validation-name="val8"/>
          <table:table-cell table:style-name="ce223"/>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4"/>
          <table:table-cell table:style-name="ce217" table:content-validation-name="val8"/>
          <table:table-cell table:style-name="ce223"/>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12">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5"/>
          <table:table-cell table:style-name="ce217" table:content-validation-name="val8"/>
          <table:table-cell table:style-name="ce221"/>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2"/>
          <table:table-cell table:style-name="ce218" table:content-validation-name="val8"/>
          <table:table-cell table:style-name="ce222"/>
          <table:table-cell table:style-name="ce227"/>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2"/>
          <table:table-cell table:style-name="ce217" table:content-validation-name="val8"/>
          <table:table-cell table:style-name="ce222"/>
          <table:table-cell table:style-name="ce227"/>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7">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1"/>
          <table:table-cell table:style-name="ce217" table:content-validation-name="val8"/>
          <table:table-cell table:style-name="ce221"/>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5">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2"/>
          <table:table-cell table:style-name="ce217" table:content-validation-name="val8"/>
          <table:table-cell table:style-name="ce222"/>
          <table:table-cell table:style-name="ce225"/>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2">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4"/>
          <table:table-cell table:style-name="ce218" table:content-validation-name="val8"/>
          <table:table-cell table:style-name="ce223"/>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4"/>
          <table:table-cell table:style-name="ce217" table:content-validation-name="val8"/>
          <table:table-cell table:style-name="ce223"/>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5">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4"/>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2">
          <table:table-cell table:style-name="ce212"/>
          <table:table-cell table:style-name="ce217" table:content-validation-name="val8"/>
          <table:table-cell table:style-name="ce222"/>
          <table:table-cell table:style-name="ce227"/>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5">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2"/>
          <table:table-cell table:style-name="ce217" table:content-validation-name="val8"/>
          <table:table-cell table:style-name="ce222"/>
          <table:table-cell table:style-name="ce227"/>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2">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2"/>
          <table:table-cell table:style-name="ce217" table:content-validation-name="val8"/>
          <table:table-cell table:style-name="ce222"/>
          <table:table-cell table:style-name="ce227"/>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2"/>
          <table:table-cell table:style-name="ce217" table:content-validation-name="val8"/>
          <table:table-cell table:style-name="ce222"/>
          <table:table-cell table:style-name="ce226"/>
          <table:table-cell table:style-name="ce230"/>
          <table:table-cell table:style-name="ce23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3"/>
          <table:table-cell table:style-name="ce218" table:content-validation-name="val8"/>
          <table:table-cell table:style-name="ce221"/>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3">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1"/>
          <table:table-cell table:style-name="ce218" table:content-validation-name="val8"/>
          <table:table-cell table:style-name="ce221"/>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2">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4"/>
          <table:table-cell table:style-name="ce217" table:content-validation-name="val8"/>
          <table:table-cell table:style-name="ce223"/>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2"/>
          <table:table-cell table:style-name="ce218" table:content-validation-name="val8"/>
          <table:table-cell table:style-name="ce222"/>
          <table:table-cell table:style-name="ce227"/>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3">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2"/>
          <table:table-cell table:style-name="ce217" table:content-validation-name="val8"/>
          <table:table-cell table:style-name="ce222"/>
          <table:table-cell table:style-name="ce227"/>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4"/>
          <table:table-cell table:style-name="ce217" table:content-validation-name="val8"/>
          <table:table-cell table:style-name="ce223"/>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6">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1"/>
          <table:table-cell table:style-name="ce218" table:content-validation-name="val8"/>
          <table:table-cell table:style-name="ce221"/>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3"/>
          <table:table-cell table:style-name="ce217" table:content-validation-name="val8"/>
          <table:table-cell table:style-name="ce221"/>
          <table:table-cell table:style-name="ce227"/>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3">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4"/>
          <table:table-cell table:style-name="ce219" table:content-validation-name="val8"/>
          <table:table-cell table:style-name="ce223"/>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4"/>
          <table:table-cell table:style-name="ce217" table:content-validation-name="val8"/>
          <table:table-cell table:style-name="ce223"/>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5">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4"/>
          <table:table-cell table:style-name="ce217" table:content-validation-name="val8"/>
          <table:table-cell table:style-name="ce223"/>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10">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4"/>
          <table:table-cell table:style-name="ce219" table:content-validation-name="val8"/>
          <table:table-cell table:style-name="ce223"/>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1"/>
          <table:table-cell table:style-name="ce219" table:content-validation-name="val8"/>
          <table:table-cell table:style-name="ce221"/>
          <table:table-cell table:style-name="ce227"/>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2">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2"/>
          <table:table-cell table:style-name="ce217" table:content-validation-name="val8"/>
          <table:table-cell table:style-name="ce222"/>
          <table:table-cell table:style-name="ce226"/>
          <table:table-cell table:style-name="ce230"/>
          <table:table-cell table:style-name="ce23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2">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5"/>
          <table:table-cell table:style-name="ce217" table:content-validation-name="val8"/>
          <table:table-cell table:style-name="ce223"/>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12">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1"/>
          <table:table-cell table:style-name="ce217" table:content-validation-name="val8"/>
          <table:table-cell table:style-name="ce223"/>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7">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4"/>
          <table:table-cell table:style-name="ce217" table:content-validation-name="val8"/>
          <table:table-cell table:style-name="ce223"/>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7">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3"/>
          <table:table-cell table:style-name="ce217" table:content-validation-name="val8"/>
          <table:table-cell table:style-name="ce222"/>
          <table:table-cell table:style-name="ce225"/>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1"/>
          <table:table-cell table:style-name="ce217" table:content-validation-name="val8"/>
          <table:table-cell table:style-name="ce222"/>
          <table:table-cell table:style-name="ce225"/>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3">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2"/>
          <table:table-cell table:style-name="ce217" table:content-validation-name="val8"/>
          <table:table-cell table:style-name="ce222"/>
          <table:table-cell table:style-name="ce227"/>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1"/>
          <table:table-cell table:style-name="ce217" table:content-validation-name="val8"/>
          <table:table-cell table:style-name="ce221"/>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2"/>
          <table:table-cell table:style-name="ce217" table:content-validation-name="val8"/>
          <table:table-cell table:style-name="ce222"/>
          <table:table-cell table:style-name="ce227"/>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4"/>
          <table:table-cell table:style-name="ce217" table:content-validation-name="val8"/>
          <table:table-cell table:style-name="ce223"/>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17">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2"/>
          <table:table-cell table:style-name="ce217" table:content-validation-name="val8"/>
          <table:table-cell table:style-name="ce222"/>
          <table:table-cell table:style-name="ce227"/>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4">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4"/>
          <table:table-cell table:style-name="ce218" table:content-validation-name="val8"/>
          <table:table-cell table:style-name="ce223"/>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23">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1"/>
          <table:table-cell table:style-name="ce217" table:content-validation-name="val8"/>
          <table:table-cell table:style-name="ce221"/>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3"/>
          <table:table-cell table:style-name="ce217" table:content-validation-name="val8"/>
          <table:table-cell table:style-name="ce221"/>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2">
          <table:table-cell table:style-name="ce211"/>
          <table:table-cell table:style-name="ce217" table:content-validation-name="val8"/>
          <table:table-cell table:style-name="ce221"/>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2">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2"/>
          <table:table-cell table:style-name="ce218"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3">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2"/>
          <table:table-cell table:style-name="ce217" table:content-validation-name="val8"/>
          <table:table-cell table:style-name="ce222"/>
          <table:table-cell table:style-name="ce225"/>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4">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2"/>
          <table:table-cell table:style-name="ce218"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1"/>
          <table:table-cell table:style-name="ce217" table:content-validation-name="val8"/>
          <table:table-cell table:style-name="ce221"/>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2">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1"/>
          <table:table-cell table:style-name="ce218" table:content-validation-name="val8"/>
          <table:table-cell table:style-name="ce221"/>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75">
          <table:table-cell table:style-name="ce211"/>
          <table:table-cell table:style-name="ce218" table:content-validation-name="val8"/>
          <table:table-cell table:style-name="ce221"/>
          <table:table-cell table:style-name="ce225"/>
          <table:table-cell table:style-name="ce229"/>
          <table:table-cell table:style-name="ce211"/>
          <table:table-cell table:style-name="ce233" table:number-columns-repeated="5"/>
          <table:table-cell table:style-name="ce238"/>
          <table:table-cell table:style-name="ce233"/>
          <table:table-cell table:style-name="ce243"/>
          <table:table-cell table:style-name="ce233" table:number-columns-repeated="2"/>
          <table:table-cell table:style-name="ce248"/>
          <table:table-cell table:style-name="ce250"/>
          <table:table-cell table:style-name="ce252" table:number-columns-repeated="1006"/>
        </table:table-row>
        <table:table-row table:style-name="ro4" table:number-rows-repeated="322">
          <table:table-cell table:style-name="ce211"/>
          <table:table-cell table:style-name="ce218" table:content-validation-name="val8"/>
          <table:table-cell table:style-name="ce221"/>
          <table:table-cell table:style-name="ce225"/>
          <table:table-cell table:style-name="ce229"/>
          <table:table-cell table:style-name="ce211"/>
          <table:table-cell table:style-name="ce234" table:number-columns-repeated="5"/>
          <table:table-cell table:style-name="ce239"/>
          <table:table-cell table:style-name="ce234"/>
          <table:table-cell table:style-name="ce244"/>
          <table:table-cell table:style-name="ce234" table:number-columns-repeated="2"/>
          <table:table-cell table:style-name="ce249"/>
          <table:table-cell table:style-name="ce250"/>
          <table:table-cell table:style-name="ce253" table:number-columns-repeated="1006"/>
        </table:table-row>
        <table:table-row table:style-name="ro4" table:number-rows-repeated="64562">
          <table:table-cell table:style-name="ce211"/>
          <table:table-cell table:style-name="ce218" table:content-validation-name="val8"/>
          <table:table-cell table:style-name="ce221"/>
          <table:table-cell table:style-name="ce225"/>
          <table:table-cell table:style-name="ce229"/>
          <table:table-cell table:style-name="ce211"/>
          <table:table-cell table:style-name="ce214" table:number-columns-repeated="5"/>
          <table:table-cell table:style-name="ce240"/>
          <table:table-cell table:style-name="ce214"/>
          <table:table-cell table:style-name="ce245"/>
          <table:table-cell table:style-name="ce214" table:number-columns-repeated="2"/>
          <table:table-cell table:style-name="ce249"/>
          <table:table-cell table:style-name="ce250"/>
          <table:table-cell table:style-name="ce253" table:number-columns-repeated="1006"/>
        </table:table-row>
        <table:table-row table:style-name="ro4" table:number-rows-repeated="983379">
          <table:table-cell table:number-columns-repeated="1024"/>
        </table:table-row>
        <table:table-row table:style-name="ro4">
          <table:table-cell table:number-columns-repeated="1024"/>
        </table:table-row>
        <table:named-expressions/>
      </table:table>
      <table:table table:name="担当者シート" table:style-name="ta8" table:print="false">
        <table:table-column table:style-name="co104" table:default-cell-style-name="ce171"/>
        <table:table-column table:style-name="co105" table:default-cell-style-name="ce171"/>
        <table:table-column table:style-name="co106" table:default-cell-style-name="ce171"/>
        <table:table-column table:style-name="co107" table:default-cell-style-name="ce171"/>
        <table:table-column table:style-name="co54" table:default-cell-style-name="ce171"/>
        <table:table-column table:style-name="co108" table:default-cell-style-name="ce171"/>
        <table:table-column table:style-name="co109" table:default-cell-style-name="ce171"/>
        <table:table-column table:style-name="co110" table:default-cell-style-name="ce171"/>
        <table:table-column table:style-name="co112" table:default-cell-style-name="ce171"/>
        <table:table-column table:style-name="co123" table:default-cell-style-name="ce171"/>
        <table:table-column table:style-name="co54" table:number-columns-repeated="247" table:default-cell-style-name="ce171"/>
        <table:table-column table:style-name="co36" table:number-columns-repeated="767" table:default-cell-style-name="ce171"/>
        <table:table-row table:style-name="ro4">
          <table:table-cell table:style-name="ce254" office:value-type="string">
            <text:p>氏名</text:p>
          </table:table-cell>
          <table:table-cell table:style-name="ce257" office:value-type="string">
            <text:p>担当件数</text:p>
          </table:table-cell>
          <table:table-cell table:style-name="ce257" office:value-type="string">
            <text:p>メールアドレス</text:p>
          </table:table-cell>
          <table:table-cell table:style-name="ce257" office:value-type="string">
            <text:p>備考</text:p>
          </table:table-cell>
          <table:table-cell table:style-name="ce257" office:value-type="string">
            <text:p>管理担当</text:p>
          </table:table-cell>
          <table:table-cell table:style-name="ce260" office:value-type="string">
            <text:p>大会登録番号</text:p>
          </table:table-cell>
          <table:table-cell table:style-name="ce263" office:value-type="string">
            <text:p>別名</text:p>
          </table:table-cell>
          <table:table-cell table:style-name="ce263" office:value-type="string">
            <text:p>担当者名</text:p>
          </table:table-cell>
          <table:table-cell table:style-name="ce263" office:value-type="string">
            <text:p>よみがな</text:p>
          </table:table-cell>
          <table:table-cell table:style-name="ce263" office:value-type="string">
            <text:p>別名よみがな</text:p>
          </table:table-cell>
          <table:table-cell table:style-name="ce257" table:number-columns-repeated="247"/>
          <table:table-cell table:style-name="ce266" table:number-columns-repeated="767"/>
        </table:table-row>
        <table:table-row table:style-name="ro10">
          <table:table-cell table:style-name="ce255"/>
          <table:table-cell table:style-name="ce258" table:formula="of:=IF(ISBLANK([.A2]);&quot;&quot;;COUNTIF([$企画シート.D$2:.D$11789];[.A2]))">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3]);&quot;&quot;;COUNTIF([$企画シート.D$2:.D$11789];[.A3]))">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4]);&quot;&quot;;COUNTIF([$企画シート.D$2:.D$11789];[.A4]))">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5]);&quot;&quot;;COUNTIF([$企画シート.D$2:.D$11789];[.A5]))">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6]);&quot;&quot;;COUNTIF([$企画シート.D$2:.D$11789];[.A6]))">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7]);&quot;&quot;;COUNTIF([$企画シート.D$2:.D$11789];[.A7]))">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8]);&quot;&quot;;COUNTIF([$企画シート.D$2:.D$11789];[.A8]))">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9]);&quot;&quot;;COUNTIF([$企画シート.D$2:.D$11789];[.A9]))">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10]);&quot;&quot;;COUNTIF([$企画シート.D$2:.D$11789];[.A10]))">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11]);&quot;&quot;;COUNTIF([$企画シート.D$2:.D$11789];[.A11]))">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12]);&quot;&quot;;COUNTIF([$企画シート.D$2:.D$11789];[.A12]))">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13]);&quot;&quot;;COUNTIF([$企画シート.D$2:.D$11789];[.A13]))">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14]);&quot;&quot;;COUNTIF([$企画シート.D$2:.D$11789];[.A14]))">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15]);&quot;&quot;;COUNTIF([$企画シート.D$2:.D$11789];[.A15]))">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16]);&quot;&quot;;COUNTIF([$企画シート.D$2:.D$11789];[.A16]))">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17]);&quot;&quot;;COUNTIF([$企画シート.D$2:.D$11789];[.A17]))">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18]);&quot;&quot;;COUNTIF([$企画シート.D$2:.D$11789];[.A18]))">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19]);&quot;&quot;;COUNTIF([$企画シート.D$2:.D$11789];[.A19]))">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20]);&quot;&quot;;COUNTIF([$企画シート.D$2:.D$11789];[.A20]))">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21]);&quot;&quot;;COUNTIF([$企画シート.D$2:.D$11789];[.A21]))">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22]);&quot;&quot;;COUNTIF([$企画シート.D$2:.D$11789];[.A22]))">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23]);&quot;&quot;;COUNTIF([$企画シート.D$2:.D$11789];[.A23]))">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24]);&quot;&quot;;COUNTIF([$企画シート.D$2:.D$11789];[.A24]))">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25]);&quot;&quot;;COUNTIF([$企画シート.D$2:.D$11789];[.A25]))">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26]);&quot;&quot;;COUNTIF([$企画シート.D$2:.D$11789];[.A26]))">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27]);&quot;&quot;;COUNTIF([$企画シート.D$2:.D$11789];[.A27]))">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28]);&quot;&quot;;COUNTIF([$企画シート.D$2:.D$11789];[.A28]))">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29]);&quot;&quot;;COUNTIF([$企画シート.D$2:.D$11789];[.A29]))">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30]);&quot;&quot;;COUNTIF([$企画シート.D$2:.D$11789];[.A30]))">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31]);&quot;&quot;;COUNTIF([$企画シート.D$2:.D$11789];[.A31]))">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32]);&quot;&quot;;COUNTIF([$企画シート.D$2:.D$11789];[.A32]))">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33]);&quot;&quot;;COUNTIF([$企画シート.D$2:.D$11789];[.A33]))">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34]);&quot;&quot;;COUNTIF([$企画シート.D$2:.D$11789];[.A34]))">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35]);&quot;&quot;;COUNTIF([$企画シート.D$2:.D$11789];[.A35]))">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36]);&quot;&quot;;COUNTIF([$企画シート.D$2:.D$11789];[.A36]))">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37]);&quot;&quot;;COUNTIF([$企画シート.D$2:.D$11789];[.A37]))">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38]);&quot;&quot;;COUNTIF([$企画シート.D$2:.D$11789];[.A38]))">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39]);&quot;&quot;;COUNTIF([$企画シート.D$2:.D$11789];[.A39]))">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40]);&quot;&quot;;COUNTIF([$企画シート.D$2:.D$11789];[.A40]))">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41]);&quot;&quot;;COUNTIF([$企画シート.D$2:.D$11789];[.A41]))">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42]);&quot;&quot;;COUNTIF([$企画シート.D$2:.D$11789];[.A42]))">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43]);&quot;&quot;;COUNTIF([$企画シート.D$2:.D$11789];[.A43]))">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44]);&quot;&quot;;COUNTIF([$企画シート.D$2:.D$11789];[.A44]))">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45]);&quot;&quot;;COUNTIF([$企画シート.D$2:.D$11789];[.A45]))">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46]);&quot;&quot;;COUNTIF([$企画シート.D$2:.D$11789];[.A46]))">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47]);&quot;&quot;;COUNTIF([$企画シート.D$2:.D$11789];[.A47]))">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48]);&quot;&quot;;COUNTIF([$企画シート.D$2:.D$11789];[.A48]))">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49]);&quot;&quot;;COUNTIF([$企画シート.D$2:.D$11789];[.A49]))">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50]);&quot;&quot;;COUNTIF([$企画シート.D$2:.D$11789];[.A50]))">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51]);&quot;&quot;;COUNTIF([$企画シート.D$2:.D$11789];[.A51]))">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52]);&quot;&quot;;COUNTIF([$企画シート.D$2:.D$11789];[.A52]))">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53]);&quot;&quot;;COUNTIF([$企画シート.D$2:.D$11789];[.A53]))">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54]);&quot;&quot;;COUNTIF([$企画シート.D$2:.D$11789];[.A54]))">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55]);&quot;&quot;;COUNTIF([$企画シート.D$2:.D$11789];[.A55]))">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56]);&quot;&quot;;COUNTIF([$企画シート.D$2:.D$11789];[.A56]))">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57]);&quot;&quot;;COUNTIF([$企画シート.D$2:.D$11789];[.A57]))">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58]);&quot;&quot;;COUNTIF([$企画シート.D$2:.D$11789];[.A58]))">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59]);&quot;&quot;;COUNTIF([$企画シート.D$2:.D$11789];[.A59]))">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60]);&quot;&quot;;COUNTIF([$企画シート.D$2:.D$11789];[.A60]))">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61]);&quot;&quot;;COUNTIF([$企画シート.D$2:.D$11789];[.A61]))">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62]);&quot;&quot;;COUNTIF([$企画シート.D$2:.D$11789];[.A62]))">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63]);&quot;&quot;;COUNTIF([$企画シート.D$2:.D$11789];[.A63]))">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64]);&quot;&quot;;COUNTIF([$企画シート.D$2:.D$11789];[.A64]))">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65]);&quot;&quot;;COUNTIF([$企画シート.D$2:.D$11789];[.A65]))">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66]);&quot;&quot;;COUNTIF([$企画シート.D$2:.D$11789];[.A66]))">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67]);&quot;&quot;;COUNTIF([$企画シート.D$2:.D$11789];[.A67]))">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68]);&quot;&quot;;COUNTIF([$企画シート.D$2:.D$11789];[.A68]))">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69]);&quot;&quot;;COUNTIF([$企画シート.D$2:.D$11789];[.A69]))">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70]);&quot;&quot;;COUNTIF([$企画シート.D$2:.D$11789];[.A70]))">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71]);&quot;&quot;;COUNTIF([$企画シート.D$2:.D$11789];[.A71]))">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72]);&quot;&quot;;COUNTIF([$企画シート.D$2:.D$11789];[.A72]))">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73]);&quot;&quot;;COUNTIF([$企画シート.D$2:.D$11789];[.A73]))">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74]);&quot;&quot;;COUNTIF([$企画シート.D$2:.D$11789];[.A74]))">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75]);&quot;&quot;;COUNTIF([$企画シート.D$2:.D$11789];[.A75]))">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76]);&quot;&quot;;COUNTIF([$企画シート.D$2:.D$11789];[.A76]))">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77]);&quot;&quot;;COUNTIF([$企画シート.D$2:.D$11789];[.A77]))">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78]);&quot;&quot;;COUNTIF([$企画シート.D$2:.D$11789];[.A78]))">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79]);&quot;&quot;;COUNTIF([$企画シート.D$2:.D$11789];[.A79]))">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80]);&quot;&quot;;COUNTIF([$企画シート.D$2:.D$11789];[.A80]))">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81]);&quot;&quot;;COUNTIF([$企画シート.D$2:.D$11789];[.A81]))">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82]);&quot;&quot;;COUNTIF([$企画シート.D$2:.D$11789];[.A82]))">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83]);&quot;&quot;;COUNTIF([$企画シート.D$2:.D$11789];[.A83]))">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84]);&quot;&quot;;COUNTIF([$企画シート.D$2:.D$11789];[.A84]))">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85]);&quot;&quot;;COUNTIF([$企画シート.D$2:.D$11789];[.A85]))">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86]);&quot;&quot;;COUNTIF([$企画シート.D$2:.D$11789];[.A86]))">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87]);&quot;&quot;;COUNTIF([$企画シート.D$2:.D$11789];[.A87]))">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88]);&quot;&quot;;COUNTIF([$企画シート.D$2:.D$11789];[.A88]))">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89]);&quot;&quot;;COUNTIF([$企画シート.D$2:.D$11789];[.A89]))">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90]);&quot;&quot;;COUNTIF([$企画シート.D$2:.D$11789];[.A90]))">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91]);&quot;&quot;;COUNTIF([$企画シート.D$2:.D$11789];[.A91]))">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92]);&quot;&quot;;COUNTIF([$企画シート.D$2:.D$11789];[.A92]))">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93]);&quot;&quot;;COUNTIF([$企画シート.D$2:.D$11789];[.A93]))">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94]);&quot;&quot;;COUNTIF([$企画シート.D$2:.D$11789];[.A94]))">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95]);&quot;&quot;;COUNTIF([$企画シート.D$2:.D$11789];[.A95]))">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96]);&quot;&quot;;COUNTIF([$企画シート.D$2:.D$11789];[.A96]))">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97]);&quot;&quot;;COUNTIF([$企画シート.D$2:.D$11789];[.A97]))">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98]);&quot;&quot;;COUNTIF([$企画シート.D$2:.D$11789];[.A98]))">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99]);&quot;&quot;;COUNTIF([$企画シート.D$2:.D$11789];[.A99]))">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100]);&quot;&quot;;COUNTIF([$企画シート.D$2:.D$11789];[.A100]))">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101]);&quot;&quot;;COUNTIF([$企画シート.D$2:.D$11789];[.A101]))">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102]);&quot;&quot;;COUNTIF([$企画シート.D$2:.D$11789];[.A102]))">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103]);&quot;&quot;;COUNTIF([$企画シート.D$2:.D$11789];[.A103]))">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104]);&quot;&quot;;COUNTIF([$企画シート.D$2:.D$11789];[.A104]))">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105]);&quot;&quot;;COUNTIF([$企画シート.D$2:.D$11789];[.A105]))">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106]);&quot;&quot;;COUNTIF([$企画シート.D$2:.D$11789];[.A106]))">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107]);&quot;&quot;;COUNTIF([$企画シート.D$2:.D$11789];[.A107]))">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108]);&quot;&quot;;COUNTIF([$企画シート.D$2:.D$11789];[.A108]))">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109]);&quot;&quot;;COUNTIF([$企画シート.D$2:.D$11789];[.A109]))">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110]);&quot;&quot;;COUNTIF([$企画シート.D$2:.D$11789];[.A110]))">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111]);&quot;&quot;;COUNTIF([$企画シート.D$2:.D$11789];[.A111]))">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6" table:number-columns-repeated="5"/>
          <table:table-cell table:style-name="ce262"/>
          <table:table-cell table:style-name="ce265" table:number-columns-repeated="4"/>
          <table:table-cell table:style-name="ce256" table:number-columns-repeated="247"/>
          <table:table-cell table:style-name="ce268" table:number-columns-repeated="767"/>
        </table:table-row>
        <table:table-row table:style-name="ro10" table:number-rows-repeated="65332">
          <table:table-cell table:style-name="ce255" table:number-columns-repeated="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number-rows-repeated="983131">
          <table:table-cell table:number-columns-repeated="1024"/>
        </table:table-row>
        <table:table-row table:style-name="ro10">
          <table:table-cell table:number-columns-repeated="1024"/>
        </table:table-row>
        <table:named-expressions/>
      </table:table>
      <table:table table:name="場所コード" table:style-name="ta9" table:print="false">
        <office:forms form:automatic-focus="false" form:apply-design-mode="false"/>
        <table:table-column table:style-name="co124" table:default-cell-style-name="ce171"/>
        <table:table-column table:style-name="co54" table:default-cell-style-name="ce171"/>
        <table:table-column table:style-name="co125" table:default-cell-style-name="ce171"/>
        <table:table-column table:style-name="co126" table:default-cell-style-name="ce171"/>
        <table:table-column table:style-name="co127" table:default-cell-style-name="ce171"/>
        <table:table-column table:style-name="co128" table:default-cell-style-name="ce171"/>
        <table:table-column table:style-name="co129" table:default-cell-style-name="ce171"/>
        <table:table-column table:style-name="co130" table:number-columns-repeated="6" table:default-cell-style-name="ce171"/>
        <table:table-column table:style-name="co130" table:default-cell-style-name="ce246"/>
        <table:table-column table:style-name="co130" table:number-columns-repeated="3" table:default-cell-style-name="ce171"/>
        <table:table-column table:style-name="co54" table:number-columns-repeated="241" table:default-cell-style-name="ce171"/>
        <table:table-column table:style-name="co36" table:number-columns-repeated="766" table:default-cell-style-name="ce171"/>
        <table:table-row table:style-name="ro4">
          <table:table-cell table:style-name="ce269" office:value-type="string">
            <text:p>部屋名</text:p>
          </table:table-cell>
          <table:table-cell table:style-name="ce271" office:value-type="string">
            <text:p>コード</text:p>
          </table:table-cell>
          <table:table-cell table:style-name="ce271" office:value-type="string">
            <text:p>部屋番号</text:p>
          </table:table-cell>
          <table:table-cell table:style-name="ce271" office:value-type="string">
            <text:p>定員</text:p>
          </table:table-cell>
          <table:table-cell table:style-name="ce271" office:value-type="string">
            <text:p>形式</text:p>
          </table:table-cell>
          <table:table-cell table:style-name="ce273" office:value-type="string">
            <text:p>メモ</text:p>
          </table:table-cell>
          <table:table-cell table:style-name="ce273" office:value-type="string">
            <text:p>企画数</text:p>
          </table:table-cell>
          <table:table-cell table:style-name="ce275" office:value-type="date" office:date-value="2015-08-29T10:30:00">
            <text:p>08/29 10:30</text:p>
          </table:table-cell>
          <table:table-cell table:style-name="ce275" office:value-type="date" office:date-value="2015-08-29T12:30:00">
            <text:p>08/29 12:30</text:p>
          </table:table-cell>
          <table:table-cell table:style-name="ce275" office:value-type="date" office:date-value="2015-08-29T14:30:00">
            <text:p>08/29 14:30</text:p>
          </table:table-cell>
          <table:table-cell table:style-name="ce275" office:value-type="date" office:date-value="2015-08-29T16:30:00">
            <text:p>08/29 16:30</text:p>
          </table:table-cell>
          <table:table-cell table:style-name="ce278" office:value-type="date" office:date-value="2015-08-29T18:30:00">
            <text:p>08/29 18:30</text:p>
          </table:table-cell>
          <table:table-cell table:style-name="ce275" office:value-type="date" office:date-value="2015-08-29T20:00:00">
            <text:p>08/29 20:00</text:p>
          </table:table-cell>
          <table:table-cell table:style-name="ce281" office:value-type="date" office:date-value="2015-08-30T09:30:00">
            <text:p>08/30 09:30</text:p>
          </table:table-cell>
          <table:table-cell table:style-name="ce275" office:value-type="date" office:date-value="2015-08-30T11:30:00">
            <text:p>08/30 11:30</text:p>
          </table:table-cell>
          <table:table-cell table:style-name="ce275" office:value-type="date" office:date-value="2015-08-30T13:30:00">
            <text:p>08/30 13:30</text:p>
          </table:table-cell>
          <table:table-cell table:style-name="ce275" office:value-type="date" office:date-value="2015-08-30T15:30:00">
            <text:p>08/30 15:30</text:p>
          </table:table-cell>
          <table:table-cell table:style-name="ce285" table:number-columns-repeated="9"/>
          <table:table-cell table:style-name="ce271" table:number-columns-repeated="232"/>
          <table:table-cell table:style-name="ce286" table:number-columns-repeated="765"/>
          <table:table-cell table:style-name="ce288"/>
        </table:table-row>
        <table:table-row table:style-name="ro4" table:number-rows-repeated="15">
          <table:table-cell table:style-name="ce270" table:number-columns-repeated="6"/>
          <table:table-cell table:style-name="ce274"/>
          <table:table-cell table:style-name="ce276" table:number-columns-repeated="4"/>
          <table:table-cell table:style-name="ce279"/>
          <table:table-cell table:style-name="ce276"/>
          <table:table-cell table:style-name="ce282"/>
          <table:table-cell table:style-name="ce276"/>
          <table:table-cell table:style-name="ce274"/>
          <table:table-cell table:style-name="ce284"/>
          <table:table-cell table:style-name="ce270" table:number-columns-repeated="241"/>
          <table:table-cell table:style-name="ce287" table:number-columns-repeated="765"/>
          <table:table-cell table:style-name="ce288"/>
        </table:table-row>
        <table:table-row table:style-name="ro4" table:number-rows-repeated="2">
          <table:table-cell table:style-name="ce270" table:number-columns-repeated="2"/>
          <table:table-cell table:style-name="ce272"/>
          <table:table-cell table:style-name="ce270" table:number-columns-repeated="3"/>
          <table:table-cell table:style-name="ce274"/>
          <table:table-cell table:style-name="ce276" table:number-columns-repeated="4"/>
          <table:table-cell table:style-name="ce279"/>
          <table:table-cell table:style-name="ce276"/>
          <table:table-cell table:style-name="ce282"/>
          <table:table-cell table:style-name="ce276"/>
          <table:table-cell table:style-name="ce274"/>
          <table:table-cell table:style-name="ce284"/>
          <table:table-cell table:style-name="ce270" table:number-columns-repeated="241"/>
          <table:table-cell table:style-name="ce287" table:number-columns-repeated="765"/>
          <table:table-cell table:style-name="ce288"/>
        </table:table-row>
        <table:table-row table:style-name="ro4" table:number-rows-repeated="6">
          <table:table-cell table:style-name="ce270" table:number-columns-repeated="6"/>
          <table:table-cell table:style-name="ce274"/>
          <table:table-cell table:style-name="ce276" table:number-columns-repeated="4"/>
          <table:table-cell table:style-name="ce279"/>
          <table:table-cell table:style-name="ce276"/>
          <table:table-cell table:style-name="ce282"/>
          <table:table-cell table:style-name="ce276"/>
          <table:table-cell table:style-name="ce274"/>
          <table:table-cell table:style-name="ce284"/>
          <table:table-cell table:style-name="ce270" table:number-columns-repeated="241"/>
          <table:table-cell table:style-name="ce287" table:number-columns-repeated="765"/>
          <table:table-cell table:style-name="ce288"/>
        </table:table-row>
        <table:table-row table:style-name="ro4">
          <table:table-cell table:style-name="ce270" table:number-columns-repeated="2"/>
          <table:table-cell table:style-name="ce272"/>
          <table:table-cell table:style-name="ce270" table:number-columns-repeated="3"/>
          <table:table-cell table:style-name="ce274"/>
          <table:table-cell table:style-name="ce276" table:number-columns-repeated="4"/>
          <table:table-cell table:style-name="ce279"/>
          <table:table-cell table:style-name="ce276"/>
          <table:table-cell table:style-name="ce282"/>
          <table:table-cell table:style-name="ce276"/>
          <table:table-cell table:style-name="ce274"/>
          <table:table-cell table:style-name="ce284"/>
          <table:table-cell table:style-name="ce270" table:number-columns-repeated="241"/>
          <table:table-cell table:style-name="ce287" table:number-columns-repeated="765"/>
          <table:table-cell table:style-name="ce288"/>
        </table:table-row>
        <table:table-row table:style-name="ro4" table:number-rows-repeated="11">
          <table:table-cell table:style-name="ce270" table:number-columns-repeated="6"/>
          <table:table-cell table:style-name="ce274"/>
          <table:table-cell table:style-name="ce276" table:number-columns-repeated="4"/>
          <table:table-cell table:style-name="ce279"/>
          <table:table-cell table:style-name="ce276"/>
          <table:table-cell table:style-name="ce282"/>
          <table:table-cell table:style-name="ce276"/>
          <table:table-cell table:style-name="ce274"/>
          <table:table-cell table:style-name="ce284"/>
          <table:table-cell table:style-name="ce270" table:number-columns-repeated="241"/>
          <table:table-cell table:style-name="ce287" table:number-columns-repeated="765"/>
          <table:table-cell table:style-name="ce288"/>
        </table:table-row>
        <table:table-row table:style-name="ro4" table:number-rows-repeated="65447">
          <table:table-cell table:style-name="ce270" table:number-columns-repeated="7"/>
          <table:table-cell table:style-name="ce277" table:number-columns-repeated="4"/>
          <table:table-cell table:style-name="ce280"/>
          <table:table-cell table:style-name="ce277"/>
          <table:table-cell table:style-name="ce283"/>
          <table:table-cell table:style-name="ce277"/>
          <table:table-cell table:style-name="ce270"/>
          <table:table-cell table:style-name="ce284"/>
          <table:table-cell table:style-name="ce270" table:number-columns-repeated="241"/>
          <table:table-cell table:style-name="ce287" table:number-columns-repeated="765"/>
          <table:table-cell table:style-name="ce288"/>
        </table:table-row>
        <table:table-row table:style-name="ro4" table:number-rows-repeated="983092">
          <table:table-cell table:number-columns-repeated="1024"/>
        </table:table-row>
        <table:table-row table:style-name="ro4">
          <table:table-cell table:number-columns-repeated="1024"/>
        </table:table-row>
        <table:named-expressions/>
      </table:table>
      <table:table table:name="時間別出演者一覧" table:style-name="ta7" table:print="false">
        <office:forms form:automatic-focus="false" form:apply-design-mode="false"/>
        <table:table-column table:style-name="co131" table:default-cell-style-name="ce171"/>
        <table:table-column table:style-name="co132" table:visibility="collapse" table:number-columns-repeated="6" table:default-cell-style-name="ce171"/>
        <table:table-column table:style-name="co132" table:number-columns-repeated="8" table:default-cell-style-name="ce171"/>
        <table:table-column table:style-name="co93" table:default-cell-style-name="ce171"/>
        <table:table-column table:style-name="co133" table:default-cell-style-name="ce171"/>
        <table:table-column table:style-name="co36" table:number-columns-repeated="1007" table:default-cell-style-name="ce171"/>
        <table:table-row table:style-name="ro10">
          <table:table-cell office:value-type="string">
            <text:p>データ有無</text:p>
          </table:table-cell>
          <table:table-cell table:number-columns-repeated="6" office:value-type="string">
            <text:p>ダミー</text:p>
          </table:table-cell>
          <table:table-cell table:style-name="ce289" office:value-type="date" office:date-value="2015-08-29T10:30:00">
            <text:p>08/29 10:30</text:p>
          </table:table-cell>
          <table:table-cell table:style-name="ce291" office:value-type="date" office:date-value="2015-08-29T12:30:00">
            <text:p>08/29 12:30</text:p>
          </table:table-cell>
          <table:table-cell table:style-name="ce275" office:value-type="date" office:date-value="2015-08-29T14:30:00">
            <text:p>08/29 14:30</text:p>
          </table:table-cell>
          <table:table-cell table:style-name="ce289" office:value-type="date" office:date-value="2015-08-29T16:30:00">
            <text:p>08/29 16:30</text:p>
          </table:table-cell>
          <table:table-cell table:style-name="ce281" office:value-type="date" office:date-value="2015-08-29T18:30:00">
            <text:p>08/29 18:30</text:p>
          </table:table-cell>
          <table:table-cell table:style-name="ce289" office:value-type="date" office:date-value="2015-08-29T20:00:00">
            <text:p>08/29 20:00</text:p>
          </table:table-cell>
          <table:table-cell table:style-name="ce275" office:value-type="date" office:date-value="2015-08-30T09:30:00">
            <text:p>08/30 09:30</text:p>
          </table:table-cell>
          <table:table-cell table:style-name="ce289" office:value-type="date" office:date-value="2015-08-30T11:30:00">
            <text:p>08/30 11:30</text:p>
          </table:table-cell>
          <table:table-cell table:style-name="ce293" office:value-type="date" office:date-value="2015-08-30T13:30:00">
            <text:p>08/30 13:30</text:p>
          </table:table-cell>
          <table:table-cell table:style-name="ce294" office:value-type="date" office:date-value="2015-08-30T15:30:00">
            <text:p>08/30 15:30</text:p>
          </table:table-cell>
          <table:table-cell table:number-columns-repeated="1007"/>
        </table:table-row>
        <table:table-row table:style-name="ro10" table:number-rows-repeated="65425">
          <table:table-cell table:number-columns-repeated="7"/>
          <table:table-cell table:style-name="ce290"/>
          <table:table-cell table:style-name="ce292"/>
          <table:table-cell/>
          <table:table-cell table:style-name="ce290"/>
          <table:table-cell/>
          <table:table-cell table:style-name="ce290"/>
          <table:table-cell/>
          <table:table-cell table:style-name="ce290"/>
          <table:table-cell table:style-name="ce292" table:number-columns-repeated="2"/>
          <table:table-cell table:number-columns-repeated="1007"/>
        </table:table-row>
        <table:table-row table:style-name="ro10" table:number-rows-repeated="983149">
          <table:table-cell table:number-columns-repeated="1024"/>
        </table:table-row>
        <table:table-row table:style-name="ro10">
          <table:table-cell table:number-columns-repeated="1024"/>
        </table:table-row>
        <table:named-expressions/>
      </table:table>
      <table:table table:name="企画名タイムテーブル" table:style-name="ta7" table:print="false">
        <office:forms form:automatic-focus="false" form:apply-design-mode="false"/>
        <table:table-column table:style-name="co124" table:default-cell-style-name="ce171"/>
        <table:table-column table:style-name="co54" table:default-cell-style-name="ce171"/>
        <table:table-column table:style-name="co125" table:visibility="collapse" table:default-cell-style-name="ce171"/>
        <table:table-column table:style-name="co126" table:visibility="collapse" table:default-cell-style-name="ce171"/>
        <table:table-column table:style-name="co127" table:visibility="collapse" table:default-cell-style-name="ce171"/>
        <table:table-column table:style-name="co128" table:visibility="collapse" table:default-cell-style-name="ce171"/>
        <table:table-column table:style-name="co129" table:default-cell-style-name="ce171"/>
        <table:table-column table:style-name="co134" table:number-columns-repeated="6" table:default-cell-style-name="ce171"/>
        <table:table-column table:style-name="co134" table:default-cell-style-name="ce246"/>
        <table:table-column table:style-name="co134" table:number-columns-repeated="3" table:default-cell-style-name="ce171"/>
        <table:table-column table:style-name="co54" table:number-columns-repeated="241" table:default-cell-style-name="ce171"/>
        <table:table-column table:style-name="co36" table:number-columns-repeated="766" table:default-cell-style-name="ce171"/>
        <table:table-row table:style-name="ro4">
          <table:table-cell table:style-name="ce269" office:value-type="string">
            <text:p>部屋名</text:p>
          </table:table-cell>
          <table:table-cell table:style-name="ce296" office:value-type="string">
            <text:p>コード</text:p>
          </table:table-cell>
          <table:table-cell table:style-name="ce296" office:value-type="string">
            <text:p>部屋番号</text:p>
          </table:table-cell>
          <table:table-cell table:style-name="ce296" office:value-type="string">
            <text:p>定員</text:p>
          </table:table-cell>
          <table:table-cell table:style-name="ce296" office:value-type="string">
            <text:p>形式</text:p>
          </table:table-cell>
          <table:table-cell table:style-name="ce298" office:value-type="string">
            <text:p>メモ</text:p>
          </table:table-cell>
          <table:table-cell table:style-name="ce269" table:formula="of:=[場所コード.G1]" office:value-type="string" office:string-value="企画数">
            <text:p>企画数</text:p>
          </table:table-cell>
          <table:table-cell table:style-name="ce301" office:value-type="date" office:date-value="2015-08-29T10:30:00">
            <text:p>08/29 10:30</text:p>
          </table:table-cell>
          <table:table-cell table:style-name="ce301" office:value-type="date" office:date-value="2015-08-29T12:30:00">
            <text:p>08/29 12:30</text:p>
          </table:table-cell>
          <table:table-cell table:style-name="ce301" office:value-type="date" office:date-value="2015-08-29T14:30:00">
            <text:p>08/29 14:30</text:p>
          </table:table-cell>
          <table:table-cell table:style-name="ce301" office:value-type="date" office:date-value="2015-08-29T16:30:00">
            <text:p>08/29 16:30</text:p>
          </table:table-cell>
          <table:table-cell table:style-name="ce301" office:value-type="date" office:date-value="2015-08-29T18:30:00">
            <text:p>08/29 18:30</text:p>
          </table:table-cell>
          <table:table-cell table:style-name="ce301" office:value-type="date" office:date-value="2015-08-29T20:00:00">
            <text:p>08/29 20:00</text:p>
          </table:table-cell>
          <table:table-cell table:style-name="ce306" office:value-type="date" office:date-value="2015-08-30T09:30:00">
            <text:p>08/30 09:30</text:p>
          </table:table-cell>
          <table:table-cell table:style-name="ce301" office:value-type="date" office:date-value="2015-08-30T11:30:00">
            <text:p>08/30 11:30</text:p>
          </table:table-cell>
          <table:table-cell table:style-name="ce301" office:value-type="date" office:date-value="2015-08-30T13:30:00">
            <text:p>08/30 13:30</text:p>
          </table:table-cell>
          <table:table-cell table:style-name="ce301" office:value-type="date" office:date-value="2015-08-30T15:30:00">
            <text:p>08/30 15:30</text:p>
          </table:table-cell>
          <table:table-cell table:style-name="ce275" table:number-columns-repeated="9"/>
          <table:table-cell table:style-name="ce309" table:number-columns-repeated="232"/>
          <table:table-cell table:style-name="ce310" table:number-columns-repeated="765"/>
          <table:table-cell/>
        </table:table-row>
        <table:table-row table:style-name="ro4" table:number-rows-repeated="15">
          <table:table-cell table:style-name="ce295" table:number-columns-repeated="6"/>
          <table:table-cell table:style-name="ce299"/>
          <table:table-cell table:style-name="ce302" table:number-columns-repeated="4"/>
          <table:table-cell table:style-name="ce304"/>
          <table:table-cell table:style-name="ce302"/>
          <table:table-cell table:style-name="ce307"/>
          <table:table-cell table:style-name="ce302" table:number-columns-repeated="2"/>
          <table:table-cell table:style-name="ce303"/>
          <table:table-cell table:style-name="ce300" table:number-columns-repeated="241"/>
          <table:table-cell table:style-name="ce167" table:number-columns-repeated="765"/>
          <table:table-cell/>
        </table:table-row>
        <table:table-row table:style-name="ro4" table:number-rows-repeated="2">
          <table:table-cell table:style-name="ce295" table:number-columns-repeated="2"/>
          <table:table-cell table:style-name="ce297"/>
          <table:table-cell table:style-name="ce295" table:number-columns-repeated="3"/>
          <table:table-cell table:style-name="ce299"/>
          <table:table-cell table:style-name="ce302" table:number-columns-repeated="4"/>
          <table:table-cell table:style-name="ce304"/>
          <table:table-cell table:style-name="ce302"/>
          <table:table-cell table:style-name="ce307"/>
          <table:table-cell table:style-name="ce302" table:number-columns-repeated="2"/>
          <table:table-cell table:style-name="ce303"/>
          <table:table-cell table:style-name="ce300" table:number-columns-repeated="241"/>
          <table:table-cell table:style-name="ce167" table:number-columns-repeated="765"/>
          <table:table-cell/>
        </table:table-row>
        <table:table-row table:style-name="ro4" table:number-rows-repeated="6">
          <table:table-cell table:style-name="ce295" table:number-columns-repeated="6"/>
          <table:table-cell table:style-name="ce299"/>
          <table:table-cell table:style-name="ce302" table:number-columns-repeated="4"/>
          <table:table-cell table:style-name="ce304"/>
          <table:table-cell table:style-name="ce302"/>
          <table:table-cell table:style-name="ce307"/>
          <table:table-cell table:style-name="ce302" table:number-columns-repeated="2"/>
          <table:table-cell table:style-name="ce303"/>
          <table:table-cell table:style-name="ce300" table:number-columns-repeated="241"/>
          <table:table-cell table:style-name="ce167" table:number-columns-repeated="765"/>
          <table:table-cell/>
        </table:table-row>
        <table:table-row table:style-name="ro4">
          <table:table-cell table:style-name="ce295" table:number-columns-repeated="2"/>
          <table:table-cell table:style-name="ce297"/>
          <table:table-cell table:style-name="ce295" table:number-columns-repeated="3"/>
          <table:table-cell table:style-name="ce299"/>
          <table:table-cell table:style-name="ce302" table:number-columns-repeated="4"/>
          <table:table-cell table:style-name="ce304"/>
          <table:table-cell table:style-name="ce302"/>
          <table:table-cell table:style-name="ce307"/>
          <table:table-cell table:style-name="ce302" table:number-columns-repeated="2"/>
          <table:table-cell table:style-name="ce303"/>
          <table:table-cell table:style-name="ce300" table:number-columns-repeated="241"/>
          <table:table-cell table:style-name="ce167" table:number-columns-repeated="765"/>
          <table:table-cell/>
        </table:table-row>
        <table:table-row table:style-name="ro4" table:number-rows-repeated="7">
          <table:table-cell table:style-name="ce295" table:number-columns-repeated="6"/>
          <table:table-cell table:style-name="ce299"/>
          <table:table-cell table:style-name="ce302" table:number-columns-repeated="4"/>
          <table:table-cell table:style-name="ce304"/>
          <table:table-cell table:style-name="ce302"/>
          <table:table-cell table:style-name="ce307"/>
          <table:table-cell table:style-name="ce302" table:number-columns-repeated="2"/>
          <table:table-cell table:style-name="ce303"/>
          <table:table-cell table:style-name="ce300" table:number-columns-repeated="241"/>
          <table:table-cell table:style-name="ce167" table:number-columns-repeated="765"/>
          <table:table-cell/>
        </table:table-row>
        <table:table-row table:style-name="ro4" table:number-rows-repeated="3">
          <table:table-cell table:style-name="ce295" table:number-columns-repeated="6"/>
          <table:table-cell table:style-name="ce299"/>
          <table:table-cell table:style-name="ce303" table:number-columns-repeated="2"/>
          <table:table-cell table:style-name="ce302" table:number-columns-repeated="2"/>
          <table:table-cell table:style-name="ce304"/>
          <table:table-cell table:style-name="ce302"/>
          <table:table-cell table:style-name="ce307"/>
          <table:table-cell table:style-name="ce302" table:number-columns-repeated="2"/>
          <table:table-cell table:style-name="ce303"/>
          <table:table-cell table:style-name="ce300" table:number-columns-repeated="241"/>
          <table:table-cell table:style-name="ce167" table:number-columns-repeated="765"/>
          <table:table-cell/>
        </table:table-row>
        <table:table-row table:style-name="ro4">
          <table:table-cell table:style-name="ce295" table:number-columns-repeated="6"/>
          <table:table-cell table:style-name="ce299"/>
          <table:table-cell table:style-name="ce303" table:number-columns-repeated="4"/>
          <table:table-cell table:style-name="ce305"/>
          <table:table-cell table:style-name="ce303"/>
          <table:table-cell table:style-name="ce308"/>
          <table:table-cell table:style-name="ce303" table:number-columns-repeated="3"/>
          <table:table-cell table:style-name="ce300" table:number-columns-repeated="241"/>
          <table:table-cell table:style-name="ce167" table:number-columns-repeated="765"/>
          <table:table-cell/>
        </table:table-row>
        <table:table-row table:style-name="ro4" table:number-rows-repeated="65447">
          <table:table-cell table:style-name="ce295" table:number-columns-repeated="6"/>
          <table:table-cell table:style-name="ce300"/>
          <table:table-cell table:style-name="ce303" table:number-columns-repeated="4"/>
          <table:table-cell table:style-name="ce305"/>
          <table:table-cell table:style-name="ce303"/>
          <table:table-cell table:style-name="ce308"/>
          <table:table-cell table:style-name="ce303" table:number-columns-repeated="3"/>
          <table:table-cell table:style-name="ce300" table:number-columns-repeated="241"/>
          <table:table-cell table:style-name="ce167" table:number-columns-repeated="765"/>
          <table:table-cell/>
        </table:table-row>
        <table:table-row table:style-name="ro4" table:number-rows-repeated="983092">
          <table:table-cell table:number-columns-repeated="1024"/>
        </table:table-row>
        <table:table-row table:style-name="ro4">
          <table:table-cell table:number-columns-repeated="1024"/>
        </table:table-row>
        <table:named-expressions/>
      </table:table>
      <table:table table:name="シートの説明" table:style-name="ta10" table:print="fals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キャンセル" form:control-implementation="ooo:com.sun.star.form.component.CommandButton" xml:id="control1" form:id="control1" form:label="キャンセル" form:printable="false" form:tab-stop="fals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mmon.ResetConstantValue?language=Basic&amp;location=document" xlink:type="simple"/>
              </office:event-listeners>
            </form:button>
            <form:button form:name="OK" form:control-implementation="ooo:com.sun.star.form.component.CommandButton" xml:id="control2" form:id="control2" form:label="OK" form:printable="false" form:tab-stop="fals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mmon.SetConstValue?language=Basic&amp;location=document" xlink:type="simple"/>
              </office:event-listeners>
            </form:button>
          </form:form>
        </office:forms>
        <table:table-column table:style-name="co135" table:default-cell-style-name="ce318"/>
        <table:table-column table:style-name="co136" table:default-cell-style-name="ce325"/>
        <table:table-column table:style-name="co137" table:default-cell-style-name="ce325"/>
        <table:table-column table:style-name="co138" table:default-cell-style-name="ce325"/>
        <table:table-column table:style-name="co139" table:default-cell-style-name="ce325"/>
        <table:table-column table:style-name="co140" table:default-cell-style-name="ce325"/>
        <table:table-column table:style-name="co141" table:default-cell-style-name="ce325"/>
        <table:table-column table:style-name="co142" table:default-cell-style-name="ce325"/>
        <table:table-column table:style-name="co143" table:default-cell-style-name="ce394"/>
        <table:table-column table:style-name="co34" table:default-cell-style-name="ce399"/>
        <table:table-column table:style-name="co87" table:default-cell-style-name="ce404"/>
        <table:table-column table:style-name="co144" table:default-cell-style-name="ce404"/>
        <table:table-column table:style-name="co86" table:default-cell-style-name="ce404"/>
        <table:table-column table:style-name="co145" table:default-cell-style-name="ce410"/>
        <table:table-column table:style-name="co54" table:number-columns-repeated="243" table:default-cell-style-name="ce325"/>
        <table:table-column table:style-name="co36" table:number-columns-repeated="767" table:default-cell-style-name="ce318"/>
        <table:table-row table:style-name="ro4">
          <table:table-cell table:style-name="ce311" office:value-type="string">
            <text:p>データシート</text:p>
          </table:table-cell>
          <table:table-cell table:style-name="ce319" table:number-columns-repeated="2"/>
          <table:table-cell/>
          <table:table-cell table:style-name="ce385" office:value-type="string">
            <text:p>定数設定</text:p>
          </table:table-cell>
          <table:table-cell table:number-columns-repeated="3"/>
          <table:table-cell table:style-name="ce393" office:value-type="string" table:number-columns-spanned="1" table:number-rows-spanned="15">
            <text:p>↑選択子リスト</text:p>
          </table:table-cell>
          <table:table-cell table:style-name="ce396" office:value-type="string">
            <text:p>実行ステータス</text:p>
          </table:table-cell>
          <table:table-cell table:style-name="ce400" office:value-type="string">
            <text:p>出演ステータス</text:p>
          </table:table-cell>
          <table:table-cell table:style-name="ce400" office:value-type="string">
            <text:p>出演交渉</text:p>
          </table:table-cell>
          <table:table-cell table:style-name="ce400" office:value-type="string">
            <text:p>ゲスト申請</text:p>
          </table:table-cell>
          <table:table-cell table:style-name="ce405" office:value-type="string">
            <text:p>コンタクトステータス</text:p>
          </table:table-cell>
          <table:table-cell table:number-columns-repeated="1010"/>
        </table:table-row>
        <table:table-row table:style-name="ro15">
          <table:table-cell table:style-name="ce317"/>
          <table:table-cell table:style-name="ce320" office:value-type="string">
            <text:p>以下のシートは、実際の企画管理データを格納するものである。</text:p>
          </table:table-cell>
          <table:table-cell table:style-name="ce319"/>
          <table:table-cell table:number-columns-repeated="2"/>
          <table:table-cell office:value-type="string">
            <text:p>大会ごとに異なる、以下の値を設定後、OKボタンをクリックして下さい</text:p>
          </table:table-cell>
          <table:table-cell table:number-columns-repeated="2"/>
          <table:covered-table-cell/>
          <table:table-cell table:style-name="ce397" office:value-type="string">
            <text:p>実行</text:p>
          </table:table-cell>
          <table:table-cell table:style-name="ce401" office:value-type="string">
            <text:p>裏方参加</text:p>
          </table:table-cell>
          <table:table-cell table:style-name="ce402" office:value-type="string">
            <text:p>企画不参加</text:p>
          </table:table-cell>
          <table:table-cell table:style-name="ce402" office:value-type="string">
            <text:p>しない</text:p>
          </table:table-cell>
          <table:table-cell table:style-name="ce406" office:value-type="string">
            <text:p>ゲスト参加（Web登録済）</text:p>
          </table:table-cell>
          <table:table-cell table:number-columns-repeated="1010"/>
        </table:table-row>
        <table:table-row table:style-name="ro17">
          <table:table-cell table:style-name="ce317"/>
          <table:table-cell table:style-name="ce320" office:value-type="string">
            <text:p>なお、これらのシートのA列および1行目の途中には、空白セルがあってはならない(データ範囲算出のため)</text:p>
          </table:table-cell>
          <table:table-cell table:style-name="ce319"/>
          <table:table-cell table:number-columns-repeated="5"/>
          <table:covered-table-cell/>
          <table:table-cell table:style-name="ce397" office:value-type="string">
            <text:p>保留</text:p>
          </table:table-cell>
          <table:table-cell table:style-name="ce402" office:value-type="string">
            <text:p>企画中止</text:p>
          </table:table-cell>
          <table:table-cell table:style-name="ce402" office:value-type="string">
            <text:p>欠席</text:p>
          </table:table-cell>
          <table:table-cell table:style-name="ce402" office:value-type="string">
            <text:p>する</text:p>
          </table:table-cell>
          <table:table-cell table:style-name="ce406" office:value-type="string">
            <text:p>ゲスト参加（一般参加から移行済）</text:p>
          </table:table-cell>
          <table:table-cell table:number-columns-repeated="1010"/>
        </table:table-row>
        <table:table-row table:style-name="ro4">
          <table:table-cell/>
          <table:table-cell table:style-name="ce321" office:value-type="string">
            <text:p>シート名</text:p>
          </table:table-cell>
          <table:table-cell table:style-name="ce321" office:value-type="string">
            <text:p>概要</text:p>
          </table:table-cell>
          <table:table-cell table:number-columns-repeated="2"/>
          <table:table-cell table:style-name="ce386" office:value-type="string">
            <text:p>初日開催年月日</text:p>
          </table:table-cell>
          <table:table-cell table:style-name="ce389" office:value-type="date" office:date-value="2015-08-29">
            <text:p>2015/08/29</text:p>
          </table:table-cell>
          <table:table-cell/>
          <table:covered-table-cell/>
          <table:table-cell table:style-name="ce397" office:value-type="string">
            <text:p>調整中</text:p>
          </table:table-cell>
          <table:table-cell table:style-name="ce402" office:value-type="string">
            <text:p>企画不参加</text:p>
          </table:table-cell>
          <table:table-cell table:style-name="ce402" office:value-type="string">
            <text:p>交渉を大会に依頼</text:p>
          </table:table-cell>
          <table:table-cell table:style-name="ce402" office:value-type="string">
            <text:p>不明</text:p>
          </table:table-cell>
          <table:table-cell table:style-name="ce407" office:value-type="string">
            <text:p>Web登録誘導中</text:p>
          </table:table-cell>
          <table:table-cell table:number-columns-repeated="1010"/>
        </table:table-row>
        <table:table-row table:style-name="ro4">
          <table:table-cell/>
          <table:table-cell table:style-name="ce322" office:value-type="string">
            <text:p>企画シート</text:p>
          </table:table-cell>
          <table:table-cell table:style-name="ce322" office:value-type="string">
            <text:p>申し込まれた企画とその管理情報</text:p>
          </table:table-cell>
          <table:table-cell table:number-columns-repeated="2"/>
          <table:table-cell table:style-name="ce386" office:value-type="string">
            <text:p>初日開始時刻列</text:p>
          </table:table-cell>
          <table:table-cell table:style-name="ce390" office:value-type="string">
            <text:p>10:30 12:30 14:30 16:30 18:30 20:00</text:p>
          </table:table-cell>
          <table:table-cell office:value-type="string">
            <text:p>初日の企画開始時刻列(空白で区切る)</text:p>
          </table:table-cell>
          <table:covered-table-cell/>
          <table:table-cell table:style-name="ce397" office:value-type="string">
            <text:p>公開</text:p>
          </table:table-cell>
          <table:table-cell table:style-name="ce402" office:value-type="string">
            <text:p>客席で参加</text:p>
          </table:table-cell>
          <table:table-cell table:style-name="ce402" office:value-type="string">
            <text:p>交渉中</text:p>
          </table:table-cell>
          <table:table-cell table:style-name="ce402" office:value-type="string">
            <text:p>要確認</text:p>
          </table:table-cell>
          <table:table-cell table:style-name="ce406" office:value-type="string">
            <text:p>ゲスト参加（招待状送付、Web登録済）</text:p>
          </table:table-cell>
          <table:table-cell table:number-columns-repeated="1010"/>
        </table:table-row>
        <table:table-row table:style-name="ro4">
          <table:table-cell/>
          <table:table-cell table:style-name="ce323"/>
          <table:table-cell table:style-name="ce327" office:value-type="string">
            <text:p>基本的なデータは、<text:span text:style-name="T1">GetCsvData</text:span>マクロで設定</text:p>
          </table:table-cell>
          <table:table-cell table:number-columns-repeated="2"/>
          <table:table-cell table:style-name="ce386" office:value-type="string">
            <text:p>初日終了時刻</text:p>
          </table:table-cell>
          <table:table-cell table:style-name="ce390" office:value-type="time" office:time-value="PT21H30M00S">
            <text:p>21:30</text:p>
          </table:table-cell>
          <table:table-cell office:value-type="string">
            <text:p>初日のプログラム終了時刻</text:p>
          </table:table-cell>
          <table:covered-table-cell/>
          <table:table-cell table:style-name="ce397" office:value-type="string">
            <text:p>中止</text:p>
          </table:table-cell>
          <table:table-cell table:style-name="ce402" office:value-type="string">
            <text:p>出演</text:p>
          </table:table-cell>
          <table:table-cell table:style-name="ce402" office:value-type="string">
            <text:p>出演了承済</text:p>
          </table:table-cell>
          <table:table-cell table:style-name="ce403"/>
          <table:table-cell table:style-name="ce406" office:value-type="string">
            <text:p>ゲスト同伴者</text:p>
          </table:table-cell>
          <table:table-cell table:number-columns-repeated="1010"/>
        </table:table-row>
        <table:table-row table:style-name="ro4">
          <table:table-cell/>
          <table:table-cell table:style-name="ce323"/>
          <table:table-cell table:style-name="ce328" office:value-type="string">
            <text:p>基本的なデータは、<text:span text:style-name="T1">GetJsonData</text:span>マクロで設定</text:p>
          </table:table-cell>
          <table:table-cell table:number-columns-repeated="2"/>
          <table:table-cell table:style-name="ce386" office:value-type="string">
            <text:p>二日目開始時刻列</text:p>
          </table:table-cell>
          <table:table-cell table:style-name="ce390" office:value-type="string">
            <text:p>09:30 11:30 13:30 15:30</text:p>
          </table:table-cell>
          <table:table-cell office:value-type="string">
            <text:p>二日目の企画開始時刻(空白で区切る)</text:p>
          </table:table-cell>
          <table:covered-table-cell/>
          <table:table-cell table:style-name="ce397" office:value-type="string">
            <text:p>に統合</text:p>
          </table:table-cell>
          <table:table-cell table:style-name="ce402" office:value-type="string">
            <text:p>出演（非表示）</text:p>
          </table:table-cell>
          <table:table-cell table:style-name="ce402" office:value-type="string">
            <text:p>大会不参加</text:p>
          </table:table-cell>
          <table:table-cell table:style-name="Default"/>
          <table:table-cell table:style-name="ce406" office:value-type="string">
            <text:p>ゲスト同伴者（通訳）</text:p>
          </table:table-cell>
          <table:table-cell table:number-columns-repeated="1010"/>
        </table:table-row>
        <table:table-row table:style-name="ro4">
          <table:table-cell/>
          <table:table-cell table:style-name="ce324"/>
          <table:table-cell table:style-name="ce329" office:value-type="string">
            <text:p>担当者や時間、場所などは手動で入力/更新</text:p>
          </table:table-cell>
          <table:table-cell table:number-columns-repeated="2"/>
          <table:table-cell table:style-name="ce386" office:value-type="string">
            <text:p>二日目終了時刻</text:p>
          </table:table-cell>
          <table:table-cell table:style-name="ce390" office:value-type="time" office:time-value="PT17H00M00S">
            <text:p>17:00</text:p>
          </table:table-cell>
          <table:table-cell office:value-type="string">
            <text:p>二日目のプログラム終了時刻</text:p>
          </table:table-cell>
          <table:covered-table-cell/>
          <table:table-cell table:style-name="ce397" office:value-type="string">
            <text:p>に分割</text:p>
          </table:table-cell>
          <table:table-cell table:style-name="ce402" office:value-type="string">
            <text:p>大会不参加</text:p>
          </table:table-cell>
          <table:table-cell table:style-name="ce402" office:value-type="string">
            <text:p>保留</text:p>
          </table:table-cell>
          <table:table-cell table:style-name="Default"/>
          <table:table-cell table:style-name="ce406" office:value-type="string">
            <text:p>スタッフ参加</text:p>
          </table:table-cell>
          <table:table-cell table:number-columns-repeated="1010"/>
        </table:table-row>
        <table:table-row table:style-name="ro4">
          <table:table-cell/>
          <table:table-cell table:style-name="ce322" office:value-type="string">
            <text:p>出演者シート</text:p>
          </table:table-cell>
          <table:table-cell table:style-name="ce322" office:value-type="string">
            <text:p>企画出演者の情報(企画別)</text:p>
          </table:table-cell>
          <table:table-cell table:number-columns-repeated="2"/>
          <table:table-cell table:style-name="ce387" office:value-type="string" table:number-columns-spanned="1" table:number-rows-spanned="5">
            <text:p>出演重複可能企画番号</text:p>
          </table:table-cell>
          <table:table-cell table:style-name="ce391" table:number-columns-spanned="1" table:number-rows-spanned="5"/>
          <table:table-cell table:style-name="ce392" office:value-type="string">
            <text:p>出演者の企画重複を許す企画の番号</text:p>
          </table:table-cell>
          <table:covered-table-cell/>
          <table:table-cell table:style-name="ce398"/>
          <table:table-cell table:style-name="ce402" office:value-type="string">
            <text:p>欠席</text:p>
          </table:table-cell>
          <table:table-cell table:style-name="ce402" office:value-type="string">
            <text:p>未交渉</text:p>
          </table:table-cell>
          <table:table-cell table:style-name="Default"/>
          <table:table-cell table:style-name="ce406" office:value-type="string">
            <text:p>また住所のデータがわかり次第発送予定</text:p>
          </table:table-cell>
          <table:table-cell table:number-columns-repeated="1010"/>
        </table:table-row>
        <table:table-row table:style-name="ro4">
          <table:table-cell/>
          <table:table-cell table:style-name="ce323"/>
          <table:table-cell table:style-name="ce327" office:value-type="string">
            <text:p>基本的なデータは、<text:span text:style-name="T1">GetCsvData</text:span>マクロで設定</text:p>
          </table:table-cell>
          <table:table-cell table:number-columns-repeated="2"/>
          <table:covered-table-cell table:number-columns-repeated="2" table:style-name="ce388"/>
          <table:table-cell table:style-name="ce392" office:value-type="string">
            <text:p>(サイン会など)</text:p>
          </table:table-cell>
          <table:covered-table-cell/>
          <table:table-cell/>
          <table:table-cell table:style-name="ce402" office:value-type="string">
            <text:p>不参加（バーチャル出演）</text:p>
          </table:table-cell>
          <table:table-cell table:style-name="ce402" office:value-type="string">
            <text:p>申込者</text:p>
          </table:table-cell>
          <table:table-cell/>
          <table:table-cell table:style-name="ce406" office:value-type="string">
            <text:p>依頼済→承諾</text:p>
          </table:table-cell>
          <table:table-cell table:number-columns-repeated="1010"/>
        </table:table-row>
        <table:table-row table:style-name="ro4">
          <table:table-cell/>
          <table:table-cell table:style-name="ce323"/>
          <table:table-cell table:style-name="ce328" office:value-type="string">
            <text:p>基本的なデータは、<text:span text:style-name="T1">GetJsonData</text:span>マクロで設定</text:p>
          </table:table-cell>
          <table:table-cell table:number-columns-repeated="2"/>
          <table:covered-table-cell table:number-columns-repeated="2" table:style-name="ce388"/>
          <table:table-cell office:value-type="string">
            <text:p>複数指定する場合、空白で区切る</text:p>
          </table:table-cell>
          <table:covered-table-cell table:style-name="ce395"/>
          <table:table-cell/>
          <table:table-cell table:style-name="ce402" office:value-type="string">
            <text:p>通訳として参加</text:p>
          </table:table-cell>
          <table:table-cell table:style-name="ce402" office:value-type="string">
            <text:p>部屋付きスタッフ</text:p>
          </table:table-cell>
          <table:table-cell/>
          <table:table-cell table:style-name="ce407" office:value-type="string">
            <text:p>一般参加</text:p>
          </table:table-cell>
          <table:table-cell table:number-columns-repeated="1010"/>
        </table:table-row>
        <table:table-row table:style-name="ro4">
          <table:table-cell/>
          <table:table-cell table:style-name="ce322" office:value-type="string">
            <text:p>機材シート</text:p>
          </table:table-cell>
          <table:table-cell table:style-name="ce322" office:value-type="string">
            <text:p>企画が必要とする機材に関する情報</text:p>
          </table:table-cell>
          <table:table-cell table:number-columns-repeated="2"/>
          <table:covered-table-cell table:number-columns-repeated="2" table:style-name="ce388"/>
          <table:table-cell/>
          <table:covered-table-cell table:style-name="ce395"/>
          <table:table-cell/>
          <table:table-cell table:style-name="ce402" office:value-type="string">
            <text:p>要確認</text:p>
          </table:table-cell>
          <table:table-cell table:style-name="ce403"/>
          <table:table-cell/>
          <table:table-cell table:style-name="ce406" office:value-type="string">
            <text:p>企画中止</text:p>
          </table:table-cell>
          <table:table-cell table:number-columns-repeated="1010"/>
        </table:table-row>
        <table:table-row table:style-name="ro4">
          <table:table-cell/>
          <table:table-cell table:style-name="ce323"/>
          <table:table-cell table:style-name="ce327" office:value-type="string">
            <text:p>基本的なデータは、<text:span text:style-name="T1">GetCsvData</text:span>マクロで設定</text:p>
          </table:table-cell>
          <table:table-cell table:number-columns-repeated="2"/>
          <table:covered-table-cell table:number-columns-repeated="2" table:style-name="ce388"/>
          <table:table-cell/>
          <table:covered-table-cell/>
          <table:table-cell/>
          <table:table-cell table:style-name="ce403"/>
          <table:table-cell table:number-columns-repeated="2"/>
          <table:table-cell table:style-name="ce406" office:value-type="string">
            <text:p>企画不参加</text:p>
          </table:table-cell>
          <table:table-cell table:number-columns-repeated="1010"/>
        </table:table-row>
        <table:table-row table:style-name="ro4">
          <table:table-cell/>
          <table:table-cell table:style-name="ce323"/>
          <table:table-cell table:style-name="ce328" office:value-type="string">
            <text:p>基本的なデータは、<text:span text:style-name="T1">GetJsonData</text:span>マクロで設定</text:p>
          </table:table-cell>
          <table:table-cell table:number-columns-repeated="2"/>
          <table:table-cell>
            <draw:control table:end-cell-address="シートの説明.F15" table:end-x="3.533cm" table:end-y="0.288cm" draw:z-index="1" draw:style-name="gr1" draw:text-style-name="P1" svg:width="2.25cm" svg:height="0.556cm" svg:x="1.283cm" svg:y="0.226cm" draw:control="control2"/>
          </table:table-cell>
          <table:table-cell>
            <draw:control table:end-cell-address="シートの説明.G15" table:end-x="3.57cm" table:end-y="0.287cm" draw:z-index="0" draw:style-name="gr1" draw:text-style-name="P1" svg:width="2.7cm" svg:height="0.555cm" svg:x="0.87cm" svg:y="0.226cm" draw:control="control1"/>
          </table:table-cell>
          <table:table-cell/>
          <table:covered-table-cell/>
          <table:table-cell table:number-columns-repeated="4"/>
          <table:table-cell table:style-name="ce406" office:value-type="string">
            <text:p>交渉中</text:p>
          </table:table-cell>
          <table:table-cell table:number-columns-repeated="1010"/>
        </table:table-row>
        <table:table-row table:style-name="ro4">
          <table:table-cell/>
          <table:table-cell table:style-name="ce324"/>
          <table:table-cell table:style-name="ce329" office:value-type="string">
            <text:p>決定数は手動で入力/更新</text:p>
          </table:table-cell>
          <table:table-cell table:number-columns-repeated="5"/>
          <table:covered-table-cell/>
          <table:table-cell table:number-columns-repeated="4"/>
          <table:table-cell table:style-name="ce406" office:value-type="string">
            <text:p>招待状発送()</text:p>
          </table:table-cell>
          <table:table-cell table:number-columns-repeated="1010"/>
        </table:table-row>
        <table:table-row table:style-name="ro4">
          <table:table-cell/>
          <table:table-cell table:style-name="ce322" office:value-type="string">
            <text:p>ゲストシート</text:p>
          </table:table-cell>
          <table:table-cell table:style-name="ce322" office:value-type="string">
            <text:p>ゲスト・出演者の情報(名前別)</text:p>
          </table:table-cell>
          <table:table-cell table:number-columns-repeated="7"/>
          <table:table-cell table:style-name="Default"/>
          <table:table-cell table:number-columns-repeated="2"/>
          <table:table-cell table:style-name="ce406" office:value-type="string">
            <text:p>招待状発送()→不参加</text:p>
          </table:table-cell>
          <table:table-cell table:number-columns-repeated="1010"/>
        </table:table-row>
        <table:table-row table:style-name="ro4">
          <table:table-cell/>
          <table:table-cell table:style-name="ce323"/>
          <table:table-cell table:style-name="ce330" office:value-type="string">
            <text:p>あらかじめ、1行目のH列以降には、企画開始日時を入力しておくこと</text:p>
          </table:table-cell>
          <table:table-cell table:number-columns-repeated="7"/>
          <table:table-cell table:style-name="Default"/>
          <table:table-cell table:number-columns-repeated="2"/>
          <table:table-cell table:style-name="ce406" office:value-type="string">
            <text:p>招待状発送()→不参加（未登録）</text:p>
          </table:table-cell>
          <table:table-cell table:number-columns-repeated="1010"/>
        </table:table-row>
        <table:table-row table:style-name="ro4">
          <table:table-cell/>
          <table:table-cell table:style-name="ce323"/>
          <table:table-cell table:style-name="ce328" office:value-type="string">
            <text:p>出演者氏名～メモ は手動で入力/更新</text:p>
          </table:table-cell>
          <table:table-cell table:number-columns-repeated="7"/>
          <table:table-cell table:style-name="Default"/>
          <table:table-cell table:number-columns-repeated="2"/>
          <table:table-cell table:style-name="ce406" office:value-type="string">
            <text:p>招待状発送()→未着</text:p>
          </table:table-cell>
          <table:table-cell table:number-columns-repeated="1010"/>
        </table:table-row>
        <table:table-row table:style-name="ro4">
          <table:table-cell/>
          <table:table-cell table:style-name="ce324"/>
          <table:table-cell table:style-name="ce329" office:value-type="string">
            <text:p>企画重複情報（企画数、各コマ企画番号)は、<text:span text:style-name="T1">PersonCheck</text:span>マクロで設定</text:p>
          </table:table-cell>
          <table:table-cell table:number-columns-repeated="10"/>
          <table:table-cell table:style-name="ce406" office:value-type="string">
            <text:p>招待未送付</text:p>
          </table:table-cell>
          <table:table-cell table:number-columns-repeated="1010"/>
        </table:table-row>
        <table:table-row table:style-name="ro4">
          <table:table-cell/>
          <table:table-cell table:style-name="ce322" office:value-type="string">
            <text:p>担当者シート</text:p>
          </table:table-cell>
          <table:table-cell table:style-name="ce322" office:value-type="string">
            <text:p>企画担当者の情報</text:p>
          </table:table-cell>
          <table:table-cell table:number-columns-repeated="10"/>
          <table:table-cell table:style-name="ce406" office:value-type="string">
            <text:p>大会不参加</text:p>
          </table:table-cell>
          <table:table-cell table:number-columns-repeated="1010"/>
        </table:table-row>
        <table:table-row table:style-name="ro4">
          <table:table-cell/>
          <table:table-cell table:style-name="ce323"/>
          <table:table-cell table:style-name="ce328" office:value-type="string">
            <text:p>全て手動で入力/更新</text:p>
          </table:table-cell>
          <table:table-cell table:number-columns-repeated="10"/>
          <table:table-cell table:style-name="ce406" office:value-type="string">
            <text:p>要確認</text:p>
          </table:table-cell>
          <table:table-cell table:number-columns-repeated="1010"/>
        </table:table-row>
        <table:table-row table:style-name="ro4">
          <table:table-cell/>
          <table:table-cell table:style-name="ce324"/>
          <table:table-cell table:style-name="ce331" office:value-type="string">
            <text:p>なお、[担当件数]には数式 “=COUNTIF(<text:span text:style-name="T2">$</text:span><text:span text:style-name="T2">企画シート</text:span><text:span text:style-name="T2">.D$2:D$11975</text:span>;<text:span text:style-name="T3">Annn</text:span>)”を入力(nnnは行番号)</text:p>
          </table:table-cell>
          <table:table-cell table:number-columns-repeated="10"/>
          <table:table-cell table:style-name="ce408"/>
          <table:table-cell table:number-columns-repeated="1010"/>
        </table:table-row>
        <table:table-row table:style-name="ro4">
          <table:table-cell/>
          <table:table-cell table:style-name="ce322" office:value-type="string">
            <text:p>場所コード</text:p>
          </table:table-cell>
          <table:table-cell table:style-name="ce322" office:value-type="string">
            <text:p>企画部屋の情報</text:p>
          </table:table-cell>
          <table:table-cell table:number-columns-repeated="10"/>
          <table:table-cell table:style-name="ce409"/>
          <table:table-cell table:number-columns-repeated="1010"/>
        </table:table-row>
        <table:table-row table:style-name="ro4">
          <table:table-cell/>
          <table:table-cell table:style-name="ce323"/>
          <table:table-cell table:style-name="ce330" office:value-type="string">
            <text:p>あらかじめ、1行目のH列以降には、企画開始日時を入力しておくこと</text:p>
          </table:table-cell>
          <table:table-cell table:number-columns-repeated="10"/>
          <table:table-cell table:style-name="ce409"/>
          <table:table-cell table:number-columns-repeated="1010"/>
        </table:table-row>
        <table:table-row table:style-name="ro4">
          <table:table-cell/>
          <table:table-cell table:style-name="ce323"/>
          <table:table-cell table:style-name="ce328" office:value-type="string">
            <text:p>コード～メモ は手動で入力/更新</text:p>
          </table:table-cell>
          <table:table-cell table:number-columns-repeated="10"/>
          <table:table-cell table:style-name="ce409"/>
          <table:table-cell table:number-columns-repeated="1010"/>
        </table:table-row>
        <table:table-row table:style-name="ro4">
          <table:table-cell/>
          <table:table-cell table:style-name="ce324"/>
          <table:table-cell table:style-name="ce329" office:value-type="string">
            <text:p>企画重複情報（企画数、各コマ企画番号)は、<text:span text:style-name="T1">RoomCheck</text:span>マクロで設定</text:p>
          </table:table-cell>
          <table:table-cell table:number-columns-repeated="10"/>
          <table:table-cell table:style-name="ce409"/>
          <table:table-cell table:number-columns-repeated="1010"/>
        </table:table-row>
        <table:table-row table:style-name="ro4">
          <table:table-cell/>
          <table:table-cell table:style-name="ce322" office:value-type="string">
            <text:p>時間別出演者一覧</text:p>
          </table:table-cell>
          <table:table-cell table:style-name="ce332" office:value-type="string">
            <text:p>企画時間ごとの、出演者の一覧</text:p>
          </table:table-cell>
          <table:table-cell table:number-columns-repeated="1021"/>
        </table:table-row>
        <table:table-row table:style-name="ro4">
          <table:table-cell/>
          <table:table-cell table:style-name="ce323"/>
          <table:table-cell table:style-name="ce328" office:value-type="string">
            <text:p>出演重複可能企画への出演は記述していない</text:p>
          </table:table-cell>
          <table:table-cell table:number-columns-repeated="1021"/>
        </table:table-row>
        <table:table-row table:style-name="ro17">
          <table:table-cell/>
          <table:table-cell table:style-name="ce324"/>
          <table:table-cell table:style-name="ce329" office:value-type="string">
            <text:p>すべてのデータは、<text:span text:style-name="T1">ParticipantsList</text:span>マクロで設定</text:p>
          </table:table-cell>
          <table:table-cell table:number-columns-repeated="1021"/>
        </table:table-row>
        <table:table-row table:style-name="ro4">
          <table:table-cell table:number-columns-repeated="1024"/>
        </table:table-row>
        <table:table-row table:style-name="ro4">
          <table:table-cell table:style-name="ce317" office:value-type="string">
            <text:p>説明シート</text:p>
          </table:table-cell>
          <table:table-cell table:style-name="ce319" table:number-columns-repeated="2"/>
          <table:table-cell table:number-columns-repeated="1021"/>
        </table:table-row>
        <table:table-row table:style-name="ro4">
          <table:table-cell table:style-name="ce317"/>
          <table:table-cell table:style-name="ce320" office:value-type="string">
            <text:p>以下のシートは、説明を記述したものである</text:p>
          </table:table-cell>
          <table:table-cell table:style-name="ce319"/>
          <table:table-cell table:number-columns-repeated="1021"/>
        </table:table-row>
        <table:table-row table:style-name="ro4">
          <table:table-cell/>
          <table:table-cell table:style-name="ce321" office:value-type="string">
            <text:p>シート名</text:p>
          </table:table-cell>
          <table:table-cell table:style-name="ce321" office:value-type="string">
            <text:p>概要</text:p>
          </table:table-cell>
          <table:table-cell table:number-columns-repeated="1021"/>
        </table:table-row>
        <table:table-row table:style-name="ro4">
          <table:table-cell/>
          <table:table-cell table:style-name="ce322" office:value-type="string">
            <text:p>シートの説明</text:p>
          </table:table-cell>
          <table:table-cell table:style-name="ce322" office:value-type="string">
            <text:p>このシート</text:p>
          </table:table-cell>
          <table:table-cell table:number-columns-repeated="1021"/>
        </table:table-row>
        <table:table-row table:style-name="ro4">
          <table:table-cell/>
          <table:table-cell table:style-name="ce322" office:value-type="string">
            <text:p>マクロの説明</text:p>
          </table:table-cell>
          <table:table-cell table:style-name="ce322" office:value-type="string">
            <text:p>このシートファイルが使用しているマクロに関する簡単な説明</text:p>
          </table:table-cell>
          <table:table-cell table:number-columns-repeated="1021"/>
        </table:table-row>
        <table:table-row table:style-name="ro4">
          <table:table-cell/>
          <table:table-cell table:style-name="ce324"/>
          <table:table-cell table:style-name="ce333" office:value-type="string">
            <text:p>このシートには、マクロを起動するためのボタンが配置してある</text:p>
          </table:table-cell>
          <table:table-cell table:number-columns-repeated="1021"/>
        </table:table-row>
        <table:table-row table:style-name="ro4">
          <table:table-cell/>
          <table:table-cell table:style-name="ce326" office:value-type="string">
            <text:p>CSVフォーマット</text:p>
          </table:table-cell>
          <table:table-cell table:style-name="ce382" office:value-type="string">
            <text:p><text:span text:style-name="T4">GetCsvData</text:span><text:span text:style-name="T5">マクロで読み込む</text:span><text:span text:style-name="T5">CSV</text:span><text:span text:style-name="T5">ファイルのフォーマット</text:span></text:p>
          </table:table-cell>
          <table:table-cell table:number-columns-repeated="1021"/>
        </table:table-row>
        <table:table-row table:style-name="ro17">
          <table:table-cell/>
          <table:table-cell table:style-name="ce324" office:value-type="string">
            <text:p>JSONフォーマット</text:p>
          </table:table-cell>
          <table:table-cell table:style-name="ce383" office:value-type="string">
            <text:p><text:span text:style-name="T4">GetJsonData</text:span><text:span text:style-name="T5">マクロで読み込む</text:span><text:span text:style-name="T5">JSON</text:span><text:span text:style-name="T5">ファイルの展開方法を示したシート</text:span></text:p>
          </table:table-cell>
          <table:table-cell table:number-columns-repeated="1021"/>
        </table:table-row>
        <table:table-row table:style-name="ro4">
          <table:table-cell table:number-columns-repeated="1024"/>
        </table:table-row>
        <table:table-row table:style-name="ro4">
          <table:table-cell table:style-name="ce317" office:value-type="string">
            <text:p>テンプレートシート</text:p>
          </table:table-cell>
          <table:table-cell table:style-name="ce319" table:number-columns-repeated="2"/>
          <table:table-cell table:number-columns-repeated="1021"/>
        </table:table-row>
        <table:table-row table:style-name="ro4">
          <table:table-cell table:style-name="ce317"/>
          <table:table-cell table:style-name="ce320" office:value-type="string">
            <text:p>以下のシートは、現在存在しない</text:p>
          </table:table-cell>
          <table:table-cell table:style-name="ce319"/>
          <table:table-cell table:number-columns-repeated="1021"/>
        </table:table-row>
        <table:table-row table:style-name="ro4">
          <table:table-cell/>
          <table:table-cell table:style-name="ce321" office:value-type="string">
            <text:p>シート名</text:p>
          </table:table-cell>
          <table:table-cell table:style-name="ce321" office:value-type="string">
            <text:p>概要</text:p>
          </table:table-cell>
          <table:table-cell table:number-columns-repeated="1021"/>
        </table:table-row>
        <table:table-row table:style-name="ro4">
          <table:table-cell/>
          <table:table-cell table:style-name="ce322" office:value-type="string">
            <text:p>案内状テンプレート</text:p>
          </table:table-cell>
          <table:table-cell table:style-name="ce322" office:value-type="string">
            <text:p>出演者への企画案内状テンプレート</text:p>
          </table:table-cell>
          <table:table-cell table:number-columns-repeated="1021"/>
        </table:table-row>
        <table:table-row table:style-name="ro4">
          <table:table-cell/>
          <table:table-cell table:style-name="ce324"/>
          <table:table-cell table:style-name="ce384" office:value-type="string">
            <text:p><text:span text:style-name="T4">SyutuenAnnai</text:span><text:span text:style-name="T5">マクロで使用</text:span><text:span text:style-name="T5">(</text:span><text:span text:style-name="T5">未実装</text:span><text:span text:style-name="T5">)</text:span></text:p>
          </table:table-cell>
          <table:table-cell table:number-columns-repeated="1021"/>
        </table:table-row>
        <table:table-row table:style-name="ro4" table:number-rows-repeated="65493">
          <table:table-cell table:number-columns-repeated="1024"/>
        </table:table-row>
        <table:table-row table:style-name="ro4" table:number-rows-repeated="2">
          <table:table-cell table:number-columns-repeated="3"/>
          <table:table-cell table:style-name="Default" table:number-columns-repeated="1021"/>
        </table:table-row>
        <table:table-row table:style-name="ro4">
          <table:table-cell table:number-columns-repeated="3"/>
          <table:table-cell table:style-name="Default" table:number-columns-repeated="1021"/>
        </table:table-row>
        <table:named-expressions/>
      </table:table>
      <table:table table:name="マクロの説明" table:style-name="ta11" table:print="fals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GetCsvData" form:control-implementation="ooo:com.sun.star.form.component.CommandButton" xml:id="control3" form:id="control3" form:label="実行" form:disabled="true" form:tab-stop="false" form:tab-index="1" office:target-frame="" xlink:href="" form:image-data="" form:focus-on-click="false"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GetCsvData.GetCsvData?language=Basic&amp;location=document" xlink:type="simple"/>
              </office:event-listeners>
            </form:button>
            <form:button form:name="RoomCheck" form:control-implementation="ooo:com.sun.star.form.component.CommandButton" xml:id="control4" form:id="control4" form:label="実行" form:tab-index="4"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RoomCheck.RoomCheck?language=Basic&amp;location=document" xlink:type="simple"/>
              </office:event-listeners>
            </form:button>
            <form:button form:name="PersonCheck" form:control-implementation="ooo:com.sun.star.form.component.CommandButton" xml:id="control5" form:id="control5" form:label="実行" form:tab-index="5"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PersonCheck.PersonCheck?language=Basic&amp;location=document" xlink:type="simple"/>
              </office:event-listeners>
            </form:button>
            <form:button form:name="SavePrivacyLess" form:control-implementation="ooo:com.sun.star.form.component.CommandButton" xml:id="control6" form:id="control6" form:label="実行" form:tab-index="7"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SavePrivacyLess.SavePrivacyLess?language=Basic&amp;location=document" xlink:type="simple"/>
              </office:event-listeners>
            </form:button>
            <form:button form:name="SyutuenAnnaiCSV" form:control-implementation="ooo:com.sun.star.form.component.CommandButton" xml:id="control7" form:id="control7" form:label="実行" form:tab-index="9"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SaveAnnaiCsv.SyutuenAnnaiCSV?language=Basic&amp;location=document" xlink:type="simple"/>
              </office:event-listeners>
            </form:button>
            <form:button form:name="PersonCopy" form:control-implementation="ooo:com.sun.star.form.component.CommandButton" xml:id="control8" form:id="control8" form:label="実行" form:tab-index="3"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PersonCopy.PersonCopy?language=Basic&amp;location=document" xlink:type="simple"/>
              </office:event-listeners>
            </form:button>
            <form:button form:name="SaveKikakuCSV" form:control-implementation="ooo:com.sun.star.form.component.CommandButton" xml:id="control9" form:id="control9" form:label="実行" form:tab-index="8"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SaveKikakuCSV.SaveKikakuCSV?language=Basic&amp;location=document" xlink:type="simple"/>
              </office:event-listeners>
            </form:button>
            <form:button form:name="ParticipantsList" form:control-implementation="ooo:com.sun.star.form.component.CommandButton" xml:id="control10" form:id="control10" form:label="実行" form:tab-index="6"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ParticipantsList.ParticipantsList?language=Basic&amp;location=document" xlink:type="simple"/>
              </office:event-listeners>
            </form:button>
            <form:button form:name="KikakuPlateCSV" form:control-implementation="ooo:com.sun.star.form.component.CommandButton" xml:id="control11" form:id="control11" form:label="実行" form:tab-index="10"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KikakuPlateCSV.KikakuPlateCSV?language=Basic&amp;location=document" xlink:type="simple"/>
              </office:event-listeners>
            </form:button>
            <form:button form:name="NamePlateCSV" form:control-implementation="ooo:com.sun.star.form.component.CommandButton" xml:id="control12" form:id="control12" form:label="実行" form:tab-index="11"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NamePlateCSV.NamePlateCSV?language=Basic&amp;location=document" xlink:type="simple"/>
              </office:event-listeners>
            </form:button>
            <form:button form:name="KikakuCountCSV" form:control-implementation="ooo:com.sun.star.form.component.CommandButton" xml:id="control13" form:id="control13" form:label="実行" form:tab-index="12"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KikakuCountCSV.KikakuCountCSV?language=Basic&amp;location=document" xlink:type="simple"/>
              </office:event-listeners>
            </form:button>
            <form:button form:name="KikakuSyutuenCSV" form:control-implementation="ooo:com.sun.star.form.component.CommandButton" xml:id="control14" form:id="control14" form:label="実行" form:tab-index="13"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KikakuSyutuenCSV.KikakuSyutuenCSV?language=Basic&amp;location=document" xlink:type="simple"/>
              </office:event-listeners>
            </form:button>
            <form:button form:name="GetJsonData" form:control-implementation="ooo:com.sun.star.form.component.CommandButton" xml:id="control15" form:id="control15" form:label="実行" form:tab-index="2"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GetJsonData.GetJsonData?language=Basic&amp;location=document" xlink:type="simple"/>
              </office:event-listeners>
            </form:button>
          </form:form>
        </office:forms>
        <table:table-column table:style-name="co146" table:default-cell-style-name="Default"/>
        <table:table-column table:style-name="co147" table:default-cell-style-name="標準_5f_企画出演者機材管理_5f_2011-08-19_5f_Miyazaki"/>
        <table:table-column table:style-name="co148" table:default-cell-style-name="標準_5f_企画出演者機材管理_5f_2011-08-19_5f_Miyazaki"/>
        <table:table-column table:style-name="co149" table:default-cell-style-name="標準_5f_企画出演者機材管理_5f_2011-08-19_5f_Miyazaki"/>
        <table:table-column table:style-name="co54" table:default-cell-style-name="標準_5f_企画出演者機材管理_5f_2011-08-19_5f_Miyazaki"/>
        <table:table-column table:style-name="co54" table:number-columns-repeated="2" table:default-cell-style-name="Default"/>
        <table:table-column table:style-name="co54" table:number-columns-repeated="250" table:default-cell-style-name="標準_5f_企画出演者機材管理_5f_2011-08-19_5f_Miyazaki"/>
        <table:table-row table:style-name="ro18">
          <table:table-cell table:number-columns-repeated="257"/>
        </table:table-row>
        <table:table-row table:style-name="ro19">
          <table:table-cell/>
          <table:table-cell table:style-name="ce411" office:value-type="string">
            <text:p>マクロ名</text:p>
          </table:table-cell>
          <table:table-cell table:style-name="ce411" office:value-type="string" table:number-columns-spanned="2" table:number-rows-spanned="1">
            <text:p>概要・使い方</text:p>
          </table:table-cell>
          <table:covered-table-cell/>
          <table:table-cell table:number-columns-repeated="253"/>
        </table:table-row>
        <table:table-row table:style-name="ro4">
          <table:table-cell/>
          <table:table-cell table:style-name="ce412" office:value-type="string">
            <text:p>GetCsvData</text:p>
          </table:table-cell>
          <table:table-cell table:style-name="ce429" office:value-type="string">
            <text:p>企画申し込みのCSVデータ(1レコード)を読み込み、シートに情報を展開追記する。</text:p>
          </table:table-cell>
          <table:table-cell table:style-name="ce450"/>
          <table:table-cell table:number-columns-repeated="253"/>
        </table:table-row>
        <table:table-row table:style-name="ro21">
          <table:table-cell/>
          <table:table-cell table:style-name="ce413">
            <draw:control table:end-cell-address="マクロの説明.B4" table:end-x="3.959cm" table:end-y="0.602cm" draw:z-index="0" draw:style-name="gr1" draw:text-style-name="P2" svg:width="2.114cm" svg:height="0.583cm" svg:x="1.845cm" svg:y="0.019cm" draw:control="control3"/>
          </table:table-cell>
          <table:table-cell table:style-name="ce430" office:value-type="string">
            <text:p>←をクリックして実行</text:p>
          </table:table-cell>
          <table:table-cell table:style-name="ce451" office:value-type="string">
            <text:p>ファイル指定ダイアログが開くので、読み込みたいCSVファイル(複数可)を指定して下さい</text:p>
          </table:table-cell>
          <table:table-cell table:number-columns-repeated="253"/>
        </table:table-row>
        <table:table-row table:style-name="ro4">
          <table:table-cell/>
          <table:table-cell table:style-name="ce414"/>
          <table:table-cell table:style-name="ce431" office:value-type="string">
            <text:p>CSVファイルのフォーマットは、<text:a xlink:href="#CSVフォーマット">「CSVフォーマット」シート</text:a>を参照</text:p>
          </table:table-cell>
          <table:table-cell table:style-name="ce452"/>
          <table:table-cell table:number-columns-repeated="253"/>
        </table:table-row>
        <table:table-row table:style-name="ro4">
          <table:table-cell/>
          <table:table-cell table:style-name="ce415" office:value-type="string">
            <text:p>GetJsonData</text:p>
          </table:table-cell>
          <table:table-cell table:style-name="ce432" office:value-type="string">
            <text:p>企画申し込みのJSONデータ(1レコード)を読み込み、シートに情報を展開追記する。</text:p>
          </table:table-cell>
          <table:table-cell table:style-name="ce453"/>
          <table:table-cell table:number-columns-repeated="253"/>
        </table:table-row>
        <table:table-row table:style-name="ro21">
          <table:table-cell/>
          <table:table-cell table:style-name="ce416">
            <draw:control table:end-cell-address="マクロの説明.B7" table:end-x="3.959cm" table:end-y="0.602cm" draw:z-index="12" draw:style-name="gr1" draw:text-style-name="P3" svg:width="2.114cm" svg:height="0.585cm" svg:x="1.845cm" svg:y="0.017cm" draw:control="control15"/>
          </table:table-cell>
          <table:table-cell table:style-name="ce433" office:value-type="string">
            <text:p>←をクリックして実行</text:p>
          </table:table-cell>
          <table:table-cell table:style-name="ce454" office:value-type="string">
            <text:p>ファイル指定ダイアログが開くので、読み込みたいJSONファイル(複数可)を指定して下さい</text:p>
          </table:table-cell>
          <table:table-cell table:number-columns-repeated="253"/>
        </table:table-row>
        <table:table-row table:style-name="ro4">
          <table:table-cell/>
          <table:table-cell table:style-name="ce417"/>
          <table:table-cell table:style-name="ce434" office:value-type="string">
            <text:p>JSONファイルの展開方法は、<text:a xlink:href="#JSONフォーマット">「JSONフォーマット」シート</text:a>を参照</text:p>
          </table:table-cell>
          <table:table-cell table:style-name="ce455"/>
          <table:table-cell table:number-columns-repeated="253"/>
        </table:table-row>
        <table:table-row table:style-name="ro4">
          <table:table-cell/>
          <table:table-cell table:style-name="ce418" office:value-type="string">
            <text:p>PersonCopy</text:p>
            <draw:control table:end-cell-address="マクロの説明.B10" table:end-x="3.959cm" table:end-y="0.479cm" draw:z-index="5" draw:style-name="gr1" draw:text-style-name="P3" svg:width="2.114cm" svg:height="0.593cm" svg:x="1.845cm" svg:y="0.38cm" draw:control="control8"/>
          </table:table-cell>
          <table:table-cell table:style-name="ce435" office:value-type="string">
            <text:p>出演者シートの名前/ふりがなを、ゲストシートに転記する</text:p>
          </table:table-cell>
          <table:table-cell table:style-name="ce453"/>
          <table:table-cell table:number-columns-repeated="253"/>
        </table:table-row>
        <table:table-row table:style-name="ro22">
          <table:table-cell/>
          <table:table-cell table:style-name="ce416"/>
          <table:table-cell table:style-name="ce433" office:value-type="string">
            <text:p>←をクリックして実行</text:p>
          </table:table-cell>
          <table:table-cell table:style-name="ce456"/>
          <table:table-cell table:number-columns-repeated="253"/>
        </table:table-row>
        <table:table-row table:style-name="ro4">
          <table:table-cell/>
          <table:table-cell table:style-name="ce417"/>
          <table:table-cell table:style-name="ce436" office:value-type="string">
            <text:p>あらかじめ 出演者シートのE列F列に GetJsonData で読み込んだものを、人の目でチェックして、C列D列に転記しておくこと</text:p>
          </table:table-cell>
          <table:table-cell table:style-name="ce455"/>
          <table:table-cell table:number-columns-repeated="253"/>
        </table:table-row>
        <table:table-row table:style-name="ro4">
          <table:table-cell/>
          <table:table-cell table:style-name="ce418" office:value-type="string">
            <text:p>RoomCheck</text:p>
            <draw:control table:end-cell-address="マクロの説明.B13" table:end-x="3.959cm" table:end-y="0.52cm" draw:z-index="1" draw:style-name="gr1" draw:text-style-name="P3" svg:width="2.114cm" svg:height="0.585cm" svg:x="1.845cm" svg:y="0.429cm" draw:control="control4"/>
          </table:table-cell>
          <table:table-cell table:style-name="ce437" office:value-type="string">
            <text:p>企画部屋、コマ別の企画番号を整理する。</text:p>
          </table:table-cell>
          <table:table-cell table:style-name="ce456"/>
          <table:table-cell table:number-columns-repeated="253"/>
        </table:table-row>
        <table:table-row table:style-name="ro22">
          <table:table-cell/>
          <table:table-cell table:style-name="ce416"/>
          <table:table-cell table:style-name="ce433" office:value-type="string">
            <text:p>←をクリックして実行</text:p>
          </table:table-cell>
          <table:table-cell table:style-name="ce456"/>
          <table:table-cell table:number-columns-repeated="253"/>
        </table:table-row>
        <table:table-row table:style-name="ro4">
          <table:table-cell/>
          <table:table-cell table:style-name="ce417"/>
          <table:table-cell table:style-name="ce438" office:value-type="string">
            <text:p>同じコマに重複している場合、列挙してセルの色を<text:span text:style-name="T6">黄色</text:span>にする</text:p>
          </table:table-cell>
          <table:table-cell table:style-name="ce456"/>
          <table:table-cell table:number-columns-repeated="253"/>
        </table:table-row>
        <table:table-row table:style-name="ro4">
          <table:table-cell/>
          <table:table-cell table:style-name="ce419"/>
          <table:table-cell table:style-name="ce439" office:value-type="string">
            <text:p>オープニング等、一つのコマに複数の企画が登録されている場合、セルの色を緑色にする</text:p>
          </table:table-cell>
          <table:table-cell table:style-name="ce456"/>
          <table:table-cell table:number-columns-repeated="253"/>
        </table:table-row>
        <table:table-row table:style-name="ro4">
          <table:table-cell/>
          <table:table-cell table:style-name="ce418" office:value-type="string">
            <text:p>PersonCheck</text:p>
            <draw:control table:end-cell-address="マクロの説明.B17" table:end-x="3.959cm" table:end-y="0.534cm" draw:z-index="2" draw:style-name="gr1" draw:text-style-name="P3" svg:width="2.114cm" svg:height="0.585cm" svg:x="1.845cm" svg:y="0.443cm" draw:control="control5"/>
          </table:table-cell>
          <table:table-cell table:style-name="ce432" office:value-type="string">
            <text:p>出演者、コマ別の企画番号を整理する。</text:p>
          </table:table-cell>
          <table:table-cell table:style-name="ce453"/>
          <table:table-cell table:number-columns-repeated="253"/>
        </table:table-row>
        <table:table-row table:style-name="ro22">
          <table:table-cell/>
          <table:table-cell table:style-name="ce416"/>
          <table:table-cell table:style-name="ce433" office:value-type="string">
            <text:p>←をクリックして実行</text:p>
          </table:table-cell>
          <table:table-cell table:style-name="ce456"/>
          <table:table-cell table:number-columns-repeated="253"/>
        </table:table-row>
        <table:table-row table:style-name="ro4">
          <table:table-cell/>
          <table:table-cell table:style-name="ce417"/>
          <table:table-cell table:style-name="ce438" office:value-type="string">
            <text:p>同じコマに重複している場合、列挙してセルの色を<text:span text:style-name="T6">黄色</text:span>にする</text:p>
          </table:table-cell>
          <table:table-cell table:style-name="ce456"/>
          <table:table-cell table:number-columns-repeated="253"/>
        </table:table-row>
        <table:table-row table:style-name="ro4">
          <table:table-cell/>
          <table:table-cell table:style-name="ce419"/>
          <table:table-cell table:style-name="ce440" office:value-type="string">
            <text:p>注:小さなお茶会などコマが細分化されていない場合、重複として判断されることがある</text:p>
          </table:table-cell>
          <table:table-cell table:style-name="ce455"/>
          <table:table-cell table:number-columns-repeated="253"/>
        </table:table-row>
        <table:table-row table:style-name="ro4">
          <table:table-cell/>
          <table:table-cell table:style-name="ce420" office:value-type="string">
            <text:p>ParticipantsList</text:p>
            <draw:control table:end-cell-address="マクロの説明.B21" table:end-x="3.959cm" table:end-y="0.573cm" draw:z-index="7" draw:style-name="gr1" draw:text-style-name="P3" svg:width="2.114cm" svg:height="0.59cm" svg:x="1.845cm" svg:y="0.476cm" draw:control="control10"/>
          </table:table-cell>
          <table:table-cell table:style-name="ce441" office:value-type="string">
            <text:p>コマごとの出演者一覧を作成する。</text:p>
          </table:table-cell>
          <table:table-cell table:style-name="ce456"/>
          <table:table-cell table:number-columns-repeated="253"/>
        </table:table-row>
        <table:table-row table:style-name="ro22">
          <table:table-cell/>
          <table:table-cell table:style-name="ce421"/>
          <table:table-cell table:style-name="ce433" office:value-type="string">
            <text:p>←をクリックして実行</text:p>
          </table:table-cell>
          <table:table-cell table:style-name="ce456"/>
          <table:table-cell table:number-columns-repeated="253"/>
        </table:table-row>
        <table:table-row table:style-name="ro4">
          <table:table-cell/>
          <table:table-cell table:style-name="ce422"/>
          <table:table-cell table:style-name="ce442" office:value-type="string">
            <text:p>時間別出演者シートに、コマごとの出演者一覧を作成する</text:p>
          </table:table-cell>
          <table:table-cell table:style-name="ce456"/>
          <table:table-cell table:number-columns-repeated="253"/>
        </table:table-row>
        <table:table-row table:style-name="ro23">
          <table:table-cell/>
          <table:table-cell table:style-name="ce423"/>
          <table:table-cell table:style-name="ce443"/>
          <table:table-cell table:style-name="ce423"/>
          <table:table-cell table:number-columns-repeated="253"/>
        </table:table-row>
        <table:table-row table:style-name="ro4">
          <table:table-cell/>
          <table:table-cell table:style-name="ce424" office:value-type="string">
            <text:p>SavePrivacyLess</text:p>
            <draw:control table:end-cell-address="マクロの説明.B25" table:end-x="3.988cm" table:end-y="0.573cm" draw:z-index="3" draw:style-name="gr1" draw:text-style-name="P3" svg:width="2.114cm" svg:height="0.591cm" svg:x="1.874cm" svg:y="0.476cm" draw:control="control6"/>
          </table:table-cell>
          <table:table-cell table:style-name="ce437" office:value-type="string">
            <text:p>企画出演者機材管理ファイルから個人情報を除いたファイルを作成し保存する。<text:span text:style-name="T7">(Excel</text:span><text:span text:style-name="T7">形式</text:span><text:span text:style-name="T7">)</text:span></text:p>
          </table:table-cell>
          <table:table-cell table:style-name="ce456"/>
          <table:table-cell table:number-columns-repeated="253"/>
        </table:table-row>
        <table:table-row table:style-name="ro22">
          <table:table-cell/>
          <table:table-cell table:style-name="ce421"/>
          <table:table-cell table:style-name="ce433" office:value-type="string">
            <text:p>←をクリックして実行</text:p>
          </table:table-cell>
          <table:table-cell table:style-name="ce454" office:value-type="string">
            <text:p>新ファイルを作成後ファイル指定ダイアログが開くので、保存ファイル名を指定して下さい</text:p>
          </table:table-cell>
          <table:table-cell table:number-columns-repeated="253"/>
        </table:table-row>
        <table:table-row table:style-name="ro4">
          <table:table-cell/>
          <table:table-cell table:style-name="ce425"/>
          <table:table-cell table:style-name="ce444" office:value-type="string">
            <text:p>(ファイル名の<text:span text:style-name="T8">YourName</text:span>の部分は保存する作業担当者の名前に置き換えてください)</text:p>
          </table:table-cell>
          <table:table-cell table:style-name="ce456"/>
          <table:table-cell table:number-columns-repeated="253"/>
        </table:table-row>
        <table:table-row table:style-name="ro23">
          <table:table-cell/>
          <table:table-cell table:style-name="ce423"/>
          <table:table-cell table:style-name="ce443"/>
          <table:table-cell table:style-name="ce423"/>
          <table:table-cell table:number-columns-repeated="253"/>
        </table:table-row>
        <table:table-row table:style-name="ro4">
          <table:table-cell/>
          <table:table-cell table:style-name="ce426" office:value-type="string">
            <text:p>SaveKikakuCSV</text:p>
          </table:table-cell>
          <table:table-cell table:style-name="ce441" office:value-type="string">
            <text:p>タイムテーブル検討シール用CSVファイルを作成し保存する。<text:span text:style-name="T7">(</text:span><text:span text:style-name="T9">ラベルデータ</text:span><text:span text:style-name="T9">.lcx</text:span><text:span text:style-name="T7"> </text:span><text:span text:style-name="T7">に差し込み</text:span><text:span text:style-name="T7">)</text:span></text:p>
          </table:table-cell>
          <table:table-cell table:style-name="ce456"/>
          <table:table-cell table:number-columns-repeated="253"/>
        </table:table-row>
        <table:table-row table:style-name="ro22">
          <table:table-cell/>
          <table:table-cell table:style-name="ce421">
            <draw:control table:end-cell-address="マクロの説明.B30" table:end-x="4.019cm" table:end-y="0.107cm" draw:z-index="6" draw:style-name="gr1" draw:text-style-name="P3" svg:width="2.114cm" svg:height="0.592cm" svg:x="1.905cm" svg:y="0.153cm" draw:control="control9"/>
          </table:table-cell>
          <table:table-cell table:style-name="ce433" office:value-type="string">
            <text:p>←をクリックして実行</text:p>
          </table:table-cell>
          <table:table-cell table:style-name="ce456"/>
          <table:table-cell table:number-columns-repeated="253"/>
        </table:table-row>
        <table:table-row table:style-name="ro4">
          <table:table-cell/>
          <table:table-cell table:style-name="ce422"/>
          <table:table-cell table:style-name="ce442" office:value-type="string">
            <text:p>CSVファイルのファイル名指定ダイアログが開くので、保存ファイル名を指定してください。</text:p>
          </table:table-cell>
          <table:table-cell table:style-name="ce456"/>
          <table:table-cell table:number-columns-repeated="253"/>
        </table:table-row>
        <table:table-row table:style-name="ro4">
          <table:table-cell/>
          <table:table-cell table:style-name="ce415" office:value-type="string">
            <text:p>SyutuenAnnaiCSV</text:p>
          </table:table-cell>
          <table:table-cell table:style-name="ce432" office:value-type="string">
            <text:p>出演者への企画案内書用差しこみデータを作成する。<text:span text:style-name="T7"> </text:span><text:span text:style-name="T7">(</text:span><text:span text:style-name="T9">企画時間案内</text:span><text:span text:style-name="T9">.lcx</text:span><text:span text:style-name="T7"> </text:span><text:span text:style-name="T7">に差し込み</text:span><text:span text:style-name="T7">)</text:span></text:p>
          </table:table-cell>
          <table:table-cell table:style-name="ce453"/>
          <table:table-cell table:number-columns-repeated="253"/>
        </table:table-row>
        <table:table-row table:style-name="ro22">
          <table:table-cell/>
          <table:table-cell table:style-name="ce416">
            <draw:control table:end-cell-address="マクロの説明.B33" table:end-x="3.931cm" table:end-y="0.165cm" draw:z-index="4" draw:style-name="gr1" draw:text-style-name="P3" svg:width="2.114cm" svg:height="0.591cm" svg:x="1.817cm" svg:y="0.212cm" draw:control="control7"/>
          </table:table-cell>
          <table:table-cell table:style-name="ce433" office:value-type="string">
            <text:p>←をクリックして実行</text:p>
          </table:table-cell>
          <table:table-cell table:style-name="ce456"/>
          <table:table-cell table:number-columns-repeated="253"/>
        </table:table-row>
        <table:table-row table:style-name="ro4">
          <table:table-cell/>
          <table:table-cell table:style-name="ce419"/>
          <table:table-cell table:style-name="ce445" office:value-type="string">
            <text:p>CSVファイルのファイル名指定ダイアログが開くので、保存ファイル名を指定してください。</text:p>
          </table:table-cell>
          <table:table-cell table:style-name="ce455"/>
          <table:table-cell table:number-columns-repeated="253"/>
        </table:table-row>
        <table:table-row table:style-name="ro4">
          <table:table-cell/>
          <table:table-cell table:style-name="ce415" office:value-type="string">
            <text:p>KikakuPlateCSV</text:p>
          </table:table-cell>
          <table:table-cell table:style-name="ce432" office:value-type="string">
            <text:p>企画部屋紙用差しこみデータを作成する。<text:span text:style-name="T7"> </text:span><text:span text:style-name="T7">(</text:span><text:span text:style-name="T9">企画部屋紙</text:span><text:span text:style-name="T9">.lcx</text:span><text:span text:style-name="T7"> </text:span><text:span text:style-name="T7">に差し込み</text:span><text:span text:style-name="T7">)</text:span></text:p>
          </table:table-cell>
          <table:table-cell table:style-name="ce453"/>
          <table:table-cell table:number-columns-repeated="253"/>
        </table:table-row>
        <table:table-row table:style-name="ro22">
          <table:table-cell/>
          <table:table-cell table:style-name="ce416">
            <draw:control table:end-cell-address="マクロの説明.B36" table:end-x="3.931cm" table:end-y="0.166cm" draw:z-index="8" draw:style-name="gr1" draw:text-style-name="P3" svg:width="2.114cm" svg:height="0.589cm" svg:x="1.817cm" svg:y="0.215cm" draw:control="control11"/>
          </table:table-cell>
          <table:table-cell table:style-name="ce433" office:value-type="string">
            <text:p>←をクリックして実行</text:p>
          </table:table-cell>
          <table:table-cell table:style-name="ce456"/>
          <table:table-cell table:number-columns-repeated="253"/>
        </table:table-row>
        <table:table-row table:style-name="ro4">
          <table:table-cell/>
          <table:table-cell table:style-name="ce419"/>
          <table:table-cell table:style-name="ce445" office:value-type="string">
            <text:p>CSVファイルのファイル名指定ダイアログが開くので、保存ファイル名を指定してください。</text:p>
          </table:table-cell>
          <table:table-cell table:style-name="ce455"/>
          <table:table-cell table:number-columns-repeated="253"/>
        </table:table-row>
        <table:table-row table:style-name="ro4">
          <table:table-cell/>
          <table:table-cell table:style-name="ce415" office:value-type="string">
            <text:p>NamePlateCSV</text:p>
          </table:table-cell>
          <table:table-cell table:style-name="ce437" office:value-type="string">
            <text:p>出演者前垂用差しこみデータを作成する。<text:span text:style-name="T7"> </text:span><text:span text:style-name="T7">(</text:span><text:span text:style-name="T9">出演者前垂</text:span><text:span text:style-name="T9">.lcx</text:span><text:span text:style-name="T7"> </text:span><text:span text:style-name="T7">に差し込み</text:span><text:span text:style-name="T7">)</text:span></text:p>
          </table:table-cell>
          <table:table-cell table:style-name="ce456"/>
          <table:table-cell table:number-columns-repeated="253"/>
        </table:table-row>
        <table:table-row table:style-name="ro22">
          <table:table-cell/>
          <table:table-cell table:style-name="ce416">
            <draw:control table:end-cell-address="マクロの説明.B39" table:end-x="3.931cm" table:end-y="0.165cm" draw:z-index="9" draw:style-name="gr1" draw:text-style-name="P3" svg:width="2.114cm" svg:height="0.591cm" svg:x="1.817cm" svg:y="0.212cm" draw:control="control12"/>
          </table:table-cell>
          <table:table-cell table:style-name="ce433" office:value-type="string">
            <text:p>←をクリックして実行</text:p>
          </table:table-cell>
          <table:table-cell table:style-name="ce456"/>
          <table:table-cell table:number-columns-repeated="253"/>
        </table:table-row>
        <table:table-row table:style-name="ro4">
          <table:table-cell/>
          <table:table-cell table:style-name="ce419"/>
          <table:table-cell table:style-name="ce445" office:value-type="string">
            <text:p>CSVファイルのファイル名指定ダイアログが開くので、保存ファイル名を指定してください。</text:p>
          </table:table-cell>
          <table:table-cell table:style-name="ce455"/>
          <table:table-cell table:number-columns-repeated="253"/>
        </table:table-row>
        <table:table-row table:style-name="ro4">
          <table:table-cell/>
          <table:table-cell table:style-name="ce415" office:value-type="string">
            <text:p>KikakuCountCSV</text:p>
          </table:table-cell>
          <table:table-cell table:style-name="ce437" office:value-type="string">
            <text:p>企画別人数用差しこみデータを作成する。 <text:span text:style-name="T7">(</text:span><text:span text:style-name="T9">企画別人数</text:span><text:span text:style-name="T9">.lcx</text:span><text:span text:style-name="T7"> </text:span><text:span text:style-name="T7">に差し込み可能</text:span><text:span text:style-name="T7">)</text:span></text:p>
          </table:table-cell>
          <table:table-cell table:style-name="ce456"/>
          <table:table-cell table:number-columns-repeated="253"/>
        </table:table-row>
        <table:table-row table:style-name="ro22">
          <table:table-cell/>
          <table:table-cell table:style-name="ce416">
            <draw:control table:end-cell-address="マクロの説明.B42" table:end-x="3.931cm" table:end-y="0.166cm" draw:z-index="10" draw:style-name="gr1" draw:text-style-name="P3" svg:width="2.114cm" svg:height="0.589cm" svg:x="1.817cm" svg:y="0.215cm" draw:control="control13"/>
          </table:table-cell>
          <table:table-cell table:style-name="ce433" office:value-type="string">
            <text:p>←をクリックして実行</text:p>
          </table:table-cell>
          <table:table-cell table:style-name="ce457" office:value-type="string">
            <text:p>1枚にまとめて印刷できるよう、1行目に表題も出力</text:p>
          </table:table-cell>
          <table:table-cell table:number-columns-repeated="253"/>
        </table:table-row>
        <table:table-row table:style-name="ro4">
          <table:table-cell/>
          <table:table-cell table:style-name="ce419"/>
          <table:table-cell table:style-name="ce445" office:value-type="string">
            <text:p>CSVファイルのファイル名指定ダイアログが開くので、保存ファイル名を指定してください。</text:p>
          </table:table-cell>
          <table:table-cell table:style-name="ce455"/>
          <table:table-cell table:number-columns-repeated="253"/>
        </table:table-row>
        <table:table-row table:style-name="ro4">
          <table:table-cell/>
          <table:table-cell table:style-name="ce415" office:value-type="string">
            <text:p>KikakuSyutuenCSV</text:p>
          </table:table-cell>
          <table:table-cell table:style-name="ce437" office:value-type="string">
            <text:p>企画別出演者用差しこみデータを作成する。 <text:span text:style-name="T7">(</text:span><text:span text:style-name="T9">企画別出演</text:span><text:span text:style-name="T9">.lcx</text:span><text:span text:style-name="T7"> </text:span><text:span text:style-name="T7">に差し込み可能</text:span><text:span text:style-name="T7">)</text:span></text:p>
          </table:table-cell>
          <table:table-cell table:style-name="ce456"/>
          <table:table-cell table:number-columns-repeated="253"/>
        </table:table-row>
        <table:table-row table:style-name="ro22">
          <table:table-cell/>
          <table:table-cell table:style-name="ce416">
            <draw:control table:end-cell-address="マクロの説明.B45" table:end-x="3.931cm" table:end-y="0.165cm" draw:z-index="11" draw:style-name="gr1" draw:text-style-name="P3" svg:width="2.114cm" svg:height="0.589cm" svg:x="1.817cm" svg:y="0.214cm" draw:control="control14"/>
          </table:table-cell>
          <table:table-cell table:style-name="ce433" office:value-type="string">
            <text:p>←をクリックして実行</text:p>
          </table:table-cell>
          <table:table-cell table:style-name="ce457" office:value-type="string">
            <text:p>1枚にまとめて印刷できるよう、1行目に表題も出力</text:p>
          </table:table-cell>
          <table:table-cell table:number-columns-repeated="253"/>
        </table:table-row>
        <table:table-row table:style-name="ro4">
          <table:table-cell/>
          <table:table-cell table:style-name="ce419"/>
          <table:table-cell table:style-name="ce445" office:value-type="string">
            <text:p>CSVファイルのファイル名指定ダイアログが開くので、保存ファイル名を指定してください。</text:p>
          </table:table-cell>
          <table:table-cell table:style-name="ce455"/>
          <table:table-cell table:number-columns-repeated="253"/>
        </table:table-row>
        <table:table-row table:style-name="ro4">
          <table:table-cell table:number-columns-repeated="257"/>
        </table:table-row>
        <table:table-row table:style-name="ro4">
          <table:table-cell/>
          <table:table-cell table:style-name="ce427" office:value-type="string">
            <text:p>自動実行マクロ名</text:p>
          </table:table-cell>
          <table:table-cell table:style-name="ce427" office:value-type="string" table:number-columns-spanned="2" table:number-rows-spanned="1">
            <text:p>概要</text:p>
          </table:table-cell>
          <table:covered-table-cell/>
          <table:table-cell table:number-columns-repeated="253"/>
        </table:table-row>
        <table:table-row table:style-name="ro4">
          <table:table-cell/>
          <table:table-cell table:style-name="ce424" office:value-type="string">
            <text:p>Worksheet_Change</text:p>
          </table:table-cell>
          <table:table-cell table:style-name="ce446" office:value-type="string">
            <text:p>企画シート変更時のイベント処理。<text:span text:style-name="T10"> </text:span><text:span text:style-name="T10">(</text:span><text:span text:style-name="T10">結局使用しないので、現在使っていません</text:span><text:span text:style-name="T10">)</text:span></text:p>
          </table:table-cell>
          <table:table-cell table:style-name="ce453"/>
          <table:table-cell table:number-columns-repeated="253"/>
        </table:table-row>
        <table:table-row table:style-name="ro4">
          <table:table-cell/>
          <table:table-cell table:style-name="ce421"/>
          <table:table-cell table:style-name="ce433" office:value-type="string">
            <text:p>（セルの変更に伴って自動的に実行されるマクロです）</text:p>
          </table:table-cell>
          <table:table-cell table:style-name="ce456"/>
          <table:table-cell table:number-columns-repeated="253"/>
        </table:table-row>
        <table:table-row table:style-name="ro4">
          <table:table-cell/>
          <table:table-cell table:style-name="ce428"/>
          <table:table-cell table:style-name="ce447" office:value-type="string">
            <text:p>(1) 企画担当者決定時に担当者に送る個人情報メールを生成する</text:p>
          </table:table-cell>
          <table:table-cell table:style-name="ce456"/>
          <table:table-cell table:number-columns-repeated="253"/>
        </table:table-row>
        <table:table-row table:style-name="ro24">
          <table:table-cell/>
          <table:table-cell table:style-name="ce428"/>
          <table:table-cell table:style-name="ce448" office:value-type="string">
            <text:p>企画担当スタッフを変更すると、そのメールアドレスを担当者シートより検索し、</text:p>
            <text:p>企画シートの担当者メールアドレス、担当者連絡文に自動記載する。</text:p>
          </table:table-cell>
          <table:table-cell table:style-name="ce456"/>
          <table:table-cell table:number-columns-repeated="253"/>
        </table:table-row>
        <table:table-row table:style-name="ro4">
          <table:table-cell/>
          <table:table-cell table:style-name="ce422"/>
          <table:table-cell table:style-name="ce449" office:value-type="string">
            <text:p>企画担当スタッフを空欄にした場合、担当者シートに無い場合は、担当者メールアドレス、担当者連絡文をクリアする。</text:p>
          </table:table-cell>
          <table:table-cell table:style-name="ce455"/>
          <table:table-cell table:number-columns-repeated="253"/>
        </table:table-row>
        <table:table-row table:style-name="ro4" table:number-rows-repeated="65486">
          <table:table-cell table:number-columns-repeated="257"/>
        </table:table-row>
        <table:table-row table:style-name="ro4">
          <table:table-cell table:number-columns-repeated="257"/>
        </table:table-row>
        <table:named-expressions/>
      </table:table>
      <table:table table:name="CSVフォーマット" table:style-name="ta7" table:print="false">
        <table:table-column table:style-name="co111" table:number-columns-repeated="2" table:default-cell-style-name="標準_5f_企画出演者機材管理_5f_2011-08-19_5f_Miyazaki"/>
        <table:table-column table:style-name="co111" table:number-columns-repeated="1022" table:default-cell-style-name="Default"/>
        <table:table-row table:style-name="ro4">
          <table:table-cell office:value-type="float" office:value="1">
            <text:p>1</text:p>
          </table:table-cell>
          <table:table-cell table:style-name="ce313" office:value-type="float" office:value="2">
            <text:p>2</text:p>
          </table:table-cell>
          <table:table-cell table:style-name="ce315" office:value-type="float" office:value="3">
            <text:p>3</text:p>
          </table:table-cell>
          <table:table-cell table:style-name="ce315" office:value-type="float" office:value="4">
            <text:p>4</text:p>
          </table:table-cell>
          <table:table-cell table:style-name="ce313" office:value-type="float" office:value="5">
            <text:p>5</text:p>
          </table:table-cell>
          <table:table-cell table:style-name="ce313" office:value-type="float" office:value="6">
            <text:p>6</text:p>
          </table:table-cell>
          <table:table-cell table:style-name="ce315" office:value-type="float" office:value="7">
            <text:p>7</text:p>
          </table:table-cell>
          <table:table-cell table:style-name="ce315" office:value-type="float" office:value="8">
            <text:p>8</text:p>
          </table:table-cell>
          <table:table-cell table:style-name="ce313" office:value-type="float" office:value="9">
            <text:p>9</text:p>
          </table:table-cell>
          <table:table-cell table:style-name="ce313" office:value-type="float" office:value="10">
            <text:p>10</text:p>
          </table:table-cell>
          <table:table-cell table:style-name="ce315" office:value-type="float" office:value="11">
            <text:p>11</text:p>
          </table:table-cell>
          <table:table-cell table:style-name="ce315" office:value-type="float" office:value="12">
            <text:p>12</text:p>
          </table:table-cell>
          <table:table-cell table:style-name="ce313" office:value-type="float" office:value="13">
            <text:p>13</text:p>
          </table:table-cell>
          <table:table-cell table:style-name="ce313" office:value-type="float" office:value="14">
            <text:p>14</text:p>
          </table:table-cell>
          <table:table-cell table:style-name="ce315" office:value-type="float" office:value="15">
            <text:p>15</text:p>
          </table:table-cell>
          <table:table-cell table:style-name="ce315" office:value-type="float" office:value="16">
            <text:p>16</text:p>
          </table:table-cell>
          <table:table-cell table:style-name="ce313" office:value-type="float" office:value="17">
            <text:p>17</text:p>
          </table:table-cell>
          <table:table-cell table:style-name="ce313" office:value-type="float" office:value="18">
            <text:p>18</text:p>
          </table:table-cell>
          <table:table-cell table:style-name="ce315" office:value-type="float" office:value="19">
            <text:p>19</text:p>
          </table:table-cell>
          <table:table-cell table:style-name="ce315" office:value-type="float" office:value="20">
            <text:p>20</text:p>
          </table:table-cell>
          <table:table-cell table:style-name="ce313" office:value-type="float" office:value="21">
            <text:p>21</text:p>
          </table:table-cell>
          <table:table-cell table:style-name="ce313" office:value-type="float" office:value="22">
            <text:p>22</text:p>
          </table:table-cell>
          <table:table-cell table:style-name="ce315" office:value-type="float" office:value="23">
            <text:p>23</text:p>
          </table:table-cell>
          <table:table-cell table:style-name="ce315" office:value-type="float" office:value="24">
            <text:p>24</text:p>
          </table:table-cell>
          <table:table-cell table:style-name="ce313" office:value-type="float" office:value="25">
            <text:p>25</text:p>
          </table:table-cell>
          <table:table-cell table:style-name="ce313" office:value-type="float" office:value="26">
            <text:p>26</text:p>
          </table:table-cell>
          <table:table-cell table:style-name="ce315" office:value-type="float" office:value="27">
            <text:p>27</text:p>
          </table:table-cell>
          <table:table-cell table:style-name="ce315" office:value-type="float" office:value="28">
            <text:p>28</text:p>
          </table:table-cell>
          <table:table-cell table:style-name="ce313" office:value-type="float" office:value="29">
            <text:p>29</text:p>
          </table:table-cell>
          <table:table-cell table:style-name="ce313" office:value-type="float" office:value="30">
            <text:p>30</text:p>
          </table:table-cell>
          <table:table-cell table:style-name="ce315" office:value-type="float" office:value="31">
            <text:p>31</text:p>
          </table:table-cell>
          <table:table-cell table:style-name="ce315" office:value-type="float" office:value="32">
            <text:p>32</text:p>
          </table:table-cell>
          <table:table-cell table:style-name="ce313" office:value-type="float" office:value="33">
            <text:p>33</text:p>
          </table:table-cell>
          <table:table-cell table:style-name="ce313" office:value-type="float" office:value="34">
            <text:p>34</text:p>
          </table:table-cell>
          <table:table-cell table:style-name="ce315" office:value-type="float" office:value="35">
            <text:p>35</text:p>
          </table:table-cell>
          <table:table-cell table:style-name="ce315" office:value-type="float" office:value="36">
            <text:p>36</text:p>
          </table:table-cell>
          <table:table-cell table:style-name="ce313" office:value-type="float" office:value="37">
            <text:p>37</text:p>
          </table:table-cell>
          <table:table-cell table:style-name="ce313" office:value-type="float" office:value="38">
            <text:p>38</text:p>
          </table:table-cell>
          <table:table-cell table:style-name="ce315" office:value-type="float" office:value="39">
            <text:p>39</text:p>
          </table:table-cell>
          <table:table-cell table:style-name="ce315" office:value-type="float" office:value="40">
            <text:p>40</text:p>
          </table:table-cell>
          <table:table-cell table:style-name="ce313" office:value-type="float" office:value="41">
            <text:p>41</text:p>
          </table:table-cell>
          <table:table-cell table:style-name="ce313" office:value-type="float" office:value="42">
            <text:p>42</text:p>
          </table:table-cell>
          <table:table-cell table:style-name="ce315" office:value-type="float" office:value="43">
            <text:p>43</text:p>
          </table:table-cell>
          <table:table-cell table:style-name="ce315" office:value-type="float" office:value="44">
            <text:p>44</text:p>
          </table:table-cell>
          <table:table-cell table:style-name="ce313" office:value-type="float" office:value="45">
            <text:p>45</text:p>
          </table:table-cell>
          <table:table-cell table:style-name="ce313" office:value-type="float" office:value="46">
            <text:p>46</text:p>
          </table:table-cell>
          <table:table-cell table:style-name="ce315" office:value-type="float" office:value="47">
            <text:p>47</text:p>
          </table:table-cell>
          <table:table-cell table:style-name="ce315" office:value-type="float" office:value="48">
            <text:p>48</text:p>
          </table:table-cell>
          <table:table-cell table:style-name="ce313" office:value-type="float" office:value="49">
            <text:p>49</text:p>
          </table:table-cell>
          <table:table-cell table:style-name="ce313" office:value-type="float" office:value="50">
            <text:p>50</text:p>
          </table:table-cell>
          <table:table-cell table:style-name="ce315" office:value-type="float" office:value="51">
            <text:p>51</text:p>
          </table:table-cell>
          <table:table-cell table:style-name="ce315" office:value-type="float" office:value="52">
            <text:p>52</text:p>
          </table:table-cell>
          <table:table-cell table:style-name="ce313" office:value-type="float" office:value="53">
            <text:p>53</text:p>
          </table:table-cell>
          <table:table-cell table:style-name="ce313" office:value-type="float" office:value="54">
            <text:p>54</text:p>
          </table:table-cell>
          <table:table-cell table:style-name="ce315" office:value-type="float" office:value="55">
            <text:p>55</text:p>
          </table:table-cell>
          <table:table-cell table:style-name="ce315" office:value-type="float" office:value="56">
            <text:p>56</text:p>
          </table:table-cell>
          <table:table-cell table:style-name="ce313" office:value-type="float" office:value="57">
            <text:p>57</text:p>
          </table:table-cell>
          <table:table-cell table:style-name="ce313" office:value-type="float" office:value="58">
            <text:p>58</text:p>
          </table:table-cell>
          <table:table-cell table:style-name="ce315" office:value-type="float" office:value="59">
            <text:p>59</text:p>
          </table:table-cell>
          <table:table-cell table:style-name="ce315" office:value-type="float" office:value="60">
            <text:p>60</text:p>
          </table:table-cell>
          <table:table-cell table:style-name="ce313" office:value-type="float" office:value="61">
            <text:p>61</text:p>
          </table:table-cell>
          <table:table-cell table:style-name="ce313" office:value-type="float" office:value="62">
            <text:p>62</text:p>
          </table:table-cell>
          <table:table-cell table:style-name="ce315" office:value-type="float" office:value="63">
            <text:p>63</text:p>
          </table:table-cell>
          <table:table-cell table:style-name="ce315" office:value-type="float" office:value="64">
            <text:p>64</text:p>
          </table:table-cell>
          <table:table-cell table:style-name="ce313" office:value-type="float" office:value="65">
            <text:p>65</text:p>
          </table:table-cell>
          <table:table-cell table:style-name="ce313" office:value-type="float" office:value="66">
            <text:p>66</text:p>
          </table:table-cell>
          <table:table-cell table:style-name="ce315" office:value-type="float" office:value="67">
            <text:p>67</text:p>
          </table:table-cell>
          <table:table-cell table:style-name="ce315" office:value-type="float" office:value="68">
            <text:p>68</text:p>
          </table:table-cell>
          <table:table-cell table:style-name="ce313" office:value-type="float" office:value="69">
            <text:p>69</text:p>
          </table:table-cell>
          <table:table-cell table:style-name="ce313" office:value-type="float" office:value="70">
            <text:p>70</text:p>
          </table:table-cell>
          <table:table-cell table:style-name="ce315" office:value-type="float" office:value="71">
            <text:p>71</text:p>
          </table:table-cell>
          <table:table-cell table:style-name="ce315" office:value-type="float" office:value="72">
            <text:p>72</text:p>
          </table:table-cell>
          <table:table-cell table:style-name="ce315" table:number-columns-repeated="952"/>
        </table:table-row>
        <table:table-row table:style-name="ro16">
          <table:table-cell table:style-name="ce312" office:value-type="string">
            <text:p>ID</text:p>
          </table:table-cell>
          <table:table-cell table:number-columns-repeated="3" table:style-name="ce314" office:value-type="string">
            <text:p>未使用</text:p>
          </table:table-cell>
          <table:table-cell table:style-name="ce316" office:value-type="string">
            <text:p>申込日付</text:p>
          </table:table-cell>
          <table:table-cell table:style-name="ce316" office:value-type="string">
            <text:p>申込者</text:p>
          </table:table-cell>
          <table:table-cell table:style-name="ce316" office:value-type="string">
            <text:p>メールアドレス</text:p>
          </table:table-cell>
          <table:table-cell table:style-name="ce314" office:value-type="string">
            <text:p>未使用</text:p>
          </table:table-cell>
          <table:table-cell table:style-name="ce316" office:value-type="string">
            <text:p>大会登録番号</text:p>
          </table:table-cell>
          <table:table-cell table:style-name="ce316" office:value-type="string">
            <text:p>お電話番号</text:p>
          </table:table-cell>
          <table:table-cell table:style-name="ce316" office:value-type="string">
            <text:p>FAX番号</text:p>
          </table:table-cell>
          <table:table-cell table:style-name="ce316" office:value-type="string">
            <text:p>携帯・PHS等</text:p>
          </table:table-cell>
          <table:table-cell table:style-name="ce316" office:value-type="string">
            <text:p>企画名称</text:p>
          </table:table-cell>
          <table:table-cell table:style-name="ce316" office:value-type="string">
            <text:p>企画名称フリガナ</text:p>
          </table:table-cell>
          <table:table-cell table:style-name="ce316" office:value-type="string">
            <text:p>企画種別</text:p>
          </table:table-cell>
          <table:table-cell table:style-name="ce316" office:value-type="string">
            <text:p>企画種別その他</text:p>
          </table:table-cell>
          <table:table-cell table:style-name="ce316" office:value-type="string">
            <text:p>希望場所</text:p>
          </table:table-cell>
          <table:table-cell table:style-name="ce316" office:value-type="string">
            <text:p>希望場所その他</text:p>
          </table:table-cell>
          <table:table-cell table:style-name="ce316" office:value-type="string">
            <text:p>会場レイアウト</text:p>
          </table:table-cell>
          <table:table-cell table:style-name="ce316" office:value-type="string">
            <text:p>会場レイアウトその他</text:p>
          </table:table-cell>
          <table:table-cell table:style-name="ce316" office:value-type="string">
            <text:p>希望日時</text:p>
          </table:table-cell>
          <table:table-cell table:style-name="ce316" office:value-type="string">
            <text:p>希望日時その他</text:p>
          </table:table-cell>
          <table:table-cell table:style-name="ce316" office:value-type="string">
            <text:p>希望コマ数</text:p>
          </table:table-cell>
          <table:table-cell table:style-name="ce316" office:value-type="string">
            <text:p>希望コマ数その他</text:p>
          </table:table-cell>
          <table:table-cell table:style-name="ce316" office:value-type="string">
            <text:p>予想参加者</text:p>
          </table:table-cell>
          <table:table-cell table:style-name="ce316" office:value-type="string">
            <text:p>内容説明可能/事前公開可、不可</text:p>
          </table:table-cell>
          <table:table-cell table:style-name="ce316" office:value-type="string">
            <text:p>内容説明</text:p>
          </table:table-cell>
          <table:table-cell table:style-name="ce316" office:value-type="string">
            <text:p>リアルタイム公開</text:p>
          </table:table-cell>
          <table:table-cell table:style-name="ce316" office:value-type="string">
            <text:p>事後公開</text:p>
          </table:table-cell>
          <table:table-cell table:style-name="ce316" office:value-type="string">
            <text:p>ホワイトボード</text:p>
          </table:table-cell>
          <table:table-cell table:style-name="ce316" office:value-type="string">
            <text:p>プロジェクタまたは大型モニタ</text:p>
          </table:table-cell>
          <table:table-cell table:style-name="ce316" office:value-type="string">
            <text:p>客席用マイク</text:p>
          </table:table-cell>
          <table:table-cell table:style-name="ce316" office:value-type="string">
            <text:p>映像機器</text:p>
          </table:table-cell>
          <table:table-cell table:style-name="ce316" office:value-type="string">
            <text:p>パソコン接続</text:p>
          </table:table-cell>
          <table:table-cell table:style-name="ce316" office:value-type="string">
            <text:p>インターネット回線</text:p>
          </table:table-cell>
          <table:table-cell table:style-name="ce316" office:value-type="string">
            <text:p>その他要望機材</text:p>
          </table:table-cell>
          <table:table-cell table:style-name="ce316" office:value-type="string">
            <text:p>持ち込み予定機材</text:p>
          </table:table-cell>
          <table:table-cell table:style-name="ce316" office:value-type="string">
            <text:p>企画を立てるのは？</text:p>
          </table:table-cell>
          <table:table-cell table:style-name="ce316" office:value-type="string">
            <text:p>重なると困る企画</text:p>
          </table:table-cell>
          <table:table-cell table:style-name="ce316" office:value-type="string">
            <text:p>出演者１氏名</text:p>
          </table:table-cell>
          <table:table-cell table:style-name="ce316" office:value-type="string">
            <text:p>出演者１氏名ふりがな</text:p>
          </table:table-cell>
          <table:table-cell table:style-name="ce316" office:value-type="string">
            <text:p>出演者１出演交渉</text:p>
          </table:table-cell>
          <table:table-cell table:style-name="ce316" office:value-type="string">
            <text:p>出演者１ゲスト申請</text:p>
          </table:table-cell>
          <table:table-cell table:style-name="ce316" office:value-type="string">
            <text:p>出演者２氏名</text:p>
          </table:table-cell>
          <table:table-cell table:style-name="ce316" office:value-type="string">
            <text:p>出演者２氏名ふりがな</text:p>
          </table:table-cell>
          <table:table-cell table:style-name="ce316" office:value-type="string">
            <text:p>出演者２出演交渉</text:p>
          </table:table-cell>
          <table:table-cell table:style-name="ce316" office:value-type="string">
            <text:p>出演者２ゲスト申請</text:p>
          </table:table-cell>
          <table:table-cell table:style-name="ce316" office:value-type="string">
            <text:p>出演者３氏名</text:p>
          </table:table-cell>
          <table:table-cell table:style-name="ce316" office:value-type="string">
            <text:p>出演者３氏名ふりがな</text:p>
          </table:table-cell>
          <table:table-cell table:style-name="ce316" office:value-type="string">
            <text:p>出演者３出演交渉</text:p>
          </table:table-cell>
          <table:table-cell table:style-name="ce316" office:value-type="string">
            <text:p>出演者３ゲスト申請</text:p>
          </table:table-cell>
          <table:table-cell table:style-name="ce316" office:value-type="string">
            <text:p>出演者４氏名</text:p>
          </table:table-cell>
          <table:table-cell table:style-name="ce316" office:value-type="string">
            <text:p>出演者４氏名ふりがな</text:p>
          </table:table-cell>
          <table:table-cell table:style-name="ce316" office:value-type="string">
            <text:p>出演者４出演交渉</text:p>
          </table:table-cell>
          <table:table-cell table:style-name="ce316" office:value-type="string">
            <text:p>出演者４ゲスト申請</text:p>
          </table:table-cell>
          <table:table-cell table:style-name="ce316" office:value-type="string">
            <text:p>出演者５氏名</text:p>
          </table:table-cell>
          <table:table-cell table:style-name="ce316" office:value-type="string">
            <text:p>出演者５氏名ふりがな</text:p>
          </table:table-cell>
          <table:table-cell table:style-name="ce316" office:value-type="string">
            <text:p>出演者５出演交渉</text:p>
          </table:table-cell>
          <table:table-cell table:style-name="ce316" office:value-type="string">
            <text:p>出演者５ゲスト申請</text:p>
          </table:table-cell>
          <table:table-cell table:style-name="ce316" office:value-type="string">
            <text:p>出演者６氏名</text:p>
          </table:table-cell>
          <table:table-cell table:style-name="ce316" office:value-type="string">
            <text:p>出演者６氏名ふりがな</text:p>
          </table:table-cell>
          <table:table-cell table:style-name="ce316" office:value-type="string">
            <text:p>出演者６出演交渉</text:p>
          </table:table-cell>
          <table:table-cell table:style-name="ce316" office:value-type="string">
            <text:p>出演者６ゲスト申請</text:p>
          </table:table-cell>
          <table:table-cell table:style-name="ce316" office:value-type="string">
            <text:p>出演者７氏名</text:p>
          </table:table-cell>
          <table:table-cell table:style-name="ce316" office:value-type="string">
            <text:p>出演者７氏名ふりがな</text:p>
          </table:table-cell>
          <table:table-cell table:style-name="ce316" office:value-type="string">
            <text:p>出演者７出演交渉</text:p>
          </table:table-cell>
          <table:table-cell table:style-name="ce316" office:value-type="string">
            <text:p>出演者７ゲスト申請</text:p>
          </table:table-cell>
          <table:table-cell table:style-name="ce316" office:value-type="string">
            <text:p>出演者８氏名</text:p>
          </table:table-cell>
          <table:table-cell table:style-name="ce316" office:value-type="string">
            <text:p>出演者８氏名ふりがな</text:p>
          </table:table-cell>
          <table:table-cell table:style-name="ce316" office:value-type="string">
            <text:p>出演者８出演交渉</text:p>
          </table:table-cell>
          <table:table-cell table:style-name="ce316" office:value-type="string">
            <text:p>出演者８ゲスト申請</text:p>
          </table:table-cell>
          <table:table-cell table:style-name="ce316" office:value-type="string">
            <text:p>備考：その他、企画担当スタッフに伝えたい事柄</text:p>
          </table:table-cell>
          <table:table-cell table:style-name="ce316" table:number-columns-repeated="952"/>
        </table:table-row>
        <table:table-row table:style-name="ro4" table:number-rows-repeated="65533">
          <table:table-cell table:number-columns-repeated="1024"/>
        </table:table-row>
        <table:table-row table:style-name="ro4">
          <table:table-cell table:number-columns-repeated="1024"/>
        </table:table-row>
        <table:named-expressions/>
      </table:table>
      <table:table table:name="JSONフォーマット" table:style-name="ta7" table:print="false">
        <office:forms form:automatic-focus="false" form:apply-design-mode="false"/>
        <table:table-column table:style-name="co113" table:default-cell-style-name="ce341"/>
        <table:table-column table:style-name="co114" table:default-cell-style-name="ce341"/>
        <table:table-column table:style-name="co115" table:default-cell-style-name="ce341"/>
        <table:table-column table:style-name="co116" table:default-cell-style-name="ce341"/>
        <table:table-column table:style-name="co117" table:default-cell-style-name="ce341"/>
        <table:table-column table:style-name="co10" table:default-cell-style-name="ce341"/>
        <table:table-column table:style-name="co118" table:default-cell-style-name="ce341"/>
        <table:table-column table:style-name="co75" table:number-columns-repeated="7" table:default-cell-style-name="ce341"/>
        <table:table-column table:style-name="co119" table:default-cell-style-name="ce341"/>
        <table:table-column table:style-name="co120" table:default-cell-style-name="ce341"/>
        <table:table-column table:style-name="co121" table:default-cell-style-name="ce341"/>
        <table:table-column table:style-name="co122" table:default-cell-style-name="ce341"/>
        <table:table-column table:style-name="co36" table:number-columns-repeated="1006" table:default-cell-style-name="ce341"/>
        <table:table-row table:style-name="ro10">
          <table:table-cell table:style-name="ce334" office:value-type="string" table:number-columns-spanned="2" table:number-rows-spanned="1">
            <text:p>企画シート</text:p>
          </table:table-cell>
          <table:covered-table-cell/>
          <table:table-cell/>
          <table:table-cell table:style-name="ce334" office:value-type="string" table:number-columns-spanned="10" table:number-rows-spanned="1">
            <text:p>機材シート</text:p>
          </table:table-cell>
          <table:covered-table-cell table:number-columns-repeated="8" table:style-name="ce334"/>
          <table:covered-table-cell/>
          <table:table-cell table:number-columns-repeated="2"/>
          <table:table-cell table:style-name="ce334" office:value-type="string" table:number-columns-spanned="3" table:number-rows-spanned="1">
            <text:p>申込者出演</text:p>
          </table:table-cell>
          <table:covered-table-cell table:number-columns-repeated="2"/>
          <table:table-cell table:number-columns-repeated="1006"/>
        </table:table-row>
        <table:table-row table:style-name="ro20">
          <table:table-cell table:style-name="ce335" office:value-type="string">
            <text:p>企画ID</text:p>
          </table:table-cell>
          <table:table-cell table:style-name="ce342" office:value-type="float" office:value="1">
            <text:p>1</text:p>
          </table:table-cell>
          <table:table-cell/>
          <table:table-cell table:style-name="ce346" office:value-type="string">
            <text:p>企画ID</text:p>
          </table:table-cell>
          <table:table-cell table:style-name="ce350" office:value-type="float" office:value="1">
            <text:p>1</text:p>
          </table:table-cell>
          <table:table-cell table:style-name="ce350" office:value-type="float" office:value="5">
            <text:p>5</text:p>
          </table:table-cell>
          <table:table-cell table:style-name="ce350" office:value-type="float" office:value="6">
            <text:p>6</text:p>
          </table:table-cell>
          <table:table-cell table:style-name="ce350" office:value-type="float" office:value="10">
            <text:p>10</text:p>
          </table:table-cell>
          <table:table-cell table:style-name="ce350" office:value-type="float" office:value="11">
            <text:p>11</text:p>
          </table:table-cell>
          <table:table-cell table:style-name="ce350" office:value-type="float" office:value="12">
            <text:p>12</text:p>
          </table:table-cell>
          <table:table-cell table:style-name="ce350" office:value-type="float" office:value="13">
            <text:p>13</text:p>
          </table:table-cell>
          <table:table-cell table:style-name="ce350" office:value-type="float" office:value="14">
            <text:p>14</text:p>
          </table:table-cell>
          <table:table-cell table:style-name="ce369" office:value-type="float" office:value="15">
            <text:p>15</text:p>
          </table:table-cell>
          <table:table-cell table:style-name="ce370" office:value-type="float" office:value="16">
            <text:p>16</text:p>
          </table:table-cell>
          <table:table-cell/>
          <table:table-cell table:style-name="ce335" office:value-type="string">
            <text:p>企画ID</text:p>
          </table:table-cell>
          <table:table-cell table:style-name="ce375" office:value-type="float" office:value="1">
            <text:p>1</text:p>
          </table:table-cell>
          <table:table-cell table:style-name="ce342" office:value-type="float" office:value="6">
            <text:p>6</text:p>
          </table:table-cell>
          <table:table-cell table:number-columns-repeated="1006"/>
        </table:table-row>
        <table:table-row table:style-name="ro10">
          <table:table-cell table:style-name="ce336" office:value-type="string">
            <text:p>申し込み日付</text:p>
          </table:table-cell>
          <table:table-cell table:style-name="ce343" office:value-type="float" office:value="15">
            <text:p>15</text:p>
          </table:table-cell>
          <table:table-cell/>
          <table:table-cell table:style-name="ce347" office:value-type="string">
            <text:p>ホワイトボード</text:p>
          </table:table-cell>
          <table:table-cell table:style-name="ce351" office:value-type="string">
            <text:p>使用する</text:p>
          </table:table-cell>
          <table:table-cell table:style-name="ce356"/>
          <table:table-cell table:style-name="ce360"/>
          <table:table-cell table:style-name="ce365" table:number-columns-repeated="6"/>
          <table:table-cell table:style-name="ce371"/>
          <table:table-cell/>
          <table:table-cell table:style-name="ce338" office:value-type="string">
            <text:p>申込者出演</text:p>
          </table:table-cell>
          <table:table-cell table:style-name="ce376" office:value-type="string">
            <text:p>する</text:p>
          </table:table-cell>
          <table:table-cell table:style-name="ce380" office:value-type="string">
            <text:p>申込者名</text:p>
          </table:table-cell>
          <table:table-cell table:number-columns-repeated="1006"/>
        </table:table-row>
        <table:table-row table:style-name="ro10">
          <table:table-cell table:style-name="ce337" office:value-type="string">
            <text:p>申込者名</text:p>
          </table:table-cell>
          <table:table-cell table:style-name="ce343" office:value-type="float" office:value="16">
            <text:p>16</text:p>
          </table:table-cell>
          <table:table-cell/>
          <table:table-cell table:style-name="ce347" office:value-type="string">
            <text:p>壇上マイク</text:p>
          </table:table-cell>
          <table:table-cell table:style-name="ce351" office:value-type="string">
            <text:p>使用する</text:p>
          </table:table-cell>
          <table:table-cell table:style-name="ce356"/>
          <table:table-cell table:style-name="ce360" office:value-type="string">
            <text:p>壇上マイク本数</text:p>
          </table:table-cell>
          <table:table-cell table:style-name="ce365" table:number-columns-repeated="6"/>
          <table:table-cell table:style-name="ce371"/>
          <table:table-cell/>
          <table:table-cell table:style-name="ce373" table:number-columns-repeated="2"/>
          <table:table-cell table:number-columns-repeated="1007"/>
        </table:table-row>
        <table:table-row table:style-name="ro20">
          <table:table-cell table:style-name="ce337" office:value-type="string">
            <text:p>メールアドレス</text:p>
          </table:table-cell>
          <table:table-cell table:style-name="ce343" office:value-type="float" office:value="17">
            <text:p>17</text:p>
          </table:table-cell>
          <table:table-cell/>
          <table:table-cell table:style-name="ce347" office:value-type="string">
            <text:p>客席マイク</text:p>
          </table:table-cell>
          <table:table-cell table:style-name="ce351" office:value-type="string">
            <text:p>使用する</text:p>
          </table:table-cell>
          <table:table-cell table:style-name="ce356"/>
          <table:table-cell table:style-name="ce360" office:value-type="string">
            <text:p>客席マイク本数</text:p>
          </table:table-cell>
          <table:table-cell table:style-name="ce365" table:number-columns-repeated="6"/>
          <table:table-cell table:style-name="ce371"/>
          <table:table-cell/>
          <table:table-cell table:style-name="ce340" office:value-type="string">
            <text:p>JSONハッシュキー</text:p>
          </table:table-cell>
          <table:table-cell table:style-name="ce353" office:value-type="string">
            <text:p>展開する値</text:p>
          </table:table-cell>
          <table:table-cell table:style-name="ce367" office:value-type="string">
            <text:p>JSONハッシュキー</text:p>
          </table:table-cell>
          <table:table-cell table:style-name="ce381"/>
          <table:table-cell table:number-columns-repeated="1005"/>
        </table:table-row>
        <table:table-row table:style-name="ro20">
          <table:table-cell table:style-name="ce337" office:value-type="string">
            <text:p>米魂番号</text:p>
          </table:table-cell>
          <table:table-cell table:style-name="ce343" office:value-type="float" office:value="18">
            <text:p>18</text:p>
          </table:table-cell>
          <table:table-cell/>
          <table:table-cell table:style-name="ce347" office:value-type="string">
            <text:p>モニタ/スクリーン</text:p>
          </table:table-cell>
          <table:table-cell table:style-name="ce351" office:value-type="string">
            <text:p>使用する</text:p>
          </table:table-cell>
          <table:table-cell table:style-name="ce356"/>
          <table:table-cell table:style-name="ce360"/>
          <table:table-cell table:style-name="ce365" table:number-columns-repeated="6"/>
          <table:table-cell table:style-name="ce371"/>
          <table:table-cell/>
          <table:table-cell table:style-name="ce373"/>
          <table:table-cell table:style-name="ce354" office:value-type="string">
            <text:p>空白:値自体</text:p>
          </table:table-cell>
          <table:table-cell table:style-name="ce368" office:value-type="string">
            <text:p>空白:空白固定</text:p>
          </table:table-cell>
          <table:table-cell table:style-name="ce377"/>
          <table:table-cell table:number-columns-repeated="1005"/>
        </table:table-row>
        <table:table-row table:style-name="ro20">
          <table:table-cell table:style-name="ce337" office:value-type="string">
            <text:p>電話番号</text:p>
          </table:table-cell>
          <table:table-cell table:style-name="ce343" office:value-type="float" office:value="19">
            <text:p>19</text:p>
          </table:table-cell>
          <table:table-cell/>
          <table:table-cell table:style-name="ce347" office:value-type="string">
            <text:p>BD/DVDプレイヤー</text:p>
          </table:table-cell>
          <table:table-cell table:style-name="ce351" office:value-type="string">
            <text:p>使用する</text:p>
          </table:table-cell>
          <table:table-cell table:style-name="ce356"/>
          <table:table-cell table:style-name="ce360"/>
          <table:table-cell table:style-name="ce365" table:number-columns-repeated="6"/>
          <table:table-cell table:style-name="ce371"/>
          <table:table-cell/>
          <table:table-cell table:style-name="ce349" office:value-type="string">
            <text:p>1行目</text:p>
          </table:table-cell>
          <table:table-cell table:style-name="ce355" office:value-type="string">
            <text:p>出演者シート列番号</text:p>
          </table:table-cell>
          <table:table-cell table:number-columns-repeated="1007"/>
        </table:table-row>
        <table:table-row table:style-name="ro20">
          <table:table-cell table:style-name="ce337" office:value-type="string">
            <text:p>FAX番号</text:p>
          </table:table-cell>
          <table:table-cell table:style-name="ce343" office:value-type="float" office:value="20">
            <text:p>20</text:p>
          </table:table-cell>
          <table:table-cell/>
          <table:table-cell table:style-name="ce347" office:value-type="string">
            <text:p>書画カメラ</text:p>
          </table:table-cell>
          <table:table-cell table:style-name="ce351" office:value-type="string">
            <text:p>使用する</text:p>
          </table:table-cell>
          <table:table-cell table:style-name="ce356"/>
          <table:table-cell table:style-name="ce360"/>
          <table:table-cell table:style-name="ce365" table:number-columns-repeated="6"/>
          <table:table-cell table:style-name="ce371"/>
          <table:table-cell/>
          <table:table-cell table:style-name="ce373"/>
          <table:table-cell table:style-name="ce377"/>
          <table:table-cell table:number-columns-repeated="1007"/>
        </table:table-row>
        <table:table-row table:style-name="ro10">
          <table:table-cell table:style-name="ce337" office:value-type="string">
            <text:p>携帯番号</text:p>
          </table:table-cell>
          <table:table-cell table:style-name="ce343" office:value-type="float" office:value="21">
            <text:p>21</text:p>
          </table:table-cell>
          <table:table-cell/>
          <table:table-cell table:style-name="ce347" office:value-type="string">
            <text:p>その他要望機材</text:p>
          </table:table-cell>
          <table:table-cell table:style-name="ce351"/>
          <table:table-cell table:style-name="ce356" office:value-type="string">
            <text:p>V</text:p>
          </table:table-cell>
          <table:table-cell table:style-name="ce360"/>
          <table:table-cell table:style-name="ce365" table:number-columns-repeated="6"/>
          <table:table-cell table:style-name="ce371"/>
          <table:table-cell/>
          <table:table-cell table:style-name="ce334" office:value-type="string" table:number-columns-spanned="2" table:number-rows-spanned="1">
            <text:p>出演者シート</text:p>
          </table:table-cell>
          <table:covered-table-cell table:style-name="ce378"/>
          <table:table-cell table:number-columns-repeated="1007"/>
        </table:table-row>
        <table:table-row table:style-name="ro20">
          <table:table-cell table:style-name="ce337" office:value-type="string">
            <text:p>企画名</text:p>
          </table:table-cell>
          <table:table-cell table:style-name="ce343" office:value-type="float" office:value="2">
            <text:p>2</text:p>
          </table:table-cell>
          <table:table-cell/>
          <table:table-cell table:style-name="ce347" office:value-type="string">
            <text:p>持ち込み映像機器</text:p>
          </table:table-cell>
          <table:table-cell table:style-name="ce351" office:value-type="string">
            <text:p>持ち込む</text:p>
          </table:table-cell>
          <table:table-cell table:style-name="ce356"/>
          <table:table-cell table:style-name="ce360"/>
          <table:table-cell table:style-name="ce365" office:value-type="string">
            <text:p>映像機器映像接続</text:p>
          </table:table-cell>
          <table:table-cell table:style-name="ce365" office:value-type="string">
            <text:p>映像機器映像接続その他内容</text:p>
          </table:table-cell>
          <table:table-cell table:style-name="ce365" office:value-type="string">
            <text:p>映像機器音声接続</text:p>
          </table:table-cell>
          <table:table-cell table:style-name="ce365" office:value-type="string">
            <text:p>映像機器音声接続その他内容</text:p>
          </table:table-cell>
          <table:table-cell table:style-name="ce365" table:number-columns-repeated="2"/>
          <table:table-cell table:style-name="ce371"/>
          <table:table-cell/>
          <table:table-cell table:style-name="ce335" office:value-type="string">
            <text:p>企画ID</text:p>
          </table:table-cell>
          <table:table-cell table:style-name="ce379" office:value-type="float" office:value="1">
            <text:p>1</text:p>
          </table:table-cell>
          <table:table-cell table:number-columns-repeated="1007"/>
        </table:table-row>
        <table:table-row table:style-name="ro20">
          <table:table-cell table:style-name="ce337" office:value-type="string">
            <text:p>企画名ふりがな</text:p>
          </table:table-cell>
          <table:table-cell table:style-name="ce343" office:value-type="float" office:value="3">
            <text:p>3</text:p>
          </table:table-cell>
          <table:table-cell/>
          <table:table-cell table:style-name="ce347" office:value-type="string">
            <text:p>持ち込みPC</text:p>
          </table:table-cell>
          <table:table-cell table:style-name="ce351" office:value-type="string">
            <text:p>持ち込む</text:p>
          </table:table-cell>
          <table:table-cell table:style-name="ce356"/>
          <table:table-cell table:style-name="ce360"/>
          <table:table-cell table:style-name="ce365" office:value-type="string">
            <text:p>PC映像接続</text:p>
          </table:table-cell>
          <table:table-cell table:style-name="ce365" office:value-type="string">
            <text:p>PC映像接続その他内容</text:p>
          </table:table-cell>
          <table:table-cell table:style-name="ce365" office:value-type="string">
            <text:p>PC音声接続</text:p>
          </table:table-cell>
          <table:table-cell table:style-name="ce365" office:value-type="string">
            <text:p>PC音声接続その他内容</text:p>
          </table:table-cell>
          <table:table-cell table:style-name="ce365" office:value-type="string">
            <text:p>PC-LAN接続</text:p>
          </table:table-cell>
          <table:table-cell table:style-name="ce365" office:value-type="string">
            <text:p>PC-LAN接続その他内容</text:p>
          </table:table-cell>
          <table:table-cell table:style-name="ce371" office:value-type="string">
            <text:p>LAN利用目的</text:p>
          </table:table-cell>
          <table:table-cell/>
          <table:table-cell table:style-name="ce337" office:value-type="string">
            <text:p>出演者氏名</text:p>
          </table:table-cell>
          <table:table-cell table:style-name="ce343" office:value-type="float" office:value="6">
            <text:p>6</text:p>
          </table:table-cell>
          <table:table-cell table:number-columns-repeated="1007"/>
        </table:table-row>
        <table:table-row table:style-name="ro10">
          <table:table-cell table:style-name="ce337" office:value-type="string">
            <text:p>企画種別</text:p>
          </table:table-cell>
          <table:table-cell table:style-name="ce343" office:value-type="float" office:value="22">
            <text:p>22</text:p>
          </table:table-cell>
          <table:table-cell/>
          <table:table-cell table:style-name="ce348" office:value-type="string">
            <text:p>その他持ち込み機材</text:p>
          </table:table-cell>
          <table:table-cell table:style-name="ce352"/>
          <table:table-cell table:style-name="ce357" office:value-type="string">
            <text:p>V</text:p>
          </table:table-cell>
          <table:table-cell table:style-name="ce361"/>
          <table:table-cell table:style-name="ce366" table:number-columns-repeated="6"/>
          <table:table-cell table:style-name="ce372"/>
          <table:table-cell/>
          <table:table-cell table:style-name="ce337" office:value-type="string">
            <text:p>出演者氏名ふりがな</text:p>
          </table:table-cell>
          <table:table-cell table:style-name="ce343" office:value-type="float" office:value="7">
            <text:p>7</text:p>
          </table:table-cell>
          <table:table-cell table:number-columns-repeated="1007"/>
        </table:table-row>
        <table:table-row table:style-name="ro10">
          <table:table-cell table:style-name="ce337" office:value-type="string">
            <text:p>企画種別その他内容</text:p>
          </table:table-cell>
          <table:table-cell table:style-name="ce343" office:value-type="float" office:value="23">
            <text:p>23</text:p>
          </table:table-cell>
          <table:table-cell table:number-columns-repeated="13"/>
          <table:table-cell table:style-name="ce337" office:value-type="string">
            <text:p>出演交渉</text:p>
          </table:table-cell>
          <table:table-cell table:style-name="ce343" office:value-type="float" office:value="8">
            <text:p>8</text:p>
          </table:table-cell>
          <table:table-cell table:number-columns-repeated="1007"/>
        </table:table-row>
        <table:table-row table:style-name="ro20">
          <table:table-cell table:style-name="ce337" office:value-type="string">
            <text:p>希望場所</text:p>
          </table:table-cell>
          <table:table-cell table:style-name="ce343" office:value-type="float" office:value="24">
            <text:p>24</text:p>
          </table:table-cell>
          <table:table-cell/>
          <table:table-cell table:style-name="ce340" office:value-type="string">
            <text:p>JSONハッシュキー</text:p>
          </table:table-cell>
          <table:table-cell table:style-name="ce353" office:value-type="string">
            <text:p>展開する値</text:p>
          </table:table-cell>
          <table:table-cell table:style-name="ce358" office:value-type="string">
            <text:p>転記内容</text:p>
          </table:table-cell>
          <table:table-cell table:style-name="ce362" office:value-type="string">
            <text:p>マイク本数</text:p>
          </table:table-cell>
          <table:table-cell table:style-name="ce367" office:value-type="string" table:number-columns-spanned="2" table:number-rows-spanned="1">
            <text:p>JSONハッシュキー</text:p>
          </table:table-cell>
          <table:covered-table-cell table:style-name="ce367"/>
          <table:table-cell table:number-columns-repeated="6"/>
          <table:table-cell table:style-name="ce338" office:value-type="string">
            <text:p>ゲスト申請</text:p>
          </table:table-cell>
          <table:table-cell table:style-name="ce344" office:value-type="float" office:value="9">
            <text:p>9</text:p>
          </table:table-cell>
          <table:table-cell table:number-columns-repeated="1007"/>
        </table:table-row>
        <table:table-row table:style-name="ro20">
          <table:table-cell table:style-name="ce337" office:value-type="string">
            <text:p>希望場所その他内容</text:p>
          </table:table-cell>
          <table:table-cell table:style-name="ce343" office:value-type="float" office:value="25">
            <text:p>25</text:p>
          </table:table-cell>
          <table:table-cell table:number-columns-repeated="2"/>
          <table:table-cell table:style-name="ce354" office:value-type="string">
            <text:p>空白:値自体</text:p>
          </table:table-cell>
          <table:table-cell table:style-name="ce359" office:value-type="string">
            <text:p>V:値自体</text:p>
          </table:table-cell>
          <table:table-cell table:style-name="ce363" office:value-type="string">
            <text:p>JSONハッシュキー</text:p>
          </table:table-cell>
          <table:table-cell table:style-name="ce368" office:value-type="string" table:number-columns-spanned="2" table:number-rows-spanned="1">
            <text:p>空白:空白固定</text:p>
          </table:table-cell>
          <table:covered-table-cell table:style-name="ce368"/>
          <table:table-cell table:number-columns-repeated="1015"/>
        </table:table-row>
        <table:table-row table:style-name="ro20">
          <table:table-cell table:style-name="ce337" office:value-type="string">
            <text:p>希望レイアウト</text:p>
          </table:table-cell>
          <table:table-cell table:style-name="ce343" office:value-type="float" office:value="26">
            <text:p>26</text:p>
          </table:table-cell>
          <table:table-cell table:number-columns-repeated="4"/>
          <table:table-cell table:style-name="ce364" office:value-type="string">
            <text:p>空白:1固定</text:p>
          </table:table-cell>
          <table:table-cell table:number-columns-repeated="8"/>
          <table:table-cell table:style-name="ce340" office:value-type="string">
            <text:p>JSONハッシュキー</text:p>
          </table:table-cell>
          <table:table-cell table:style-name="ce355" office:value-type="string">
            <text:p>出演者シート列番号</text:p>
          </table:table-cell>
          <table:table-cell table:number-columns-repeated="1007"/>
        </table:table-row>
        <table:table-row table:style-name="ro20">
          <table:table-cell table:style-name="ce337" office:value-type="string">
            <text:p>希望レイアウトその他内容</text:p>
          </table:table-cell>
          <table:table-cell table:style-name="ce343" office:value-type="float" office:value="27">
            <text:p>27</text:p>
          </table:table-cell>
          <table:table-cell/>
          <table:table-cell table:style-name="ce349" office:value-type="string">
            <text:p>1行目</text:p>
          </table:table-cell>
          <table:table-cell table:style-name="ce355" office:value-type="string" table:number-columns-spanned="2" table:number-rows-spanned="1">
            <text:p>機材シート列番号</text:p>
          </table:table-cell>
          <table:covered-table-cell/>
          <table:table-cell table:number-columns-repeated="9"/>
          <table:table-cell table:style-name="ce374" office:value-type="string">
            <text:p>1行目以外連番Prefix</text:p>
          </table:table-cell>
          <table:table-cell table:number-columns-repeated="1008"/>
        </table:table-row>
        <table:table-row table:style-name="ro10">
          <table:table-cell table:style-name="ce337" office:value-type="string">
            <text:p>希望時刻</text:p>
          </table:table-cell>
          <table:table-cell table:style-name="ce343" office:value-type="float" office:value="28">
            <text:p>28</text:p>
          </table:table-cell>
          <table:table-cell table:number-columns-repeated="1022"/>
        </table:table-row>
        <table:table-row table:style-name="ro10">
          <table:table-cell table:style-name="ce337" office:value-type="string">
            <text:p>希望時刻その他内容</text:p>
          </table:table-cell>
          <table:table-cell table:style-name="ce343" office:value-type="float" office:value="29">
            <text:p>29</text:p>
          </table:table-cell>
          <table:table-cell table:number-columns-repeated="1022"/>
        </table:table-row>
        <table:table-row table:style-name="ro10">
          <table:table-cell table:style-name="ce337" office:value-type="string">
            <text:p>希望コマ数</text:p>
          </table:table-cell>
          <table:table-cell table:style-name="ce343" office:value-type="float" office:value="30">
            <text:p>30</text:p>
          </table:table-cell>
          <table:table-cell table:number-columns-repeated="1022"/>
        </table:table-row>
        <table:table-row table:style-name="ro10">
          <table:table-cell table:style-name="ce337" office:value-type="string">
            <text:p>希望コマ数その他内容</text:p>
          </table:table-cell>
          <table:table-cell table:style-name="ce343" office:value-type="float" office:value="31">
            <text:p>31</text:p>
          </table:table-cell>
          <table:table-cell table:number-columns-repeated="1022"/>
        </table:table-row>
        <table:table-row table:style-name="ro10">
          <table:table-cell table:style-name="ce337" office:value-type="string">
            <text:p>予想人数</text:p>
          </table:table-cell>
          <table:table-cell table:style-name="ce343" office:value-type="float" office:value="32">
            <text:p>32</text:p>
          </table:table-cell>
          <table:table-cell table:number-columns-repeated="1022"/>
        </table:table-row>
        <table:table-row table:style-name="ro10">
          <table:table-cell table:style-name="ce337" office:value-type="string">
            <text:p>内容事前公開</text:p>
          </table:table-cell>
          <table:table-cell table:style-name="ce343" office:value-type="float" office:value="33">
            <text:p>33</text:p>
          </table:table-cell>
          <table:table-cell table:number-columns-repeated="1022"/>
        </table:table-row>
        <table:table-row table:style-name="ro10">
          <table:table-cell table:style-name="ce337" office:value-type="string">
            <text:p>企画内容</text:p>
          </table:table-cell>
          <table:table-cell table:style-name="ce343" office:value-type="float" office:value="34">
            <text:p>34</text:p>
          </table:table-cell>
          <table:table-cell table:number-columns-repeated="1022"/>
        </table:table-row>
        <table:table-row table:style-name="ro10">
          <table:table-cell table:style-name="ce337" office:value-type="string">
            <text:p>リアルタイム公開</text:p>
          </table:table-cell>
          <table:table-cell table:style-name="ce343" office:value-type="float" office:value="35">
            <text:p>35</text:p>
          </table:table-cell>
          <table:table-cell table:number-columns-repeated="1022"/>
        </table:table-row>
        <table:table-row table:style-name="ro10">
          <table:table-cell table:style-name="ce337" office:value-type="string">
            <text:p>事後公開</text:p>
          </table:table-cell>
          <table:table-cell table:style-name="ce343" office:value-type="float" office:value="36">
            <text:p>36</text:p>
          </table:table-cell>
          <table:table-cell table:number-columns-repeated="1022"/>
        </table:table-row>
        <table:table-row table:style-name="ro10">
          <table:table-cell table:style-name="ce337" office:value-type="string">
            <text:p>企画経験</text:p>
          </table:table-cell>
          <table:table-cell table:style-name="ce343" office:value-type="float" office:value="37">
            <text:p>37</text:p>
          </table:table-cell>
          <table:table-cell table:number-columns-repeated="1022"/>
        </table:table-row>
        <table:table-row table:style-name="ro10">
          <table:table-cell table:style-name="ce337" office:value-type="string">
            <text:p>重なると困る企画</text:p>
          </table:table-cell>
          <table:table-cell table:style-name="ce343" office:value-type="float" office:value="38">
            <text:p>38</text:p>
          </table:table-cell>
          <table:table-cell table:number-columns-repeated="1022"/>
        </table:table-row>
        <table:table-row table:style-name="ro10">
          <table:table-cell table:style-name="ce338" office:value-type="string">
            <text:p>備考</text:p>
          </table:table-cell>
          <table:table-cell table:style-name="ce344" office:value-type="float" office:value="39">
            <text:p>39</text:p>
          </table:table-cell>
          <table:table-cell table:number-columns-repeated="1022"/>
        </table:table-row>
        <table:table-row table:style-name="ro10">
          <table:table-cell table:style-name="ce339" table:number-columns-repeated="2"/>
          <table:table-cell table:number-columns-repeated="1022"/>
        </table:table-row>
        <table:table-row table:style-name="ro20">
          <table:table-cell table:style-name="ce340" office:value-type="string">
            <text:p>JSONハッシュキー</text:p>
          </table:table-cell>
          <table:table-cell table:style-name="ce345" office:value-type="string" table:number-columns-spanned="3" table:number-rows-spanned="1">
            <text:p>企画シート列番号</text:p>
          </table:table-cell>
          <table:covered-table-cell table:number-columns-repeated="2"/>
          <table:table-cell table:number-columns-repeated="1020"/>
        </table:table-row>
        <table:table-row table:style-name="ro20" table:number-rows-repeated="1048544">
          <table:table-cell table:number-columns-repeated="1024"/>
        </table:table-row>
        <table:table-row table:style-name="ro20">
          <table:table-cell table:number-columns-repeated="1024"/>
        </table:table-row>
        <table:named-expressions/>
      </table:table>
      <table:named-expressions>
        <table:named-range table:name="ゲスト申請" table:base-cell-address="$企画名タイムテーブル.$M$1" table:cell-range-address="$シートの説明.$M$1:.$M$6"/>
        <table:named-range table:name="ゲスト管理" table:base-cell-address="$企画シート.$A$1" table:cell-range-address="$ゲストシート.$A$1:.$E$1048210"/>
        <table:named-range table:name="コンタクトステータス" table:base-cell-address="$企画名タイムテーブル.$M$1" table:cell-range-address="$シートの説明.$N$1:.$N$22"/>
        <table:named-range table:name="企画シートJSON表" table:base-cell-address="$JSONフォーマット.$M$12" table:cell-range-address="$JSONフォーマット.$A$2:.$B$29"/>
        <table:named-range table:name="企画管理" table:base-cell-address="$企画シート.$A$1" table:cell-range-address="$企画シート.$A$1:.$AH$1048356"/>
        <table:named-range table:name="出演ステータス" table:base-cell-address="$企画名タイムテーブル.$M$1" table:cell-range-address="$シートの説明.$K$1:.$K$13"/>
        <table:named-range table:name="出演交渉" table:base-cell-address="$企画名タイムテーブル.$M$1" table:cell-range-address="$シートの説明.$L$1:.$L$12"/>
        <table:named-range table:name="出演者シートJSON表" table:base-cell-address="$JSONフォーマット.$O$7" table:cell-range-address="$JSONフォーマット.$P$10:.$Q$14"/>
        <table:named-range table:name="場所管理" table:base-cell-address="$場所コード.$B$1" table:cell-range-address="$場所コード.$A$1:.$B$1048523"/>
        <table:named-range table:name="定数設定" table:base-cell-address="$企画名タイムテーブル.$G$9" table:cell-range-address="$シートの説明.$G$4:.$G$9"/>
        <table:named-range table:name="実行ステータス" table:base-cell-address="$企画名タイムテーブル.$M$1" table:cell-range-address="$シートの説明.$J$1:.$J$9"/>
        <table:named-range table:name="担当者名" table:base-cell-address="$担当者シート.$A$2" table:cell-range-address="$担当者シート.$A$1:.$A$1048483"/>
        <table:named-range table:name="担当者情報" table:base-cell-address="$担当者シート.$I$2" table:cell-range-address="$担当者シート.$A$1:.$J$1048483"/>
        <table:named-range table:name="機材シートJSON表" table:base-cell-address="$JSONフォーマット.$M$12" table:cell-range-address="$JSONフォーマット.$D$2:.$N$12"/>
        <table:named-range table:name="申込者出演JSON表" table:base-cell-address="$JSONフォーマット.$O$2" table:cell-range-address="$JSONフォーマット.$P$2:.$R$3"/>
        <table:named-range table:name="部屋名" table:base-cell-address="$場所コード.$A$51" table:cell-range-address="$場所コード.$A$1:.$A$1048523"/>
      </table:named-expressions>
      <table:database-ranges>
        <table:database-range table:name="__Anonymous_Sheet_DB__2" table:target-range-address="機材シート.A1:機材シート.P1048564" table:display-filter-buttons="true"/>
        <table:database-range table:name="__Anonymous_Sheet_DB__3" table:target-range-address="ゲストシート.A1:ゲストシート.AMJ1048573">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ＭＳ Ｐゴシック1" svg:font-family="'ＭＳ Ｐゴシック'" style:font-family-generic="modern"/>
    <style:font-face style:name="ＭＳ Ｐゴシック" svg:font-family="'ＭＳ Ｐゴシック'" style:font-family-generic="swiss"/>
    <style:font-face style:name="ＭＳ Ｐゴシック2" svg:font-family="'ＭＳ Ｐゴシック'" style:font-family-generic="modern" style:font-pitch="variable"/>
    <style:font-face style:name="Arial" svg:font-family="Arial" style:font-family-generic="swiss" style:font-pitch="variable"/>
    <style:font-face style:name="ＭＳ Ｐゴシック3" svg:font-family="'ＭＳ Ｐゴシック'"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4"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24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8000" number:language="ja" number:country="JP">
      <number:number number:min-integer-digits="1"/>
    </number:number-style>
    <number:number-style style:name="N109P0" style:volatile="true">
      <number:number number:decimal-places="0" number:min-integer-digits="1" number:grouping="true"/>
    </number:number-style>
    <number:number-style style:name="N109">
      <number:text>-</number:text>
      <number:number number:decimal-places="0"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style:text-properties fo:color="#ff0000"/>
      <number:text>-</number:text>
      <number:number number:decimal-places="0"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integer-digits="3" number:min-exponent-digits="1"/>
    </number:number-style>
    <number:date-style style:name="N117">
      <number:year number:style="long"/>
      <number:text>/</number:text>
      <number:month/>
      <number:text>/</number:text>
      <number:day/>
    </number:date-style>
    <number:date-style style:name="N118P0" style:volatile="true">
      <number:year number:style="long"/>
      <number:text>/</number:text>
      <number:month/>
      <number:text>/</number:text>
      <number:day/>
      <number:text> </number:text>
      <number:hours/>
      <number:text>:</number:text>
      <number:minutes number:style="long"/>
    </number:date-style>
    <number:text-style style:name="N118">
      <number:text-content/>
      <style:map style:condition="value()&gt;=0" style:apply-style-name="N118P0"/>
    </number:text-style>
    <number:date-style style:name="N119">
      <number:month/>
      <number:text>月</number:text>
      <number:day/>
      <number:text>日</number:text>
    </number:date-style>
    <number:date-style style:name="N120">
      <number:month number:style="long"/>
      <number:text>/</number:text>
      <number:day number:style="long"/>
      <number:text> </number:text>
      <number:hours number:style="long"/>
      <number:text>:</number:text>
      <number:minutes number:style="long"/>
    </number:date-style>
    <number:number-style style:name="N121">
      <number:number number:decimal-places="1" number:min-integer-digits="1"/>
    </number:number-style>
    <number:date-style style:name="N122">
      <number:month number:style="long"/>
      <number:text>/</number:text>
      <number:day number:style="long"/>
      <number:text> </number:text>
      <number:hours number:style="long"/>
      <number:text>:</number:text>
      <number:minutes number:style="long"/>
      <number:text>:</number:text>
      <number:seconds number:style="long"/>
    </number:date-style>
    <number:time-style style:name="N123">
      <number:hours/>
      <number:text>:</number:text>
      <number:minutes number:style="long"/>
      <number:text>:</number:text>
      <number:seconds number:style="long"/>
    </number:time-style>
    <number:number-style style:name="N124">
      <number:number number:decimal-places="0" number:min-integer-digits="4"/>
    </number:number-style>
    <number:time-style style:name="N125">
      <number:hours number:style="long"/>
      <number:text>:</number:text>
      <number:minutes number:style="long"/>
    </number:time-style>
    <number:number-style style:name="N127P0" style:volatile="true">
      <number:text>¥</number:text>
      <number:number number:decimal-places="0" number:min-integer-digits="1" number:grouping="true"/>
    </number:number-style>
    <number:number-style style:name="N127">
      <number:text>¥-</number:text>
      <number:number number:decimal-places="0" number:min-integer-digits="1" number:grouping="true"/>
      <style:map style:condition="value()&gt;=0" style:apply-style-name="N127P0"/>
    </number:number-style>
    <number:number-style style:name="N128P0" style:volatile="true">
      <number:text>¥</number:text>
      <number:number number:decimal-places="0" number:min-integer-digits="1" number:grouping="true"/>
    </number:number-style>
    <number:number-style style:name="N128">
      <style:text-properties fo:color="#ff0000"/>
      <number:text>¥-</number:text>
      <number:number number:decimal-places="0" number:min-integer-digits="1" number:grouping="true"/>
      <style:map style:condition="value()&gt;=0" style:apply-style-name="N128P0"/>
    </number:number-style>
    <number:number-style style:name="N130P0" style:volatile="true">
      <number:text>¥</number:text>
      <number:number number:decimal-places="2" number:min-integer-digits="1" number:grouping="true"/>
    </number:number-style>
    <number:number-style style:name="N130">
      <number:text>¥-</number:text>
      <number:number number:decimal-places="2" number:min-integer-digits="1" number:grouping="true"/>
      <style:map style:condition="value()&gt;=0" style:apply-style-name="N130P0"/>
    </number:number-style>
    <number:number-style style:name="N131P0" style:volatile="true">
      <number:text>¥</number:text>
      <number:number number:decimal-places="2" number:min-integer-digits="1" number:grouping="true"/>
    </number:number-style>
    <number:number-style style:name="N131">
      <style:text-properties fo:color="#ff0000"/>
      <number:text>¥-</number:text>
      <number:number number:decimal-places="2" number:min-integer-digits="1" number:grouping="true"/>
      <style:map style:condition="value()&gt;=0" style:apply-style-name="N131P0"/>
    </number:number-style>
    <number:number-style style:name="N133P0" style:volatile="true">
      <number:text>$</number:text>
      <number:number number:decimal-places="0" number:min-integer-digits="1" number:grouping="true"/>
      <number:text> </number:text>
    </number:number-style>
    <number:number-style style:name="N133">
      <number:text>($</number:text>
      <number:number number:decimal-places="0" number:min-integer-digits="1" number:grouping="true"/>
      <number:text>)</number:text>
      <style:map style:condition="value()&gt;=0" style:apply-style-name="N133P0"/>
    </number:number-style>
    <number:number-style style:name="N134P0" style:volatile="true">
      <number:text>$</number:text>
      <number:number number:decimal-places="0" number:min-integer-digits="1" number:grouping="true"/>
      <number:text> </number:text>
    </number:number-style>
    <number:number-style style:name="N134">
      <style:text-properties fo:color="#ff0000"/>
      <number:text>($</number:text>
      <number:number number:decimal-places="0" number:min-integer-digits="1" number:grouping="true"/>
      <number:text>)</number:text>
      <style:map style:condition="value()&gt;=0" style:apply-style-name="N134P0"/>
    </number:number-style>
    <number:number-style style:name="N136P0" style:volatile="true">
      <number:text>$</number:text>
      <number:number number:decimal-places="2" number:min-integer-digits="1" number:grouping="true"/>
      <number:text> </number:text>
    </number:number-style>
    <number:number-style style:name="N136">
      <number:text>($</number:text>
      <number:number number:decimal-places="2" number:min-integer-digits="1" number:grouping="true"/>
      <number:text>)</number:text>
      <style:map style:condition="value()&gt;=0" style:apply-style-name="N136P0"/>
    </number:number-style>
    <number:number-style style:name="N137P0" style:volatile="true">
      <number:text>$</number:text>
      <number:number number:decimal-places="2" number:min-integer-digits="1" number:grouping="true"/>
      <number:text> </number:text>
    </number:number-style>
    <number:number-style style:name="N137">
      <style:text-properties fo:color="#ff0000"/>
      <number:text>($</number:text>
      <number:number number:decimal-places="2" number:min-integer-digits="1" number:grouping="true"/>
      <number:text>)</number:text>
      <style:map style:condition="value()&gt;=0" style:apply-style-name="N137P0"/>
    </number:number-style>
    <number:number-style style:name="N141P0" style:volatile="true">
      <number:number number:decimal-places="0" number:min-integer-digits="1" number:grouping="true"/>
      <number:text> </number:text>
    </number:number-style>
    <number:number-style style:name="N141P1" style:volatile="true">
      <number:text> -</number:text>
      <number:number number:decimal-places="0" number:min-integer-digits="1" number:grouping="true"/>
      <number:text> </number:text>
    </number:number-style>
    <number:number-style style:name="N141P2" style:volatile="true">
      <number:text>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number:text>
      <number:number number:decimal-places="0" number:min-integer-digits="1" number:grouping="true"/>
      <number:text> </number:text>
    </number:number-style>
    <number:number-style style:name="N145P1" style:volatile="true">
      <number:text> ¥-</number:text>
      <number:number number:decimal-places="0" number:min-integer-digits="1" number:grouping="true"/>
      <number:text> </number:text>
    </number:number-style>
    <number:number-style style:name="N145P2" style:volatile="true">
      <number:text>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number:number number:decimal-places="2" number:min-integer-digits="1" number:grouping="true"/>
      <number:text> </number:text>
    </number:number-style>
    <number:number-style style:name="N149P1" style:volatile="true">
      <number:text> -</number:text>
      <number:number number:decimal-places="2" number:min-integer-digits="1" number:grouping="true"/>
      <number:text> </number:text>
    </number:number-style>
    <number:number-style style:name="N149P2" style:volatile="true">
      <number:text> -</number:text>
      <number:number number:decimal-places="0" number:min-integer-digits="0"/>
      <number:text>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number:text>
      <number:number number:decimal-places="2" number:min-integer-digits="1" number:grouping="true"/>
      <number:text> </number:text>
    </number:number-style>
    <number:number-style style:name="N153P1" style:volatile="true">
      <number:text> ¥-</number:text>
      <number:number number:decimal-places="2" number:min-integer-digits="1" number:grouping="true"/>
      <number:text> </number:text>
    </number:number-style>
    <number:number-style style:name="N153P2" style:volatile="true">
      <number:text> ¥-</number:text>
      <number:number number: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5P0" style:volatile="true">
      <number:text>Yes</number:text>
    </number:number-style>
    <number:number-style style:name="N155P1" style:volatile="true">
      <number:text>Yes</number:text>
    </number:number-style>
    <number:number-style style:name="N155">
      <number:text>No</number:text>
      <style:map style:condition="value()&gt;0" style:apply-style-name="N155P0"/>
      <style:map style:condition="value()&lt;0" style:apply-style-name="N155P1"/>
    </number:number-style>
    <number:number-style style:name="N157P0" style:volatile="true">
      <number:text>True</number:text>
    </number:number-style>
    <number:number-style style:name="N157P1" style:volatile="true">
      <number:text>True</number:text>
    </number:number-style>
    <number:number-style style:name="N157">
      <number:text>False</number:text>
      <style:map style:condition="value()&gt;0" style:apply-style-name="N157P0"/>
      <style:map style:condition="value()&lt;0" style:apply-style-name="N157P1"/>
    </number:number-style>
    <number:number-style style:name="N159P0" style:volatile="true">
      <number:text>On</number:text>
    </number:number-style>
    <number:number-style style:name="N159P1" style:volatile="true">
      <number:text>On</number:text>
    </number:number-style>
    <number:number-style style:name="N159">
      <number:text>Off</number:text>
      <style:map style:condition="value()&gt;0" style:apply-style-name="N159P0"/>
      <style:map style:condition="value()&lt;0" style:apply-style-name="N159P1"/>
    </number:number-style>
    <number:currency-style style:name="N161P0" style:volatile="true">
      <number:currency-symbol>€</number:currency-symbol>
      <number:text> </number:text>
      <number:number number:decimal-places="2" number:min-integer-digits="1" number:grouping="true"/>
      <number:text> </number:text>
    </number:currency-style>
    <number:currency-style style:name="N161">
      <style:text-properties fo:color="#ff0000"/>
      <number:text>(</number:text>
      <number:currency-symbol>€</number:currency-symbol>
      <number:text> </number:text>
      <number:number number:decimal-places="2" number:min-integer-digits="1" number:grouping="true"/>
      <number:text>)</number:text>
      <style:map style:condition="value()&gt;=0" style:apply-style-name="N161P0"/>
    </number:currency-style>
    <number:number-style style:name="N162">
      <number:number number:decimal-places="0" number:min-integer-digits="0"/>
    </number:number-style>
    <number:date-style style:name="N163">
      <number:year number:style="long"/>
      <number:text>年</number:text>
      <number:month/>
      <number:text>月</number:text>
      <number:day/>
      <number:text>日</number:text>
    </number:date-style>
    <number:date-style style:name="N165P0" style:volatile="true">
      <number:year number:style="long"/>
      <number:text>/</number:text>
      <number:month/>
      <number:text>/</number:text>
      <number:day/>
      <number:text> </number:text>
      <number:hours/>
      <number:text>:</number:text>
      <number:minutes number:style="long"/>
      <number:text> </number:text>
      <number:am-pm/>
    </number:date-style>
    <number:text-style style:name="N165">
      <number:text-content/>
      <style:map style:condition="value()&gt;=0" style:apply-style-name="N165P0"/>
    </number:text-style>
    <number:number-style style:name="N167P0" style:volatile="true">
      <number:text>¥</number:text>
      <number:number number:decimal-places="0" number:min-integer-digits="1" number:grouping="true"/>
      <number:text> </number:text>
    </number:number-style>
    <number:number-style style:name="N167">
      <style:text-properties fo:color="#ff0000"/>
      <number:text>(¥</number:text>
      <number:number number:decimal-places="0" number:min-integer-digits="1" number:grouping="true"/>
      <number:text>)</number:text>
      <style:map style:condition="value()&gt;=0" style:apply-style-name="N167P0"/>
    </number:number-style>
    <number:number-style style:name="N168">
      <number:number number:decimal-places="1" number:min-integer-digits="4"/>
    </number:number-style>
    <number:date-style style:name="N169">
      <number:month number:style="long"/>
      <number:text>/</number:text>
      <number:day number:style="long"/>
    </number:date-style>
    <number:date-style style:name="N8108" number:language="ja" number:country="JP">
      <number:year number:style="long"/>
      <number:text>/</number:text>
      <number:month/>
      <number:text>/</number:text>
      <number:day/>
    </number:date-style>
    <number:date-style style:name="N8109" number:language="ja" number:country="JP">
      <number:day/>
      <number:text>-</number:text>
      <number:month number:textual="true"/>
      <number:text>-</number:text>
      <number:year/>
    </number:date-style>
    <number:date-style style:name="N8110" number:language="ja" number:country="JP">
      <number:day/>
      <number:text>-</number:text>
      <number:month number:textual="true"/>
    </number:date-style>
    <number:date-style style:name="N8111" number:language="ja" number:country="JP">
      <number:month number:textual="true"/>
      <number:text>-</number:text>
      <number:year/>
    </number:date-style>
    <number:time-style style:name="N8112" number:language="ja" number:country="JP">
      <number:hours/>
      <number:text>:</number:text>
      <number:minutes number:style="long"/>
      <number:text> </number:text>
      <number:am-pm/>
    </number:time-style>
    <number:time-style style:name="N8113" number:language="ja" number:country="JP">
      <number:hours/>
      <number:text>:</number:text>
      <number:minutes number:style="long"/>
      <number:text>:</number:text>
      <number:seconds number:style="long"/>
      <number:text> </number:text>
      <number:am-pm/>
    </number:time-style>
    <number:time-style style:name="N8114" number:language="ja" number:country="JP">
      <number:hours/>
      <number:text>:</number:text>
      <number:minutes number:style="long"/>
      <number:text>:</number:text>
      <number:seconds number:style="long"/>
    </number:time-style>
    <number:number-style style:name="N8116P0" style:volatile="true" number:language="ja" number:country="JP">
      <number:text>$</number:text>
      <number:number number:decimal-places="0" number:min-integer-digits="1" number:grouping="true"/>
      <number:text> </number:text>
    </number:number-style>
    <number:number-style style:name="N8116" number:language="ja" number:country="JP">
      <number:text>($</number:text>
      <number:number number:decimal-places="0" number:min-integer-digits="1" number:grouping="true"/>
      <number:text>)</number:text>
      <style:map style:condition="value()&gt;=0" style:apply-style-name="N8116P0"/>
    </number:number-style>
    <number:number-style style:name="N8117P0" style:volatile="true" number:language="ja" number:country="JP">
      <number:text>$</number:text>
      <number:number number:decimal-places="0" number:min-integer-digits="1" number:grouping="true"/>
      <number:text> </number:text>
    </number:number-style>
    <number:number-style style:name="N8117" number:language="ja" number:country="JP">
      <style:text-properties fo:color="#ff0000"/>
      <number:text>($</number:text>
      <number:number number:decimal-places="0" number:min-integer-digits="1" number:grouping="true"/>
      <number:text>)</number:text>
      <style:map style:condition="value()&gt;=0" style:apply-style-name="N8117P0"/>
    </number:number-style>
    <number:number-style style:name="N8119P0" style:volatile="true" number:language="ja" number:country="JP">
      <number:text>$</number:text>
      <number:number number:decimal-places="2" number:min-integer-digits="1" number:grouping="true"/>
      <number:text> </number:text>
    </number:number-style>
    <number:number-style style:name="N8119" number:language="ja" number:country="JP">
      <number:text>($</number:text>
      <number:number number:decimal-places="2" number:min-integer-digits="1" number:grouping="true"/>
      <number:text>)</number:text>
      <style:map style:condition="value()&gt;=0" style:apply-style-name="N8119P0"/>
    </number:number-style>
    <number:number-style style:name="N8120P0" style:volatile="true" number:language="ja" number:country="JP">
      <number:text>$</number:text>
      <number:number number:decimal-places="2" number:min-integer-digits="1" number:grouping="true"/>
      <number:text> </number:text>
    </number:number-style>
    <number:number-style style:name="N8120" number:language="ja" number:country="JP">
      <style:text-properties fo:color="#ff0000"/>
      <number:text>($</number:text>
      <number:number number:decimal-places="2" number:min-integer-digits="1" number:grouping="true"/>
      <number:text>)</number:text>
      <style:map style:condition="value()&gt;=0" style:apply-style-name="N8120P0"/>
    </number:number-style>
    <number:date-style style:name="N8121" number:language="ja" number:country="JP">
      <number:era number:calendar="gengou"/>
      <number:year number:calendar="gengou"/>
      <number:text>.</number:text>
      <number:month number:calendar="gengou"/>
      <number:text>.</number:text>
      <number:day number:calendar="gengou"/>
    </number:date-style>
    <number:date-style style:name="N8122"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8123" number:language="ja" number:country="JP">
      <number:month/>
      <number:text>/</number:text>
      <number:day/>
      <number:text>/</number:text>
      <number:year/>
    </number:date-style>
    <number:date-style style:name="N8124" number:language="ja" number:country="JP">
      <number:year number:style="long"/>
      <number:text>年</number:text>
      <number:month/>
      <number:text>月</number:text>
      <number:day/>
      <number:text>日</number:text>
    </number:date-style>
    <number:time-style style:name="N8125" number:language="ja" number:country="JP">
      <number:hours/>
      <number:text>時</number:text>
      <number:minutes number:style="long"/>
      <number:text>分</number:text>
    </number:time-style>
    <number:time-style style:name="N8126" number:language="ja" number:country="JP">
      <number:hours/>
      <number:text>時</number:text>
      <number:minutes number:style="long"/>
      <number:text>分</number:text>
      <number:seconds number:style="long"/>
      <number:text>秒</number:text>
    </number:time-style>
    <number:date-style style:name="N8127" number:language="ja" number:country="JP">
      <number:year number:style="long"/>
      <number:text>年</number:text>
      <number:month/>
      <number:text>月</number:text>
    </number:date-style>
    <number:date-style style:name="N8128" number:language="ja" number:country="JP">
      <number:month/>
      <number:text>月</number:text>
      <number:day/>
      <number:text>日</number:text>
    </number:date-style>
    <number:number-style style:name="N8130P0" style:volatile="true" number:language="ja" number:country="JP">
      <number:text>¥</number:text>
      <number:number number:decimal-places="0" number:min-integer-digits="1" number:grouping="true"/>
    </number:number-style>
    <number:number-style style:name="N8130" number:language="ja" number:country="JP">
      <number:text>-¥</number:text>
      <number:number number:decimal-places="0" number:min-integer-digits="1" number:grouping="true"/>
      <style:map style:condition="value()&gt;=0" style:apply-style-name="N8130P0"/>
    </number:number-style>
    <number:number-style style:name="N8131P0" style:volatile="true" number:language="ja" number:country="JP">
      <number:text>¥</number:text>
      <number:number number:decimal-places="0" number:min-integer-digits="1" number:grouping="true"/>
    </number:number-style>
    <number:number-style style:name="N8131" number:language="ja" number:country="JP">
      <style:text-properties fo:color="#ff0000"/>
      <number:text>-¥</number:text>
      <number:number number:decimal-places="0" number:min-integer-digits="1" number:grouping="true"/>
      <style:map style:condition="value()&gt;=0" style:apply-style-name="N8131P0"/>
    </number:number-style>
    <number:number-style style:name="N8133P0" style:volatile="true" number:language="ja" number:country="JP">
      <number:text>¥</number:text>
      <number:number number:decimal-places="2" number:min-integer-digits="1" number:grouping="true"/>
    </number:number-style>
    <number:number-style style:name="N8133" number:language="ja" number:country="JP">
      <number:text>-¥</number:text>
      <number:number number:decimal-places="2" number:min-integer-digits="1" number:grouping="true"/>
      <style:map style:condition="value()&gt;=0" style:apply-style-name="N8133P0"/>
    </number:number-style>
    <number:number-style style:name="N8134P0" style:volatile="true" number:language="ja" number:country="JP">
      <number:text>¥</number:text>
      <number:number number:decimal-places="2" number:min-integer-digits="1" number:grouping="true"/>
    </number:number-style>
    <number:number-style style:name="N8134" number:language="ja" number:country="JP">
      <style:text-properties fo:color="#ff0000"/>
      <number:text>-¥</number:text>
      <number:number number:decimal-places="2" number:min-integer-digits="1" number:grouping="true"/>
      <style:map style:condition="value()&gt;=0" style:apply-style-name="N8134P0"/>
    </number:number-style>
    <number:date-style style:name="N8135" number:language="ja" number:country="JP">
      <number:day number:style="long"/>
      <number:text>-</number:text>
      <number:month number:textual="true"/>
      <number:text>-</number:text>
      <number:year/>
    </number:date-style>
    <number:date-style style:name="N8136" number:language="ja" number:country="JP">
      <number:day number:style="long"/>
      <number:text>-</number:text>
      <number:month number:textual="true"/>
    </number:date-style>
    <number:date-style style:name="N8137"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8138" number:language="ja" number:country="JP">
      <number:era number:calendar="gengou"/>
      <number:year number:calendar="gengou"/>
      <number:text>.</number:text>
      <number:month number:calendar="gengou" number:style="long"/>
      <number:text>.</number:text>
      <number:day number:calendar="gengou" number:style="long"/>
    </number:date-style>
    <number:date-style style:name="N8139"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8140" number:language="ja" number:country="JP">
      <number:month number:style="long"/>
      <number:text>/</number:text>
      <number:day number:style="long"/>
      <number:text>/</number:text>
      <number:year/>
    </number:date-style>
    <number:date-style style:name="N8141" number:language="ja" number:country="JP">
      <number:year number:style="long"/>
      <number:text>年</number:text>
      <number:month number:style="long"/>
      <number:text>月</number:text>
      <number:day number:style="long"/>
      <number:text>日</number:text>
    </number:date-style>
    <number:date-style style:name="N8142" number:language="ja" number:country="JP">
      <number:year number:style="long"/>
      <number:text>年</number:text>
      <number:month number:style="long"/>
      <number:text>月</number:text>
    </number:date-style>
    <number:date-style style:name="N8143" number:language="ja" number:country="JP">
      <number:month number:style="long"/>
      <number:text>月</number:text>
      <number:day number:style="long"/>
      <number:text>日</number:text>
    </number:date-style>
    <number:number-style style:name="N8144P0" style:volatile="true" number:language="ja" number:country="JP">
      <number:number number:decimal-places="0" number:min-integer-digits="1" number:grouping="true"/>
    </number:number-style>
    <number:number-style style:name="N8144" number:language="ja" number:country="JP">
      <number:text>-</number:text>
      <number:number number:decimal-places="0" number:min-integer-digits="1" number:grouping="true"/>
      <style:map style:condition="value()&gt;=0" style:apply-style-name="N8144P0"/>
    </number:number-style>
    <number:number-style style:name="N8145P0" style:volatile="true" number:language="ja" number:country="JP">
      <number:number number:decimal-places="0" number:min-integer-digits="1" number:grouping="true"/>
    </number:number-style>
    <number:number-style style:name="N8145" number:language="ja" number:country="JP">
      <style:text-properties fo:color="#ff0000"/>
      <number:text>-</number:text>
      <number:number number:decimal-places="0" number:min-integer-digits="1" number:grouping="true"/>
      <style:map style:condition="value()&gt;=0" style:apply-style-name="N8145P0"/>
    </number:number-style>
    <number:number-style style:name="N8146P0" style:volatile="true" number:language="ja" number:country="JP">
      <number:number number:decimal-places="2" number:min-integer-digits="1" number:grouping="true"/>
    </number:number-style>
    <number:number-style style:name="N8146" number:language="ja" number:country="JP">
      <number:text>-</number:text>
      <number:number number:decimal-places="2" number:min-integer-digits="1" number:grouping="true"/>
      <style:map style:condition="value()&gt;=0" style:apply-style-name="N8146P0"/>
    </number:number-style>
    <number:number-style style:name="N8147P0" style:volatile="true" number:language="ja" number:country="JP">
      <number:number number:decimal-places="2" number:min-integer-digits="1" number:grouping="true"/>
    </number:number-style>
    <number:number-style style:name="N8147" number:language="ja" number:country="JP">
      <style:text-properties fo:color="#ff0000"/>
      <number:text>-</number:text>
      <number:number number:decimal-places="2" number:min-integer-digits="1" number:grouping="true"/>
      <style:map style:condition="value()&gt;=0" style:apply-style-name="N8147P0"/>
    </number:number-style>
    <number:number-style style:name="N8151P0" style:volatile="true" number:language="ja" number:country="JP">
      <number:number number:decimal-places="0" number:min-integer-digits="1" number:grouping="true"/>
      <number:text> </number:text>
    </number:number-style>
    <number:number-style style:name="N8151P1" style:volatile="true" number:language="ja" number:country="JP">
      <number:text>-</number:text>
      <number:number number:decimal-places="0" number:min-integer-digits="1" number:grouping="true"/>
      <number:text> </number:text>
    </number:number-style>
    <number:number-style style:name="N8151P2" style:volatile="true" number:language="ja" number:country="JP">
      <number:text> - </number:text>
    </number:number-style>
    <number:text-style style:name="N8151" number:language="ja" number:country="JP">
      <number:text-content/>
      <number:text> </number:text>
      <style:map style:condition="value()&gt;0" style:apply-style-name="N8151P0"/>
      <style:map style:condition="value()&lt;0" style:apply-style-name="N8151P1"/>
      <style:map style:condition="value()=0" style:apply-style-name="N8151P2"/>
    </number:text-style>
    <number:number-style style:name="N8155P0" style:volatile="true" number:language="ja" number:country="JP">
      <number:text> ¥</number:text>
      <number:number number:decimal-places="0" number:min-integer-digits="1" number:grouping="true"/>
      <number:text> </number:text>
    </number:number-style>
    <number:number-style style:name="N8155P1" style:volatile="true" number:language="ja" number:country="JP">
      <number:text>-¥</number:text>
      <number:number number:decimal-places="0" number:min-integer-digits="1" number:grouping="true"/>
      <number:text> </number:text>
    </number:number-style>
    <number:number-style style:name="N8155P2" style:volatile="true" number:language="ja" number:country="JP">
      <number:text> ¥- </number:text>
    </number:number-style>
    <number:text-style style:name="N8155" number:language="ja" number:country="JP">
      <number:text-content/>
      <number:text> </number:text>
      <style:map style:condition="value()&gt;0" style:apply-style-name="N8155P0"/>
      <style:map style:condition="value()&lt;0" style:apply-style-name="N8155P1"/>
      <style:map style:condition="value()=0" style:apply-style-name="N8155P2"/>
    </number:text-style>
    <number:number-style style:name="N8159P0" style:volatile="true" number:language="ja" number:country="JP">
      <number:number number:decimal-places="2" number:min-integer-digits="1" number:grouping="true"/>
      <number:text> </number:text>
    </number:number-style>
    <number:number-style style:name="N8159P1" style:volatile="true" number:language="ja" number:country="JP">
      <number:text>-</number:text>
      <number:number number:decimal-places="2" number:min-integer-digits="1" number:grouping="true"/>
      <number:text> </number:text>
    </number:number-style>
    <number:number-style style:name="N8159P2" style:volatile="true" number:language="ja" number:country="JP">
      <number:text> -</number:text>
      <number:number number:decimal-places="0" number:min-integer-digits="0"/>
      <number:text> </number:text>
    </number:number-style>
    <number:text-style style:name="N8159" number:language="ja" number:country="JP">
      <number:text-content/>
      <number:text> </number:text>
      <style:map style:condition="value()&gt;0" style:apply-style-name="N8159P0"/>
      <style:map style:condition="value()&lt;0" style:apply-style-name="N8159P1"/>
      <style:map style:condition="value()=0" style:apply-style-name="N8159P2"/>
    </number:text-style>
    <number:number-style style:name="N8163P0" style:volatile="true" number:language="ja" number:country="JP">
      <number:text> ¥</number:text>
      <number:number number:decimal-places="2" number:min-integer-digits="1" number:grouping="true"/>
      <number:text> </number:text>
    </number:number-style>
    <number:number-style style:name="N8163P1" style:volatile="true" number:language="ja" number:country="JP">
      <number:text>-¥</number:text>
      <number:number number:decimal-places="2" number:min-integer-digits="1" number:grouping="true"/>
      <number:text> </number:text>
    </number:number-style>
    <number:number-style style:name="N8163P2" style:volatile="true" number:language="ja" number:country="JP">
      <number:text> ¥-</number:text>
      <number:number number:decimal-places="0" number:min-integer-digits="0"/>
      <number:text> </number:text>
    </number:number-style>
    <number:text-style style:name="N8163" number:language="ja" number:country="JP">
      <number:text-content/>
      <number:text> </number:text>
      <style:map style:condition="value()&gt;0" style:apply-style-name="N8163P0"/>
      <style:map style:condition="value()&lt;0" style:apply-style-name="N8163P1"/>
      <style:map style:condition="value()=0" style:apply-style-name="N8163P2"/>
    </number:text-style>
    <number:time-style style:name="N8164" number:language="ja" number:country="JP">
      <number:minutes number:style="long"/>
      <number:text>:</number:text>
      <number:seconds number:style="long"/>
    </number:time-style>
    <number:time-style style:name="N8165" number:language="ja" number:country="JP" number:truncate-on-overflow="false">
      <number:hours/>
      <number:text>:</number:text>
      <number:minutes number:style="long"/>
      <number:text>:</number:text>
      <number:seconds number:style="long"/>
    </number:time-style>
    <number:time-style style:name="N8166" number:language="ja" number:country="JP">
      <number:minutes number:style="long"/>
      <number:text>:</number:text>
      <number:seconds number:style="long" number:decimal-places="1"/>
    </number:time-style>
    <number:number-style style:name="N8167" number:language="ja" number:country="JP">
      <number:scientific-number number:decimal-places="1" number:min-integer-digits="3" number:min-exponent-digits="1"/>
    </number:number-style>
    <style:style style:name="Default" style:family="table-cell">
      <style:text-properties style:font-name-asian="ＭＳ Ｐゴシック4"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アクセント_20_1" style:display-name="20% - アクセント 1" style:family="table-cell" style:parent-style-name="Default">
      <style:table-cell-properties fo:background-color="#ccccff"/>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_32_0_25__20_-_20_アクセント_20_2" style:display-name="20% - アクセント 2" style:family="table-cell" style:parent-style-name="Default">
      <style:table-cell-properties fo:background-color="#ff99cc"/>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_32_0_25__20_-_20_アクセント_20_3" style:display-name="20% - アクセント 3" style:family="table-cell" style:parent-style-name="Default">
      <style:table-cell-properties fo:background-color="#ccffcc"/>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_32_0_25__20_-_20_アクセント_20_4" style:display-name="20% - アクセント 4" style:family="table-cell" style:parent-style-name="Default">
      <style:table-cell-properties fo:background-color="#cc99ff"/>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_32_0_25__20_-_20_アクセント_20_5" style:display-name="20% - アクセント 5" style:family="table-cell" style:parent-style-name="Default">
      <style:table-cell-properties fo:background-color="#ccffff"/>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_32_0_25__20_-_20_アクセント_20_6" style:display-name="20% - アクセント 6" style:family="table-cell" style:parent-style-name="Default">
      <style:table-cell-properties fo:background-color="#ffcc99"/>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_34_0_25__20_-_20_アクセント_20_1" style:display-name="40% - アクセント 1" style:family="table-cell" style:parent-style-name="Default">
      <style:table-cell-properties fo:background-color="#99ccff"/>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_34_0_25__20_-_20_アクセント_20_2" style:display-name="40% - アクセント 2" style:family="table-cell" style:parent-style-name="Default">
      <style:table-cell-properties fo:background-color="#ff8080"/>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_34_0_25__20_-_20_アクセント_20_3" style:display-name="40% - アクセント 3" style:family="table-cell" style:parent-style-name="Default">
      <style:table-cell-properties fo:background-color="#00ff00"/>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_34_0_25__20_-_20_アクセント_20_4" style:display-name="40% - アクセント 4" style:family="table-cell" style:parent-style-name="Default">
      <style:table-cell-properties fo:background-color="#cc99ff"/>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_34_0_25__20_-_20_アクセント_20_5" style:display-name="40% - アクセント 5" style:family="table-cell" style:parent-style-name="Default">
      <style:table-cell-properties fo:background-color="#99ccff"/>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_34_0_25__20_-_20_アクセント_20_6" style:display-name="40% - アクセント 6" style:family="table-cell" style:parent-style-name="Default">
      <style:table-cell-properties fo:background-color="#ffcc00"/>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_36_0_25__20_-_20_アクセント_20_1" style:display-name="60% - アクセント 1" style:family="table-cell" style:parent-style-name="Default">
      <style:table-cell-properties fo:background-color="#0066cc"/>
      <style:text-properties fo:color="#ffffff"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_36_0_25__20_-_20_アクセント_20_2" style:display-name="60% - アクセント 2" style:family="table-cell" style:parent-style-name="Default">
      <style:table-cell-properties fo:background-color="#ff8080"/>
      <style:text-properties fo:color="#ffffff"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_36_0_25__20_-_20_アクセント_20_3" style:display-name="60% - アクセント 3" style:family="table-cell" style:parent-style-name="Default">
      <style:table-cell-properties fo:background-color="#00ff00"/>
      <style:text-properties fo:color="#ffffff"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_36_0_25__20_-_20_アクセント_20_4" style:display-name="60% - アクセント 4" style:family="table-cell" style:parent-style-name="Default">
      <style:table-cell-properties fo:background-color="#800080"/>
      <style:text-properties fo:color="#ffffff"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_36_0_25__20_-_20_アクセント_20_5" style:display-name="60% - アクセント 5" style:family="table-cell" style:parent-style-name="Default">
      <style:table-cell-properties fo:background-color="#33cccc"/>
      <style:text-properties fo:color="#ffffff"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_36_0_25__20_-_20_アクセント_20_6" style:display-name="60% - アクセント 6" style:family="table-cell" style:parent-style-name="Default">
      <style:table-cell-properties fo:background-color="#ff9900"/>
      <style:text-properties fo:color="#ffffff"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どちらでもない" style:family="table-cell" style:parent-style-name="Default">
      <style:table-cell-properties fo:background-color="#ffff99"/>
      <style:text-properties fo:color="#9933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アクセント_20_1" style:display-name="アクセント 1" style:family="table-cell" style:parent-style-name="Default">
      <style:table-cell-properties fo:background-color="#333399"/>
      <style:text-properties fo:color="#ffffff"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アクセント_20_2" style:display-name="アクセント 2" style:family="table-cell" style:parent-style-name="Default">
      <style:table-cell-properties fo:background-color="#ff0000"/>
      <style:text-properties fo:color="#ffffff"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アクセント_20_3" style:display-name="アクセント 3" style:family="table-cell" style:parent-style-name="Default">
      <style:table-cell-properties fo:background-color="#339966"/>
      <style:text-properties fo:color="#ffffff"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アクセント_20_4" style:display-name="アクセント 4" style:family="table-cell" style:parent-style-name="Default">
      <style:table-cell-properties fo:background-color="#800080"/>
      <style:text-properties fo:color="#ffffff"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アクセント_20_5" style:display-name="アクセント 5" style:family="table-cell" style:parent-style-name="Default">
      <style:table-cell-properties fo:background-color="#33cccc"/>
      <style:text-properties fo:color="#ffffff"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アクセント_20_6" style:display-name="アクセント 6" style:family="table-cell" style:parent-style-name="Default">
      <style:table-cell-properties fo:background-color="#ff6600"/>
      <style:text-properties fo:color="#ffffff"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タイトル" style:family="table-cell" style:parent-style-name="Default">
      <style:text-properties fo:color="#003366" style:text-outline="false" style:text-line-through-style="none" style:font-name="ＭＳ Ｐゴシック1" fo:font-size="18pt" fo:font-style="normal" fo:text-shadow="none" style:text-underline-style="none" fo:font-weight="bold" style:font-name-asian="ＭＳ Ｐゴシック1" style:font-size-asian="18pt" style:font-style-asian="normal" style:font-weight-asian="bold" style:font-size-complex="18pt" style:font-style-complex="normal" style:font-weight-complex="bold"/>
    </style:style>
    <style:style style:name="チェック_20_セル" style:display-name="チェック セル"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メモ" style:family="table-cell" style:parent-style-name="Default">
      <style:table-cell-properties fo:background-color="#ffffcc" style:diagonal-bl-tr="none" style:diagonal-tl-br="none" fo:border="0.035cm solid #c0c0c0" style:rotation-align="non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リンク_20_セル" style:display-name="リンク セル"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入力"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出力"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悪い" style:family="table-cell" style:parent-style-name="Default">
      <style:table-cell-properties fo:background-color="#ff99cc"/>
      <style:text-properties fo:color="#80008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標準_5f_企画出演者機材管理_5f_2011-06-17_5f_Arita" style:display-name="標準_企画出演者機材管理_2011-06-17_Arita"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標準_5f_企画出演者機材管理_5f_2011-08-19_5f_Miyazaki" style:display-name="標準_企画出演者機材管理_2011-08-19_Miyazaki"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良い" style:family="table-cell" style:parent-style-name="Default">
      <style:table-cell-properties fo:background-color="#ccffcc"/>
      <style:text-properties fo:color="#008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見出し_20_1" style:display-name="見出し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ＭＳ Ｐゴシック1" fo:font-size="15pt" fo:font-style="normal" fo:text-shadow="none" style:text-underline-style="none" fo:font-weight="bold" style:font-name-asian="ＭＳ Ｐゴシック1" style:font-size-asian="15pt" style:font-style-asian="normal" style:font-weight-asian="bold" style:font-size-complex="15pt" style:font-style-complex="normal" style:font-weight-complex="bold"/>
    </style:style>
    <style:style style:name="見出し_20_2" style:display-name="見出し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ＭＳ Ｐゴシック1" fo:font-size="13pt" fo:font-style="normal" fo:text-shadow="none" style:text-underline-style="none" fo:font-weight="bold" style:font-name-asian="ＭＳ Ｐゴシック1" style:font-size-asian="13pt" style:font-style-asian="normal" style:font-weight-asian="bold" style:font-size-complex="13pt" style:font-style-complex="normal" style:font-weight-complex="bold"/>
    </style:style>
    <style:style style:name="見出し_20_3" style:display-name="見出し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見出し_20_4" style:display-name="見出し 4" style:family="table-cell" style:parent-style-name="Default">
      <style:text-properties fo:color="#003366" style:text-outline="false" style:text-line-through-styl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計算"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説明文" style:family="table-cell" style:parent-style-name="Default">
      <style:text-properties fo:color="#808080" style:text-outline="false" style:text-line-through-style="none" style:font-name="ＭＳ Ｐゴシック1" fo:font-size="11pt" fo:font-style="italic" fo:text-shadow="none" style:text-underline-style="none" fo:font-weight="normal" style:font-name-asian="ＭＳ Ｐゴシック1" style:font-size-asian="11pt" style:font-style-asian="italic" style:font-weight-asian="normal" style:font-size-complex="11pt" style:font-style-complex="italic" style:font-weight-complex="normal"/>
    </style:style>
    <style:style style:name="警告文" style:family="table-cell" style:parent-style-name="Default">
      <style:text-properties fo:color="#ff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集計"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Excel_5f_BuiltIn_5f_Hyperlink" style:display-name="Excel_BuiltIn_Hyperlink" style:family="table-cell" style:parent-style-name="Default">
      <style:text-properties fo:color="#0000ff" style:text-outline="false" style:text-line-through-style="none" style:font-name="ＭＳ Ｐゴシック1" fo:font-size="11pt" fo:font-style="normal" fo:text-shadow="none" style:text-underline-style="solid" style:text-underline-width="auto" style:text-underline-color="font-color" fo:font-weight="normal" style:font-name-asian="ＭＳ Ｐゴシック1" style:font-size-asian="11pt" style:font-style-asian="normal" style:font-weight-asian="normal" style:font-size-complex="11pt" style:font-style-complex="normal" style:font-weight-complex="normal"/>
    </style:style>
    <style:style style:name="中止" style:family="table-cell" style:parent-style-name="Default">
      <style:table-cell-properties fo:background-color="#cccccc"/>
      <style:text-properties style:use-window-font-color="true" style:text-line-through-style="solid" style:text-line-through-type="double"/>
    </style:style>
    <style:style style:name="無題1" style:family="table-cell" style:parent-style-name="Default">
      <style:table-cell-properties fo:background-color="#000000"/>
    </style:style>
    <style:style style:name="他団体使用" style:family="table-cell" style:parent-style-name="Default">
      <style:table-cell-properties fo:background-color="#cccccc" style:diagonal-bl-tr="0.018cm solid #000000" style:diagonal-tl-br="0.018cm solid #000000"/>
    </style:style>
    <style:style style:name="無題2" style:family="table-cell" style:parent-style-name="Default">
      <style:table-cell-properties style:shrink-to-fit="true"/>
    </style:style>
    <style:style style:name="Excel_5f_CondFormat_5f_1_5f_1_5f_1" style:display-name="Excel_CondFormat_1_1_1" style:family="table-cell" style:parent-style-name="Default">
      <style:table-cell-properties fo:background-color="#00ffff"/>
    </style:style>
    <style:style style:name="Excel_5f_CondFormat_5f_1_5f_1_5f_2" style:display-name="Excel_CondFormat_1_1_2" style:family="table-cell" style:parent-style-name="Default">
      <style:table-cell-properties fo:background-color="#c0c0c0"/>
    </style:style>
    <style:style style:name="無題3" style:family="table-cell" style:parent-style-name="Default">
      <style:table-cell-properties fo:background-color="#b3b3b3"/>
    </style:style>
    <style:style style:name="無題4" style:family="table-cell" style:parent-style-name="Default">
      <style:table-cell-properties fo:background-color="#ff6633"/>
    </style:style>
    <style:style style:name="無題5" style:family="table-cell" style:parent-style-name="Default">
      <style:text-properties fo:color="#ffffff"/>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fo:color="#000000" style:text-outline="false" style:text-line-through-style="none" style:font-name="ＭＳ Ｐゴシック3" fo:font-size="11pt" fo:font-style="normal" fo:text-shadow="none" style:text-underline-style="none" fo:font-weight="normal" style:font-name-asian="ＭＳ Ｐゴシック3" style:font-size-asian="11pt" style:font-style-asian="normal" style:font-weight-asian="normal" style:font-size-complex="11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905cm" fo:margin-bottom="1.905cm" fo:margin-left="1.778cm" fo:margin-right="1.778cm" style:shadow="none" fo:background-color="transparent" style:first-page-number="continue" style:scale-to="95%" style:writing-mode="lr-tb">
        <style:background-image/>
      </style:page-layout-properties>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Mpm4">
      <style:page-layout-properties fo:page-width="29.7cm" fo:page-height="21.001cm" style:num-format="1" style:print-orientation="landscape"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6">
      <style:page-layout-properties style:num-format="1" style:print-orientation="portrait" fo:margin-top="2.54cm" fo:margin-bottom="2.54cm" fo:margin-left="1.905cm" fo:margin-right="1.905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16">2015/02/16</text:date>, <text:time>23:34:58</text:time></text:p>
        </style:region-right>
      </style:header>
      <style:header-left style:display="false"/>
      <style:footer>
        <text:p>ページ <text:page-number>1</text:page-number> / <text:page-count>99</text:page-count></text:p>
      </style:footer>
      <style:footer-left style:display="false"/>
    </style:master-page>
    <style:master-page style:name="PageStyle_5f_企画シート" style:display-name="PageStyle_企画シート" style:page-layout-name="Mpm3">
      <style:header style:display="false"/>
      <style:header-left style:display="false"/>
      <style:footer style:display="false"/>
      <style:footer-left style:display="false"/>
    </style:master-page>
    <style:master-page style:name="PageStyle_5f_出演者シート" style:display-name="PageStyle_出演者シート" style:page-layout-name="Mpm4">
      <style:header style:display="false"/>
      <style:header-left style:display="false"/>
      <style:footer style:display="false"/>
      <style:footer-left style:display="false"/>
    </style:master-page>
    <style:master-page style:name="PageStyle_5f_機材シート" style:display-name="PageStyle_機材シート" style:page-layout-name="Mpm5">
      <style:header style:display="false"/>
      <style:header-left style:display="false"/>
      <style:footer style:display="false"/>
      <style:footer-left style:display="false"/>
    </style:master-page>
    <style:master-page style:name="PageStyle_5f_ゲストシート" style:display-name="PageStyle_ゲストシート" style:page-layout-name="Mpm6">
      <style:header style:display="false"/>
      <style:header-left style:display="false"/>
      <style:footer style:display="false"/>
      <style:footer-left style:display="false"/>
    </style:master-page>
    <style:master-page style:name="PageStyle_5f_担当者シート" style:display-name="PageStyle_担当者シート" style:page-layout-name="Mpm6">
      <style:header style:display="false"/>
      <style:header-left style:display="false"/>
      <style:footer style:display="false"/>
      <style:footer-left style:display="false"/>
    </style:master-page>
    <style:master-page style:name="PageStyle_5f_場所コード" style:display-name="PageStyle_場所コード" style:page-layout-name="Mpm5">
      <style:header style:display="false"/>
      <style:header-left style:display="false"/>
      <style:footer style:display="false"/>
      <style:footer-left style:display="false"/>
    </style:master-page>
    <style:master-page style:name="PageStyle_5f_シートの説明" style:display-name="PageStyle_シートの説明" style:page-layout-name="Mpm6">
      <style:header style:display="false"/>
      <style:header-left style:display="false"/>
      <style:footer style:display="false"/>
      <style:footer-left style:display="false"/>
    </style:master-page>
    <style:master-page style:name="PageStyle_5f_マクロの説明" style:display-name="PageStyle_マクロの説明"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宮崎恵彦</meta:initial-creator>
    <meta:creation-date>2011-08-19T20:32:32</meta:creation-date>
    <dc:date>2015-02-16T23:34:57.93</dc:date>
    <meta:editing-cycles>1114</meta:editing-cycles>
    <meta:editing-duration>P14DT20H21M43S</meta:editing-duration>
    <meta:generator>OpenOffice/4.1.1$Win32 OpenOffice.org_project/411m6$Build-9775</meta:generator>
    <meta:print-date>2012-11-07T23:03:28.58</meta:print-date>
    <dc:title>こいこんスタッフ用SNS</dc:title>
    <dc:creator>Studio REM</dc:creator>
    <meta:document-statistic meta:table-count="12" meta:cell-count="876" meta:object-count="15"/>
    <meta:user-defined meta:name="情報 1"/>
    <meta:user-defined meta:name="情報 2"/>
    <meta:user-defined meta:name="情報 3"/>
    <meta:user-defined meta:name="情報 4"/>
  </office:meta>
</office:document-meta>
</file>

<file path=Basic/Standard/Common.xml><?xml version="1.0" encoding="utf-8"?>
<!DOCTYPE module  PUBLIC '-//OpenOffice.org//DTD OfficeDocument 1.0//EN'  'module.dtd'>
<script:module xmlns:script="http://openoffice.org/2000/script" script:name="Common" script:language="StarBasic">Option Explicit
' 複数モジュールから呼び出される関数/プロシジャー
'
'					作成：Y.Kataoka	2012-10-02
'
' ========================
' 汎用
' ========================
'====外部定数変数宣言
Dim CstaPrgStartDT as Variant		' 企画開始日時配列

Dim CstDate_1st as Date				' 開催年月日
Dim CstStimeStr_1st as String		' 初日開始時刻列
Dim CstStarttime_1st as Date		' 初日開始時刻
Dim CstEndtime_1st as Date			' 初日終了時刻
Dim CstStimeStr_2nd as String		' 二日目開始時刻列
Dim CstStarttime_2nd as Date		' 二日目開始時刻
Dim CstEndtime_2nd as Date		' 二日目終了時刻
Dim CstCanDoubleIDstr as String	' 出演重複可能企画番号文字列

'====定数定義
Const MENUSHEET = "マクロの説明"
'
' 指定したシートの空白行番号を得る(A列で判断)
'
Function GetLastRowNo(oComp As Object, oSheet As Object) As Long
	Dim document as Object
	Dim dispatcher as Object
	Dim oCellRangeAddress as Object
	Dim acurAddrStr As Variant
	Dim args1(0) as new com.sun.star.beans.PropertyValue
	Dim args2(1) as new com.sun.star.beans.PropertyValue

	If oSheet.getCellByPosition(0,1).String = "" Then
		' 初期状態の特殊処理
		getLastRowNo = 1
	Else
		oComp.getCurrentController().setActiveSheet(oSheet)

		' カーソル位置保存
		oCellRangeAddress = oComp.createInstance( "com.sun.star.sheet.SheetCellRanges" )
		oCellRangeAddress.insertByName( "", oComp.CurrentSelection.getCellByPosition(0,0) )
		acurAddrStr = split(oCellRangeAddress.getRangeAddressesAsString(),".",2)
	
		document	= oComp.CurrentController.Frame
		dispatcher	= createUnoService("com.sun.star.frame.DispatchHelper")
		args1(0).Name = "ToPoint"
		args1(0).Value = "$A$1"
		dispatcher.executeDispatch(document, ".uno:GoToCell", "", 0, args1())
		args2(0).Name = "By"
		args2(0).Value = 1
		args2(1).Name = "Sel"
		args2(1).Value = false
		dispatcher.executeDispatch(document, ".uno:GoDownToEndOfData", "", 0, args2())
	
		getLastRowNo = oComp.CurrentSelection.getCellByPosition(0,0).CellAddress.Row + 1
	
		' カーソル位置復帰
		args1(0).Name = "ToPoint"
		args1(0).Value = acurAddrStr(1)
		dispatcher.executeDispatch(document, ".uno:GoToCell", "", 0, args1())
	EndIf
End Function '--- GetLastRowNo
'
' 指定したシートの空白列番号を得る(1行目で判断)
'
Function GetLastClmNo(oComp As Object, oSheet As Object) As Long
	Dim document as Object
	Dim dispatcher as Object
	Dim oCellRangeAddress as Object
	Dim acurAddrStr As Variant
	Dim args1(0) as new com.sun.star.beans.PropertyValue
	Dim args2(1) as new com.sun.star.beans.PropertyValue

	oComp.getCurrentController().setActiveSheet(oSheet)

	' カーソル位置保存
	oCellRangeAddress = oComp.createInstance( "com.sun.star.sheet.SheetCellRanges" )
	oCellRangeAddress.insertByName( "", oComp.CurrentSelection.getCellByPosition(0,0) )
	acurAddrStr = split(oCellRangeAddress.getRangeAddressesAsString(),".",2)

	document	= oComp.CurrentController.Frame
	dispatcher	= createUnoService("com.sun.star.frame.DispatchHelper")
	args1(0).Name = "ToPoint"
	args1(0).Value = "$A$1"
	dispatcher.executeDispatch(document, ".uno:GoToCell", "", 0, args1())
	args2(0).Name = "By"
	args2(0).Value = 1
	args2(1).Name = "Sel"
	args2(1).Value = false
	dispatcher.executeDispatch(document, ".uno:GoRightToEndOfData", "", 0, args2())

	getLastClmNo = oComp.CurrentSelection.getCellByPosition(0,0).CellAddress.Column + 1

	' カーソル位置復帰
	args1(0).Name = "ToPoint"
	args1(0).Value = acurAddrStr(1)
	dispatcher.executeDispatch(document, ".uno:GoToCell", "", 0, args1())
End Function '--- GetLastClmNo
'
' 対象行(A列の値が一致する行)番号を得る 0:見つからない
'
Function GetSearchRowNo(oDstSheet as Object, iDstMaxRowno as Long, keyValue as Variant) As Long
	Dim oSearchArea as Object
	Dim oSearchDesc as Object
	Dim oFound as Object

	oSearchArea = oDstSheet.getCellRangeByPosition( 0, 0, 0, iDstMaxRowNo)
	oSearchDesc = oDstSheet.createSearchDescriptor()
	oSearchDesc.SearchString = KeyValue
	oSearchDesc.SearchWords = true
	oFound = oDstSheet.findFirst(oSearchDesc)
	If IsNull(oFound) Then
		GetSearchRowNo = 0
	Else
		GetSearchRowNo = oFound.CellAddress.Row
	End If
End Function '--- GetSearchRowNo
'
' メニューシートをアクティブにする
Sub MenuActive
	Dim oSheet As Object
	oSheet = ThisComponent.getSheets().getByName(MENUSHEET)
	ThisComponent.getCurrentController().setActiveSheet(oSheet)

	Dim document as Object
	Dim dispatcher as Object
	Dim args1(0) as new com.sun.star.beans.PropertyValue
	args1(0).Name = "ToPoint"
	args1(0).Value = "$A$1"
	document	= ThisComponent.CurrentController.Frame
	dispatcher	= createUnoService("com.sun.star.frame.DispatchHelper")
	dispatcher.executeDispatch(document, ".uno:GoToCell", "", 0, args1())
End Sub '--- MenuActive
'
' 企画開始時間算出
'
Function calcStartDateTime(DoDate as Date, ByVal FromTime as Date) as Date
	If FromTime = 0 Then
		FromTime = IIf(DoDate = CstDate_1st, CstStarttime_1st, CstStarttime_2nd)
	EndIf
	calcStartDateTime = DoDate + FromTime
End Function '--- calcStartDateTime
'
' 企画終了時間算出
'
Function calcEndDateTime(DoDate as Variant, ByVal ToTime as Variant) as Date
	If ToTime = 0 Then
		ToTime = IIf(DoDate = CstDate_1st, CstEndtime_1st, CstEndtime_2nd)
	EndIf
	calcEndDateTime = DoDate + ToTime
End Function '--- calcEndDateTime

' ========================
' 定数設定/取得
' ========================
'====定数定義
Const GUEST_SHEETNAME = "ゲストシート"
Const ROOM_SHEETNAME = "場所コード"
Const PARTIC_SHEETNAME = "時間別出演者一覧"
Const TTBL_SHEETNAME = "企画名タイムテーブル"
Const SETUMEI_SHEETNAME = "シートの説明"

'	企画シート 定数定義位置
Const AREA_CONST_DEFINE	= "定数設定"
' ================================
' 定数変更
'
' 定数未設定の時のみ、設定実行
Sub SetConstValue2()
	If CstDate_1st = 0 Then
		Call SetConstValue()
	EndIf
End Sub '--- SetConstValue2

' 定数値設定
Sub SetConstValue()
	Dim oSheet As Object
	Dim sSheet As Object
	Dim aConstValue as Variant
	'アクティブなシートを保持
	oSheet = ThisComponent.CurrentController.ActiveSheet	

	' 定数設定
	sSheet = ThisComponent.getSheets().getByName(SETUMEI_SHEETNAME)
	aConstValue = sSheet.getCellRangeByName(AREA_CONST_DEFINE).getDataArray()
	CstDate_1st			= aConstValue(0)(0)	' 開催年月日
	CstStimeStr_1st		= aConstValue(1)(0)	' 初日開始時刻列
	CstEndtime_1st		= aConstValue(2)(0)	' 初日終了時刻
	CstStimeStr_2nd		= aConstValue(3)(0)	' 二日目開始時刻列
	CstEndtime_2nd		= aConstValue(4)(0)	' 初日終了時刻
	CstCanDoubleIDstr	= aConstValue(5)(0)	' 出演重複可能企画番号文字列

	'  出演重複可能企画番号設定
	Call CanDoubleID(CstCanDoubleIDstr)

	' 企画開始日時を算出、定数設定する
	Call calcSetProgStartDT()

	If ThisComponent.isReadOnly() Then Exit Sub
	' ゲストシート、部屋コード、時間別出演者一覧のヘッダ部に設定する
	Call setPrgStartDT(ThisComponent.getSheets().getByName(GUEST_SHEETNAME))
	Call setPrgStartDT(ThisComponent.getSheets().getByName(ROOM_SHEETNAME))
	Call setPrgStartDT(ThisComponent.getSheets().getByName(PARTIC_SHEETNAME))
	Call setPrgStartDT(ThisComponent.getSheets().getByName(TTBL_SHEETNAME))
	' アクティブシートを元に戻す
	ThisComponent.getCurrentController().setActiveSheet(oSheet)
End Sub '--- SetConstValue
'
' 定数値設定を元に戻す
'	
Sub ResetConstantValue()
	Dim sSheet As Object
	Dim oDstArea as Object
	Dim aConstValue as Variant

	If CstDate_1st = 0 Then Exit Sub
	sSheet = ThisComponent.getSheets().getByName(SETUMEI_SHEETNAME)
	oDstArea =	 sSheet.getCellRangeByName(AREA_CONST_DEFINE)
  	oDstArea.clearContents( _
		com.sun.star.sheet.CellFlags.VALUE + _
		com.sun.star.sheet.CellFlags.DATETIME + _
		com.sun.star.sheet.CellFlags.STRING + _
		com.sun.star.sheet.CellFlags.FORMULA)

	aConstValue = Array( _
			Array(CstDate_1st), _
			Array(CstStimeStr_1st), _
			Array(CstEndtime_1st), _
			Array(CstStimeStr_2nd), _
			Array(CstEndtime_2nd), _
			Array(CstCanDoubleIDstr) _
		)
	oDstArea.setFormulaArray(aConstValue)
End Sub '--- ResetConstantValue()

' ===========================================
' SetConstValueから呼び出すPrivate処理
'	定数値から全企画開始日時を定数に設定
'							OpenOfficeBasicで関数/Sub のPrivate宣言はダミー 同名のものは、モジュール内のものが優先
Private Sub calcSetProgStartDT()
    Dim aStimes_1st as Variant
    Dim aStimes_2nd as Variant
    Dim prgCount_1st as Integer
    Dim prgCount_2nd as Integer
	Dim icnt As Integer

    aStimes_1st = Split(CstStimeStr_1st)
    aStimes_2nd = Split(CstStimeStr_2nd)
    prgCount_1st = UBound(aStimes_1st)
    prgCount_2nd = UBound(aStimes_2nd)
	CstaPrgStartDT = DimArray(prgCount_1st+prgCount_2nd+1)

    ' 初日
    CstStarttime_1st = TimeValue(aStimes_1st(0))
    For icnt = 0 to prgCount_1st
		CstaPrgStartDT(icnt) = CstDate_1st + TimeValue(aStimes_1st(icnt))
	Next icnt
    ' 二日目
    CstStarttime_2nd = TimeValue(aStimes_2nd(0))
    For icnt = 0 to prgCount_2nd
		CstaPrgStartDT(prgCount_1st+1+icnt) = CstDate_1st + 1 + TimeValue(aStimes_2nd(icnt))
	Next icnt
End Sub '--- calcSetProgStartDT
' ========================
' PersonCheck, RoomCheck 共通
' ========================
'====定数定義
Const COL_COUNT = 7		' G 企画数列番号
Const COL_DSTSTART = 8	' H 最初の企画コマ列番号

' セルの背景色
Const COLOR_CONFLICT = "&amp;HFFFF00"	' 重複時の背景色
Const COLOR_OK = "&amp;H8888FF"				' 問題のない重複時の背景色
'
' ヘッダに企画開始時刻を設定
'
Private Sub setPrgStartDT(oDstSheet as Object)
	Dim oDstArea As Object
	Dim iColDstEnd As Long ' 現出力先最右カラム番号

	' 一旦クリア
	iColDstEnd = GetLastClmNo( ThisComponent, oDstSheet )
	If iColDstEnd &gt; COL_DSTSTART Then
		oDstArea = oDstSheet.getCellRangeByPosition(COL_DSTSTART-1, 0, iColDstEnd-1, 0)
  		oDstArea.clearContents( _
			com.sun.star.sheet.CellFlags.VALUE + _
			com.sun.star.sheet.CellFlags.DATETIME + _
			com.sun.star.sheet.CellFlags.STRING _
			)
	EndIf
	' 設定
	oDstArea = oDstSheet.getCellRangeByPosition(COL_DSTSTART-1, 0, COL_DSTSTART-1+UBound(CstaPrgStartDT), 0)
	oDstArea.setFormulaArray(Array(CstaPrgStartDT))
End Sub '--- setPrgStartDT
'
' チェック出力先クリア
'
Sub ClearDstArea(oDstSheet as Object, iDstMaxRowNo as Long)
	Dim oDstArea as Object

	' 出力エリア取得
	Dim iColDstEnd As Long ' 出力先最右カラム番号
	iColDstEnd = GetLastClmNo( ThisComponent, oDstSheet )
	oDstArea = oDstSheet.getCellRangeByPosition( COL_COUNT-1, 1, iColDstEnd-1, iDstMaxRowNo-1)
	' 数値、文字列、式、書式クリア
  	oDstArea.clearContents( _
		com.sun.star.sheet.CellFlags.VALUE + _
		com.sun.star.sheet.CellFlags.DATETIME + _
		com.sun.star.sheet.CellFlags.STRING + _
		com.sun.star.sheet.CellFlags.FORMULA + _
		com.sun.star.sheet.CellFlags.HARDATTR)
End Sub '--- ClearDstArea
'
' 反映先シートに企画IDを反映、重複は列挙
'
Sub StoreTime(KikakuID As String, KeyValue As String, CanConf As String, DoDate As Variant, FromTime As Variant, ToTime As Variant, _
							oDstSheet as Object, iDstMaxRowNo as Long, ConfCount as Integer, ForColor as long)
	' 引数のVaridation
	If KikakuID = "" Then Exit Sub
	If KeyValue = "" Then Exit Sub
	If DoDate = 0 Then Exit Sub

	' 開始終了日時算出
	Dim StartDateTime As Date
	Dim EndDateTime As Date
	StartDateTime  = calcStartDateTime(DoDate, FromTime)
	EndDateTime = calcEndDateTime(DoDate, ToTime)

	' キー値から、反映先シート対象行を得る
	Dim dstRowNo As Long
	dstRowNo = GetSearchRowNo(oDstSheet, iDstMaxRowNo, KeyValue)
	If dstRowNo = 0 Then
		MsgBox "KikakuID:" &amp; KikakuID &amp; ", KeyValue:" &amp; KeyValue &amp; ", Not found!"
		Exit Sub
	EndIf

	' 開始終了日時から、対象列番号配列を得る
	Dim aDstClmno As Variant
	aDstClmno = getDstClmnos(oDstSheet, StartDateTime, EndDateTime)

	If IsNull(aDstClmno) Then
		MsgBox "KikakuID:" &amp; KikakuID &amp; " KeyValue:" &amp; KeyValue &amp; " DateTime:" &amp; StartDateTime &amp; "-" &amp; EndDateTime &amp; " is OutOfRange"
		Exit Sub
	EndIf

	' 値設定と重複数加算
	On Error GoTo ERRHDR
	Call countKikaku(KikakuID, CanConf, oDstSheet, dstRowNo, aDstClmno, ConfCount, ForColor)
	exit sub
ERRHDR:
	MsgBox Error
End Sub '--- StoreTime
' ===========================================
'StoreTimeから呼び出すPrivate処理
'							OpenOfficeBasicで関数/Sub のPrivate宣言はダミー 同名のものは、モジュール内のものが優先
'
' 開始終了日時から対象列番号配列を得る
'
Private Function getDstClmnos(oDstSheet as Object, sDateTime as Date, eDateTime as Date) As Variant
	Dim aClmNos as Variant
	Dim aHeadFlg as Variant
	Dim iMaxDT as Integer
	Dim icnt as Integer
	Dim dstClmCnt as Integer
	Dim idstClmIdx as Integer
	Dim strDate as String
	Dim sMinute As Integer
	Dim eMinute As Integer
	Dim kikakuMinute As Integer
	Dim uMinute As Integer
	Dim iColDstEnd As Long ' 出力先最右カラム番号

	' 開始終了日時を分解
	strDate = CDateToIso(sDateTime)
	sMinute = Hour(sDateTime)*60 + Minute(sDateTime)
	eMinute = Hour(eDateTime)*60 + Minute(eDateTime)
	kikakuMinute = eMinute - sMinute

	' 開始終了日時範囲のコマフラグを立てる	
	Dim komaDateTime As Date
	Dim komaEdateTime As Date
	Dim komaSminute As Integer
	Dim komaEminute As Integer

	iMaxDT = UBound(CstaPrgStartDT)
	aHeadFlg = DimArray(iMaxDT)
	dstClmCnt = 0
	For icnt=0 To iMaxDT
		aHeadFlg(icnt) = False
		komaDateTime = CstaPrgStartDT(icnt)
		If strDate = CDateToIso(komaDateTime) Then
			If icnt&lt;iMaxDT Then
			    komaEdateTime = CstaPrgStartDT(icnt+1)  ' コマ終了時刻は次コマ開始時刻
			    If strDate &lt;&gt; CDateToIso(komaEdateTime) Then		' 初日最終コマ
			    	komaEdateTime = CstDate_1st + CstEndtime_1st
			    EndIf
            Else
			    komaEdateTime = CstDate_1st + 1 + CstEndtime_2nd ' 2日目最終コマ
            EndIf
			komaSminute = Hour(komaDateTime)*60 + Minute(komaDateTime)
			komaEminute = Hour(komaEdateTime)*60 + Minute(komaEdateTime)
			
			If eMinute &lt; komaSminute Or sMinute &gt;= komaEminute Then
				aHeadFlg(icnt) = False
			Else
				aHeadFlg(icnt) = True
				dstClmCnt = dstClmCnt + 1
			EndIf
		EndIf
	Next icnt

	If dstClmCnt = 0 Then Exit Function
	' コマフラグが立った列番号の配列を得る
	getDstClmnos = DimArray(dstClmCnt-1)
	idstClmIdx = 0
	For icnt=0 To iMaxDT
		If aHeadFlg(icnt) Then
			getDstClmnos(idstClmIdx) = icnt + COL_DSTSTART
			idstClmIdx = idstClmIdx + 1
		EndIf
	Next icnt
End Function '--- getDstClmnos
'
' 企画番号記述&amp;重複設定、企画数加算
'
Private Sub countKikaku(KikakuID as String, canConf as String, oDstSheet as Object, dstRowNo as Long, aDstClmno as Variant, ConfCount as Integer,  ForColor as long)
	Dim oldStr As String
	Dim icnt as Integer
	Dim oCell As Object
	Dim oldCol As Long

	For icnt=0 To UBound(aDstClmno)
		' 企画番号記述&amp;重複設定
		oCell = oDstSheet.getCellByPosition(aDstClmno(icnt)-1, dstRowNo)
		oldStr = oCell.String
		If oldStr = "" Then
			oldStr = KikakuID
		Else
			oldStr = oldStr &amp; ", " &amp; KikakuID
			If canConf = "" Then
				oCell.CellBackColor = COLOR_CONFLICT
				ConfCount = ConfCount + 1
			Else
				oldCol = oCell.getPropertyValue("CellBackColor")
				If ( oldCol = -1 ) Then
					oCell.CellBackColor = COLOR_OK
				EndIf
			EndIf
		End If
		oCell.String = oldStr
		' 文字色設定
		If ForColor &lt;&gt; -1 Then
			oCell.CharColor = ForColor
		End If		
		'企画数加算
		oCell = oDstSheet.getCellByPosition(COL_COUNT-1, dstRowNo)
		oCell.Value = oCell.Value + 1
	Next icnt
End Sub '--- countKikaku
'================================================================
' CSVファイル作成汎用
'
'
'CSVファイル保存パスを得る
'
Function getSaveCSVname(FileNamePre as String) as Variant
	Dim oFilePicker As Object
	Dim dt As Date
	Dim NewFile As String

	getSaveCSVname = false
	oFilePicker = createUnoService("com.sun.star.ui.dialogs.FilePicker")

	' 保存用ファイル名(初期値)を生成する
	dt = Date
	NewFile = FileNamePre &amp; Year(dt) &amp; "-" &amp; Format(Month(dt), "00") &amp; "-" &amp; Format(Day(dt), "00") &amp; ".csv"
	' ダイアログの初期化
	With oFilePicker
		.Initialize(Array(com.sun.star.ui.dialogs.TemplateDescription.FILESAVE_AUTOEXTENSION))
		.SetTitle("保存先の指定")
		.AppendFilter("テキストCSV","*.csv")
		.SetCurrentFilter("テキストCSV(.csv)")
		.SetDefaultName(NewFile)
		.SetValue(com.sun.star.ui.dialogs.ExtendedFilePickerElementIds.CHECKBOX_AUTOEXTENSION, 0, True)
		.SetValue(com.sun.star.ui.dialogs.ExtendedFilePickerElementIds.CHECKBOX_PASSWORD, 0, false) 
	End With '--- oFilePicker

	Dim sFiles() As String
	If 1 = oFilePicker.execute() Then
		sFiles() = oFilePicker.getFiles()
		getSaveCSVname = sFiles(0)
	EndIf
End Function '--- getSaveCSVname

'
' 新たなシート1枚のドキュメントを作成
Function createNewOneSheetDoc()
    Dim oDoc As Object
    Dim oSheets As Object
    Dim aArgs(0) As New com.sun.star.beans.PropertyValue

    aArgs(0).Name = "Hidden"
    aArgs(0).Value = True
    oDoc = StarDesktop.loadComponentFromURL( "private:factory/scalc", "_blank", 0, aArgs() )
    oDoc.CurrentController.Frame.ContainerWindow.setVisible(false)

    ' 不要なシートを消す
    oSheets = oDoc.getSheets()
    Do While oSheets.getCount &gt; 1
        oSheets.removeByName(oSheets.getByIndex(1).getName())
    Loop

    createNewOneSheetDoc = oDoc
End Function '--- createNewOneSheetDoc
'
' CSV形式で保存する
'
Sub saveAsCSV(vntFileName As Variant, newDoc As Object)
	dim dispatcher as object
	dispatcher = createUnoService("com.sun.star.frame.DispatchHelper")
	dim aArgs(2) as new com.sun.star.beans.PropertyValue
	aArgs(0).Name = "URL"
	aArgs(0).Value = vntFileName
	aArgs(1).Name = "FilterName"
	aArgs(1).Value = "Text - txt - csv (StarCalc)"
	aArgs(2).Name = "FilterOptions"
	aArgs(2).Value = "44,34,64,1,2"
  	dispatcher.executeDispatch(newDoc.CurrentController.Frame, ".uno:SaveAs", "", 0, aArgs())
End Sub '--- saveAsCSV
'
' 企画実施時間生成(1日分)
'
Function createKikakuTimeStr(dodate as Date, stime as Date, etime as Date) As String
	Dim wkstr As String

	wkstr = cnvDate2Daystr(dodate)
	If ( stime = 0 ) And ( etime = 0 ) Then
		wkstr = wkstr &amp; " 終日"
	Else
		wkstr = wkstr &amp; " " &amp; cnvDate2Timestr(dodate, stime, true) &amp; "-" &amp; cnvDate2Timestr(dodate, etime, false)
	End If
	createKikakuTimeStr = wkstr
End Function '--- createKikakuTimeStr
'
' Date型の日付を文字列に変換
'
Function cnvDate2Daystr(dodate as Date) As String
	cnvDate2Daystr = Format(Month(dodate), "00") &amp; "/" &amp; Format(Day(dodate), "00")
End Function '--- cnvDate2Daystr
'
' Date型の時刻を文字列に変換
'
Function cnvDate2Timestr(dodate as Date, dotime as Date, startflg as Boolean ) As String
	Dim dateTime As Date
	
	If startflg Then
		dateTime  = calcStartDateTime(dodate, dotime)
	Else
		dateTime  = calcEndDateTime(dodate, dotime)
	End If
	cnvDate2Timestr = Format(Hour(dateTime), "00") &amp; ":" &amp; Format(Minute(dateTime), "00")
End Function '--- cnvDate2Timestr
'=== EOF ===
</script:module>
</file>

<file path=Basic/Standard/GetCsvData.xml><?xml version="1.0" encoding="utf-8"?>
<!DOCTYPE module  PUBLIC '-//OpenOffice.org//DTD OfficeDocument 1.0//EN'  'module.dtd'>
<script:module xmlns:script="http://openoffice.org/2000/script" script:name="GetCsvData" script:language="StarBasic">Option Explicit
' CSVファイルから企画管理ファイルに情報を読み込むマクロ
'
'					作成：Y.Miyazaki	2011-02-10
'					変更：A.Shibata		2011-02-16
'					変更：A.Shibata		2011-07-08 「表示順序」をN(14)に追加
'					変更：Y.Miyazaki	2011-07-21 機材シートに「決定場所」、「決定場所コード」を追加
'					移植：Y.Kataoka	2012-10-02 OpenOfficeへの移植、コード整理
'
'==== 定数定義
'
'	シート情報
'
Const strSheetname1 = "企画シート"
Const strSheetname2 = "出演者シート"
Const strSheetname3 = "機材シート"
'
'	見出し情報
'
Const strTitle1 = "ホワイトボード"
Const strTitle2 = "プロジェクタまたは大型モニタ"
Const strTitle3 = "客席用マイク"
Const strTitle4 = "映像機器"
Const strTitle5 = "パソコン接続"
Const strTitle6 = "インターネット回線"
Const strTitle7 = "その他要望機材"
Const strTitle8 = "持ち込み予定機材"
'
'	CSVファイル上の各データの位置
'
Const iId = 1					'「ID」のCSVファイル上の位置
Const iDate = 5					'「申込日付」のCSVファイル上の位置
Const iName = 6					'「申込者」のCSVファイル上の位置
Const iMail = 7	 				'「メールアドレス」のCSVファイル上の位置
Const iRegNo = 9				'「大会登録番号」のCSVファイル上の位置
Const iTel1 = 10				'「お電話番号」のCSVファイル上の位置
Const iTel2 = 11				'「FAX番号」のCSVファイル上の位置
Const iTel3 = 12		 		'「携帯・PHS等」のCSVファイル上の位置
Const iKikakuName1 = 13			'「企画名称」のCSVファイル上の位置
Const iKikakuName2 = 14			'「企画名称フリガナ」のCSVファイル上の位置
Const iKikakuData1 = 15			'「企画種別」のCSVファイル上の位置
Const iKikakuData2 = 16			'「企画種別その他」のCSVファイル上の位置
Const iKikakuData3 = 17			'「希望場所」のCSVファイル上の位置
Const iKikakuData4 = 18			'「希望場所その他」のCSVファイル上の位置
Const iKikakuData5 = 19			'「会場レイアウト」のCSVファイル上の位置
Const iKikakuData6 = 20			'「会場レイアウトその他」のCSVファイル上の位置
Const iKikakuData7 = 21			'「希望日時」のCSVファイル上の位置
Const iKikakuData8 = 22			'「希望日時その他」のCSVファイル上の位置
Const iKikakuData9 = 23			'「希望コマ数」のCSVファイル上の位置
Const iKikakuData10 = 24		'「希望コマ数その他」のCSVファイル上の位置
Const iKikakuData11 = 25		'「予想参加者」のCSVファイル上の位置
Const iKikakuData12 = 26		'「内容説明可能/事前公開可、不可」のCSVファイル上の位置
Const iKikakuData13 = 27		'「内容説明」のCSVファイル上の位置
Const iKikakuData14 = 28		'「リアルタイム公開」のCSVファイル上の位置
Const iKikakuData15 = 29		'「事後公開」のCSVファイル上の位置

Const iKizaiData1 = 30			'「ホワイトボード」のCSVファイル上の位置
Const iKizaiData2 = 31			'「プロジェクタまたは大型モニタ」のCSVファイル上の位置
Const iKizaiData3 = 32			'「客席用マイク」のCSVファイル上の位置
Const iKizaiData4 = 33			'「映像機器」のCSVファイル上の位置
Const iKizaiData5 = 34			'「パソコン接続」のCSVファイル上の位置
Const iKizaiData6 = 35			'「インターネット回線」のCSVファイル上の位置
Const iKizaiData7 = 36			'「その他要望機材」のCSVファイル上の位置
Const iKizaiData8 = 37			'「持ち込み予定機材」のCSVファイル上の位置

Const iKikakuData16 = 38		'「企画を立てるのは？」のCSVファイル上の位置
Const iKikakuData17 = 39		'「重なると困る企画」のCSVファイル上の位置

Const iParticipant11 = 40		'「出演者１氏名」のCSVファイル上の位置
Const iParticipant12 = 41		'「出演者１氏名ふりがな」のCSVファイル上の位置
Const iParticipant13 = 42		'「出演者１出演交渉」のCSVファイル上の位置
Const iParticipant14 = 43		'「出演者１ゲスト申請」のCSVファイル上の位置
Const iParticipant21 = 44		'「出演者２氏名」のCSVファイル上の位置
Const iParticipant22 = 45		'「出演者２氏名ふりがな」のCSVファイル上の位置
Const iParticipant23 = 46		'「出演者２出演交渉」のCSVファイル上の位置
Const iParticipant24 = 47		'「出演者２ゲスト申請」のCSVファイル上の位置
Const iParticipant31 = 48		'「出演者３氏名」のCSVファイル上の位置
Const iParticipant32 = 49		'「出演者３氏名ふりがな」のCSVファイル上の位置
Const iParticipant33 = 50		'「出演者３出演交渉」のCSVファイル上の位置
Const iParticipant34 = 51		'「出演者３ゲスト申請」のCSVファイル上の位置
Const iParticipant41 = 52		'「出演者４氏名」のCSVファイル上の位置
Const iParticipant42 = 53		'「出演者４氏名ふりがな」のCSVファイル上の位置
Const iParticipant43 = 54		'「出演者４出演交渉」のCSVファイル上の位置
Const iParticipant44 = 55		'「出演者４ゲスト申請」のCSVファイル上の位置
Const iParticipant51 = 56		'「出演者５氏名」のCSVファイル上の位置
Const iParticipant52 = 57		'「出演者５氏名ふりがな」のCSVファイル上の位置
Const iParticipant53 = 58		'「出演者５出演交渉」のCSVファイル上の位置
Const iParticipant54 = 59		'「出演者５ゲスト申請」のCSVファイル上の位置
Const iParticipant61 = 60		'「出演者６氏名」のCSVファイル上の位置
Const iParticipant62 = 61		'「出演者６氏名ふりがな」のCSVファイル上の位置
Const iParticipant63 = 62		'「出演者６出演交渉」のCSVファイル上の位置
Const iParticipant64 = 63		'「出演者６ゲスト申請」のCSVファイル上の位置
Const iParticipant71 = 64		'「出演者７氏名」のCSVファイル上の位置
Const iParticipant72 = 65		'「出演者７氏名ふりがな」のCSVファイル上の位置
Const iParticipant73 = 66		'「出演者７出演交渉」のCSVファイル上の位置
Const iParticipant74 = 67		'「出演者７ゲスト申請」のCSVファイル上の位置
Const iParticipant81 = 68		'「出演者８氏名」のCSVファイル上の位置
Const iParticipant82 = 69		'「出演者８氏名ふりがな」のCSVファイル上の位置
Const iParticipant83 = 70		'「出演者８出演交渉」のCSVファイル上の位置
Const iParticipant84 = 71		'「出演者８ゲスト申請」のCSVファイル上の位置

Const iKikakuData18 = 72		'「備考：その他、企画担当スタッフに伝えたい事柄」のCSVファイル上の位置
'
'	企画シート上の各データの位置
'
Const jId1 = 1					'「ID」の企画シート上の位置
Const jKikakuName1 = 2			'「企画名称」の企画シート上の位置
Const jKikakuName2 = 3			'「企画名称フリガナ」の企画シートの位置
Const jRoomCode = 13			'「決定場所コード」の企画シートの位置(数式設定)
Const jDate = 15				'「申込日付」の企画シート上の位置
Const jName = 16				'「申込者」の企画シート上の位置
Const jMail = 17				'「メールアドレス」の企画シート上の位置
Const jRegNo = 18				'「大会登録番号」の企画シート上の位置
Const jTel1 = 19				'「お電話番号」の企画シート上の位置
Const jTel2 = 20				'「FAX番号」の企画シート上の位置
Const jTel3 = 21				'「携帯・PHS等」の企画シート上の位置
Const jKikakuData1 = 22			'「企画種別」の企画シート上の位置
Const jKikakuData2 = 23			'「企画種別その他」の企画シート上の位置
Const jKikakuData3 = 24			'「希望場所」の企画シート上の位置
Const jKikakuData4 = 25			'「希望場所その他」の企画シート上の位置
Const jKikakuData5 = 26			'「会場レイアウト」のCSVファイル上の位置
Const jKikakuData6 = 27			'「会場レイアウトその他」の企画シート上の位置
Const jKikakuData7 = 28			'「希望日時」の企画シート上の位置
Const jKikakuData8 = 29			'「希望日時その他」の企画シート上の位置
Const jKikakuData9 = 30			'「希望コマ数」の企画シート上の位置
Const jKikakuData10 = 31		'「希望コマ数その他」の企画シート上の位置
Const jKikakuData11 = 32		'「予想参加者」の企画シート上の位置
Const jKikakuData12 = 33		'「内容説明可能/事前公開可、不可」の企画シート上の位置
Const jKikakuData13 = 34		'「内容説明」の企画シート上の位置
Const jKikakuData14 = 35		'「リアルタイム公開」の企画シート上の位置
Const jKikakuData15 = 36		'「事後公開」の企画シート上の位置
Const jKikakuData16 = 37		'「企画を立てるのは？」の企画シート上の位置
Const jKikakuData17 = 38		'「重なると困る企画」の企画シート上の位置
Const jKikakuData18 = 39		'「備考：その他、企画担当スタッフに伝えたい事柄」の企画シート上の位置
Const jKikakuData19 = 40		'「担当者メールアドレス」の企画シート上の位置
'
'	出演者シート上の各データの位置
'
Const jId2 = 1					'「ID」の出演者シート上の位置
Const jLookup1 = 2				'「実行」(企画シートを参照)の出演者シート上の位置
Const jLookup2 = 3				'「企画名称」(企画シートを参照)の出演者シート上の位置
Const jParticipant1 = 6			'「出演者氏名」の出演者シート上の位置
Const jParticipant2 = 7			'「出演者氏名ふりがな」の出演者シート上の位置
Const jParticipant3 = 8			'「出演者出演交渉」の出演者シート上の位置
Const jParticipant4 = 9			'「出演者ゲスト申請」の出演者シート上の位置
Const jLookup3 = 11				'「決定日付」(企画シートを参照)の出演者シート上の位置
Const jLookup4 = 12				'「決定開始時刻」(企画シートを参照)の出演者シート上の位置
Const jLookup5 = 13				'「決定終了時刻」(企画シートを参照)の出演者シート上の位置
Const jLookup32 = 14				'「決定日付」(企画シートを参照)の出演者シート上の位置
Const jLookup42 = 15				'「決定開始時刻」(企画シートを参照)の出演者シート上の位置
Const jLookup52 = 16				'「決定終了時刻」(企画シートを参照)の出演者シート上の位置
Const jLookup6 = 17				'「決定場所」(企画シートを参照)の出演者シート上の位置
Const jLookup7 = 18				'「コンタクトステータス」(ゲストシートを参照)の出演者シート上の位置
Const jLookup8 = 19				'「日付制限」(ゲストシートを参照)の出演者シート上の位置
Const jLookup9 = 20				'「企画担当スタッフ」(企画シートを参照)の出演者シート上の位置
Const jLookup10 = 21	 		'「申込者」(企画シートを参照)の出演者シート上の位置
Const jLookup15 = 24			'「大会番号」(ゲストシートを参照)の出演者シート上の位置
'
'	機材シート上の各データの位置
'
Const jId3 = 1					'「ID」の機材シート上の位置
Const jLookup11 = 2				'「実行」(企画シートを参照)の機材シート上の位置
Const jLookup12 = 3				'「企画名称」(企画シートを参照)の機材シート上の位置
Const jTitle = 4				'「機材」の機材シート上の位置
Const jKizaiData = 5			'「機材（申込データよりコピー）」の機材シート上の位置
Const jLookup13 = 8				'「決定場所」(企画シートを参照)の機材シート上の位置
Const jLookup14 = 9 			'「決定場所コード」(企画シートを参照)の機材シート上の位置
'
'	VLOOKUP関数に必要な情報
'
Const strCol1 = "A"				'「ID」の出演者シート上の位置
Const strCol2 = "D"				'「出演者氏名」の出演者シート上の位置
Const strCol3 = "A"				'「ID」の機材シート上の位置
Const strLookup1 = "5"			'「実行」の名前 "企画管理" 上の位置
Const strLookup2 = "2"			'「企画名称」の名前 "企画管理" 上の位置
Const strLookup3 = "6"			'「決定日付」の名前 "企画管理" 上の位置
Const strLookup4 = "7"			'「決定開始時刻」の名前 "企画管理" 上の位置
Const strLookup5 = "8"			'「決定終了時刻」の名前 "企画管理" 上の位置
Const strLookup32 = "9"			'「決定日付2」の名前 "企画管理" 上の位置
Const strLookup42 = "10"			'「決定開始時刻2」の名前 "企画管理" 上の位置
Const strLookup52 = "11"			'「決定終了時刻2」の名前 "企画管理" 上の位置
Const strLookup6 = "12"			'「決定場所」の名前 "企画管理" 上の位置
Const strLookup7 = "2"			'「コンタクトステータス」の名前 "ゲスト管理" 上の位置
Const strLookup8 = "5"			'「日付制限」の名前 "ゲスト管理" 上の位置
Const strLookup9 = "4"			'「企画担当スタッフ」の名前 "企画管理" 上の位置
Const strLookup10 = "16"		'「申込者」の名前 "企画管理" 上の位置
Const strLookup11 = "13"		'「決定場所コード」の名前 "企画管理" 上の位置
Const strLookup15 = "4"		'「大会番号」の名前"ゲスト管理"上の位置
' ===========================================
'
'	CSVファイルから1行情報を読み込み、各シートに追加する
'
Sub GetCsvData()
	Dim aFileName As Variant
	Dim aArgs(2) As New com.sun.star.beans.PropertyValue
	Dim oSrcBook as Object
	Dim oDstSheet As Object
	Dim oWindow As Object
	Dim msgstring As String
	Dim icnt As Integer
	Dim oSS As Object
	Dim ssunit As Double

	Dim vntSrcData as Variant
	
	If ThisComponent.isReadOnly() Then Exit Sub

	'	CSVファイルを選択する
	aFileName = getOpenCSVFilename()
	If UBound(aFileName) &lt; 0 Then Exit Sub

	' ウィンドウ非表示
	oSS = CreateUnoService("com.sun.star.office.SplashScreen")
	oSS.initialize(Array(True))
	oSS.setValue(1)
	oWindow = ThisComponent.CurrentController.Frame.ContainerWindow
	oWindow.setVisible(false)

	msgstring = ""
	ssunit = 100 / ( UBound(aFileName) + 1 )
	For icnt = 0  to UBound(aFileName)
		'	CSVファイルからデータを読み込む(1行目のみ)
		aArgs(0).Name = "FilterName"
		aArgs(0).Value = "Text - txt - csv (StarCalc)"
		aArgs(1).Name = "FilterOptions"
		aArgs(1).Value = "44,34,64,1,2/1/1/1/1"
		aArgs(2).Name = "Hidden"
		aArgs(2).Value = True
		oSrcBook = StarDesktop.loadComponentFromURL( aFileName(icnt), "_default", 0, aArgs )
		vntSrcData = oSrcBook.Sheets(0).getCellRangeByPosition( 0, 0, iKikakuData18-1, 0 ).getDataArray()
		oSrcBook.close(true)
	
		If IsEmpty(vntSrcData(0)(iId-1)) Then
			If msgstring = "" Then msgstring = "データ不正です"
			msgstring = msgstring &amp; " [" &amp; aFileName(icnt)  &amp; "]"
		Else
			' 企画シートにデータを書き出す
			setKikakuSheet(vntSrcData)
			' 出演者シートにデータを書き出す
			setSyutuenSheet(vntSrcData)
			' 機材シートにデータを書き出す
			setKizaiSheet(vntSrcData)
		EndIf
		oSS.setValue(icnt * ssunit)
	Next icnt
		
	' アクティブシートを元に戻す
	Call MenuActive
	If msgstring = "" Then msgstring = "追記完了"
	' ウィンドウ表示
	oWindow.setVisible(true)
	oSS.initialize(Array(False))
	MsgBox msgstring
End Sub ' --- GetCsvData
' ===========================================
'
' CSVファイル名を得る
'					OpenOfficeBasicで関数/Sub のPrivate宣言はダミー 同名のものは、モジュール内のものが優先
Private Function getOpenCSVFilename() as Variant
	Dim oFilePicker As Object
 
 	oFilePicker = createUnoService("com.sun.star.ui.dialogs.FilePicker")
 
	' ダイアログの初期化
	oFilePicker.initialize(Array(com.sun.star.ui.dialogs.TemplateDescription.FILEOPEN_SIMPLE))
	oFilePicker.Title = "CSVファイル選択"
	oFilePicker.appendFilter( "全てのファイル (*.*)", "*.*" )
	oFilePicker.appendFilter( "CSVファイル (*.csv)", "*.csv" )
	oFilePicker.setCurrentFilter( "CSVファイル (*.csv)" )
	oFilePicker.setMultiSelectionMode(True)

	If 1 = oFilePicker.execute() Then
		' 開く（OK）が押された場合は、1が返されます
		getOpenCSVFilename = oFilePicker.getFiles()
	Else
		getOpenCSVFilename = Array()
	End If
End Function '--- getOpenCSVFilename
'========================================
'
'	企画シートにデータを書き出す
'					OpenOfficeBasicで関数/Sub のPrivate宣言はダミー 同名のものは、モジュール内のものが優先
Private Sub setKikakuSheet(vntSrcData as Variant)
	Dim iOffset As Long
	Dim aIdxArray As Variant
	Dim oDstSheet As Object

	oDstSheet = ThisComponent.getSheets().getByName(strSheetname1)

	'		空白行番号を得る
	iOffset = getLastRowNo(ThisComponent, oDstSheet)
	'		格納データ対応付け配列作成
	aIdxArray = Array( _
		Array(jId1,				iId), _
		Array(jKikakuName1,		iKikakuName1), _
		Array(jKikakuName2,		iKikakuName2), _
		Array(jDate,			iDate), _
		Array(jName,			iName), _
		Array(jMail,			iMail), _
		Array(jRegNo,			iRegNo), _
		Array(jTel1,			iTel1), _
		Array(jTel2,			iTel2), _
		Array(jTel3,			iTel3), _
		Array(jKikakuData1,		iKikakuData1), _
		Array(jKikakuData2,		iKikakuData2), _
		Array(jKikakuData3,		iKikakuData3), _
		Array(jKikakuData4,		iKikakuData4), _
		Array(jKikakuData5,		iKikakuData5), _
		Array(jKikakuData6,		iKikakuData6), _
		Array(jKikakuData7,		iKikakuData7), _
		Array(jKikakuData8,		iKikakuData8), _
		Array(jKikakuData9,		iKikakuData9), _
		Array(jKikakuData10,	iKikakuData10), _
		Array(jKikakuData11,	iKikakuData11), _
		Array(jKikakuData12,	iKikakuData12), _
		Array(jKikakuData13,	iKikakuData13), _
		Array(jKikakuData14,	iKikakuData14), _
		Array(jKikakuData15,	iKikakuData15), _
		Array(jKikakuData16,	iKikakuData16), _
		Array(jKikakuData17,	iKikakuData17), _
		Array(jKikakuData18,	iKikakuData18) _
	)
	'	値設定
	Call setData2KikakuSheet( oDstSheet, aIdxArray, iOffset, vntSrcData )
End Sub '--- setKikakuSheet
'
'	企画シートに値設定
'					OpenOfficeBasicで関数/Sub のPrivate宣言はダミー 同名のものは、モジュール内のものが優先
Private Sub setData2KikakuSheet( oDstSheet as Object, aaIdx as Variant, iOffset as Long, vntSrcData as Variant)
	Dim icnt As Integer
	Dim vntDstData As Variant
	Dim oDstRange As Object
 
	'	設定する範囲を選択
	oDstRange =oDstSheet.getCellRangeByPosition( 0, iOffset, jKikakuData19-1, iOffset )
	'	格納データ配列値初期化s
	vntDstData = oDstRange.getFormulaArray()
	'	格納データ配列値設定
	For icnt = 0 To UBound(aaIdx)
		vntDstData(0)(aaIdx(icnt)(0)-1) = vntSrcData(0)(aaIdx(icnt)(1)-1)
	Next icnt
	' 決定場所コードの数式設定
	vntDstData(0)(jRoomCode-1) = "=IF(ISBLANK(L" &amp; iOffset+1 &amp; ");"""";VLOOKUP(L" &amp; iOffset+1 &amp; ";場所管理;2;0))"
	' 担当者メールアドレスの数式設定
	vntDstData(0)(jKikakuData19-1) = "=IF(ISBLANK(D" &amp; iOffset+1 &amp; ");"""";VLOOKUP(D" &amp; iOffset+1 &amp; ";担当者情報;3;0))"

	'		値設定
	oDstRange.setFormulaArray(vntDstData)
End Sub '--- setData2KikakuSheet
'========================================
'
' 出演者シートにデータを書き出す
'					OpenOfficeBasicで関数/Sub のPrivate宣言はダミー 同名のものは、モジュール内のものが優先
Private Sub setSyutuenSheet(vntSrcData as Variant)
	Dim iOffset As Long
	Dim aIdxArray As Variant
	Dim oDstSheet As Object

	oDstSheet = ThisComponent.getSheets().getByName(strSheetname2)

	'		空白行番号を得る
	iOffset = getLastRowNo(ThisComponent, oDstSheet)

	' 名前 が存在した場合にのみ
	'		格納データ対応付け配列作成
	'		値、数式設定
	' を実施 (実施したら空白行が1つずれる)
	If "" &lt;&gt; vntSrcData(0)(iParticipant11-1) Then
		aIdxArray = Array( _
			Array(jId2,				iId), _
			Array(jParticipant1,	iParticipant11), _
			Array(jParticipant2,	iParticipant12), _
			Array(jParticipant3,	iParticipant13), _
			Array(jParticipant4,	iParticipant14) _
		)
		Call setSyutuenDataFmr(oDstSheet, aIdxArray, iOffset, vntSrcData)
		iOffset = iOffset + 1
	End If
	If "" &lt;&gt; vntSrcData(0)(iParticipant21-1) Then
		aIdxArray = Array( _
			Array(jId2,				iId), _
			Array(jParticipant1,	iParticipant21), _
			Array(jParticipant2,	iParticipant22), _
			Array(jParticipant3,	iParticipant23), _
			Array(jParticipant4,	iParticipant24) _
		)
		Call setSyutuenDataFmr(oDstSheet, aIdxArray, iOffset, vntSrcData)
		iOffset = iOffset + 1
	End If
	If "" &lt;&gt; vntSrcData(0)(iParticipant31-1) Then
		aIdxArray = Array( _
			Array(jId2,				iId), _
			Array(jParticipant1,	iParticipant31), _
			Array(jParticipant2,	iParticipant32), _
			Array(jParticipant3,	iParticipant33), _
			Array(jParticipant4,	iParticipant34) _
		)
		Call setSyutuenDataFmr(oDstSheet, aIdxArray, iOffset, vntSrcData)
		iOffset = iOffset + 1
	End If
	If "" &lt;&gt; vntSrcData(0)(iParticipant41-1) Then
		aIdxArray = Array( _
			Array(jId2,				iId), _
			Array(jParticipant1,	iParticipant41), _
			Array(jParticipant2,	iParticipant42), _
			Array(jParticipant3,	iParticipant43), _
			Array(jParticipant4,	iParticipant44) _
		)
		Call setSyutuenDataFmr(oDstSheet, aIdxArray, iOffset, vntSrcData)
		iOffset = iOffset + 1
	End If
	If "" &lt;&gt; vntSrcData(0)(iParticipant51-1) Then
		aIdxArray = Array( _
			Array(jId2,				iId), _
			Array(jParticipant1,	iParticipant51), _
			Array(jParticipant2,	iParticipant52), _
			Array(jParticipant3,	iParticipant53), _
			Array(jParticipant4,	iParticipant54) _
		)
		Call setSyutuenDataFmr(oDstSheet, aIdxArray, iOffset, vntSrcData)
		iOffset = iOffset + 1
	End If
	If "" &lt;&gt; vntSrcData(0)(iParticipant61-1) Then
		aIdxArray = Array( _
			Array(jId2,				iId), _
			Array(jParticipant1,	iParticipant61), _
			Array(jParticipant2,	iParticipant62), _
			Array(jParticipant3,	iParticipant63), _
			Array(jParticipant4,	iParticipant64) _
		)
		Call setSyutuenDataFmr(oDstSheet, aIdxArray, iOffset, vntSrcData)
		iOffset = iOffset + 1
	End If
	If "" &lt;&gt; vntSrcData(0)(iParticipant71-1) Then
		aIdxArray = Array( _
			Array(jId2,				iId), _
			Array(jParticipant1,	iParticipant71), _
			Array(jParticipant2,	iParticipant72), _
			Array(jParticipant3,	iParticipant73), _
			Array(jParticipant4,	iParticipant74) _
		)
		Call setSyutuenDataFmr(oDstSheet, aIdxArray, iOffset, vntSrcData)
		iOffset = iOffset + 1
	End If
	If "" &lt;&gt; vntSrcData(0)(iParticipant81-1) Then
		aIdxArray = Array( _
			Array(jId2,				iId), _
			Array(jParticipant1,	iParticipant81), _
			Array(jParticipant2,	iParticipant82), _
			Array(jParticipant3,	iParticipant83), _
			Array(jParticipant4,	iParticipant84) _
		)
		Call setSyutuenDataFmr(oDstSheet, aIdxArray, iOffset, vntSrcData)
		iOffset = iOffset + 1
	End If
End Sub '--- setKikakuSheet
'
'		出演者シート値、数式設定
'					OpenOfficeBasicで関数/Sub のPrivate宣言はダミー 同名のものは、モジュール内のものが優先
Private Sub setSyutuenDataFmr(oDstSheet as Object, aaIdx as Variant, iOffset as Long, vntSrcData as Variant)
	Dim icnt As Integer
	Dim vntDstData As Variant
	Dim aIdxFmr As Variant
	Dim oDstRange As Object

	'	格納数式対応付け配列作成
	aIdxFmr = Array( _
		Array(jLookup1,		strCol1, ";企画管理;",		strLookup1 ), _
		Array(jLookup2,		strCol1, ";企画管理;",		strLookup2 ), _
		Array(jLookup3,		strCol1, ";企画管理;",		strLookup3 ), _
		Array(jLookup4,		strCol1, ";企画管理;",		strLookup4 ), _
		Array(jLookup5,		strCol1, ";企画管理;",		strLookup5 ), _
		Array(jLookup32,		strCol1, ";企画管理;",		strLookup32 ), _
		Array(jLookup42,		strCol1, ";企画管理;",		strLookup42 ), _
		Array(jLookup52,		strCol1, ";企画管理;",		strLookup52 ), _
		Array(jLookup6,		strCol1, ";企画管理;",		strLookup6 ), _
		Array(jLookup7,		strCol2, ";ゲスト管理;",	strLookup7 ), _
		Array(jLookup8,		strCol2, ";ゲスト管理;",	strLookup8 ), _
		Array(jLookup9,		strCol1, ";企画管理;",		strLookup9 ), _
		Array(jLookup10,		strCol1, ";企画管理;",		strLookup10), _
		Array(jLookup15,		strCol2, ";ゲスト管理;",	strLookup15 ) _
	)

	'	設定する範囲を選択
	oDstRange =oDstSheet.getCellRangeByPosition( 0, iOffset, jLookup15-1, iOffset )
	'	格納データ配列初期化
	vntDstData = oDstRange.getFormulaArray()
	'	格納データ配列値設定
	For icnt = 0 To UBound(aaIdx)
		vntDstData(0)(aaIdx(icnt)(0)-1) = vntSrcData(0)(aaIdx(icnt)(1)-1)
	Next icnt
	'	格納データ配列数式設定
	For icnt = 0 To UBound(aIdxFmr)
		vntDstData(0)(aIdxFmr(icnt)(0)-1) = _
			"=VLOOKUP(" &amp; aIdxFmr(icnt)(1) &amp; iOffset + 1 &amp; aIdxFmr(icnt)(2) &amp; aIdxFmr(icnt)(3) &amp; ";FALSE)"
	Next icnt
	vntDstData(0)(jLookup10-1+1) = "=D" &amp; iOffset + 1 ' 企画ネーム
	vntDstData(0)(jLookup10-1+2) = "=E" &amp; iOffset + 1 ' 企画ネームフリガナ
	'	値、数式設定
	oDstRange.setFormulaArray(vntDstData)
End Sub '--- setSyutuenDataFmr
'========================================
'
' 機材シートにデータを書き出す
'					OpenOfficeBasicで関数/Sub のPrivate宣言はダミー 同名のものは、モジュール内のものが優先
Private Sub setKizaiSheet(vntSrcData as Variant)
	Dim iOffset As Long
	Dim aIdxData As Variant
	Dim aIdxStr As Variant
	Dim oDstSheet As Object

	oDstSheet = ThisComponent.getSheets().getByName(strSheetname3)

	'		空白行番号を得る
	iOffset = getLastRowNo(ThisComponent, oDstSheet)
	'		格納データ対応付け配列作成
	aIdxData = Array( _
		Array( Array(jId3, iId), Array(jKizaiData, iKizaiData1) ), _
		Array( Array(jId3, iId), Array(jKizaiData, iKizaiData2) ), _
		Array( Array(jId3, iId), Array(jKizaiData, iKizaiData3) ), _
		Array( Array(jId3, iId), Array(jKizaiData, iKizaiData4) ), _
		Array( Array(jId3, iId), Array(jKizaiData, iKizaiData5) ), _
		Array( Array(jId3, iId), Array(jKizaiData, iKizaiData6) ), _
		Array( Array(jId3, iId), Array(jKizaiData, iKizaiData7) ), _
		Array( Array(jId3, iId), Array(jKizaiData, iKizaiData8) ) _
	)
	aIdxStr = Array( _
		Array( Array(jTitle, strTitle1) ), _
		Array( Array(jTitle, strTitle2) ), _
		Array( Array(jTitle, strTitle3) ), _
		Array( Array(jTitle, strTitle4) ), _
		Array( Array(jTitle, strTitle5) ), _
		Array( Array(jTitle, strTitle6) ), _
		Array( Array(jTitle, strTitle7) ), _
		Array( Array(jTitle, strTitle8) ) _
	)
	'		値、数式設定
	Call setKizaiDataFmr(oDstSheet, aIdxData, aIdxStr, iOffset, vntSrcData)
End Sub '--- setKizaiSheet
'
'		機材シート値、数式設定
'					OpenOfficeBasicで関数/Sub のPrivate宣言はダミー 同名のものは、モジュール内のものが優先
Private Sub setKizaiDataFmr(oDstSheet as Object, aaIdxD as Variant, aaIdxS as Variant, iOffset as Long, vntSrcData as Variant)
	Dim icnt As Integer
	Dim jcnt As Integer
	Dim vntDstData As Variant
	Dim aIdxFmr As Variant
	Dim oDstRange As Object

	'	格納数式対応付け配列作成
	aIdxFmr = Array( _
		Array(jLookup11, strLookup1 ), _
		Array(jLookup12, strLookup2 ), _
		Array(jLookup13, strLookup6 ), _
		Array(jLookup14, strLookup11) _
	)

	'		設定する範囲を選択 (機材数8つ固定)
	oDstRange =oDstSheet.getCellRangeByPosition( 0, iOffset, jLookup14-1, iOffset+7 )
	'	格納データ配列初期化
	vntDstData = oDstRange.getFormulaArray()
	For jcnt = 0 To 7 ' 8行分設定する
		'	格納データ配列値設定
		For icnt = 0 To UBound(aaIdxD(jcnt))
			vntDstData(jcnt)(aaIdxD(jcnt)(icnt)(0)-1) = vntSrcData(0)(aaIdxD(jcnt)(icnt)(1)-1)
		Next icnt
		'	格納データ配列固定値設定
		For icnt = 0 To UBound(aaIdxS(jcnt))
			vntDstData(jcnt)(aaIdxS(jcnt)(icnt)(0)-1) = aaIdxS(jcnt)(icnt)(1)
		Next icnt
		'	格納データ配列数式設定
		For icnt = 0 To UBound(aIdxFmr)
			vntDstData(jcnt)(aIdxFmr(icnt)(0)-1) = _
				"=VLOOKUP(" &amp; strCol3 &amp; iOffset + jcnt + 1 &amp; ";企画管理;" &amp; aIdxFmr(icnt)(1) &amp; ";FALSE)"
		Next icnt
	Next jcnt
	'		値、数式設定
	oDstRange.setFormulaArray(vntDstData)
End Sub '--- setKizaiDataFmr
'======== EOR ========
</script:module>
</file>

<file path=Basic/Standard/GetJsonData.xml><?xml version="1.0" encoding="utf-8"?>
<!DOCTYPE module  PUBLIC '-//OpenOffice.org//DTD OfficeDocument 1.0//EN'  'module.dtd'>
<script:module xmlns:script="http://openoffice.org/2000/script" script:name="GetJsonData" script:language="StarBasic">Option Explicit
' JSONファイルから企画管理ファイルに情報を読み込むマクロ
'					作成：Y.Kataoka	2015-01-22 新規作成 ただし、conkanまでの繋ぎなのでわりと決め打ち
'==== 定数定義
'	シート情報
Const KIKAKUSHEET   = "企画シート"
Const SYUTUENSHEET  = "出演者シート"
Const KIZAISHEET    = "機材シート"
Const JSONFSHEET    = "JSONフォーマット"
'	JSONファイル展開情報
Dim JsonKikakuAry as Variant    ' 企画シート展開    [N][0]:キー
                                '                   [N][1]:企画シート列番号
Dim JsonKizaiAry as Variant     ' 機材シート展開    [N][0]:キー
                                '                   [0][1-]:機材シート列番号
                                '                   [N][1]:展開する値
                                '                   [N][2]:転記内容
                                '                   [N][3]:マイク本数
                                '                   [N][4-]:ハッシュキー
Dim JsonSelfAry as Variant      ' 申込者出演展開    [N][0]:キー
                                '                   [0][1-]:出演者シート列番号
                                '                   [N][1]:展開する値
                                '                   [N][2-]:ハッシュキー
Dim JsonParticAry as Variant    ' 出演者展開        [N][0]:キー
                                '                   [N][1]:出演者シート列番号
'===	企画シート上の列番号
Const KmaxCno           = 40        ' 設定先最右カラム位置
'   数式設定列番号
Const KPlaceCodeCno     = 13		'「決定場所コード」の位置
Const KTantoMACno       = 40        '「担当者メールアドレス」の位置
'   参照される列番号
Const KPgNameCno        = "2"		'「企画名称」の位置
Const KDOSTCno          = "5"		'「実行」の位置
Const KDATECno          = "6"		'「決定日付」の位置
Const KSTimeCno         = "7"		'「決定開始時刻」の位置
Const KETimeCno         = "8"		'「決定終了時刻」の位置
Const KDATE2Cno         = "9"		'「決定日付2」の位置
Const KSTime2Cno        = "10"		'「決定開始時刻2」の位置
Const KETime2Cno        = "11"		'「決定終了時刻2」の位置
Const KPlaceCno         = "12"		'「決定場所」の位置
Const KTantoCno         = "4"		'「企画担当スタッフ」の位置
Const KSelfCno          = "16"		'「申込者」の位置

'   出演者最大数
Const SmaxPno           = 8
'===	出演者シート上の列番号
Const SmaxCno           = 24        ' 設定先最右カラム位置
'   数式設定列番号
Const SDOSTCno          = 2			'「実行」の位置
Const SPgNameCno        = 3			'「企画名称」の位置
Const SDATECno          = 11		'「決定日付」の位置
Const SSTimeCno         = 12		'「決定開始時刻」の位置
Const SETimeCno         = 13		'「決定終了時刻」の位置
Const SDATE2Cno         = 14		'「決定日付2」の位置
Const SSTime2Cno        = 15		'「決定開始時刻2」の位置
Const SETime2Cno        = 16		'「決定終了時刻2」の位置
Const SPlaceCno         = 17		'「決定場所」の位置
Const SConSTCno         = 18		'「コンタクトステータス」の位置
Const SRistrctCno       = 19		'「日付制限」の位置
Const STantoCno         = 20		'「企画担当スタッフ」の位置
Const SSelfCno          = 21        '「申込者」の位置
Const SKikakuNameCno        = 22	 	'「企画ネーム」の位置
Const SKikakuNamefCno       = 23	 	'「企画ネームフリガナ」の位置
Const SRegNoCno         = 24		'「大会番号」の位置

'===	機材シート上の列番号
Const EmaxCno           = 16        ' 設定先最右カラム位置
'   数式設定列番号
Const EDOSTCno          = 2			'「実行」の位置
Const EPgNameCno        = 3			'「企画名称」の位置
Const EPlaceCno         = 8			'「決定場所」の位置
Const EPlaceCodeCno     = 9 		'「決定場所コード」の位置

'===	ゲストシート上の列番号
'   参照される列番号
Const GConSTCno         = "2"	    '「コンタクトステータス」の位置
Const GRistrctCno       = "5"	    '「日付制限」の位置
Const GRegNoCno         = "4"	    '「大会番号」の位置
' 
' ===========================================
'	JSONファイルから情報を読み込み、各シートに追加する
Sub GetJsonData()
	Dim aFileName As Variant
	Dim oDstSheet As Object
	Dim oWindow As Object
	Dim msgstring As String
	Dim icnt As Integer
	Dim oSS As Object
	Dim ssunit As Double

	Dim dicSrcData as Object
	
	If ThisComponent.isReadOnly() Then Exit Sub

    '   JSONフォーマットを読み込む
    getJsonFormat()
	'	JSONファイルを選択する
	aFileName = getOpenJSONFilename()
	If UBound(aFileName) &lt; 0 Then Exit Sub
	' ウィンドウ非表示
	oSS = CreateUnoService("com.sun.star.office.SplashScreen")
	oSS.initialize(Array(True))
	oSS.setValue(1)
	oWindow = ThisComponent.CurrentController.Frame.ContainerWindow
'	oWindow.setVisible(false)
    ' 企画データ読み込み
	msgstring = ""
	ssunit = 100 / ( UBound(aFileName) + 1 )
	For icnt = 0  to UBound(aFileName)
		'	JSONファイルからデータを読み込む(1ファイル1行)
        dicSrcData = getJsonRec(aFileName(icnt))
		If Not dicSrcData.containsKey("企画ID") Then
			If msgstring = "" Then msgstring = "データ不正です"
			msgstring = msgstring &amp; " [" &amp; aFileName(icnt)  &amp; "]"
		Else
			' 企画シートにデータを書き出す
			setJsonKikakuSheet(dicSrcData)
			' 出演者シートにデータを書き出す
			setJsonSyutuenSheet(dicSrcData)
			' 機材シートにデータを書き出す
			setJsonKizaiSheet(dicSrcData)
		EndIf
		oSS.setValue(icnt * ssunit)
	Next icnt
		
	' アクティブシートを元に戻す
	Call MenuActive
	If msgstring = "" Then msgstring = "追記完了"
	' ウィンドウ表示
	oWindow.setVisible(true)
	oSS.initialize(Array(False))
	MsgBox msgstring
End Sub ' --- GetJsonData
' ===========================================
'   JSONフォーマットを読み込む
Private Sub getJsonFormat()
	Dim oDstSheet As Object

	oDstSheet = ThisComponent.getSheets().getByName(JSONFSHEET)
    JsonKikakuAry = oDstSheet.getCellRangeByName("企画シートJSON表").getDataArray()
    JsonKizaiAry  = oDstSheet.getCellRangeByName("機材シートJSON表").getDataArray()
    JsonSelfAry   = oDstSheet.getCellRangeByName("申込者出演JSON表").getDataArray()
    JsonParticAry = oDstSheet.getCellRangeByName("出演者シートJSON表").getDataArray()
End Sub ' --- getJsonFormat
' ===========================================
' JSONファイル名を得る
'					戻り値 ファイル名(URI)配列
Private Function getOpenJSONFilename() as Variant
	Dim oFilePicker As Object
 
	' ダイアログの初期化
 	oFilePicker = createUnoService("com.sun.star.ui.dialogs.FilePicker")
	oFilePicker.initialize(Array(com.sun.star.ui.dialogs.TemplateDescription.FILEOPEN_SIMPLE))
	oFilePicker.Title = "JSONファイル選択"
	oFilePicker.appendFilter( "全てのファイル (*.*)", "*.*" )
	oFilePicker.appendFilter( "JSONファイル (*.json)", "*.json" )
	oFilePicker.setCurrentFilter( "JSONファイル (*.json)" )
	oFilePicker.setMultiSelectionMode(True)
	If 1 = oFilePicker.execute() Then
		' 開く（OK）が押された場合は、1が返されます
		getOpenJSONFilename = oFilePicker.getFiles()
	Else
		getOpenJSONFilename = Array()
	End If
End Function '--- getOpenJSONFilename
' ===========================================
'	JSONファイルからデータを読み込む(1ファイル1行)
'       fname ファイル名(URI)
'					戻り値 データ連想配列 ## JSONファイルと同じ1Dの連想配列
Private Function getJsonRec(fname as String) as Variant
	Dim aArgs(2) As New com.sun.star.beans.PropertyValue
	Dim oSrcBook as Object
	Dim oSrcSheet As Object
	Dim oCursor as Object
	Dim vntSrcData as Variant
	Dim maxcol as long

	aArgs(0).Name = "FilterName"
	aArgs(0).Value = "Text - txt - csv (StarCalc)"
	aArgs(1).Name = "FilterOptions"
	aArgs(1).Value = "44/58/123/125,34,76,1,1/9/2/1" 
            ' 44/58/123/125 , : { } で分割
            ' 34            文字列を"で囲む
            ' 76            UTF8
            ' 1             1行目から読む
            ' 1/9/2/1       書式は1列目は読み込まない 2列め以降は標準
	aArgs(2).Name = "Hidden"
	aArgs(2).Value = True
	oSrcBook = StarDesktop.loadComponentFromURL( fname, "_default", 0, aArgs )
    oSrcSheet = oSrcBook.Sheets(0) 
    ' データが有るカラム数を得る
	oCursor = oSrcSheet.createCursorByRange( oSrcSheet.getCellRangeByName("A1"))
	oCursor.gotoEndOfUsedArea(true)
	maxcol = oCursor.getColumns.Count
    ' 配列に読み込む [0][n]
	vntSrcData = oSrcSheet.getCellRangeByPosition( 0, 0, maxcol, 0 ).getDataArray()
	oSrcBook.close(true)
    ' 配列をDicに変換して関数戻り値に設定
    getJsonRec = cnvJson2Dic( vntSrcData ) 
End Function '--- getJsonRec
'========================================
'	JSONを読み込んだ配列データをハッシュに変換
'       vntSrcData JSONを読み込んだ(0)(N)の配列
'	                (0)(偶数):JSONキー (0)(奇数):JSON値
'					戻り値 データ連想配列
Private Function cnvJson2Dic(vntSrcData as Variant) as Object
    Dim icnt as long
    Dim dicSrcData as Object
	dicSrcData = com.sun.star.container.EnumerableMap.create("string", "any") 
	For icnt = 0 To UBound(vntSrcData(0))-1 STEP 2
	    dicSrcData.put(vntSrcData(0)(icnt), vntSrcData(0)(icnt+1))
    Next icnt
    cnvJson2Dic = dicSrcData
End Function '--- cnvJson2Dic
'========================================
'	企画シートにデータを書き出す
'	    dicSrcData データ連想配列
Private Sub setJsonKikakuSheet(dicSrcData as Object)
    Dim icnt As Long
	Dim lidx As Long
	Dim oDstSheet As Object
	Dim oDstRange As Object
	Dim vntDstData As Variant

	oDstSheet = ThisComponent.getSheets().getByName(KIKAKUSHEET)
	' 空白行インデックスを得る
	lidx = getLastRowNo(ThisComponent, oDstSheet)
	' 設定する範囲を選択
	oDstRange =oDstSheet.getCellRangeByPosition( 0, lidx, KmaxCno-1, lidx )
	' 格納データ配列値初期化
	vntDstData = oDstRange.getFormulaArray()
	' JSON格納データ設定
    For icnt = 0 To Ubound(JsonKikakuAry)
        vntDstData(0)(JsonKikakuAry(icnt)(1)-1) = dicSrcData.get(JsonKikakuAry(icnt)(0))
    Next icnt
	' 決定場所コードの数式設定
	vntDstData(0)(KPlaceCodeCno-1) = "=IF(ISBLANK(L" &amp; lidx+1 &amp; ");"""";VLOOKUP(L" &amp; lidx+1 &amp; ";場所管理;2;0))"
	' 担当者メールアドレスの数式設定
	vntDstData(0)(KTantoMACno-1) = "=IF(ISBLANK(D" &amp; lidx+1 &amp; ");"""";VLOOKUP(D" &amp; lidx+1 &amp; ";担当者情報;3;0))"
	'		値設定
	oDstRange.setFormulaArray(vntDstData)
End Sub '--- setJsonKikakuSheet
'========================================
' 機材シートにデータを書き出す
'	    dicSrcData データ連想配列
Private Sub setJsonKizaiSheet(dicSrcData as Object)
    Dim icnt As Long
    Dim jcnt As Long
	Dim lidx As Long
    Dim ecnt As Long
    Dim eqcnt As Variant
    Dim kizainame as Variant
	Dim oDstSheet As Object
	Dim oDstRange As Object
	Dim vntDstData As Variant

	oDstSheet = ThisComponent.getSheets().getByName(KIZAISHEET)
	' 空白行インデックスを得る
	lidx = getLastRowNo(ThisComponent, oDstSheet)
	' 設定する範囲を選択
    ecnt = Ubound(JsonKizaiAry)  ' 最大行数確保
	oDstRange =oDstSheet.getCellRangeByPosition( 0, lidx, EmaxCno-1, lidx+ecnt )
	vntDstData = oDstRange.getFormulaArray()
	' JSON格納データ設定
    ecnt = 0 ' リセット
    for icnt = 1 To Ubound(JsonKizaiAry)
        kizainame = getKizaiName(dicSrcData, jsonKizaiAry(icnt))
        If (kizainame &lt;&gt; "" ) Then
            ' 企画ID,機材名,機材数は特殊
            vntDstData(ecnt)(JsonKizaiAry(0)(1)-1) = dicSrcData.get(JsonKizaiAry(0)(0))
            vntDstData(ecnt)(JsonKizaiAry(0)(2)-1) = kizainame
            If JsonKizaiAry(icnt)(3) = "" Then
                eqcnt = 1
            Else
                eqcnt = dicSrcData.get(JsonKizaiAry(icnt)(3))
            End If
            vntDstData(ecnt)(JsonKizaiAry(0)(3)-1) = eqcnt
            ' それ以降は展開定義に従う
            For jcnt = 4 To Ubound(JsonKizaiAry(0))
                If ( JsonKizaiAry(icnt)(jcnt) &lt;&gt; "" )  Then
                    vntDstData(ecnt)(JsonKizaiAry(0)(jcnt)-1) = _
                        dicSrcData.get(JsonKizaiAry(icnt)(jcnt))
                End If
            Next jcnt
	        ' 「実行」「企画名称」「決定場所」「決定場所コード」の数式設定
            jcnt = lidx+ecnt+1
            vntDstData(ecnt)(EDOSTCno-1) = _
				"=VLOOKUP(" &amp; "A" &amp; jcnt &amp; ";企画管理;" &amp; KDOSTCno &amp; ";FALSE)"
            vntDstData(ecnt)(EPgNameCno-1) = _
				"=VLOOKUP(" &amp; "A" &amp; jcnt &amp; ";企画管理;" &amp; KPgNameCno &amp; ";FALSE)"
            vntDstData(ecnt)(EPlaceCno-1) = _
				"=VLOOKUP(" &amp; "A" &amp; jcnt &amp; ";企画管理;" &amp; KPlaceCno &amp; ";FALSE)"
            vntDstData(ecnt)(EPlaceCodeCno-1) = _
				"=VLOOKUP(" &amp; "A" &amp; jcnt &amp; ";企画管理;" &amp; KPlaceCodeCno &amp; ";FALSE)"
            ecnt = ecnt + 1
        End If
	Next icnt
	'	値、数式設定
	oDstRange.setFormulaArray(vntDstData)
End Sub '--- setJsonKizaiSheet
' 機材名を取得
'       戻り値 "" 展開しない その他 機材名に設定する値
Private Function getKizaiName(dicSrcData as Object, kizaiNameAry as Variant) As Variant
    Dim wkstr as Variant
    getKizaiName = ""
    wkstr = dicSrcData.get(kizaiNameAry(0))
    If ( kizaiNameAry(2) = "V" ) then
        getKizaiName = wkstr
    ElseIf kizaiNameAry(1) = wkstr then
        getKizaiName = kizaiNameAry(0)
    End If
End Function  ' --- getKizaiName
'========================================
' 出演者シートにデータを書き出す
'	    dicSrcData データ連想配列
Private Sub setJsonSyutuenSheet(dicSrcData as Object)
    Dim icnt As Long
    Dim jcnt As Long
	Dim lidx As Long
    Dim ecnt As Long
    Dim namekey As String
	Dim oDstSheet As Object
	Dim oDstRange As Object
	Dim vntDstData As Variant

	oDstSheet = ThisComponent.getSheets().getByName(SYUTUENSHEET)
	' 空白行インデックスを得る
	lidx = getLastRowNo(ThisComponent, oDstSheet)
	' 設定する範囲を選択
    ecnt = SmaxPno+1  ' 最大行数確保 +1は申込者
	oDstRange =oDstSheet.getCellRangeByPosition( 0, lidx, SmaxCno-1, lidx+ecnt )
	vntDstData = oDstRange.getFormulaArray()
	' まず申込者を設定
    ecnt = 0
    If JsonSelfAry(1)(1) = dicSrcData.get(JsonSelfAry(1)(0)) Then
        ' 企画ID,と出演者名のみ設定
        vntDstData(ecnt)(JsonSelfAry(0)(1)-1) = dicSrcData.get(JsonSelfAry(0)(0))
        vntDstData(ecnt)(JsonSelfAry(0)(2)-1) = dicSrcData.get(JsonSelfAry(1)(2))
        setJsonSyutuenFmr(vntDstData(ecnt), lidx+ecnt)
        ecnt = ecnt + 1
    End If
	' 出演者最大SmaxPno人
    For icnt = 1 To SmaxPno
        namekey = JsonParticAry(1)(0) &amp; icnt
        If dicSrcData.containsKey(namekey) Then
            If ( dicSrcData.get(namekey) &lt;&gt; "" )Then
		        ' 名前 が存在した場合にのみJSON格納データ設定
                '   企画IDは特殊
                vntDstData(ecnt)(JsonParticAry(0)(1)-1) = dicSrcData.get(JsonParticAry(0)(0))
                For jcnt = 1 To Ubound(JsonParticAry)
                    vntDstData(ecnt)(JsonParticAry(jcnt)(1)-1) = dicSrcData.get(JsonParticAry(jcnt)(0) &amp; icnt)
                Next jcnt
                '   数式設定
                setJsonSyutuenFmr(vntDstData(ecnt), lidx+ecnt)
                ecnt = ecnt + 1
		    End If
		End If
    Next icnt
	'	値、数式設定
	oDstRange.setFormulaArray(vntDstData)
End Sub '--- setJsonKikakuSheet
' 出演者シート値、数式設定
'   vntDstData 設定配列 (1次元)
'   lidx       設定行インデックス数式内で使用
Private Sub setJsonSyutuenFmr( vntDstData As Variant, lidx As Long )
	Dim icnt As Integer
	Dim aIdxFmr As Variant

	'	格納数式対応付け配列作成
	aIdxFmr = Array( _
		Array(SDOSTCno,	    "A", ";企画管理;",		KDOSTCno ), _
		Array(SPgNameCno,	"A", ";企画管理;",		KPgNameCno ), _
		Array(SDATECno,	    "A", ";企画管理;",		KDATECno ), _
		Array(SSTimeCno,	"A", ";企画管理;",		KSTimeCno ), _
		Array(SETimeCno,	"A", ";企画管理;",		KETimeCno ), _
		Array(SDATE2Cno,	"A", ";企画管理;",		KDATE2Cno ), _
		Array(SSTime2Cno,	"A", ";企画管理;",		KSTime2Cno ), _
		Array(SETime2Cno,	"A", ";企画管理;",		KETime2Cno ), _
		Array(SPlaceCno,	"A", ";企画管理;",		KPlaceCno ), _
		Array(SConSTCno,	"D", ";ゲスト管理;",	GConSTCno ), _
		Array(SRistrctCno,	"D", ";ゲスト管理;",	GRistrctCno ), _
		Array(STantoCno,	"A", ";企画管理;",		KTantoCno ), _
		Array(SSelfCno,	    "A", ";企画管理;",		KSelfCno), _
		Array(SRegNoCno,	"D", ";ゲスト管理;",	GRegNoCno ) _
	)
	'	格納データ配列数式設定
	For icnt = 0 To UBound(aIdxFmr)
		vntDstData(aIdxFmr(icnt)(0)-1) = _
			"=VLOOKUP(" &amp; aIdxFmr(icnt)(1) &amp; lidx + 1 &amp; aIdxFmr(icnt)(2) &amp; aIdxFmr(icnt)(3) &amp; ";FALSE)"
	Next icnt
	vntDstData(SKikakuNameCno-1)  = "=D" &amp; lidx + 1 ' 企画ネーム
	vntDstData(SKikakuNamefCno-1) = "=E" &amp; lidx + 1 ' 企画ネームフリガナ
End Sub '--- setJsonSyutuenFmr
'======== EOR ========
</script:module>
</file>

<file path=Basic/Standard/KikakuCountCSV.xml><?xml version="1.0" encoding="utf-8"?>
<!DOCTYPE module  PUBLIC '-//OpenOffice.org//DTD OfficeDocument 1.0//EN'  'module.dtd'>
<script:module xmlns:script="http://openoffice.org/2000/script" script:name="KikakuCountCSV" script:language="StarBasic">Option Explicit
' 企画別人数用CSVファイルを作成する
'
'						作成：Y.Kataoka	2013-07-12
'
'=== 定数定義
' 保存ファイル名:KikakuCount_yyyymmdd.csv
Const KIKAKUCOUNT_FILE_NAME = "KikakuCount_"

' シート名
Const SNAME_PERSON		= "出演者シート"

' 出演者シートカラム位置

Const COL_KIKAKUID = 1 	    ' A 企画ID
Const COL_JIKKOSTATUS = 2   ' B 実行ステータス
Const COL_KIKAKUNAME = 3 	' C 企画名称
Const COL_SYUTUENSTATUS = 10 ' J 出演ステータス
Const COL_KDATE1 = 11		' K 決定日付1
Const COL_KFROM1 = 12		' L 決定開始時刻1
Const COL_KDATE2 = 14		' N 決定日付2
Const COL_KFROM2 = 15		' O 決定開始時刻2
Const COL_KROOM = 17		' Q 決定場所

'
' 企画別人数用CSVの作成
'
Sub KikakuCountCSV()
	Dim vntFileName As Variant
 	Dim newDoc As Object
	Dim oWindow As Object

	'ファイル保存パスを得る
	vntFileName = getSaveCSVname(KIKAKUCOUNT_FILE_NAME)
	If vntFileName = False Then Exit Sub

	' ウィンドウ非表示
	oWindow = ThisComponent.CurrentController.Frame.ContainerWindow
	oWindow.setVisible(false)

	' 新たなドキュメントを作成
	newDoc = createNewOneSheetDoc()

    ' データを解析して新ドキュメントに転記
    KikakuCountTransData2Csv(newDoc)
    
	' CSV形式で保存する
    Call saveAsCSV(vntFileName, newDoc)
	'閉じる
	newDoc.Close(True)
   	' アクティブシートを元に戻す
	Call MenuActive
	' ウィンドウ表示
	oWindow.setVisible(true)
End Sub '--- KikakuCountCSV

' ================================
' データを解析して新ドキュメントに転記
' 作成するCSVは
'   企画名,ID,日付,時間,部屋,出演人数,裏方人数,客席人数,通訳人数
'   実行ステータスが 実行... 公開 かつ
'   出演者が0のものは出力しない
Private Sub KikakuCountTransData2Csv(oDstDoc As Object)
	Dim oSS As Object
	Dim ssunit As Double
	Dim oPersonSheet As Object
	Dim iPersonMaxRowNo As Long
    Dim oDstSheet As Object
    Dim iDstRowNo As Long

	' 作成開始
	oSS = CreateUnoService("com.sun.star.office.SplashScreen")
	oSS.initialize(Array(True))
	oSS.setValue(1)

	oPersonSheet = ThisComponent.getSheets().getByName(SNAME_PERSON)
    oDstSheet = oDstDoc.getSheets().getByIndex(0)
	iPersonMaxRowNo = GetLastRowNo(ThisComponent, oPersonSheet)
	ssunit = 100 / iPersonMaxRowNo
	Call SetConstValue2()

    iDstRowNo = 0
	Dim irowcnt As Long
    Dim dstData(8) As Variant

	Dim Status As String
	Dim wkStatus As String

    Dim curKikakuID As String

	Dim KikakuID As String
	Dim KikakuName As String
	Dim kikakuDate1 As Variant
	Dim kikakuStime1 As Variant
	Dim kikakuDate2 As Variant
	Dim kikakuStime2 As Variant
    Dim RoomName As String
    
    Dim CountIndex As Integer

    ' 表題行出力
    dstData(0) = "企画名"
    dstData(1) = "企画ID"
    dstData(2) = "日付"
    dstData(3) = "開始時間"
    dstData(4) = "部屋名"
    dstData(5) = "出演人数"
    dstData(6) = "裏方人数"
    dstData(7) = "客席人数"
    dstData(8) = "通訳人数"
    oDstSheet.getCellRangeByPosition(0, iDstRowNo, 8, iDstRowNo).setDataArray(Array(dstData()))
    iDstRowNo = iDstRowNo + 1

    curKikakuID = ""
	For irowcnt = 1 To iPersonMaxRowNo-1
		' 実行ステータスが「実行」で始まってない &amp; 「公開」で始まってない場合、次
	    Status = oPersonSheet.getCellByPosition(COL_JIKKOSTATUS-1, irowcnt).String
        wkStatus = Left(Status,2)
		If ( Not ( ( wkStatus = "実行" ) Or ( wkStatus = "公開" ) ) ) Then GoTo NEXTPERSON
        ' 出演ステータスが 「出演」「裏方」「客席」「通訳」で始まっていない場合、次
	    Status = oPersonSheet.getCellByPosition(COL_SYUTUENSTATUS-1, irowcnt).String
        wkStatus = Left(Status,2)
		If ( Not ( ( wkStatus = "出演" ) Or ( wkStatus = "裏方" ) Or ( wkStatus = "客席" ) Or ( wkStatus = "通訳" ) ) ) Then GoTo NEXTPERSON

	    KikakuID = oPersonSheet.getCellByPosition(COL_KIKAKUID-1, irowcnt).String
	    ' 企画IDが 5017(公式パーティ) 5031(魔Q)の場合、次
	    If ( ( KikakuID = "5017") Or (KikakuID = "5031") ) Then GoTo NEXTPERSON

        ' 企画が変わったら、出力してクリア
        If ( KikakuID &lt;&gt; curKikakuID ) Then
            ' 最初の行と、出演者数0の時は出力しない
            If ((curKikakuID &lt;&gt; "") And _
                ( (dstData(5) + dstData(6) + dstData(7) + dstData(8)) &gt; 0 ) ) Then
                oDstSheet.getCellRangeByPosition(0, iDstRowNo, 8, iDstRowNo).setDataArray(Array(dstData()))
                iDstRowNo = iDstRowNo + 1
            End If
            ' クリア
            curKikakuID = KikakuID
	        kikakuDate1 = oPersonSheet.getCellByPosition(COL_KDATE1-1, irowcnt).Value
	        kikakuStime1 = oPersonSheet.getCellByPosition(COL_KFROM1-1, irowcnt).Value
	        kikakuDate2 = oPersonSheet.getCellByPosition(COL_KDATE2-1, irowcnt).Value
	        kikakuStime2 = oPersonSheet.getCellByPosition(COL_KFROM2-1, irowcnt).Value
            RoomName = oPersonSheet.getCellByPosition(COL_KROOM-1, irowcnt).String
            dstData(0) = oPersonSheet.getCellByPosition(COL_KIKAKUNAME-1, irowcnt).String
            dstData(1) = KikakuID
            dstData(2) = cnvDate2Daystr(KikakuDate1)
            dstData(3) = cnvDate2Timestr(KikakuDate1, KikakuStime1, true)
            dstData(4) = RoomName
            dstData(5) = 0
            dstData(6) = 0
            dstData(7) = 0
            dstData(8) = 0
            If KikakuDate2 &lt;&gt; 0 Then
                dstData(2) = dstData(2) &amp; " " &amp; cnvDate2Daystr(KikakuDate2)
                dstData(3) = dstData(3) &amp; " " &amp; cnvDate2Timestr(KikakuDate2, KikakuStime2, true)
            End IF
        End If
		If ( wkStatus = "出演" ) Then
            countIndex = 5
        ElseIf ( wkStatus = "裏方" ) Then
            countIndex = 6
        ElseIf ( wkStatus = "客席" ) Then
            countIndex = 7
        ElseIf ( wkStatus = "通訳" ) Then
            countIndex = 8
        Else
            ' ココには来ない
            msgbox("Program Fall")
        End If
        dstData(countIndex) = dstData(countIndex) + 1
NEXTPERSON:
		oSS.setValue(irowcnt * ssunit)
	Next irowcnt
	' 最後の企画出力
    If (( dstData(5) + dstData(6) + dstData(7) + dstData(8)) &gt; 0 ) Then
        oDstSheet.getCellRangeByPosition(0, iDstRowNo, 8, iDstRowNo).setDataArray(Array(dstData()))
        iDstRowNo = iDstRowNo + 1
    End If

	oSS.initialize(Array(False))
	MsgBox iDstRowNo &amp; " 個の企画別人数データを作成しました。"
End Sub ' KikakuCountTransData2Csv
'======== EOF ========
</script:module>
</file>

<file path=Basic/Standard/KikakuPlateCSV.xml><?xml version="1.0" encoding="utf-8"?>
<!DOCTYPE module  PUBLIC '-//OpenOffice.org//DTD OfficeDocument 1.0//EN'  'module.dtd'>
<script:module xmlns:script="http://openoffice.org/2000/script" script:name="KikakuPlateCSV" script:language="StarBasic">Option Explicit
' 企画部屋紙用CSVファイルを作成する
'
'						作成：Y.Kataoka	2013-07-10
'
'=== 定数定義
' 保存ファイル名:KikakuPlate_yyyymmdd.csv
Const KIKAKUPLATE_FILE_NAME = "KikakuPlate_"

' シート名
Const SNAME_KIKAKU		= "企画シート"

' 企画シートカラム位置
Const COL_KIKAKUID = 1 	    ' A 企画ID
Const COL_KIKAKUNAME = 2 	' B 企画名称
Const COL_STATUS = 5            ' E 実行ステータス
Const COL_KDATE1 = 6				' F 決定日付1
Const COL_KFROM1 = 7			' G 決定開始時刻1
Const COL_KDATE2 = 9				' I 決定日付2
Const COL_KFROM2 = 10			' J 決定開始時刻2
Const COL_KROOM = 12				' L 決定場所

'
' 企画部屋紙用CSVの作成
'
Sub KikakuPlateCSV()
	Dim vntFileName As Variant
 	Dim newDoc As Object
	Dim oWindow As Object

	'ファイル保存パスを得る
	vntFileName = getSaveCSVname(KIKAKUPLATE_FILE_NAME)
	If vntFileName = False Then Exit Sub

	' ウィンドウ非表示
	oWindow = ThisComponent.CurrentController.Frame.ContainerWindow
	oWindow.setVisible(false)

	' 新たなドキュメントを作成
	newDoc = createNewOneSheetDoc()

    ' データを解析して新ドキュメントに転記
    KikakuPlateTransData2Csv(newDoc)
    
	' CSV形式で保存する
    Call saveAsCSV(vntFileName, newDoc)
	'閉じる
	newDoc.Close(True)
   	' アクティブシートを元に戻す
	Call MenuActive
	' ウィンドウ表示
	oWindow.setVisible(true)
End Sub '--- KikakuPlateCSV

' ================================
' データを解析して新ドキュメントに転記
' 作成するCSVは
'   企画名,ID,決定日付,決定開始時刻,決定場所
'   実行ステータスが 実行... 公開 を出力
'   企画一つにつき2行出力することもある
Private Sub KikakuPlateTransData2Csv(oDstDoc As Object)
	Dim oSS As Object
	Dim ssunit As Double
	Dim oKikakuSheet As Object
	Dim iKikakuMaxRowNo As Long
    Dim oDstSheet As Object
    Dim iDstRowNo As Long

	' 作成開始
	oSS = CreateUnoService("com.sun.star.office.SplashScreen")
	oSS.initialize(Array(True))
	oSS.setValue(1)

	oKikakuSheet = ThisComponent.getSheets().getByName(SNAME_KIKAKU)
    oDstSheet = oDstDoc.getSheets().getByIndex(0)
	iKikakuMaxRowNo = GetLastRowNo(ThisComponent, oKikakuSheet)
	ssunit = 100 / iKikakuMaxRowNo
	Call SetConstValue2()

    iDstRowNo = 0
	Dim irowcnt As Long
    Dim dstData(4) As Variant

	Dim Status As String
	Dim wkStatus As String
	Dim KikakuID As String
	Dim KikakuName As String
	Dim kikakuDate1 As Variant
	Dim kikakuStime1 As Variant
	Dim kikakuDate2 As Variant
	Dim kikakuStime2 As Variant
    Dim RoomName As String

	For irowcnt = 1 To iKikakuMaxRowNo-1
		' ステータスが「実行」で始まってない &amp; 「公開」で始まってない場合、次
	    Status = oKikakuSheet.getCellByPosition(COL_STATUS-1, irowcnt).String
        wkStatus = Left(Status,2)
		If ( Not ( ( wkStatus = "実行" ) Or ( wkStatus = "公開" ) ) ) Then GoTo NEXTKIKAKU
		' 企画IDが5000未満(外団体使用)の場合、次
		If oKikakuSheet.getCellByPosition(COL_KIKAKUID-1, irowcnt).Value &lt; 5000 Then GoTo NEXTKIKAKU

	    KikakuID = oKikakuSheet.getCellByPosition(COL_KIKAKUID-1, irowcnt).String
	    KikakuName = oKikakuSheet.getCellByPosition(COL_KIKAKUNAME-1, irowcnt).String
	    kikakuDate1 = oKikakuSheet.getCellByPosition(COL_KDATE1-1, irowcnt).Value
	    kikakuStime1 = oKikakuSheet.getCellByPosition(COL_KFROM1-1, irowcnt).Value
	    kikakuDate2 = oKikakuSheet.getCellByPosition(COL_KDATE2-1, irowcnt).Value
	    kikakuStime2 = oKikakuSheet.getCellByPosition(COL_KFROM2-1, irowcnt).Value
        RoomName = oKikakuSheet.getCellByPosition(COL_KROOM-1, irowcnt).String
        ' 日付1出力
        dstData(0) = KikakuName
        dstData(1) = KikakuID
        dstData(2) = cnvDate2Daystr(KikakuDate1)
        dstData(3) = cnvDate2Timestr(KikakuDate1, KikakuStime1, true)
        dstData(4) = RoomName
        oDstSheet.getCellRangeByPosition(0, iDstRowNo, 4, iDstRowNo).setDataArray(Array(dstData()))
        iDstRowNo = iDstRowNo + 1
	    If kikakuDate2 &lt;&gt; 0 Then
            dstData(2) = cnvDate2Daystr(KikakuDate2)
            dstData(3) = cnvDate2Timestr(KikakuDate2, KikakuStime2, true)
            oDstSheet.getCellRangeByPosition(0, iDstRowNo, 4, iDstRowNo).setDataArray(Array(dstData()))
            iDstRowNo = iDstRowNo + 1
        End If
NEXTKIKAKU:
		oSS.setValue(irowcnt * ssunit)
	Next irowcnt

	oSS.initialize(Array(False))
	MsgBox iDstRowNo &amp; " 個の企画部屋紙データを作成しました。"
End Sub ' KikakuPlateTransData2Csv
'======== EOF ========
</script:module>
</file>

<file path=Basic/Standard/KikakuSyutuenCSV.xml><?xml version="1.0" encoding="utf-8"?>
<!DOCTYPE module  PUBLIC '-//OpenOffice.org//DTD OfficeDocument 1.0//EN'  'module.dtd'>
<script:module xmlns:script="http://openoffice.org/2000/script" script:name="KikakuSyutuenCSV" script:language="StarBasic">Option Explicit
' 企画別出演者CSVファイルを作成する
'
'						作成：Y.Kataoka	2013-07-19
'
'=== 定数定義
' 保存ファイル名:KikakuSyutuen_yyyymmdd.csv
Const KIKAKUSYUTUEN_FILE_NAME = "KikakuSyutuen_"

' シート名
Const SNAME_PERSON		= "出演者シート"

' 出演者シートカラム位置

Const COL_KIKAKUID = 1 	    ' A 企画ID
Const COL_JIKKOSTATUS = 2   ' B 実行ステータス
Const COL_KIKAKUNAME = 3 	' C 企画名称
Const COL_SYUTUENSTATUS = 10 ' J 出演ステータス
Const COL_KDATE1 = 11		' K 決定日付1
Const COL_KFROM1 = 12		' L 決定開始時刻1
Const COL_KDATE2 = 14		' N 決定日付2
Const COL_KFROM2 = 15		' O 決定開始時刻2
Const COL_KROOM = 17		' Q 決定場所
Const COL_PKUNAME = 22		' V 企画ネーム

'
' 企画別人数用CSVの作成
'
Sub KikakuSyutuenCSV()
	Dim vntFileName As Variant
 	Dim newDoc As Object
	Dim oWindow As Object

	'ファイル保存パスを得る
	vntFileName = getSaveCSVname(KIKAKUSYUTUEN_FILE_NAME)
	If vntFileName = False Then Exit Sub

	' ウィンドウ非表示
	oWindow = ThisComponent.CurrentController.Frame.ContainerWindow
	oWindow.setVisible(false)

	' 新たなドキュメントを作成
	newDoc = createNewOneSheetDoc()

    ' データを解析して新ドキュメントに転記
    KikakuSyutuenTransData2Csv(newDoc)
    
	' CSV形式で保存する
    Call saveAsCSV(vntFileName, newDoc)
	'閉じる
	newDoc.Close(True)
   	' アクティブシートを元に戻す
	Call MenuActive
	' ウィンドウ表示
	oWindow.setVisible(true)
End Sub '--- KikakuSyutuenCSV

' ================================
' データを解析して新ドキュメントに転記
' 作成するCSVは
'   企画名,ID,日付,時間,部屋,出演者名&lt;ステータス&gt;\n...
'   実行ステータスが 実行... 公開 のもののみ
Private Sub KikakuSyutuenTransData2Csv(oDstDoc As Object)
	Dim oSS As Object
	Dim ssunit As Double
	Dim oPersonSheet As Object
	Dim iPersonMaxRowNo As Long
    Dim oDstSheet As Object
    Dim iDstRowNo As Long

	' 作成開始
	oSS = CreateUnoService("com.sun.star.office.SplashScreen")
	oSS.initialize(Array(True))
	oSS.setValue(1)

	oPersonSheet = ThisComponent.getSheets().getByName(SNAME_PERSON)
    oDstSheet = oDstDoc.getSheets().getByIndex(0)
	iPersonMaxRowNo = GetLastRowNo(ThisComponent, oPersonSheet)
	ssunit = 100 / iPersonMaxRowNo
	Call SetConstValue2()

    iDstRowNo = 0
	Dim irowcnt As Long
    Dim dstData(5) As Variant

	Dim Status As String
	Dim wkStatus As String

    Dim curKikakuID As String

	Dim KikakuID As String
	Dim KikakuName As String
	Dim kikakuDate1 As Variant
	Dim kikakuStime1 As Variant
	Dim kikakuDate2 As Variant
	Dim kikakuStime2 As Variant
    Dim RoomName As String
    
    Dim CountIndex As Integer

    ' 表題行出力
    dstData(0) = "企画名"
    dstData(1) = "企画ID"
    dstData(2) = "日付"
    dstData(3) = "開始時間"
    dstData(4) = "部屋名"
    dstData(5) = "出演者&lt;ステータス&gt;"
    oDstSheet.getCellRangeByPosition(0, iDstRowNo, 5, iDstRowNo).setDataArray(Array(dstData()))
    iDstRowNo = iDstRowNo + 1

    curKikakuID = ""
	For irowcnt = 1 To iPersonMaxRowNo-1
		' 実行ステータスが「実行」で始まってない &amp; 「公開」で始まってない場合、次
	    Status = oPersonSheet.getCellByPosition(COL_JIKKOSTATUS-1, irowcnt).String
        wkStatus = Left(Status,2)
		If ( Not ( ( wkStatus = "実行" ) Or ( wkStatus = "公開" ) ) ) Then GoTo NEXTPERSON
        ' 出演ステータスが 「出演」「裏方」「客席」「通訳」で始まっていない場合、次
	    Status = oPersonSheet.getCellByPosition(COL_SYUTUENSTATUS-1, irowcnt).String
        wkStatus = Left(Status,2)
		If ( Not ( ( wkStatus = "出演" ) Or ( wkStatus = "裏方" ) Or ( wkStatus = "客席" ) Or ( wkStatus = "通訳" ) ) ) Then GoTo NEXTPERSON

	    KikakuID = oPersonSheet.getCellByPosition(COL_KIKAKUID-1, irowcnt).String
	    ' 企画IDが 5017(公式パーティ) 5031(魔Q)の場合、次
	    If ( ( KikakuID = "5017") Or (KikakuID = "5031") ) Then GoTo NEXTPERSON

        ' 企画が変わったら、出力してクリア
        If ( KikakuID &lt;&gt; curKikakuID ) Then
            ' 最初の行は出力しない
            If (curKikakuID &lt;&gt; "") Then
                oDstSheet.getCellRangeByPosition(0, iDstRowNo, 5, iDstRowNo).setDataArray(Array(dstData()))
                iDstRowNo = iDstRowNo + 1
            End If
            ' クリア
            curKikakuID = KikakuID
	        kikakuDate1 = oPersonSheet.getCellByPosition(COL_KDATE1-1, irowcnt).Value
	        kikakuStime1 = oPersonSheet.getCellByPosition(COL_KFROM1-1, irowcnt).Value
	        kikakuDate2 = oPersonSheet.getCellByPosition(COL_KDATE2-1, irowcnt).Value
	        kikakuStime2 = oPersonSheet.getCellByPosition(COL_KFROM2-1, irowcnt).Value
            RoomName = oPersonSheet.getCellByPosition(COL_KROOM-1, irowcnt).String
            dstData(0) = oPersonSheet.getCellByPosition(COL_KIKAKUNAME-1, irowcnt).String
            dstData(1) = KikakuID
            dstData(2) = cnvDate2Daystr(KikakuDate1)
            dstData(3) = cnvDate2Timestr(KikakuDate1, KikakuStime1, true)
            dstData(4) = RoomName
            dstData(5) = ""
            If KikakuDate2 &lt;&gt; 0 Then
                dstData(2) = dstData(2) &amp; " " &amp; cnvDate2Daystr(KikakuDate2)
                dstData(3) = dstData(3) &amp; " " &amp; cnvDate2Timestr(KikakuDate2, KikakuStime2, true)
            End IF
        End If
        If dstData(5) &lt;&gt; "" Then
            dstData(5) = dstData(5) &amp; Chr$(10)
        End If
        dstData(5) = dstData(5) &amp; oPersonSheet.getCellByPosition(COL_PKUNAME-1, irowcnt).String &amp; " &lt;" &amp; Status &amp; "&gt;"
NEXTPERSON:
		oSS.setValue(irowcnt * ssunit)
	Next irowcnt
	' 最後の企画出力
    oDstSheet.getCellRangeByPosition(0, iDstRowNo, 5, iDstRowNo).setDataArray(Array(dstData()))
    iDstRowNo = iDstRowNo + 1

	oSS.initialize(Array(False))
	MsgBox iDstRowNo &amp; " 個の企画別出演者データを作成しました。"
End Sub ' KikakuSyutuenTransData2Csv
'======== EOF ========

</script:module>
</file>

<file path=Basic/Standard/NamePlateCSV.xml><?xml version="1.0" encoding="utf-8"?>
<!DOCTYPE module  PUBLIC '-//OpenOffice.org//DTD OfficeDocument 1.0//EN'  'module.dtd'>
<script:module xmlns:script="http://openoffice.org/2000/script" script:name="NamePlateCSV" script:language="StarBasic">Option Explicit
' 前垂用CSVファイルを作成する
'
'						作成：Y.Kataoka	2013-07-12
'
'=== 定数定義
' 保存ファイル名:NamePlate_yyyymmdd.csv
Const NAMEPLATE_FILE_NAME = "NamePlate_"

' シート名
Const SNAME_PERSON		= "出演者シート"

' 出演者シートカラム位置

Const COL_KIKAKUID = 1 	    ' A 企画ID
Const COL_JIKKOSTATUS = 2   ' B 実行ステータス
Const COL_KIKAKUNAME = 3 	' C 企画名称
Const COL_SYUTUENSTATUS = 10 ' J 出演ステータス
Const COL_KDATE1 = 11		' K 決定日付1
Const COL_KFROM1 = 12		' L 決定開始時刻1
Const COL_KDATE2 = 14		' N 決定日付2
Const COL_KFROM2 = 15		' O 決定開始時刻2
Const COL_KROOM = 17		' Q 決定場所
Const COL_PERSONKNAME = 22  ' V 出演者名(企画ネーム)


'
' 前垂用CSVの作成
'
Sub NamePlateCSV()
	Dim vntFileName As Variant
 	Dim newDoc As Object
	Dim oWindow As Object

	'ファイル保存パスを得る
	vntFileName = getSaveCSVname(NAMEPLATE_FILE_NAME)
	If vntFileName = False Then Exit Sub

	' ウィンドウ非表示
	oWindow = ThisComponent.CurrentController.Frame.ContainerWindow
	oWindow.setVisible(false)

	' 新たなドキュメントを作成
	newDoc = createNewOneSheetDoc()

    ' データを解析して新ドキュメントに転記
    NamePlateTransData2Csv(newDoc)
    
	' CSV形式で保存する
    Call saveAsCSV(vntFileName, newDoc)
	'閉じる
	newDoc.Close(True)
   	' アクティブシートを元に戻す
	Call MenuActive
	' ウィンドウ表示
	oWindow.setVisible(true)
End Sub '--- NamePlateCSV

' ================================
' データを解析して新ドキュメントに転記
' 作成するCSVは
'   出演者,企画名,部屋,ID,決定日付,決定時刻
'   実行ステータスが 実行... 公開 かつ
'   出演ステータスが 出演... 裏方... 客席... 通訳... を出力
'   出演者シート1行につき2行出力することもある
Private Sub NamePlateTransData2Csv(oDstDoc As Object)
	Dim oSS As Object
	Dim ssunit As Double
	Dim oPersonSheet As Object
	Dim iPersonMaxRowNo As Long
    Dim oDstSheet As Object
    Dim iDstRowNo As Long

	' 作成開始
	oSS = CreateUnoService("com.sun.star.office.SplashScreen")
	oSS.initialize(Array(True))
	oSS.setValue(1)

	oPersonSheet = ThisComponent.getSheets().getByName(SNAME_PERSON)
    oDstSheet = oDstDoc.getSheets().getByIndex(0)
	iPersonMaxRowNo = GetLastRowNo(ThisComponent, oPersonSheet)
	ssunit = 100 / iPersonMaxRowNo
	Call SetConstValue2()

    iDstRowNo = 0
	Dim irowcnt As Long
    Dim dstData(5) As Variant

	Dim Status As String
	Dim wkStatus As String

	Dim KikakuID As String
	Dim KikakuName As String
	Dim kikakuDate1 As Variant
	Dim kikakuStime1 As Variant
	Dim kikakuDate2 As Variant
	Dim kikakuStime2 As Variant
    Dim RoomName As String
    Dim PersonName As String

	For irowcnt = 1 To iPersonMaxRowNo-1
		' 実行ステータスが「実行」で始まってない &amp; 「公開」で始まってない場合、次
	    Status = oPersonSheet.getCellByPosition(COL_JIKKOSTATUS-1, irowcnt).String
        wkStatus = Left(Status,2)
		If ( Not ( ( wkStatus = "実行" ) Or ( wkStatus = "公開" ) ) ) Then GoTo NEXTPERSON
        ' 出演ステータスが 「出演」「裏方」「客席」「通訳」で始まっていない場合、次
	    Status = oPersonSheet.getCellByPosition(COL_SYUTUENSTATUS-1, irowcnt).String
        wkStatus = Left(Status,2)
		If ( Not ( ( wkStatus = "出演" ) Or ( wkStatus = "裏方" ) Or ( wkStatus = "客席" ) Or ( wkStatus = "通訳" ) ) ) Then GoTo NEXTPERSON

	    KikakuID = oPersonSheet.getCellByPosition(COL_KIKAKUID-1, irowcnt).String
	    ' 企画IDが 5017(公式パーティ) 5031(魔Q)の場合、次
	    If ( ( KikakuID = "5017") Or (KikakuID = "5031") ) Then GoTo NEXTPERSON

	    KikakuName = oPersonSheet.getCellByPosition(COL_KIKAKUNAME-1, irowcnt).String
	    kikakuDate1 = oPersonSheet.getCellByPosition(COL_KDATE1-1, irowcnt).Value
	    kikakuStime1 = oPersonSheet.getCellByPosition(COL_KFROM1-1, irowcnt).Value
	    kikakuDate2 = oPersonSheet.getCellByPosition(COL_KDATE2-1, irowcnt).Value
	    kikakuStime2 = oPersonSheet.getCellByPosition(COL_KFROM2-1, irowcnt).Value
        RoomName = oPersonSheet.getCellByPosition(COL_KROOM-1, irowcnt).String
        PersonName = oPersonSheet.getCellByPosition(COL_PERSONKNAME-1, irowcnt).String
        
        ' 日付1出力
        dstData(0) = PersonName
        dstData(1) = KikakuName
        dstData(2) = RoomName
        dstData(3) = KikakuID
        dstData(4) = cnvDate2Daystr(KikakuDate1)
        dstData(5) = cnvDate2Timestr(KikakuDate1, KikakuStime1, true)
        oDstSheet.getCellRangeByPosition(0, iDstRowNo, 5, iDstRowNo).setDataArray(Array(dstData()))
        iDstRowNo = iDstRowNo + 1
	    If kikakuDate2 &lt;&gt; 0 Then
            dstData(4) = cnvDate2Daystr(KikakuDate2)
            dstData(5) = cnvDate2Timestr(KikakuDate2, KikakuStime2, true)
            oDstSheet.getCellRangeByPosition(0, iDstRowNo, 5, iDstRowNo).setDataArray(Array(dstData()))
            iDstRowNo = iDstRowNo + 1
        End If
NEXTPERSON:
		oSS.setValue(irowcnt * ssunit)
	Next irowcnt

	oSS.initialize(Array(False))
	MsgBox iDstRowNo &amp; " 個の前垂データを作成しました。"
End Sub ' NamePlateTransData2Csv
'======== EOF ========
</script:module>
</file>

<file path=Basic/Standard/ParticipantsList.xml><?xml version="1.0" encoding="utf-8"?>
<!DOCTYPE module  PUBLIC '-//OpenOffice.org//DTD OfficeDocument 1.0//EN'  'module.dtd'>
<script:module xmlns:script="http://openoffice.org/2000/script" script:name="ParticipantsList" script:language="StarBasic" script:moduleType="document">Option Explicit
' コマごとの出演者リスト 時間別出演者一覧を作成
'						作成：Y.Kataoka 2013-04-19
'==== 定数定義
Const SHEET_GUEST = "ゲストシート"
Const COL_GUESTNAME = 1	' A 出演者氏名
Const COL_DSTSTART   = 8	' H 最初の企画コマ列番号

Const SHEET_PARTIC = "時間別出演者一覧"

' ===========================================
'
' コマごとの出演者リスト 時間別出演者一覧を作成
'
Sub ParticipantsList()
	Dim oGuestSheet As Object
	Dim oParticSheet As Object
	Dim iSrcMaxRowNo As Long ' 出力元最下行番号
	Dim iDstMaxRowNo As Long ' 出力先最下行番号
	Dim iColDstEnd As Long ' 出力先最右カラム番号
	Dim oDstArea As Object
	Dim aDstRowNo as Variant
	Dim iMaxDT as Integer
	Dim ssunit As Double
	Dim icnt as Integer
	Dim icnt2 as Integer
	Dim oSS As Object
	Dim oWindow As Object
	
	If ThisComponent.isReadOnly() Then Exit Sub

	' スプラッシュ表示/ウィンドウ非表示
	oSS = CreateUnoService("com.sun.star.office.SplashScreen")
	oSS.initialize(Array(True))
	oSS.setValue(1)
	oWindow = ThisComponent.CurrentController.Frame.ContainerWindow
	oWindow.setVisible(false)

	' 定数等読み込み
	Call SetConstValue2()
	oGuestSheet = ThisComponent.getSheets().getByName(SHEET_GUEST)
	oParticSheet = ThisComponent.getSheets().getByName(SHEET_PARTIC)
	iSrcMaxRowNo = GetLastRowNo(ThisComponent, oGuestSheet)
	iDstMaxRowNo = GetLastRowNo(ThisComponent, oParticSheet)
	iColDstEnd = GetLastClmNo( ThisComponent, oParticSheet )
	
	' 出力先をクリア
	If iDstMaxRowNo &gt; 1 Then
		oDstArea = oParticSheet.getCellRangeByPosition( 0, 1, iColDstEnd-1, iDstMaxRowNo-1)
	'	 数値、文字列、式、書式クリア
  		oDstArea.clearContents( _
			com.sun.star.sheet.CellFlags.VALUE + _
			com.sun.star.sheet.CellFlags.DATETIME + _
			com.sun.star.sheet.CellFlags.STRING + _
			com.sun.star.sheet.CellFlags.FORMULA _
			)
	End If

	' 出力先の各列行番号初期化
	iMaxDT = iColDstEnd - COL_DSTSTART
	aDstRowNo = DimArray(iMaxDT)
	For icnt=0 To iMaxDT
		aDstRowNo(icnt) = 2
	next icnt

	' 1行づつ企画出演をチェックし、名前を転記
	Dim PName As String
	Dim iclmno As Long
	Dim irowno As Long

	ssunit = 100 / iSrcMaxRowNo
	For icnt = 1 To iSrcMaxRowNo -1
		PName	= oGuestSheet.getCellByPosition(COL_GUESTNAME-1, icnt).String
		For icnt2 = 0 To iMaxDT
			iclmno = COL_DSTSTART + icnt2 -1
			irowno = aDstRowNo(icnt2) - 1
			If oGuestSheet.getCellByPosition(iclmno, icnt).String &lt;&gt; "" Then
				oParticSheet.getCellByPosition(iclmno, irowno).String = PName
				oParticSheet.getCellByPosition(0, irowno).String = "1"
				aDstRowNo(icnt2) = irowno + 1 + 1
			End If
		next icnt2
		oSS.setValue((icnt+1) * ssunit)
	next icnt

  	' アクティブシートを元に戻す
	Call MenuActive
	' ウィンドウ表示
	oWindow.setVisible(true)
	oSS.initialize(Array(False))
End Sub ' --- PersonCopy
'======== EOF ========	
	

</script:module>
</file>

<file path=Basic/Standard/PersonCheck.xml><?xml version="1.0" encoding="utf-8"?>
<!DOCTYPE module  PUBLIC '-//OpenOffice.org//DTD OfficeDocument 1.0//EN'  'module.dtd'>
<script:module xmlns:script="http://openoffice.org/2000/script" script:name="PersonCheck" script:language="StarBasic">Option Explicit
' 出演者の重複チェック
'						作成：A.Shibata　2011-06-26
'						変更：A.Shibata　2011-07-23
'						変更：Y.MIyazaki 2011-08-05
'						変更：A.Shibata　2011-08-13 一時的にサイン会(5053)を処理対象外にする
'						変更：A.Shibata　2011-08-13 検索条件を一致へ
'						移植：Y.Kataoka	2012-10-02 OpenOfficeへの移植、コード整理
'
'==== 定数定義
Const COL_ID = 1					' A ID
Const COL_DATE1 = 11			' K 決定日付1
Const COL_FROM1 = 12			' L 決定開始時刻1
Const COL_TO1 = 13				' M 決定終了時刻1
Const COL_DATE2 = 14			' N 決定日付2
Const COL_FROM2 = 15			' O 決定開始時刻2
Const COL_TO2 = 16				' P 決定終了時刻2
Const COL_PERSONNAME = 4	' D 出演者氏名
Const COL_STATUS = 10		' J 出演ステータス

Const SHEET_PERSON = "出演者シート"
Const SHEET_GUEST = "ゲストシート"

' ===========================================
'
' 企画出演者の重複チェック
'
Sub PersonCheck()
	Dim oPersonSheet As Object
	Dim oGuestSheet As Object
	Dim iDstMaxRowNo As Long
	Dim confrict_count As Integer ' 重複数
	Dim oSS As Object
	Dim oWindow As Object

	If ThisComponent.isReadOnly() Then Exit Sub

	oSS = CreateUnoService("com.sun.star.office.SplashScreen")
	oSS.initialize(Array(True))
	oSS.setValue(1)

	' ウィンドウ非表示
	oWindow = ThisComponent.CurrentController.Frame.ContainerWindow
	oWindow.setVisible(false)

	oGuestSheet = ThisComponent.getSheets().getByName(SHEET_GUEST)
	oPersonSheet = ThisComponent.getSheets().getByName(SHEET_PERSON)
	iDstMaxRowNo = GetLastRowNo(ThisComponent, oGuestSheet)
	' データクリア
	confrict_count = 0
	Call ClearDstArea(oGuestSheet, iDstMaxRowNo)

	' 順に企画データを処理する
	Dim iMaxRowNo As Long
	Dim icnt As Long
	Dim ssunit As Double

	Dim KikakuID As String
	Dim DoDate As Variant
	Dim FromTime As Variant
	Dim ToTime As Variant
	Dim PersonName As String
	Dim Status As String
	Dim canConf as String

	iMaxRowNo = GetLastRowNo(ThisComponent, oPersonSheet)
	ssunit = 50 / iMaxRowNo
	Call SetConstValue2()
	For icnt = 1 To iMaxRowNo -1
		KikakuID			= oPersonSheet.getCellByPosition(COL_ID-1, icnt).String
		PersonName	= oPersonSheet.getCellByPosition(COL_PERSONNAME-1, icnt).String
		Status			= oPersonSheet.getCellByPosition(COL_STATUS-1, icnt).String
		DoDate			= oPersonSheet.getCellByPosition(COL_DATE1-1, icnt).Value
		FromTime		= oPersonSheet.getCellByPosition(COL_FROM1-1, icnt).Value
		ToTime			= oPersonSheet.getCellByPosition(COL_TO1-1, icnt).Value
		If Status = "大会不参加" Or Status = "企画不参加" Or Status = "企画中止" Then Goto NEXTKIKAKU
		
		canConf = ""
		Call StoreTime(KikakuID,  PersonName, canConf, DoDate,  FromTime, ToTime, _
								oGuestSheet, iDstMaxRowNo, confrict_count, -1)
		DoDate			= oPersonSheet.getCellByPosition(COL_DATE2-1, icnt).Value
		FromTime		= oPersonSheet.getCellByPosition(COL_FROM2-1, icnt).Value
		ToTime			= oPersonSheet.getCellByPosition(COL_TO2-1, icnt).Value
		Call StoreTime(KikakuID,  PersonName, canConf, DoDate,  FromTime, ToTime, _
								oGuestSheet, iDstMaxRowNo, confrict_count, -1)
NEXTKIKAKU:
		oSS.setValue(icnt * ssunit)
	Next icnt
	' 重複チェック
	Call recheckConfrict(oGuestSheet, iDstMaxRowNo, confrict_count, oSS)
   	' アクティブシートを元に戻す
	Call MenuActive
	' ウィンドウ表示
	oWindow.setVisible(true)
	oSS.initialize(Array(False))
	MsgBox "PersonCheck 重複の可能性が " &amp; confrict_count &amp; " 件あります"
End Sub '--- PersonCheck_notify
'====定数定義
Const COL_COUNT = 7		' G 企画数列番号
Const COL_DSTSTART = 8	' H 最初の企画コマ列番号

' セルの背景色
Const COLOR_CONFLICT = "&amp;HFFFF00"	' 重複時の背景色
Const COLOR_OK = "&amp;H8888FF"				' 問題のない重複時の背景色
'
' 重複チェック
'
Sub recheckConfrict(oSheet As Object, maxRowNo As Long, ConfCount As Integer, oSS As Object)
	Dim maxColNo As Long
	Dim rcnt As Long
	Dim ccnt As Long
	Dim oCell As Object
	Dim ssunit As Double
	Dim oldCol As Long
	Dim arrayCanDoubleID as Variant
	Dim aKikakuIDs As Variant
	Dim icnt As Integer
	Dim jcnt As Integer
	Dim cantConfCount As Integer
	
	arrayCanDoubleID = CanDoubleID()
	maxColNo = GetLastClmNo( ThisComponent, oSheet )
	ssunit = 50 / maxRowNo
	For rcnt = 1 To maxRowNo
		For ccnt = COL_DSTSTART-1 To maxColNo
			oCell = oSheet.getCellByPosition(ccnt, rcnt)
			oldCol = oCell.getPropertyValue("CellBackColor")
			If Not ( oldCol = -1 ) Then
				aKikakuIDs = Split(oCell.String, ", ")
				cantConfCount = UBound(aKikakuIDs) + 1
				For icnt = 0 To UBound(aKikakuIDs)
					For jcnt = 0 To UBound(arrayCanDoubleID)
						If aKikakuIDs(icnt) = arrayCanDoubleID(jcnt) Then
							cantConfCount = cantConfCount - 1
							goto NEXTICNT
						End If
					Next jcnt
NEXTICNT:
				Next icnt
				If cantConfCount &lt; 2 Then
					oCell.CellBackColor = COLOR_OK
					ConfCount = ConfCount - UBound(aKikakuIDs)
				End If
			End If
		Next ccnt
		oSS.setValue(50 + (rcnt * ssunit))
	Next rcnt
End Sub	'--- recheckConfrict
'
'  出演者が他の企画と重複して良い企画のID配列
'
Dim aCanDoubleID as Variant ' 出演者が他の企画と重複して良い企画のID配列
Function CanDoubleID(Optional sDblIds as String) As Variant
	If (Not IsMissing(sDblIds)) and (sDblIds &lt;&gt;  "") then
		aCanDoubleID = Split(sDblIds)
	End If
	CanDoubleID = aCanDoubleID
End Function '--- CanDoubleID
'======== EOF ========
</script:module>
</file>

<file path=Basic/Standard/PersonCopy.xml><?xml version="1.0" encoding="utf-8"?>
<!DOCTYPE module  PUBLIC '-//OpenOffice.org//DTD OfficeDocument 1.0//EN'  'module.dtd'>
<script:module xmlns:script="http://openoffice.org/2000/script" script:name="PersonCopy" script:language="StarBasic">Option Explicit
' 出演者の名前とふりがなをゲストシートに転記
'						作成：Y.Kataoka 2012-11-09
'==== 定数定義
Const SHEET_PERSON = "出演者シート"
Const COL_PROGSTATUS = 2 ' B 出演
Const COL_PERSONNAME = 4	' D 出演者氏名
Const COL_PERSONKANA = 5	' E 出演者氏名ふりがな

Const SHEET_GUEST = "ゲストシート"
Const COL_GUESTNAME = 1	' A 出演者氏名
Const COL_GUESTKANA = 3	' C 出演者氏名ふりがな


' ===========================================
'
' 出演者の名前とふりがなをゲストシートに転記
'
Sub PersonCopy()
	Dim oPersonSheet As Object
	Dim oGuestSheet As Object
	Dim iDstMaxRowNo As Long
	Dim iSrcMaxRowNo As Long
	Dim oSS As Object
	Dim oWindow As Object
	Dim ssunit As Double
	Dim icnt As Long
	Dim eflg As Boolean

	If ThisComponent.isReadOnly() Then Exit Sub

	' スプラッシュ表示/ウィンドウ非表示
	oSS = CreateUnoService("com.sun.star.office.SplashScreen")
	oSS.initialize(Array(True))
	oSS.setValue(1)

	eflg = true
	On Error GoTo ENDSUB

	oWindow = ThisComponent.CurrentController.Frame.ContainerWindow
	oWindow.setVisible(false)

	oGuestSheet = ThisComponent.getSheets().getByName(SHEET_GUEST)
	oPersonSheet = ThisComponent.getSheets().getByName(SHEET_PERSON)

	iDstMaxRowNo = GetLastRowNo(ThisComponent, oGuestSheet)
	iSrcMaxRowNo = GetLastRowNo(ThisComponent, oPersonSheet)
	If iSrcMaxRowNo &lt;= 1 Then
		eflg = false
		GoTo ENDSUB ' 念のため
	Endif
	ssunit = 100 / ( iDstMaxRowNo + iSrcMaxRowNo )

	' ゲストシート記載済み名前ハッシュを作成
	Dim oNameDic As Object
	Dim vntSrcData As Variant

	oNameDic = com.sun.star.container.EnumerableMap.create("string", "string") 
	If iDstMaxRowNo &gt; 1 Then
		vntSrcData = oGuestSheet.getCellRangeByPosition( 0, 1, 1, iDstMaxRowNo-1).getDataArray()
		For icnt = 0 To Ubound(vntSrcData)
			If Not (Left(vntSrcData(icnt)(1), 4) = "企画中止") Then
				oNameDic.put(vntSrcData(icnt)(0), "1")
			End If
			oSS.setValue((icnt+1) * ssunit)
		Next icnt
	End If

	' 出演者シートを順に処理する
	Dim ssBase As Long
	Dim PName As String
	Dim PKana As String
	Dim PStat As String

	ssBase = iDstMaxRowNo * ssunit
	For icnt = 1 To iSrcMaxRowNo -1
		PName	= oPersonSheet.getCellByPosition(COL_PERSONNAME-1, icnt).String
		PKana	= oPersonSheet.getCellByPosition(COL_PERSONKANA-1, icnt).String
		PStat	= Right( oPersonSheet.getCellByPosition(COL_PROGSTATUS-1, icnt).String, 2)
		If Not( PStat = "中止" Or PStat = "統合" Or PStat = "分割" ) Then
	    	If ( Not (PName = "") ) And ( Not oNameDic.containsKey(PName) ) Then  
				oNameDic.put(PName, "1")
				oGuestSheet.getCellByPosition(COL_GUESTNAME-1, iDstMaxRowNo).String = PName
				oGuestSheet.getCellByPosition(COL_GUESTKANA-1, iDstMaxRowNo).String = PKana
				iDstMaxRowNo = iDstMaxRowNo + 1
			End If
		End If
		oSS.setValue(ssBase + ( icnt * ssunit ))
	Next icnt

	' 出演者名(よみがな)でソート
	Dim aSortDesc(3) As New com.sun.star.beans.PropertyValue
	Dim aSortFields(0) As New com.sun.star.util.SortField

	aSortFields(0).Field = COL_GUESTKANA - 1
	aSortFields(0).SortAscending = True
	aSortDesc(0).Name = "SortFields"
	aSortDesc(0).Value = aSortFields()
	aSortDesc(1).Name = "ContainsHeader"
	aSortDesc(1).Value = true
	aSortDesc(2).Name = "IsCaseSensitive"
	aSortDesc(2).Value = false
	aSortDesc(3).Name = "BindFormatsToContent"
	aSortDesc(3).Value = true
	oGuestSheet.sort(aSortDesc)
	
	eflg = false

ENDSUB:
	if eflg Then MsgBox Erl &amp; ":" &amp; Error$
  	' アクティブシートを元に戻す
	Call MenuActive
	' ウィンドウ表示
	oWindow.setVisible(true)
	oSS.initialize(Array(False))
	exit sub
End Sub ' --- PersonCopy
'======== EOF ========
</script:module>
</file>

<file path=Basic/Standard/RoomCheck.xml><?xml version="1.0" encoding="utf-8"?>
<!DOCTYPE module  PUBLIC '-//OpenOffice.org//DTD OfficeDocument 1.0//EN'  'module.dtd'>
<script:module xmlns:script="http://openoffice.org/2000/script" script:name="RoomCheck" script:language="StarBasic">Option Explicit
' 企画部屋の重複チェック
'						作成：A.Shibata　2011-06-19
'						変更：A.Shibata　2011-06-26 重複セルに色付け
'						変更：A.Shibata　 2011-07-08 「表示順序」をN(14)に追加
'						移植：Y.Kataoka	2012-10-12 OpenOfficeへの移植、コード整理
'
Const COL_ID = 1				' A ID
Const COL_DATE1 = 6			' F 決定日付
Const COL_FROM1 = 7		' G 決定開始時刻
Const COL_TO1 = 8			' H 決定終了時刻
Const COL_DATE2 = 9			' I 決定日付２
Const COL_FROM2 = 10		' J 決定開始時刻２
Const COL_TO2 = 11			' K 決定終了時刻２
Const COL_ROOMID = 13		' M 決定場所コード
Const COL_ROOMIDX = 14	' N 表示順序

Const SHEET_KIKAKU = "企画シート"
Const SHEET_ROOM = "場所コード"
Const SHEET_KIZAI = "機材シート"

Const CNST_USENETCOLOR = "&amp;H8F008F"

'===================================================-
'
' 企画部屋の重複チェック
'
Sub RoomCheck()
	Dim oKikakuSheet As Object
	Dim oRoomSheet As Object
	Dim oKizaiSheet As Object
	Dim iDstMaxRowNo As Long
	Dim iKizaiMaxRno As Long
	Dim confrict_count As Integer ' 重複数
	Dim oSS As Object
	Dim oWindow As Object

	If ThisComponent.isReadOnly() Then Exit Sub

	oSS = CreateUnoService("com.sun.star.office.SplashScreen")
	oSS.initialize(Array(True))
	oSS.setValue(1)

	' ウィンドウ非表示
	oWindow = ThisComponent.CurrentController.Frame.ContainerWindow
 	oWindow.setVisible(false)

	oKikakuSheet = ThisComponent.getSheets().getByName(SHEET_KIKAKU)
	oRoomSheet	 = ThisComponent.getSheets().getByName(SHEET_ROOM)
	oKizaiSheet	 = ThisComponent.getSheets().getByName(SHEET_KIZAI)
	iDstMaxRowNo = GetLastRowNo(ThisComponent, oRoomSheet)
	iKizaiMaxRno = GetLastRowNo(ThisComponent, oKizaiSheet)
	' データクリア
	confrict_count = 0
	Call ClearDstArea(oRoomSheet, iDstMaxRowNo)

	' 順に企画データを処理する
	Dim iMaxRowNo As Long
	Dim icnt As Long
	Dim ssunit As Double

	Dim KikakuID As String
	Dim DoDate As Variant
	Dim FromTime As Variant
	Dim ToTime As Variant
	Dim RoomID As String
	Dim RoomIndex As String
	Dim textcolor As Long

	iMaxRowNo = GetLastRowNo(ThisComponent, oKikakuSheet)
	ssunit = 50 / iMaxRowNo
	Call SetConstValue2()
	For icnt = 1 To iMaxRowNo -1
		KikakuID		= oKikakuSheet.getCellByPosition(COL_ID-1, icnt).String
		textcolor = -1
		If isKikakuUseNet( oKizaiSheet, iKizaiMaxRno, KikakuID) Then
			textcolor = CNST_USENETCOLOR
		End If
		RoomID		= oKikakuSheet.getCellByPosition(COL_ROOMID-1, icnt).String
		RoomIndex	= oKikakuSheet.getCellByPosition(COL_ROOMIDX-1, icnt).String
		' 決定日付、決定開始時刻、決定終了時刻
		DoDate		= oKikakuSheet.getCellByPosition(COL_DATE1-1, icnt).Value
		FromTime	= oKikakuSheet.getCellByPosition(COL_FROM1-1, icnt).Value
		ToTime		= oKikakuSheet.getCellByPosition(COL_TO1-1, icnt).Value
		Call StoreTime(KikakuID, RoomID, RoomIndex, DoDate, FromTime, ToTime, _
						oRoomSheet, iDstMaxRowNo, confrict_count, textcolor)
		' 決定日付2、決定開始時刻2、決定終了時刻2
		DoDate		= oKikakuSheet.getCellByPosition(COL_DATE2-1, icnt).Value
		FromTime	= oKikakuSheet.getCellByPosition(COL_FROM2-1, icnt).Value
		ToTime		= oKikakuSheet.getCellByPosition(COL_TO2-1, icnt).Value
		Call StoreTime(KikakuID, RoomID, RoomIndex, DoDate, FromTime, ToTime, _
						oRoomSheet, iDstMaxRowNo, confrict_count, textcolor)
		oSS.setValue(icnt * ssunit)
	Next icnt
	' 企画名タイムテーブル作成
	Call makeNameTbl(oSS)
   	' アクティブシートを元に戻す
	Call MenuActive
	' ウィンドウ表示
	oWindow.setVisible(true)
	oSS.initialize(Array(False))
	MsgBox "RoomCheck 重複の可能性が " &amp; confrict_count &amp; " 件あります"
End Sub '--- RoomCheck

Const COL_KIZAIKIZAI = 4 ' D 機材列番号
Const COL_USENETVAL = 5 ' E 機材(申込データよりコピー)列番号
Const CNST_USENETSTR = "インターネット回線"
Const CNST_NEEDSTR = "必要"
'
' 企画がネット接続要か
'
Private Function isKikakuUseNet(oSheet As Object, maxRno As Long,  kikakuID As String ) As Boolean
	Dim srcRowNo As Long

	isKikakuUseNet = False

	srcRowNo = GetSearchRowNo(oSheet, maxRno, kikakuID)
	If srcRowNo = 0 Then Exit Function ' 機材を使わないダミー企画など対応
	Do While ( oSheet.getCellByPosition(COL_KIZAIKIZAI-1, srcRowNo).String &lt;&gt; CNST_USENETSTR )
		srcRowNo = srcRowNo + 1
		if srcRowNo &gt; maxRno Then Exit Function ' ありえないが無限ループ回避のため
	Loop
	If oSheet.getCellByPosition(COL_USENETVAL-1, srcRowNo).String = CNST_NEEDSTR Then
		isKikakuUseNet = True
	End If
End Function '---isKikakuUseNet

Const SHEET_ROOM = "場所コード"
Const SHEET_TTBL = "企画名タイムテーブル"
Const COL_DSTSTART = 8	' H 最初の企画コマ列番号

' 企画名タイムテーブル作成
Sub makeNameTbl(oSS As Object)
	Dim oSrcSheet As Object
	Dim oDstSheet As Object
	Dim iRowMax As Long
	Dim iColMax As Long
	Dim irowcnt As Long
	Dim icolcnt As Long
	Dim oSrcCell As Object
	Dim oDstCell As Object
	Dim ssunit As Double

	oSrcSheet = ThisComponent.getSheets().getByName(SHEET_ROOM)
	oDstSheet = ThisComponent.getSheets().getByName(SHEET_TTBL)
	iRowMax = getLastRowNo(ThisComponent, oDstSheet)
	iColMax = GetLastClmNo( ThisComponent, oDstSheet )

	Call ClearDstArea(oDstSheet, iRowMax)

	ssunit = 50 / iRowMax
	For irowcnt = 1 To iRowMax - 1
		For icolcnt = COL_DSTSTART -1 To iColMax - 1
			oSrcCell = oSrcSheet.getCellByPosition(icolcnt, irowcnt)
			oDstCell = oDstSheet.getCellByPosition(icolcnt, irowcnt)
			oDstCell.String = kikakuID2Name(oSrcCell.String)
			oDstCell.CellBackColor = oSrcCell.CellBackColor
			oDstCell.CharColor = oSrcCell.CharColor
		next icolcnt
		oSS.setValue(50 + (irowcnt * ssunit))
	next irowcnt
End Sub ' --- MakeNameTbl
'
' 企画ID2名前
private Function kikakuID2Name(kids as variant) as variant
	Dim aKID as Variant
	Dim oFunctionAccess As Object
	Dim sFunction As String
	Dim aArgs(3) As Variant
	Dim crlf As String
	Dim icnt As Integer
	Dim aResult As Variant

	oFunctionAccess = CreateUnoService( "com.sun.star.sheet.FunctionAccess" )
	sFunction = "VLOOKUP"
	aArgs(1) =ThisComponent.getSheets().getByName("企画シート").getCellRangeByName ("企画管理")
	aArgs(2) = 2
	aArgs(3) = 0
	
	kikakuID2Name = ""
	aKID = Split(kids, ", ")
	crlf = ""
	On Error GoTo ENDFNC
	For icnt = 0 to UBOUND(aKID)
		aArgs(0) = aKID(icnt)
		aResult = oFunctionAccess.callFunction( sFunction, aArgs() )
		If not IsEmpty(aResult) Then
			kikakuID2Name = kikakuID2Name &amp; crlf &amp; "【" &amp; aResult &amp; "】"
			crlf = chr(10)
		End If
	next icnt
ENDFNC:
End Function ' kikakuID2Name
'======== EOF ========
</script:module>
</file>

<file path=Basic/Standard/SaveAnnaiCsv.xml><?xml version="1.0" encoding="utf-8"?>
<!DOCTYPE module  PUBLIC '-//OpenOffice.org//DTD OfficeDocument 1.0//EN'  'module.dtd'>
<script:module xmlns:script="http://openoffice.org/2000/script" script:name="SaveAnnaiCsv" script:language="StarBasic">Option Explicit
' 出演案内用CSVファイルを作成する
'
'						作成：Y.Kataoka	2013-07-05
'
'=== 定数定義
' 保存ファイル名:annai_yyyymmdd.csv
Const ANNAI_FILE_NAME = "SyutuenAnnai_"

' シート名
Const SNAME_GUEST		= "ゲストシート"
Const SNAME_PERSON		= "出演者シート"
Const SNAME_KIKAKU		= "企画シート"

' ゲストシートカラム位置
Const COL_GUSERNAME = 1		' A 出演者氏名
Const COL_GCONTACT = 2			' B コンタクトステータス
Const COL_GUSERID = 4				' D 大会登録番号
Const COL_GKIKAKUCOUNT = 7	' G 企画数
Const COL_GSTARTKIKAKU = 8	' H 企画開始カラム

' 出演者シートカラム位置
Const COL_PSTATUS = 10			' J 出演ステータス
Const COL_PKUNAME = 22			' V 企画ネーム
Const COL_PUSERID = 24			' X 大会登録番号

' 企画シートカラム位置
Const COL_KIKAKUNAME = 2 	' B 企画名称
Const COL_KDATE1 = 6				' F 決定日付1
Const COL_KFROM1 = 7			' G 決定開始時刻1
Const COL_KTO1 = 8				' H 決定終了時刻1
Const COL_KDATE2 = 9				' I 決定日付2
Const COL_KFROM2 = 10			' J 決定開始時刻2
Const COL_KTO2 = 11				' K 決定終了時刻2
Const COL_KROOM = 12				' L 決定場所

'
' 出演者案内用CSVの作成
'
Sub SyutuenAnnaiCSV()
	Dim vntFileName As Variant
 	Dim newDoc As Object
	Dim oWindow As Object

	'ファイル保存パスを得る
	vntFileName = getSaveCSVname(ANNAI_FILE_NAME)
	If vntFileName = False Then Exit Sub

	' ウィンドウ非表示
	oWindow = ThisComponent.CurrentController.Frame.ContainerWindow
	oWindow.setVisible(false)

	' 新たなドキュメントを作成
	newDoc = createNewOneSheetDoc()

    ' データを解析して新ドキュメントに転記
    AnnaiTransData2Csv(newDoc)
    
	' CSV形式で保存する
    Call saveAsCSV(vntFileName, newDoc)
	'閉じる
	newDoc.Close(True)
   	' アクティブシートを元に戻す
	Call MenuActive
	' ウィンドウ表示
	oWindow.setVisible(true)
End Sub '--- SyutuenAnnaiCSV

' ================================
' データを解析して新ドキュメントに転記
' 作成するCSVは
'   名前, 企画1名称, 企画1場所時間, 企画2名称, 企画2場所時間,
'   企画3名称, 企画3場所時間, 企画4名称, 企画4場所時間,
'   企画5名称, 企画5場所時間, 企画6名称, 企画6場所時間
Private Sub AnnaiTransData2Csv(oDstDoc As Object)
	Dim oSS As Object
	Dim ssunit As Double
	Dim oGuestSheet As Object
    Dim oDstSheet As Object
	Dim oKikakuDic As Object ' 企画番号ハッシュ
	Dim annnai_count As Integer
	Dim iGuestMaxRowNo As Long
	Dim iGuestMaxClmNo As Long

	Dim userName As String
	Dim contactST As String
	Dim userID As String
	Dim kikakuCnt As Integer

	Dim kikakuIdStr As String
	Dim aWkIds As Variant

	' 作成開始
	oSS = CreateUnoService("com.sun.star.office.SplashScreen")
	oSS.initialize(Array(True))
	oSS.setValue(1)

	oGuestSheet = ThisComponent.getSheets().getByName(SNAME_GUEST)
    oDstSheet = oDstDoc.getSheets().getByIndex(0)
	iGuestMaxRowNo = GetLastRowNo(ThisComponent, oGuestSheet)
	iGuestMaxClmNo = GetLastClmNo(ThisComponent, oGuestSheet)
	ssunit = 100 / iGuestMaxRowNo
	Call SetConstValue2()

	' チェック用企画IDハッシュ作成
	oKikakuDic = com.sun.star.container.EnumerableMap.create("string", "string") 
	annnai_count = 0
	Dim irowcnt As Long
	Dim jcolcnt As Long
	Dim kwkcnt As Integer
    Dim dstData(12) As Variant
    Dim dstColCnt As Long

	For irowcnt = 1 To iGuestMaxRowNo-1
		userName		= oGuestSheet.getCellByPosition(COL_GUSERNAME-1,	irowcnt).String
		contactST		= oGuestSheet.getCellByPosition(COL_GCONTACT-1,		irowcnt).String
		userID			= oGuestSheet.getCellByPosition(COL_GUSERID-1,		irowcnt).String
		kikakuCnt		= oGuestSheet.getCellByPosition(COL_GKIKAKUCOUNT-1,	irowcnt).Value
		' コンタクトステータスが「ゲスト参加」で始まってなかったら次
		If ( Not ( ( Left(contactST,5) = "ゲスト参加" ) ) ) Then GoTo NEXTGUEST
		' 企画数が0なら次
		If ( kikakuCnt = 0 ) Then GoTo NEXTGUEST
		' 企画IDハッシュクリア
		oKikakuDic.clear()
		' ゲスト名設定と企画データクリア
        dstData(0) = userName &amp; " 様"
        For jcolcnt = 1 To 12
            dstData(jcolcnt) = ""
        Next jcolcnt
        dstColCnt = 1
		For jcolcnt = COL_GSTARTKIKAKU-1 To iGuestMaxClmNo-1
			kikakuIdStr	= oGuestSheet.getCellByPosition(jcolcnt, irowcnt).String
			If kikakuIDStr = "" Then GoTo NEXTCOL
			aWkIds = Split(kikakuIDStr, ", ")
			For kwkcnt = 0 To UBound(aWkIds)
				' 魔Qと公式パーティは出力しない
				If aWkIds(kwkcnt) = "5031" Or aWkIds(kwkcnt) = "5017" Then GoTo NEXTKID
				If Not (oKikakuDic.containsKey(aWkIds(kwkcnt))) Then
					oKikakuDic.put(aWkIds(kwkcnt), "1")
					' 企画データ設定
					Call setKikakuAnnnai(dstData, dstColCnt, aWkIds(kwkcnt), userName, userID)
                    dstColCnt = dstColCnt + 2
				End If
NEXTKID:
			Next kwkcnt
NEXTCOL:
		Next jcolcnt
		' 案内する企画がなかったら出力しない
		If dstData(1) = "" Then GoTo NEXTGUEST
		annnai_count = annnai_count + 1
        ' 一人分出力
        oDstSheet.getCellRangeByPosition(0, annnai_count-1, 12, annnai_count-1).setDataArray(Array(dstData()))
NEXTGUEST:
		oSS.setValue(irowcnt * ssunit)
	Next irowcnt

	oSS.initialize(Array(False))
	MsgBox annnai_count &amp; " 通の案内状データを作成しました。"
End Sub ' AnnaiTransData2Csv
'
' 企画データ設定
'	出演しない人に関しては呼び出されないはずなのでチェック省略
Private Sub setKikakuAnnnai(dstData As Variant, dstIdx As Integer, kikakuID As String, userName As String, userID As String)
	Dim oPersonSheet As Object
	Dim oKikakuSheet As Object
	Dim kikakuName As String
	Dim kikakuStatus As String
	Dim kikakuDate1 As Variant
	Dim kikakuStime1 As Variant
	Dim kikakuEtime1 As Variant
	Dim kikakuDate2 As Variant
	Dim kikakuStime2 As Variant
	Dim kikakuEtime2 As Variant
	Dim roomName As String
	Dim kuName As String

	Dim strTimeInfo As String

	Dim iMaxRowno As Long
	Dim srcRowNo As Long

	oPersonSheet = ThisComponent.getSheets().getByName(SNAME_PERSON)
	oKikakuSheet  = ThisComponent.getSheets().getByName(SNAME_KIKAKU)

	' 企画共通の情報
	iMaxRowNo = GetLastRowNo(ThisComponent, oKikakuSheet)
	srcRowNo = GetSearchRowNo(oKikakuSheet, iMaxRowno, kikakuID)

	kikakuName	= oKikakuSheet.getCellByPosition(COL_KIKAKUNAME-1, srcRowNo).String
	kikakuDate1	= oKikakuSheet.getCellByPosition(COL_KDATE1-1, srcRowNo).Value
	kikakuStime1	= oKikakuSheet.getCellByPosition(COL_KFROM1-1, srcRowNo).Value
	kikakuEtime1	= oKikakuSheet.getCellByPosition(COL_KTO1-1, srcRowNo).Value
	kikakuDate2	= oKikakuSheet.getCellByPosition(COL_KDATE2-1, srcRowNo).Value
	kikakuStime2	= oKikakuSheet.getCellByPosition(COL_KFROM2-1, srcRowNo).Value
	kikakuEtime2	= oKikakuSheet.getCellByPosition(COL_KTO2-1, srcRowNo).Value
	roomName		= oKikakuSheet.getCellByPosition(COL_KROOM-1, srcRowNo).String

	' 企画実施時間生成
	strTimeInfo = createKikakuTimeStr(kikakuDate1, kikakuStime1, kikakuEtime1)
	if kikakuDate2 &lt;&gt; 0 Then
		strTimeInfo = strTimeInfo &amp; " " &amp; createKikakuTimeStr(kikakuDate2, kikakuStime2, kikakuEtime2)
	End If

	' 出演者依存情報
	iMaxRowNo = GetLastRowNo(ThisComponent, oPersonSheet)
	srcRowNo = GetSearchRowNo(oPersonSheet, iMaxRowno, kikakuID)

	Do While ( oPersonSheet.getCellByPosition(COL_PUSERID-1, srcRowNo).String &lt;&gt; userID )
		srcRowNo = srcRowNo + 1
		if srcRowNo &gt; iMaxRowno Then Exit Sub ' ありえないが無限ループ回避のため
	Loop

	kikakuStatus	= oPersonSheet.getCellByPosition(COL_PSTATUS-1, srcRowNo).String
	kuName			=  oPersonSheet.getCellByPosition(COL_PKUNAME-1, srcRowNo).String

	' 設定
    dstData(dstIdx) = "【企画名称】" &amp; kikakuName
    dstData(dstIdx+1) = "〈企画時間〉" &amp; strTimeInfo &amp; " 〈企画場所〉" &amp; roomName
	If kuName &lt;&gt; userName Then
		dstData(dstIdx+1) = dstData(dstIdx+1) &amp; " 〈出演名〉" &amp; kuName
	End If
	If ((kikakuStatus &lt;&gt; "") And (kikakuStatus &lt;&gt; "出演")) Then
		dstData(dstIdx+1) = dstData(dstIdx+1) &amp; " (" &amp; kikakuStatus &amp; ")"
	End If
End Sub '---setKikakuAnnnai
'======== EOF ========
</script:module>
</file>

<file path=Basic/Standard/SaveKikakuCSV.xml><?xml version="1.0" encoding="utf-8"?>
<!DOCTYPE module  PUBLIC '-//OpenOffice.org//DTD OfficeDocument 1.0//EN'  'module.dtd'>
<script:module xmlns:script="http://openoffice.org/2000/script" script:name="SaveKikakuCSV" script:language="StarBasic">Option Explicit
' タイムテーブル検討シール用CSVファイルを作成する
'
'						作成：Y.Kataoka	2013-04-20
'
'=== 定数定義
' 保存ファイル名:KikakuSeal_yyyy-mm-dd.csv
Const KIKAKU_FILE_NAME = "KikakuSeal_"
Const KIKAKU_FILE_POST = ".csv"

' 企画シートの列番号
Const KIKAKU_SNAME = "企画シート"
Const COL_KIKAKUID			=  1	'  A 企画ID
Const COL_KIKAKUNAME		=  2  	'  B 企画名称
Const COL_STAFF      		=  4	'  D 担当スタッフ
Const COL_STATUS 			=  5	'  E 実行ステータス
Const COL_APPLICANT  		= 16	'  P 申込者(実行者)
Const COL_WANTROOM1  	= 24	'  X 希望場所
Const COL_WANTROOM2  	= 25	'  Y 希望場所その他
Const COL_DESKTYPE1  	= 26	'  Z 会場レイアウト
Const COL_DESKTYPE2  	= 27	' AA 会場レイアウトその他
Const COL_WANTTIME1  	= 28	' AB 希望日時
Const COL_WANTTIME2  	= 29	' AC 希望日時その他
Const COL_WANTLONG1  	= 30	' AD 希望コマ数(1コマ(90分) 2コマ(210分) 終日 その他)
Const COL_WANTLONG2  	= 31	' AE 希望コマ数その他
Const COL_PREDICT    		= 32	' AF 予想参加者数
Const COL_WARN1      		= 38	' AL 重なると困る企画
Const COL_WARN2      		= 39	' AM 備考
' 出演者シートの列番号
Const PEPOLE_SNAME = "出演者シート"
Const COL_PEPOLENAME 	=  4	'  D 出演者氏名
' 機材シートの列番号
Const KIZAI_SNAME  = "機材シート"
Const COL_KIZAIKIND  		=  4	'  D 機材
Const COL_NETUSE     		=  5	'  E 機材(必要/不要)
Const NETWORK_STR = "インターネット回線"

'
' タイムテーブル検討シール用CSVファイルを作成する
'
Sub SaveKikakuCSV()
	Dim vntFileName As Variant
 	Dim newDoc As Object
	Dim oWindow As Object

	'ファイル保存パスを得る
	vntFileName = getSaveCSVname(KIKAKU_FILE_NAME)
	If vntFileName = False Then Exit Sub

	' ウィンドウ非表示
	oWindow = ThisComponent.CurrentController.Frame.ContainerWindow
	oWindow.setVisible(false)

    ' (念のため)出演者シートと機材シートを企画IDでソート
	Dim aSortDesc(3) As New com.sun.star.beans.PropertyValue
	Dim aSortFields(0) As New com.sun.star.util.SortField

	aSortFields(0).Field = COL_KIKAKUID - 1
	aSortFields(0).SortAscending = True
	aSortDesc(0).Name = "SortFields"
	aSortDesc(0).Value = aSortFields()
	aSortDesc(1).Name = "ContainsHeader"
	aSortDesc(1).Value = true
	aSortDesc(2).Name = "IsCaseSensitive"
	aSortDesc(2).Value = false
	aSortDesc(3).Name = "BindFormatsToContent"
	aSortDesc(3).Value = true
    ThisComponent.getSheets().getByName(PEPOLE_SNAME).sort(aSortDesc)
    ThisComponent.getSheets().getByName(KIZAI_SNAME).sort(aSortDesc)

	' 新たなドキュメントを作成
	newDoc = createNewOneSheetDoc()

    ' データを解析して新ドキュメントに転記
    KikakuTransData2Csv(newDoc)
    
	' CSV形式で保存する
	Call saveAsCSV(vntFileName, newDoc)
	'閉じる
	newDoc.Close(True)
   	' アクティブシートを元に戻す
	Call MenuActive
	' ウィンドウ表示
	oWindow.setVisible(true)
	MsgBox "企画シートCSV出力完了"
End Sub '--- SaveKikakuCSV
' ================================
'
' データを解析して新ドキュメントに転記
' 作成するCSVは
'   ID,名称,番号,担当,申込者,場所,レイアウト,希望日時,希望コマ数,予想参加者数,出演者,ネット利用,留意有無
Private Sub KikakuTransData2Csv(oDstDoc As Object)
    Dim oSS As Object
    Dim ssunit As Double
    Dim oSrcSheet As Object
    Dim oDstSheet As Object
    Dim iDstRowNo As Long
    Dim iSrcMaxRowNo As Long
    Dim icnt As Long
    Dim icnt2 As Long
    Dim vntSrcData As Variant
    Dim kikakuID As String
    Dim status As String
    Dim dstData(12) As Variant

	' スプラッシュ表示
	oSS = CreateUnoService("com.sun.star.office.SplashScreen")
	oSS.initialize(Array(True))
	oSS.setValue(1)

    oSrcSheet = ThisComponent.getSheets().getByName(KIKAKU_SNAME)
    oDstSheet = oDstDoc.getSheets().getByIndex(0)
    iSrcMaxRowNo = GetLastRowNo(ThisComponent, ThisComponent.getSheets().getByName(KIKAKU_SNAME)
    iDstRowNo = 1
    ssunit = 100 / iSrcMaxRowNo

    For icnt = 1 To iSrcMaxRowNo - 1
        vntSrcData = oSrcSheet.getCellRangeByPosition(0, icnt, COL_WARN2-1, icnt).getDataArray()
        kikakuID = vntSrcData(0)(COL_KIKAKUID-1)
        If Left(kikakuID, 1) = "4" Then Goto NEXTKIKAKU
        status = vntSrcData(0)(COL_STATUS-1)
        If status = "中止" Then Goto NEXTKIKAKU
        If Right(status, 2) = "統合" Then Goto NEXTKIKAKU
        dstData(0) = KikakuID                           ' ID
        dstData(1) = vntSrcData(0)(COL_KIKAKUNAME-1)    ' 名称
        dstData(2) = ""                                 ' 番号は後から
        dstData(3) = vntSrcData(0)(COL_STAFF-1)         ' 担当
        dstData(4) = vntSrcData(0)(COL_APPLICANT-1)         ' 申込者
        dstData(5) = vntSrcData(0)(COL_WANTROOM1-1)         ' 場所
        If dstData(5) = "その他" Then dstData(5) = vntSrcData(0)(COL_WANTROOM2-1)
        dstData(6) = vntSrcData(0)(COL_DESKTYPE1-1)         ' レイアウト
        If dstData(6) = "その他" Then dstData(6) = vntSrcData(0)(COL_DESKTYPE2-1)
        dstData(7) = vntSrcData(0)(COL_WANTTIME1-1)         ' 希望日時
        If dstData(7) = "その他" Then dstData(7) = vntSrcData(0)(COL_WANTTIME2-1)
        dstData(8) = vntSrcData(0)(COL_WANTLONG1-1)         ' 希望コマ数
        If dstData(8) = "その他" Then dstData(8) = vntSrcData(0)(COL_WANTLONG2-1)
        dstData(9) = vntSrcData(0)(COL_PREDICT-1)       ' 予想参加者数
        dstData(10) = getPerformer(kikakuID)            ' 出演者
        dstData(11) = getUseNet(kikakuID)               ' ネット利用
        If (vntSrcData(0)(COL_WARN1-1) = "") and (vntSrcData(0)(COL_WARN2-1) = "") Then
            dstData(12) = ""
        Else
            dstData(12) = "留意点有"
        End If

        ' 1企画分出力
        Dim irepeat As Integer
        irepeat = 0
        If Left(dstData(8),3) = "2コマ" Then
            irepeat = 2
        ElseIf dstData(8) = "終日" Then
            irepeat = 6
        End If
        If irepeat = 0 Then
            oDstSheet.getCellRangeByPosition(0, iDstRowNo-1, 12, iDstRowNo-1).setDataArray(Array(dstData()))
            iDstRowNo = iDstRowNo + 1
        Else
            For icnt2 = 1 To irepeat
                dstData(2) = icnt2
                oDstSheet.getCellRangeByPosition(0, iDstRowNo-1, 12, iDstRowNo-1).setDataArray(Array(dstData()))
                iDstRowNo = iDstRowNo + 1
            next icnt2
        End If
NEXTKIKAKU:
		oSS.setValue(icnt * ssunit)
    next icnt
    oSS.initialize(Array(False))
End Sub '--- KikakuTransData2Csv
'
' 企画出演者を文字列で返す
Private Function getPerformer(kikakuID As String) As String
    Dim oSheet As Object
    Dim srcRowNo As Long
    Dim joinStr As String

    getPerformer = ""
    oSheet = ThisComponent.getSheets().getByName(PEPOLE_SNAME)
    srcRowNo = GetSearchRowNo(oSheet, GetLastRowNo(ThisComponent, oSheet), kikakuID)
    If srcRowNo = 0 Then Exit Function
    joinStr = ""
    Do While (oSheet.getCellByPosition(COL_KIKAKUID-1,srcRowNo).String = kikakuID)
        getPerformer = getPerformer &amp; joinStr &amp; oSheet.getCellByPosition(COL_PEPOLENAME-1,srcRowNo).String
        joinStr = " "
        srcRowNo = srcRowNo + 1
    Loop
End Function '---getPerformer
'
' ネット利用有無を返す
Private Function getUseNet(kikakuID As String) As String
    Dim oSheet As Object
    Dim srcRowNo As Long

    getUseNet = ""
    oSheet = ThisComponent.getSheets().getByName(KIZAI_SNAME)
    srcRowNo = GetSearchRowNo(oSheet, GetLastRowNo(ThisComponent, oSheet), kikakuID)
    If srcRowNo = 0 Then Exit Function
    Do While (oSheet.getCellByPosition(COL_KIKAKUID-1, srcRowNo).String = kikakuID)
        If oSheet.getCellByPosition(COL_KIZAIKIND-1, srcRowNo).String = NETWORK_STR Then
            If oSheet.getCellByPosition(COL_NETUSE-1, srcRowNo).String = "必要" Then
            	getUseNet = "要回線"
            End If
            Exit Do
        EndIf
        srcRowNo = srcRowNo + 1
    Loop
End Function '---getUseNet
'======== EOF ========
</script:module>
</file>

<file path=Basic/Standard/SavePrivacyLess.xml><?xml version="1.0" encoding="utf-8"?>
<!DOCTYPE module  PUBLIC '-//OpenOffice.org//DTD OfficeDocument 1.0//EN'  'module.dtd'>
<script:module xmlns:script="http://openoffice.org/2000/script" script:name="SavePrivacyLess" script:language="StarBasic">Option Explicit
' 企画データのうち個人情報を除いて、別ファイルに保存する
'
'						作成：A.Shibata　2011-02-14
'						変更：A.Shibata　2011-02-15 出力ファイル名修正
'						変更：A.Shibata　2011-02-27 外部リンク解除、担当者シート変更に対応
'						変更：A.Shibata　2011-03-04 出力ファイル名修正
'						変更：A.Shibata　2011-05-08 保存時のファイルフォーマット修正
'						変更：A.Shibata　2011-06-26 申込者を残す
'						変更：A.Shibata　 2011-07-08 「表示順序」をN(14)に追加
'						移植：Y.Kataoka	2012-10-02 OpenOfficeへの移植、コード整理	
'						修正：Y.Kataoka	2013-03-23 Excel形式で保存できない不具合修正
'
'=== 定数定義
' 保存ファイル名:KikakuKanri(Open)_yyyy-mm-dd_YourName.xls
Const KIKAKU_FILE_NAME = "KikakuKanri_"
Const KIKAKU_FILE_POST = "_YourName.xls"

' 出演者シートの列番号
Const PERSON_SNAME = "出演者シート"
Const COL_KIKAKUNAME = 22 ' V 企画ネーム
Const COL_KIKAKUYOMI = 23 ' W 企画ネームよみがな

' 企画シートの列番号
Const KIKAKU_SNAME = "企画シート"
Const COL_ROOMCODE = 13 ' M 部屋コード
Const COL_MAIL = 17		' Q メールアドレス
Const COL_TEL = 19		' S 電話番号
Const COL_FAX = 20		' T FAX番号
Const COL_KEITAI = 21	' U 携帯・PHS等
Const COL_MAIL_OUT = 40	' AN 担当者メールアドレス
Const COL_TEXT_OUT = 41	' AO 担当者に送るメール本文

' 担当者シートの情報
Const TANTOU_SNAME = "担当者シート"
Const COL_TANTOU_MAIL = 3	' C メールアドレス

' 不要なシート名
Const MACRO_SNAME = "マクロの説明"
Const CSVFMT_SNAME = "CSVフォーマット"
' 値のみコピーするシート名
Const TIMETBL_SNAME = "企画名タイムテーブル"

'
' 企画データのうち個人情報を除いて、別ファイルに保存する
'
Sub SavePrivacyLess()
	Dim vntFileName As Variant
 	Dim newDoc As Object
	Dim dstSheet As Object
	Dim maxRowNo As Variant
	Dim oWindow As Object

	'ファイル保存パスを得る
	vntFileName = getSaveFilename()
	If vntFileName = False Then Exit Sub

	' ウィンドウ非表示
	oWindow = ThisComponent.CurrentController.Frame.ContainerWindow
	oWindow.setVisible(false)

	' 全シートをコピーした新ドキュメントを作成
	newDoc = docClone()

	' 個人情報削除、VLOOKUP テキスト化
	'		出演者シート
	dstSheet = newDoc.getSheets().getByName(PERSON_SNAME)
	maxRowNo = GetLastRowNo(newDoc, dstSheet)
	' 企画ネーム、企画ネームよみがな列を値で上書きする(VLOOKUP式をやめる)
	Call absValCont(dstSheet, COL_KIKAKUNAME, maxRowNo)
	Call absValCont(dstSheet, COL_KIKAKUYOMI, maxRowNo)
	'		担当者シート"
	dstSheet = newDoc.getSheets().getByName(TANTOU_SNAME)
	maxRowNo = GetLastRowNo(newDoc, dstSheet)
	Call clearRowCont(dstSheet, COL_TANTOU_MAIL,	maxRowNo) ' 担当者メールアドレス
	'		企画シート(これがアクティブになる)
	dstSheet = newDoc.getSheets().getByName(KIKAKU_SNAME)
	maxRowNo = GetLastRowNo(newDoc, dstSheet)
	Call clearRowCont(dstSheet, COL_MAIL,		maxRowNo) ' メールアドレス
	Call clearRowCont(dstSheet, COL_TEL,			maxRowNo) ' 電話番号
	Call clearRowCont(dstSheet, COL_FAX,			maxRowNo) ' FAX番号
	Call clearRowCont(dstSheet, COL_KEITAI,		maxRowNo) ' 携帯・PHS等
	Call clearRowCont(dstSheet, COL_MAIL_OUT,	maxRowNo) ' 担当者メールアドレス
	Call clearRowCont(dstSheet, COL_TEXT_OUT,	maxRowNo) ' 担当者に送るメール本文
	' 部屋コード列を値で上書きする(VLOOKUP式をやめる)
	Call absValCont(dstSheet, COL_ROOMCODE, maxRowNo)
	
	' Excel形式で保存する
	dim dispatcher as object
	dispatcher = createUnoService("com.sun.star.frame.DispatchHelper")
	dim aArgs(1) as new com.sun.star.beans.PropertyValue
	aArgs(0).Name = "URL"
	aArgs(0).Value = vntFileName
	aArgs(1).Name = "FilterName"
	aArgs(1).Value = "MS Excel 97"
	dispatcher.executeDispatch(newDoc.CurrentController.Frame, ".uno:SaveAs", "", 0, aArgs())
	'閉じる
	newDoc.Close(True)
   	' アクティブシートを元に戻す
	Call MenuActive
	' ウィンドウ表示
	oWindow.setVisible(true)
	MsgBox "Excel形式 出力完了"
End Sub '--- SavePrivacyLess
' ================================
'
'ファイル保存パスを得る
'					OpenOfficeBasicで関数/Sub のPrivate宣言はダミー 同名のものは、モジュール内のものが優先
Private Function getSaveFilename() as Variant
	Dim oFilePicker As Object
	Dim dt As Date
	Dim NewFile As String

	getSaveFilename = false
	oFilePicker = createUnoService("com.sun.star.ui.dialogs.FilePicker")

	' 保存用ファイル名(初期値)を生成する
	dt = Date
	NewFile = KIKAKU_FILE_NAME &amp; Year(dt) &amp; "-" &amp; Format(Month(dt), "00") &amp; "-" &amp; Format(Day(dt), "00") &amp; KIKAKU_FILE_POST
	' ダイアログの初期化
	With oFilePicker
		.Initialize(Array(com.sun.star.ui.dialogs.TemplateDescription.FILESAVE_AUTOEXTENSION))
		.SetTitle("保存先の指定")
		.AppendFilter("Microsoft Excel 97/2000/XP","*.xls")
		.SetCurrentFilter("Microsoft Excel 97/2000/XP(.xls)")
		.SetDefaultName(NewFile)
		.SetValue(com.sun.star.ui.dialogs.ExtendedFilePickerElementIds.CHECKBOX_AUTOEXTENSION, 0, True)
		.SetValue(com.sun.star.ui.dialogs.ExtendedFilePickerElementIds.CHECKBOX_PASSWORD, 0, false) 
	End With '--- oFilePicker

	Dim sFiles() As String
	If 1 = oFilePicker.execute() Then
		sFiles() = oFilePicker.getFiles()
		getSaveFilename = sFiles(0)
	EndIf
End Function '--- getSaveFilename
'
' 指定列をクリア
'					OpenOfficeBasicで関数/Sub のPrivate宣言はダミー 同名のものは、モジュール内のものが優先
Private Sub clearRowCont(dstSheet as Object, colNo as Long, maxRowNo as Long)
	dstSheet.getCellRangeByPosition(colNo-1, 1, colNo-1, maxRowNo-1).clearContents( _
		com.sun.star.sheet.CellFlags.VALUE + _
		com.sun.star.sheet.CellFlags.STRING + _
		com.sun.star.sheet.CellFlags.FORMULA + _
		com.sun.star.sheet.CellFlags.HARDATTR)
End Sub '---clearRowCont
'
' 式を値に上書き
private Sub absValCont(dstSheet as Object, colNo as Long, maxRowNo as Long)
	Dim icnt As Long
	Dim oCell As Object
	Dim value As String
	
	For icnt = 1 To maxRowNo-1
		oCell = dstSheet.getCellByPosition(colNo-1, icnt)
		value = oCell.String
		oCell.Formula = ""
		oCell.String = value
	next icnt
End Sub '---absValCont
'
' 必要な全シートをコピーした新しいドキュメントを作る
Private Function docClone() As Object
	Dim document As Object
	Dim dispatcher As Object

	' 全シートをコピー
	Dim aArgs(3) As New com.sun.star.beans.PropertyValue
	aArgs(0).Name = "DocName"
	aArgs(0).Value = ""
	aArgs(1).Name = "Index"
	aArgs(1).Value = 1
	aArgs(2).Name = "Copy"
	aArgs(2).Value = true
    aArgs(3).Name = "Hidden"
    aArgs(3).Value = True
 	document   = ThisComponent.CurrentController.Frame
	dispatcher = createUnoService("com.sun.star.frame.DispatchHelper")
	dispatcher.executeDispatch(document, ".uno:TableSelectAll", "", 0, Array())
	dispatcher.executeDispatch(document, ".uno:Move", "", 0, aArgs())

	' 新たに作ったドキュメントを選ぶ
	Dim oComponents As Object
	Dim oEnume As Object
	Dim oComp As Object
	oComponents = StarDesktop.getComponents()
	oEnume = oComponents.createEnumeration()
	Do While oEnume.hasMoreElements()
		oComp = oEnume.nextElement()
 		If oComp.supportsService("com.sun.star.sheet.SpreadsheetDocument") And oComp.getURL = "" Then
 			Exit Do ' 必ず存在する
 		EndIf
	Loop

	' ウィンドウ非表示
	oComp.CurrentController.Frame.ContainerWindow.setVisible(false)
	' 不要なシートを削除
	oComp.getSheets().removeByName( MACRO_SNAME )
	oComp.getSheets().removeByName( CSVFMT_SNAME )

	docClone = oComp
End Function '--- docClone
'======== EOF ========
</script:module>
</file>

<file path=Basic/Standard/SyutuenAnnai.xml><?xml version="1.0" encoding="utf-8"?>
<!DOCTYPE module  PUBLIC '-//OpenOffice.org//DTD OfficeDocument 1.0//EN'  'module.dtd'>
<script:module xmlns:script="http://openoffice.org/2000/script" script:name="SyutuenAnnai" script:language="StarBasic">'Option Explicit
' 出演者案内状の作成
'						移植：Y.Kataoka	2012-09-16 OpenOfficeへの移植、コード整理
'						再作成:Y.Kataoka 2013-05-30 作り直し
'						リファクタ:Y.Kataoka 2013-07-05 全面作り直し-&gt;SaveAnnaiCSVに移行 念の為全コメントにしておく
'--- 案内状定数値
'   本当は、説明シートとかに定義したほうがいいのだけど、手抜き
'Const CNST_HEADER1 = " 様"
'Const CNST_HEADER2 = "第５２回日本ＳＦ大会実行委員会企画局です。"
'Const CNST_HEADER3 = "本年度大会にご参加いただきありがとうございます。"
'Const CNST_HEADER4 = ""
'Const CNST_HEADER5 = "企画のタイムテーブルが確定し、出席をお願いする企画は以下のとおりとなりました。"
'Const CNST_HEADER6 = "ご確認をお願いいたします。"
'Const CNST_HEADER7 = ""
'Const CNST_HEADER8 = "ご質問等ございましたら、実行委員会（info@koicon.com）までご連絡ください。"
'Const CNST_HEADER9 = ""

' シート名
'Const SNAME_GUEST		= "ゲストシート"
'Const SNAME_PERSON		= "出演者シート"
'Const SNAME_KIKAKU		= "企画シート"

' ゲストシートカラム位置
'Const COL_GUSERNAME = 1		' A 出演者氏名
'Const COL_GCONTACT = 2			' B コンタクトステータス
'Const COL_GUSERID = 4				' D 大会登録番号
'Const COL_GKIKAKUCOUNT = 7	' G 企画数
'Const COL_GSTARTKIKAKU = 8	' H 企画開始カラム

' 出演者シートカラム位置
'Const COL_PSTATUS = 10			' J 出演ステータス
'Const COL_PKUNAME = 22			' V 企画ネーム
'Const COL_PUSERID = 24			' X 大会登録番号

' 企画シートカラム位置
'Const COL_KIKAKUNAME = 2 	' B 企画名称
'Const COL_KDATE1 = 6				' F 決定日付1
'Const COL_KFROM1 = 7			' G 決定開始時刻1
'Const COL_KTO1 = 8				' H 決定終了時刻1
'Const COL_KDATE2 = 9				' I 決定日付2
'Const COL_KFROM2 = 10			' J 決定開始時刻2
'Const COL_KTO2 = 11				' K 決定終了時刻2
'Const COL_KROOM = 12				' L 決定場所

'
' 出演者案内状の作成
'						作成：A.Shibata　2011-08-11
'						再作成:Y.Kataoka 2013-05-30 作り直し
'
'Sub SyutuenAnnai()
'	Dim vntFolderPath As Variant
'	Dim oWindow As Object
'	Dim oSS As Object
'	Dim ssunit As Double
'	Dim oGuestSheet As Object
'	Dim oKikakuDic As Object ' 企画番号ハッシュ
'	Dim annnai_count As Integer
'	Dim iGuestMaxRowNo As Long
'	Dim iGuestMaxClmNo As Long
'
'	Dim userName As String
'	Dim contactST As String
'	Dim userID As String
'	Dim kikakuCnt As Integer
'	Dim oOutPutStream As Object
'
'	Dim kikakuIdStr As String
'	Dim aWkIds As Variant
'
'	' 案内状作成フォルダを得る
'	vntFolderPath = getSaveFolder()
'	If vntFolderPath = False Then Exit Sub
'
'	' 作成開始
'	oSS = CreateUnoService("com.sun.star.office.SplashScreen")
'	oSS.initialize(Array(True))
'	oSS.setValue(1)
'
'	' ウィンドウ非表示
'	oWindow = ThisComponent.CurrentController.Frame.ContainerWindow
'	oWindow.setVisible(false)
'
'	oGuestSheet = ThisComponent.getSheets().getByName(SNAME_GUEST)
'	iGuestMaxRowNo = GetLastRowNo(ThisComponent, oGuestSheet)
'	iGuestMaxClmNo = GetLastClmNo(ThisComponent, oGuestSheet)
'	ssunit = 100 / iGuestMaxRowNo
'	Call SetConstValue2()
'
'	' チェック用企画IDハッシュ作成
'	oKikakuDic = com.sun.star.container.EnumerableMap.create("string", "string") 
'
'	annnai_count = 0
'	Dim irowcnt As Long
'	Dim jcolcnt As Long
'	Dim kwkcnt As Integer
'	For irowcnt = 1 To iGuestMaxRowNo-1
'		userName		= oGuestSheet.getCellByPosition(COL_GUSERNAME-1,	irowcnt).String
'		contactST		= oGuestSheet.getCellByPosition(COL_GCONTACT-1,		irowcnt).String
'		userID			= oGuestSheet.getCellByPosition(COL_GUSERID-1,		irowcnt).String
'		kikakuCnt		= oGuestSheet.getCellByPosition(COL_GKIKAKUCOUNT-1,	irowcnt).Value
'		' コンタクトステータスが「ゲスト参加」で始まってなかったら次
'		If ( Not ( ( Left(contactST,5) = "ゲスト参加" ) ) ) Then GoTo NEXTGUEST
'		' 企画数が0なら次
'		If ( kikakuCnt = 0 ) Then GoTo NEXTGUEST
'		' 企画IDハッシュクリア
'		oKikakuDic.clear()
'		' 出力ファイル作成
'		ooutputstream = createAnnaiOut(vntfolderpath, username, userid)
'		' ヘッダ出力
'		Call outAnnaiHeader(ooutputstream, userName)
'		For jcolcnt = COL_GSTARTKIKAKU-1 To iGuestMaxClmNo-1
'			kikakuIdStr	= oGuestSheet.getCellByPosition(jcolcnt, irowcnt).String
'			If kikakuIDStr = "" Then GoTo NEXTCOL
'			aWkIds = Split(kikakuIDStr, ", ")
'			For kwkcnt = 0 To UBound(aWkIds)
'				If Not (oKikakuDic.containsKey(aWkIds(kwkcnt))) Then
'					oKikakuDic.put(aWkIds(kwkcnt), "1")
'					' 案内本文出力
'					Call outKikakuAnnnai(oOutPutStream, aWkIds(kwkcnt), userName, userID)
'				End If
'			Next kwkcnt
'NEXTCOL:
'		Next jcolcnt
'		oOutputStream.closeOutput()
'		annnai_count = annnai_count + 1
'NEXTGUEST:
'		oSS.setValue(irowcnt * ssunit)
'	Next irowcnt
 '	' アクティブシートを元に戻す
'	Call MenuActive
'	' ウィンドウ表示
'	oWindow.setVisible(true)
'	oSS.initialize(Array(False))
'	MsgBox annnai_count &amp; " 通の案内状を作成しました。"
'End Sub ' SyutuenAnnai
'' ================================
''
''ファイル保存フォルダパスを得る
''					OpenOfficeBasicで関数/Sub のPrivate宣言はダミー 同名のものは、モジュール内のものが優先
'Private Function getSaveFolder() as Variant
'	Dim oFolderPicker As Object
'
'	getSaveFolder = false
'	oFolderPicker = createUnoService("com.sun.star.ui.dialogs.FolderPicker")
'
'	' ダイアログの初期化
'	oFolderPicker.setTitle("保存先の指定")
'	oFolderPicker.setDescription("案内状出力フォルダを指定する")
'
'	Dim sFolder As String
'	If 1 = oFolderPicker.execute() Then
'		sFolder = oFolderPicker.getDirectory()
'		getSaveFolder = sFolder
'	EndIf
'End Function '--- getSaveFolder
''
'' 出力ファイル作成
''
'Private Function createAnnaiOut(path As String, username As String, userid As String) As Object
'	Dim oFileAcc As Object
'	Dim oOutputStream As Object
'	Dim sUrl As String
'	Dim vData As Variant
'
'	sUrl = path &amp; "/" &amp; Format(userid, "0000") &amp; "_" &amp; username &amp; ".txt"
'	oFileAcc = CreateUnoService("com.sun.star.ucb.SimpleFileAccess")
'	If oFileAcc.exists(sUrl) Then
'		oFileAcc.kill(sUrl) ' 念のため一度削除
'	End If
'	vData = oFileAcc.openFileWrite(sUrl)
'	oOutputStream = CreateUnoService("com.sun.star.io.TextOutputStream")
'	oOutputStream.setEncoding( "SJIS" )
'	oOutputStream.setOutputStream(vData)
'	createAnnaiOut = oOutputStream
'End Function '---createAnnaiOut
''
'' ヘッダ出力
''
'Private Sub outAnnaiHeader(oOutStream As Object, username As String)
'	oOutStream.writeString(username)
'	oOutStream.writeString(CNST_HEADER1 &amp; Chr(13) &amp; Chr(10))
'	oOutStream.writeString(CNST_HEADER2 &amp; Chr(13) &amp; Chr(10))
'	oOutStream.writeString(CNST_HEADER3 &amp; Chr(13) &amp; Chr(10))
'	oOutStream.writeString(CNST_HEADER4 &amp; Chr(13) &amp; Chr(10))
'	oOutStream.writeString(CNST_HEADER5 &amp; Chr(13) &amp; Chr(10))
'	oOutStream.writeString(CNST_HEADER6 &amp; Chr(13) &amp; Chr(10))
'	oOutStream.writeString(CNST_HEADER7 &amp; Chr(13) &amp; Chr(10))
'	oOutStream.writeString(CNST_HEADER8 &amp; Chr(13) &amp; Chr(10))
'	oOutStream.writeString(CNST_HEADER9 &amp; Chr(13) &amp; Chr(10))
'End Sub '---outAnnaiHeader
''
'' 案内本文出力
''	出演しない人に関しては呼び出されないはずなのでチェック省略
'Private Sub outKikakuAnnnai(oOutStream As Object, kikakuID As String, userName As String, userID As String)
'	Dim oPersonSheet As Object
'	Dim oKikakuSheet As Object
'	Dim kikakuName As String
'	Dim kikakuStatus As String
'	Dim kikakuDate1 As Variant
'	Dim kikakuStime1 As Variant
'	Dim kikakuEtime1 As Variant
'	Dim kikakuDate2 As Variant
'	Dim kikakuStime2 As Variant
'	Dim kikakuEtime2 As Variant
'	Dim roomName As String
'	Dim kuName As String
'
'	Dim strTimeInfo As String
'
'	Dim iMaxRowno As Long
'	Dim srcRowNo As Long
'
'	oPersonSheet = ThisComponent.getSheets().getByName(SNAME_PERSON)
'	oKikakuSheet  = ThisComponent.getSheets().getByName(SNAME_KIKAKU)
'
'	' 企画共通の情報
'	iMaxRowNo = GetLastRowNo(ThisComponent, oKikakuSheet)
'	srcRowNo = GetSearchRowNo(oKikakuSheet, iMaxRowno, kikakuID)
'
'	kikakuName	= oKikakuSheet.getCellByPosition(COL_KIKAKUNAME-1, srcRowNo).String
'	kikakuDate1	= oKikakuSheet.getCellByPosition(COL_KDATE1-1, srcRowNo).Value
'	kikakuStime1	= oKikakuSheet.getCellByPosition(COL_KFROM1-1, srcRowNo).Value
'	kikakuEtime1	= oKikakuSheet.getCellByPosition(COL_KTO1-1, srcRowNo).Value
'	kikakuDate2	= oKikakuSheet.getCellByPosition(COL_KDATE2-1, srcRowNo).Value
'	kikakuStime2	= oKikakuSheet.getCellByPosition(COL_KFROM2-1, srcRowNo).Value
'	kikakuEtime2	= oKikakuSheet.getCellByPosition(COL_KTO2-1, srcRowNo).Value
'	roomName		= oKikakuSheet.getCellByPosition(COL_KROOM-1, srcRowNo).String
'
'	' 企画実施時間生成
'	strTimeInfo = createKikakuTimeStr(kikakuDate1, kikakuStime1, kikakuEtime1)
'	if kikakuDate2 &lt;&gt; 0 Then
'		strTimeInfo = strTimeInfo &amp; " " &amp; createKikakuTimeStr(kikakuDate2, kikakuStime2, kikakuEtime2)
'	End If
'
'	' 出演者依存情報
'	iMaxRowNo = GetLastRowNo(ThisComponent, oPersonSheet)
'	srcRowNo = GetSearchRowNo(oPersonSheet, iMaxRowno, kikakuID)
'
'	Do While ( oPersonSheet.getCellByPosition(COL_PUSERID-1, srcRowNo).String &lt;&gt; userID )
'		srcRowNo = srcRowNo + 1
'		if srcRowNo &gt; iMaxRowno Then Exit Sub ' ありえないが無限ループ回避のため
'	Loop
'
'	kikakuStatus	= oPersonSheet.getCellByPosition(COL_PSTATUS-1, srcRowNo).String
'	kuName			=  oPersonSheet.getCellByPosition(COL_PKUNAME-1, srcRowNo).String
'
'	' 出力
'	oOutStream.writeString("【企画名称】" &amp; kikakuName)
'	oOutStream.writeString(Chr(13) &amp; Chr(10) &amp; Chr(9) ) ' CRLF と TAB
'	oOutStream.writeString("〈企画時間〉" &amp; strTimeInfo &amp; " ")
'	oOutStream.writeString("〈企画場所〉" &amp; roomName)
'	If kuName &lt;&gt; userName Then
'		oOutStream.writeString(" 〈出演名〉" &amp; kuName)
'	End If
'	If ((kikakuStatus &lt;&gt; "") And (kikakuStatus &lt;&gt; "出演")) Then
'		oOutStream.writeString(" (" &amp; kikakuStatus &amp; ")")
'	End If
'	oOutStream.writeString(Chr(13) &amp; Chr(10)) ' CRLF
'End Sub '---outKikakuAnnnai
''
'' 企画実施時間生成(1日分)
''
'Private Function createKikakuTimeStr(dodate as Date, stime as Date, etime as Date) As String
'	Dim wkstr As String
'	Dim SdateTime As Date
'	Dim EdateTime As Date
'
'	wkstr = Format(Month(dodate), "00") &amp; "/" &amp; Format(Day(dodate), "00")
'	If ( stime = 0 ) And ( etime = 0 ) Then
'		wkstr = wkstr &amp; " 終日"
'	Else
'		SdateTime  = calcStartDateTime(dodate, stime)
'		EdateTime  = calcEndDateTime(dodate, etime)
'		wkstr = wkstr &amp; " " &amp; _
'			Format(Hour(SdateTime), "00") &amp; ":" &amp; Format(Minute(SdateTime), "00") &amp; "-" &amp; _
'			Format(Hour(EdateTime), "00") &amp; ":" &amp; Format(Minute(EdateTime), "00")
'	End If
'	createKikakuTimeStr = wkstr
'End Function '--- createKikakuTimeStr
''======== EOF ========
</script:module>
</file>

<file path=Basic/Standard/Worksheet_Change.xml><?xml version="1.0" encoding="utf-8"?>
<!DOCTYPE module  PUBLIC '-//OpenOffice.org//DTD OfficeDocument 1.0//EN'  'module.dtd'>
<script:module xmlns:script="http://openoffice.org/2000/script" script:name="Worksheet_Change" script:language="StarBasic" script:moduleType="document">Option Explicit
' セル変更のイベントに伴う動作
'						作成：A.Shibata　2011-02-13
'						変更：A.Shibata　 2011-07-08 「表示順序」をN(14)に追加
'						移植：Y.Kataoka	2012-09-16 OpenOfficeへの移植、コード整理
'						変更:Y.Kataoka 2013-06-30 実質利用しないので無効化
'						無効化:Y.Kataoka 2013-07-10 すぐ戻る部分以外コメントにした
' ================================
' 企画シート(担当者)変更
'
' ==== 定数定義
'	企画シートの列番号
'Const COL_ID = 1		' A ID
'Const COL_PROGNAME = 2	' B 企画名称
'Const COL_PROGKANA = 3	' C 企画名称ふりがな
'Const COL_TANTOU = 4	' D 企画担当スタッフ
'Const COL_DATE = 15		' O 申し込み日付
'Const COL_NAME = 16		' P 申込者
'Const COL_MAIL = 17		' Q メールアドレス
'Const COL_NUMBER = 18	' R 大会登録番号
'Const COL_TEL = 19		' S 電話番号
'Const COL_FAX = 20		' T FAX番号
'Const COL_KEITAI = 21	' U 携帯・PHS等
'Const COL_TEXT_OUT = 41	' AO 担当者に送るメール本文
'
'	担当者シートの情報
'Const SHEET_TANTOU = "担当者シート"
'Const COL_TANTOU_MAIL = 3	' C
'
' セルの背景色
'Const COLOR_NORMAL = -1			' 標準の背景色(塗りつぶしなし)
'Const COLOR_UPDATE = "&amp;HFFFF00"	' 変更時の背景色
'Const COLOR_NOMEMBER = "&amp;HFF0000" ' 存在しない担当者の背景色

' ========================
'
' 企画担当スタッフの変更の場合、企画担当者シートよりを検索
' メールアドレスを抽出、情報通知メールを作成する
'
Sub Worksheet_Change(Target As Object)
'	Dim rangeAddrs As Variant
'	Dim icnt As Integer
'	Dim rowcnt As Long
' 実質利用しないので無効化
	Exit Sub
'
'	If ThisComponent.isReadOnly() Then Exit Sub ' 変更できないので呼ばれないが念のため
'
'	If Target.supportsService( "com.sun.star.sheet.SheetCellRanges") Then
'		rangeAddrs = Target.RangeAddresses
'	Else
'		rangeAddrs = Array(Target.RangeAddress)
'	EndIf
'
'	For icnt = 0 To UBound(rangeAddrs)
'		' 企画担当スタッフに変更があった時のみ処理
'		If rangeAddrs(icnt).StartColumn &lt;= COL_TANTOU-1 And COL_TANTOU-1 &lt;= rangeAddrs(icnt).EndColumn Then
'			For rowcnt = rangeAddrs(icnt).StartRow To rangeAddrs(icnt).EndRow
'				Call changeTantou(rangeAddrs(icnt).Sheet, rowcnt)
'			Next rowcnt
'		EndIf
'	Next icnt
End Sub '--- Worksheet_Change
'' ========================
''
'' 担当変更時の処理
''					OpenOfficeBasicで関数/Sub のPrivate宣言はダミー 同名のものは、モジュール内のものが優先
'Private Sub changeTantou(sheetno, rowno)
'	Dim kikakuSheet As Object
'	Dim tantouName As String
'	Dim tantouRowno As Long
'	Dim msgText As String
'	Dim Address As String
'	Dim tantouSheet As Object
'	Dim tantouMax As Long
'	Dim kikakuName As String
'	Dim backColor As long
'	
'	kikakuSheet = ThisComponent.getSheets().getByIndex(sheetno)
'	tantouName = kikakuSheet.getCellByPosition(COL_TANTOU-1, rowno).String
'	tantouRowno = 0
'	Address = ""
'	msgText = ""
'	backColor = COLOR_NORMAL
'	' 企画担当スタッフが空欄でない時、担当者シートより企画担当スタッフを検索する
'	If tantouName &lt;&gt; "" Then
'		tantouSheet = ThisComponent.getSheets().getByName(SHEET_TANTOU)
'		tantouMax = GetLastRowNo(ThisComponent, tantouSheet)
'		tantouRowno = GetSearchRowNo(tantouSheet, tantouMax, tantouName)
'		' 検索結果により、表示するメッセージを変更する
'		If tantouRowno = 0 Then
'			msgText = "担当者名(" &amp; tantouName &amp; ")が不明です。" &amp; chr(10) &amp; _
'						"企画担当者シートに記載されたスタッフを指定してください。"
'			tantouName = "" ' setMailTextでクリアするため
'			backColor = COLOR_NOMEMBER
'		Else
'			Address = tantouSheet.getCellByPosition(COL_TANTOU_MAIL-1, tantouRowno).String
'			kikakuName = kikakuSheet.getCellByPosition(COL_PROGNAME-1, rowno).String
''			msgText = "企画名(" &amp; kikakuName &amp; ")" &amp; chr(10) &amp; "担当者名(" &amp; tantouName &amp; "), Address=" &amp; Address
'		End If
'	End If
'	ThisComponent.getCurrentController().setActiveSheet(kikakuSheet)
'	If msgText &lt;&gt; "" Then MsgBox msgText
'	Call setMailText(kikakuSheet, rowno, tantouName, Address)
'	kikakuSheet.getCellByPosition(COL_TANTOU-1, rowno).CellBackColor	= backColor
'End Sub '--- changeTantou
''
'' 担当者に送るメール本文を作成し企画シートの所定箇所に格納する
''					OpenOfficeBasicで関数/Sub のPrivate宣言はダミー 同名のものは、モジュール内のものが優先
'Private Sub setMailText(oDstSheet as Object, rowno As Long, tantouName As String, Address As String)
'	Dim mailBody As String
'	Dim backColor As long
'	
'	mailBody = ""
'	backColor = COLOR_NORMAL
'	With oDstSheet
'		If tantouName &lt;&gt; "" Then
'			' 担当者名があるときのみ本文を生成
'			mailBody = tantouName &amp; " 様" &amp; chr(10) &amp; _
'					"下記の企画の担当をお願いします。" &amp; chr(10) &amp; _
'					"詳しくはスタッフ専用ページから、最新の企画出演者管理_{日付}.odsを参照してください。" &amp; chr(10) &amp; _
'					chr(10) &amp; _
'					"企画ID: " &amp; 			.getCellByPosition(COL_ID-1, rowno).String &amp; chr(10) &amp; _
'					"企画名称: " &amp;			.getCellByPosition(COL_PROGNAME-1, rowno).String &amp; chr(10) &amp; _
'					"企画名称ふりがな: " &amp;	.getCellByPosition(COL_PROGKANA-1, rowno).String &amp; chr(10) &amp; _
'					"申し込み日付: " &amp;		.getCellByPosition(COL_DATE-1, rowno).String &amp; chr(10) &amp; _
'					"申込者: " &amp;			.getCellByPosition(COL_NAME-1, rowno).String &amp; chr(10) &amp; _
'					"メールアドレス: " &amp;	.getCellByPosition(COL_MAIL-1, rowno).String &amp; chr(10) &amp; _
'					"大会登録番号: " &amp;		.getCellByPosition(COL_NUMBER-1, rowno).String &amp; chr(10) &amp; _
'					"電話番号: " &amp;			.getCellByPosition(COL_TEL-1, rowno).String &amp; chr(10) &amp; _
'					"FAX番号: " &amp;			.getCellByPosition(COL_FAX-1, rowno).String &amp; chr(10) &amp; _
'					"携帯・PHS等: " &amp;		.getCellByPosition(COL_KEITAI-1, rowno).String &amp; chr(10)
'			backColor = COLOR_UPDATE
'		EndIf
'		' テキストセル格納
'		.getCellByPosition(COL_TEXT_OUT-1, rowno).String = mailBody
'		' セルの背景色を変更する
'		.getCellByPosition(COL_TEXT_OUT-1, rowno).CellBackColor	= backColor
'		.getCellByPosition(COL_ID-1, rowno).CellBackColor		= backColor
'	End With
'End Sub '--- MakeMailBody
'' ======== EOF ========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orksheet_Change"/>
  <library:element library:name="PersonCheck"/>
  <library:element library:name="SavePrivacyLess"/>
  <library:element library:name="GetCsvData"/>
  <library:element library:name="RoomCheck"/>
  <library:element library:name="SyutuenAnnai"/>
  <library:element library:name="Common"/>
  <library:element library:name="PersonCopy"/>
  <library:element library:name="ParticipantsList"/>
  <library:element library:name="SaveKikakuCSV"/>
  <library:element library:name="SaveAnnaiCsv"/>
  <library:element library:name="KikakuPlateCSV"/>
  <library:element library:name="NamePlateCSV"/>
  <library:element library:name="KikakuCountCSV"/>
  <library:element library:name="KikakuSyutuenCSV"/>
  <library:element library:name="GetJsonDat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VersionList.xml><?xml version="1.0" encoding="utf-8"?>
<VL:version-list xmlns:dc="http://purl.org/dc/elements/1.1/" xmlns:VL="http://openoffice.org/2001/versions-list">
  <VL:version-entry VL:title="Version1" VL:comment="OO4.1.1保存" VL:creator="Kataoka Yasuhiko" dc:date-time="2015-02-16T23:26:04"/>
</VL:version-list>
</file>